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6.29708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Experiment 1</text:p>
          </table:table-cell>
          <table:table-cell table:number-columns-repeated="4" table:style-name="ce1"/>
          <table:table-cell table:style-name="ce5"/>
          <table:table-cell table:number-columns-repeated="16378" table:style-name="ce1"/>
        </table:table-row>
        <table:table-row table:style-name="ro2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Voltage (W)</text:p>
          </table:table-cell>
          <table:table-cell office:value-type="string" table:style-name="ce6">
            <text:p>Current (mA)</text:p>
          </table:table-cell>
          <table:table-cell office:value-type="string" table:style-name="ce7">
            <text:p>Consumed energy (J=Ws)</text:p>
          </table:table-cell>
          <table:table-cell table:number-columns-repeated="2" table:style-name="ce3"/>
          <table:table-cell office:value-type="string" table:style-name="ce3">
            <text:p>Consumed energy without SO (J=Ws)</text:p>
          </table:table-cell>
          <table:table-cell office:value-type="string" table:style-name="ce3">
            <text:p>Base power consumption by SO (Ws)</text:p>
          </table:table-cell>
          <table:table-cell table:number-columns-repeated="16374" table:style-name="ce3"/>
        </table:table-row>
        <table:table-row table:style-name="ro1">
          <table:table-cell office:value-type="time" office:time-value="PT20H49M0S" table:style-name="ce4">
            <text:p>20:49:00</text:p>
          </table:table-cell>
          <table:table-cell office:value-type="time" office:time-value="PT20H49M1S" table:style-name="ce4">
            <text:p>20:49:01</text:p>
          </table:table-cell>
          <table:table-cell office:value-type="float" office:value="1053" table:style-name="ce1">
            <text:p>1053</text:p>
          </table:table-cell>
          <table:table-cell office:value-type="float" office:value="5.12" table:style-name="ce1">
            <text:p>5,12</text:p>
          </table:table-cell>
          <table:table-cell office:value-type="float" office:value="717.36" table:style-name="ce1">
            <text:p>717,36</text:p>
          </table:table-cell>
          <table:table-cell office:value-type="float" office:value="3.8675460095999998" table:formula="of:=[.C3]/1000 * [.D3]*[.E3]/1000" table:style-name="ce1">
            <text:p>3,86754601</text:p>
          </table:table-cell>
          <table:table-cell table:number-columns-repeated="2" table:style-name="ce1"/>
          <table:table-cell office:value-type="float" office:value="1.1909300554094866" table:formula="of:=[.F3]-([.$J$3]*[.C3]/1000)" table:style-name="ce1">
            <text:p>1,190930055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1">
          <table:table-cell office:value-type="time" office:time-value="PT20H49M1S" table:style-name="ce4">
            <text:p>20:49:01</text:p>
          </table:table-cell>
          <table:table-cell office:value-type="time" office:time-value="PT20H49M2S" table:style-name="ce4">
            <text:p>20:49:02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64.48" table:style-name="ce1">
            <text:p>564,48</text:p>
          </table:table-cell>
          <table:table-cell office:value-type="float" office:value="3.0874798080000003" table:formula="of:=[.C4]/1000 * [.D4]*[.E4]/1000" table:style-name="ce1">
            <text:p>3,087479808</text:p>
          </table:table-cell>
          <table:table-cell table:number-columns-repeated="2" table:style-name="ce1"/>
          <table:table-cell office:value-type="float" office:value="0.39307058535807826" table:formula="of:=[.F4]-([.$J$3]*[.C4]/1000)" table:style-name="ce1">
            <text:p>0,39307058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2S" table:style-name="ce4">
            <text:p>20:49:02</text:p>
          </table:table-cell>
          <table:table-cell office:value-type="time" office:time-value="PT20H49M3S" table:style-name="ce4">
            <text:p>20:49:03</text:p>
          </table:table-cell>
          <table:table-cell office:value-type="float" office:value="1071" table:style-name="ce1">
            <text:p>1071</text:p>
          </table:table-cell>
          <table:table-cell office:value-type="float" office:value="5.15" table:style-name="ce1">
            <text:p>5,15</text:p>
          </table:table-cell>
          <table:table-cell office:value-type="float" office:value="595.83000000000004" table:style-name="ce1">
            <text:p>595,83</text:p>
          </table:table-cell>
          <table:table-cell office:value-type="float" office:value="3.2863897395000006" table:formula="of:=[.C5]/1000 * [.D5]*[.E5]/1000" table:style-name="ce1">
            <text:p>3,28638974</text:p>
          </table:table-cell>
          <table:table-cell table:number-columns-repeated="2" table:style-name="ce1"/>
          <table:table-cell office:value-type="float" office:value="0.56401966643443613" table:formula="of:=[.F5]-([.$J$3]*[.C5]/1000)" table:style-name="ce1">
            <text:p>0,56401966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3S" table:style-name="ce4">
            <text:p>20:49:03</text:p>
          </table:table-cell>
          <table:table-cell office:value-type="time" office:time-value="PT20H49M5S" table:style-name="ce4">
            <text:p>20:49:05</text:p>
          </table:table-cell>
          <table:table-cell office:value-type="float" office:value="1056" table:style-name="ce1">
            <text:p>1056</text:p>
          </table:table-cell>
          <table:table-cell office:value-type="float" office:value="5.15" table:style-name="ce1">
            <text:p>5,15</text:p>
          </table:table-cell>
          <table:table-cell office:value-type="float" office:value="565.41999999999996" table:style-name="ce1">
            <text:p>565,42</text:p>
          </table:table-cell>
          <table:table-cell office:value-type="float" office:value="3.074980128" table:formula="of:=[.C6]/1000 * [.D6]*[.E6]/1000" table:style-name="ce1">
            <text:p>3,074980128</text:p>
          </table:table-cell>
          <table:table-cell table:number-columns-repeated="2" table:style-name="ce1"/>
          <table:table-cell office:value-type="float" office:value="0.39073848733031147" table:formula="of:=[.F6]-([.$J$3]*[.C6]/1000)" table:style-name="ce1">
            <text:p>0,39073848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5S" table:style-name="ce4">
            <text:p>20:49:05</text:p>
          </table:table-cell>
          <table:table-cell office:value-type="time" office:time-value="PT20H49M6S" table:style-name="ce4">
            <text:p>20:49:06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57.69000000000005" table:style-name="ce1">
            <text:p>557,69</text:p>
          </table:table-cell>
          <table:table-cell office:value-type="float" office:value="3.1050171516000002" table:formula="of:=[.C7]/1000 * [.D7]*[.E7]/1000" table:style-name="ce1">
            <text:p>3,105017152</text:p>
          </table:table-cell>
          <table:table-cell table:number-columns-repeated="2" table:style-name="ce1"/>
          <table:table-cell office:value-type="float" office:value="0.36231191458996825" table:formula="of:=[.F7]-([.$J$3]*[.C7]/1000)" table:style-name="ce1">
            <text:p>0,36231191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6S" table:style-name="ce4">
            <text:p>20:49:06</text:p>
          </table:table-cell>
          <table:table-cell office:value-type="time" office:time-value="PT20H49M7S" table:style-name="ce4">
            <text:p>20:49:07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37.11" table:style-name="ce1">
            <text:p>537,11</text:p>
          </table:table-cell>
          <table:table-cell office:value-type="float" office:value="2.9932066080000004" table:formula="of:=[.C8]/1000 * [.D8]*[.E8]/1000" table:style-name="ce1">
            <text:p>2,993206608</text:p>
          </table:table-cell>
          <table:table-cell table:number-columns-repeated="2" table:style-name="ce1"/>
          <table:table-cell office:value-type="float" office:value="0.24795947549691011" table:formula="of:=[.F8]-([.$J$3]*[.C8]/1000)" table:style-name="ce1">
            <text:p>0,24795947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7S" table:style-name="ce4">
            <text:p>20:49:07</text:p>
          </table:table-cell>
          <table:table-cell office:value-type="time" office:time-value="PT20H49M8S" table:style-name="ce4">
            <text:p>20:49:08</text:p>
          </table:table-cell>
          <table:table-cell office:value-type="float" office:value="1078" table:style-name="ce1">
            <text:p>1078</text:p>
          </table:table-cell>
          <table:table-cell office:value-type="float" office:value="5.17" table:style-name="ce1">
            <text:p>5,17</text:p>
          </table:table-cell>
          <table:table-cell office:value-type="float" office:value="540.44000000000005" table:style-name="ce1">
            <text:p>540,44</text:p>
          </table:table-cell>
          <table:table-cell office:value-type="float" office:value="3.0120126344000004" table:formula="of:=[.C9]/1000 * [.D9]*[.E9]/1000" table:style-name="ce1">
            <text:p>3,012012634</text:p>
          </table:table-cell>
          <table:table-cell table:number-columns-repeated="2" table:style-name="ce1"/>
          <table:table-cell office:value-type="float" office:value="0.27184929288302673" table:formula="of:=[.F9]-([.$J$3]*[.C9]/1000)" table:style-name="ce1">
            <text:p>0,27184929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8S" table:style-name="ce4">
            <text:p>20:49:08</text:p>
          </table:table-cell>
          <table:table-cell office:value-type="time" office:time-value="PT20H49M9S" table:style-name="ce4">
            <text:p>20:49:0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6.28" table:style-name="ce1">
            <text:p>556,28</text:p>
          </table:table-cell>
          <table:table-cell office:value-type="float" office:value="3.0713331360000002" table:formula="of:=[.C10]/1000 * [.D10]*[.E10]/1000" table:style-name="ce1">
            <text:p>3,071333136</text:p>
          </table:table-cell>
          <table:table-cell table:number-columns-repeated="2" table:style-name="ce1"/>
          <table:table-cell office:value-type="float" office:value="0.35150495842749407" table:formula="of:=[.F10]-([.$J$3]*[.C10]/1000)" table:style-name="ce1">
            <text:p>0,351504958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9S" table:style-name="ce4">
            <text:p>20:49:09</text:p>
          </table:table-cell>
          <table:table-cell office:value-type="time" office:time-value="PT20H49M10S" table:style-name="ce4">
            <text:p>20:49:1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90.34" table:style-name="ce1">
            <text:p>590,34</text:p>
          </table:table-cell>
          <table:table-cell office:value-type="float" office:value="3.2715698256000003" table:formula="of:=[.C11]/1000 * [.D11]*[.E11]/1000" table:style-name="ce1">
            <text:p>3,271569826</text:p>
          </table:table-cell>
          <table:table-cell table:number-columns-repeated="2" table:style-name="ce1"/>
          <table:table-cell office:value-type="float" office:value="0.54157406605526059" table:formula="of:=[.F11]-([.$J$3]*[.C11]/1000)" table:style-name="ce1">
            <text:p>0,54157406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10S" table:style-name="ce4">
            <text:p>20:49:10</text:p>
          </table:table-cell>
          <table:table-cell office:value-type="time" office:time-value="PT20H49M11S" table:style-name="ce4">
            <text:p>20:49:1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3.4" table:style-name="ce1">
            <text:p>563,4</text:p>
          </table:table-cell>
          <table:table-cell office:value-type="float" office:value="3.116458368" table:formula="of:=[.C12]/1000 * [.D12]*[.E12]/1000" table:style-name="ce1">
            <text:p>3,116458368</text:p>
          </table:table-cell>
          <table:table-cell table:number-columns-repeated="2" table:style-name="ce1"/>
          <table:table-cell office:value-type="float" office:value="0.39154639944137726" table:formula="of:=[.F12]-([.$J$3]*[.C12]/1000)" table:style-name="ce1">
            <text:p>0,39154639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11S" table:style-name="ce4">
            <text:p>20:49:11</text:p>
          </table:table-cell>
          <table:table-cell office:value-type="time" office:time-value="PT20H49M12S" table:style-name="ce4">
            <text:p>20:49:12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3.66" table:style-name="ce1">
            <text:p>563,66</text:p>
          </table:table-cell>
          <table:table-cell office:value-type="float" office:value="3.1237135344000002" table:formula="of:=[.C13]/1000 * [.D13]*[.E13]/1000" table:style-name="ce1">
            <text:p>3,123713534</text:p>
          </table:table-cell>
          <table:table-cell table:number-columns-repeated="2" table:style-name="ce1"/>
          <table:table-cell office:value-type="float" office:value="0.39371777485526049" table:formula="of:=[.F13]-([.$J$3]*[.C13]/1000)" table:style-name="ce1">
            <text:p>0,393717775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12S" table:style-name="ce4">
            <text:p>20:49:12</text:p>
          </table:table-cell>
          <table:table-cell office:value-type="time" office:time-value="PT20H49M13S" table:style-name="ce4">
            <text:p>20:49:13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2.78" table:style-name="ce1">
            <text:p>542,78</text:p>
          </table:table-cell>
          <table:table-cell office:value-type="float" office:value="3.0079999152000001" table:formula="of:=[.C14]/1000 * [.D14]*[.E14]/1000" table:style-name="ce1">
            <text:p>3,007999915</text:p>
          </table:table-cell>
          <table:table-cell table:number-columns-repeated="2" table:style-name="ce1"/>
          <table:table-cell office:value-type="float" office:value="0.27800415565526038" table:formula="of:=[.F14]-([.$J$3]*[.C14]/1000)" table:style-name="ce1">
            <text:p>0,27800415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13S" table:style-name="ce4">
            <text:p>20:49:13</text:p>
          </table:table-cell>
          <table:table-cell office:value-type="time" office:time-value="PT20H49M15S" table:style-name="ce4">
            <text:p>20:49:15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78.75" table:style-name="ce1">
            <text:p>578,75</text:p>
          </table:table-cell>
          <table:table-cell office:value-type="float" office:value="3.1655310000000005" table:formula="of:=[.C15]/1000 * [.D15]*[.E15]/1000" table:style-name="ce1">
            <text:p>3,165531</text:p>
          </table:table-cell>
          <table:table-cell table:number-columns-repeated="2" table:style-name="ce1"/>
          <table:table-cell office:value-type="float" office:value="0.47112177735807848" table:formula="of:=[.F15]-([.$J$3]*[.C15]/1000)" table:style-name="ce1">
            <text:p>0,47112177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15S" table:style-name="ce4">
            <text:p>20:49:15</text:p>
          </table:table-cell>
          <table:table-cell office:value-type="time" office:time-value="PT20H49M16S" table:style-name="ce4">
            <text:p>20:49:1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7.36" table:style-name="ce1">
            <text:p>557,36</text:p>
          </table:table-cell>
          <table:table-cell office:value-type="float" office:value="3.0744200544" table:formula="of:=[.C16]/1000 * [.D16]*[.E16]/1000" table:style-name="ce1">
            <text:p>3,074420054</text:p>
          </table:table-cell>
          <table:table-cell table:number-columns-repeated="2" table:style-name="ce1"/>
          <table:table-cell office:value-type="float" office:value="0.35713377232055254" table:formula="of:=[.F16]-([.$J$3]*[.C16]/1000)" table:style-name="ce1">
            <text:p>0,35713377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20H49M16S" table:style-name="ce4">
            <text:p>20:49:16</text:p>
          </table:table-cell>
          <table:table-cell office:value-type="time" office:time-value="PT20H49M17S" table:style-name="ce4">
            <text:p>20:49:1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2.66" table:style-name="ce1">
            <text:p>562,66</text:p>
          </table:table-cell>
          <table:table-cell office:value-type="float" office:value="3.1152683687999998" table:formula="of:=[.C17]/1000 * [.D17]*[.E17]/1000" table:style-name="ce1">
            <text:p>3,115268369</text:p>
          </table:table-cell>
          <table:table-cell table:number-columns-repeated="2" table:style-name="ce1"/>
          <table:table-cell office:value-type="float" office:value="0.38781450474831836" table:formula="of:=[.F17]-([.$J$3]*[.C17]/1000)" table:style-name="ce1">
            <text:p>0,387814505</text:p>
          </table:table-cell>
          <table:table-cell table:number-columns-repeated="16375"/>
        </table:table-row>
        <table:table-row table:style-name="ro1">
          <table:table-cell office:value-type="time" office:time-value="PT20H49M17S" table:style-name="ce4">
            <text:p>20:49:17</text:p>
          </table:table-cell>
          <table:table-cell office:value-type="time" office:time-value="PT20H49M18S" table:style-name="ce4">
            <text:p>20:49:18</text:p>
          </table:table-cell>
          <table:table-cell office:value-type="float" office:value="1081" table:style-name="ce1">
            <text:p>1081</text:p>
          </table:table-cell>
          <table:table-cell office:value-type="float" office:value="5.16" table:style-name="ce1">
            <text:p>5,16</text:p>
          </table:table-cell>
          <table:table-cell office:value-type="float" office:value="545.25" table:style-name="ce1">
            <text:p>545,25</text:p>
          </table:table-cell>
          <table:table-cell office:value-type="float" office:value="3.0413826899999998" table:formula="of:=[.C18]/1000 * [.D18]*[.E18]/1000" table:style-name="ce1">
            <text:p>3,04138269</text:p>
          </table:table-cell>
          <table:table-cell table:number-columns-repeated="2" table:style-name="ce1"/>
          <table:table-cell office:value-type="float" office:value="0.29359366200385084" table:formula="of:=[.F18]-([.$J$3]*[.C18]/1000)" table:style-name="ce1">
            <text:p>0,293593662</text:p>
          </table:table-cell>
          <table:table-cell table:number-columns-repeated="16375"/>
        </table:table-row>
        <table:table-row table:style-name="ro1">
          <table:table-cell office:value-type="time" office:time-value="PT20H49M18S" table:style-name="ce4">
            <text:p>20:49:18</text:p>
          </table:table-cell>
          <table:table-cell office:value-type="time" office:time-value="PT20H49M19S" table:style-name="ce4">
            <text:p>20:49:19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39.47" table:style-name="ce1">
            <text:p>539,47</text:p>
          </table:table-cell>
          <table:table-cell office:value-type="float" office:value="2.9952237552000005" table:formula="of:=[.C19]/1000 * [.D19]*[.E19]/1000" table:style-name="ce1">
            <text:p>2,995223755</text:p>
          </table:table-cell>
          <table:table-cell table:number-columns-repeated="2" table:style-name="ce1"/>
          <table:table-cell office:value-type="float" office:value="0.26014420466914379" table:formula="of:=[.F19]-([.$J$3]*[.C19]/1000)" table:style-name="ce1">
            <text:p>0,260144205</text:p>
          </table:table-cell>
          <table:table-cell table:number-columns-repeated="16375"/>
        </table:table-row>
        <table:table-row table:style-name="ro1">
          <table:table-cell office:value-type="time" office:time-value="PT20H49M19S" table:style-name="ce4">
            <text:p>20:49:19</text:p>
          </table:table-cell>
          <table:table-cell office:value-type="time" office:time-value="PT20H49M20S" table:style-name="ce4">
            <text:p>20:49:20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6.72" table:style-name="ce1">
            <text:p>546,72</text:p>
          </table:table-cell>
          <table:table-cell office:value-type="float" office:value="3.0213715392" table:formula="of:=[.C20]/1000 * [.D20]*[.E20]/1000" table:style-name="ce1">
            <text:p>3,021371539</text:p>
          </table:table-cell>
          <table:table-cell table:number-columns-repeated="2" table:style-name="ce1"/>
          <table:table-cell office:value-type="float" office:value="0.29900146613443557" table:formula="of:=[.F20]-([.$J$3]*[.C20]/1000)" table:style-name="ce1">
            <text:p>0,299001466</text:p>
          </table:table-cell>
          <table:table-cell table:number-columns-repeated="16375"/>
        </table:table-row>
        <table:table-row table:style-name="ro1">
          <table:table-cell office:value-type="time" office:time-value="PT20H49M20S" table:style-name="ce4">
            <text:p>20:49:20</text:p>
          </table:table-cell>
          <table:table-cell office:value-type="time" office:time-value="PT20H49M21S" table:style-name="ce4">
            <text:p>20:49:21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52.16999999999996" table:style-name="ce1">
            <text:p>552,17</text:p>
          </table:table-cell>
          <table:table-cell office:value-type="float" office:value="3.0771329760000001" table:formula="of:=[.C21]/1000 * [.D21]*[.E21]/1000" table:style-name="ce1">
            <text:p>3,077132976</text:p>
          </table:table-cell>
          <table:table-cell table:number-columns-repeated="2" table:style-name="ce1"/>
          <table:table-cell office:value-type="float" office:value="0.33188584349690986" table:formula="of:=[.F21]-([.$J$3]*[.C21]/1000)" table:style-name="ce1">
            <text:p>0,331885843</text:p>
          </table:table-cell>
          <table:table-cell table:number-columns-repeated="16375"/>
        </table:table-row>
        <table:table-row table:style-name="ro1">
          <table:table-cell office:value-type="time" office:time-value="PT20H49M21S" table:style-name="ce4">
            <text:p>20:49:21</text:p>
          </table:table-cell>
          <table:table-cell office:value-type="time" office:time-value="PT20H49M22S" table:style-name="ce4">
            <text:p>20:49:22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61.01" table:style-name="ce1">
            <text:p>561,01</text:p>
          </table:table-cell>
          <table:table-cell office:value-type="float" office:value="3.1148172816000002" table:formula="of:=[.C22]/1000 * [.D22]*[.E22]/1000" table:style-name="ce1">
            <text:p>3,114817282</text:p>
          </table:table-cell>
          <table:table-cell table:number-columns-repeated="2" table:style-name="ce1"/>
          <table:table-cell office:value-type="float" office:value="0.37973773106914344" table:formula="of:=[.F22]-([.$J$3]*[.C22]/1000)" table:style-name="ce1">
            <text:p>0,379737731</text:p>
          </table:table-cell>
          <table:table-cell table:number-columns-repeated="16375"/>
        </table:table-row>
        <table:table-row table:style-name="ro1">
          <table:table-cell office:value-type="time" office:time-value="PT20H49M22S" table:style-name="ce4">
            <text:p>20:49:22</text:p>
          </table:table-cell>
          <table:table-cell office:value-type="time" office:time-value="PT20H49M23S" table:style-name="ce4">
            <text:p>20:49:23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68.57000000000005" table:style-name="ce1">
            <text:p>568,57</text:p>
          </table:table-cell>
          <table:table-cell office:value-type="float" office:value="3.1567916112000005" table:formula="of:=[.C23]/1000 * [.D23]*[.E23]/1000" table:style-name="ce1">
            <text:p>3,156791611</text:p>
          </table:table-cell>
          <table:table-cell table:number-columns-repeated="2" table:style-name="ce1"/>
          <table:table-cell office:value-type="float" office:value="0.4217120606691438" table:formula="of:=[.F23]-([.$J$3]*[.C23]/1000)" table:style-name="ce1">
            <text:p>0,421712061</text:p>
          </table:table-cell>
          <table:table-cell table:number-columns-repeated="16375"/>
        </table:table-row>
        <table:table-row table:style-name="ro1">
          <table:table-cell office:value-type="time" office:time-value="PT20H49M23S" table:style-name="ce4">
            <text:p>20:49:23</text:p>
          </table:table-cell>
          <table:table-cell office:value-type="time" office:time-value="PT20H49M24S" table:style-name="ce4">
            <text:p>20:49:24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63.44000000000005" table:style-name="ce1">
            <text:p>563,44</text:p>
          </table:table-cell>
          <table:table-cell office:value-type="float" office:value="3.1341237312000008" table:formula="of:=[.C24]/1000 * [.D24]*[.E24]/1000" table:style-name="ce1">
            <text:p>3,134123731</text:p>
          </table:table-cell>
          <table:table-cell table:number-columns-repeated="2" table:style-name="ce1"/>
          <table:table-cell office:value-type="float" office:value="0.39396038968302705" table:formula="of:=[.F24]-([.$J$3]*[.C24]/1000)" table:style-name="ce1">
            <text:p>0,39396039</text:p>
          </table:table-cell>
          <table:table-cell table:number-columns-repeated="16375"/>
        </table:table-row>
        <table:table-row table:style-name="ro1">
          <table:table-cell office:value-type="time" office:time-value="PT20H49M24S" table:style-name="ce4">
            <text:p>20:49:24</text:p>
          </table:table-cell>
          <table:table-cell office:value-type="time" office:time-value="PT20H49M26S" table:style-name="ce4">
            <text:p>20:49:2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0.41" table:style-name="ce1">
            <text:p>550,41</text:p>
          </table:table-cell>
          <table:table-cell office:value-type="float" office:value="3.0419674592999995" table:formula="of:=[.C25]/1000 * [.D25]*[.E25]/1000" table:style-name="ce1">
            <text:p>3,041967459</text:p>
          </table:table-cell>
          <table:table-cell table:number-columns-repeated="2" table:style-name="ce1"/>
          <table:table-cell office:value-type="float" office:value="0.32468117722055201" table:formula="of:=[.F25]-([.$J$3]*[.C25]/1000)" table:style-name="ce1">
            <text:p>0,324681177</text:p>
          </table:table-cell>
          <table:table-cell table:number-columns-repeated="16375"/>
        </table:table-row>
        <table:table-row table:style-name="ro1">
          <table:table-cell office:value-type="time" office:time-value="PT20H49M26S" table:style-name="ce4">
            <text:p>20:49:26</text:p>
          </table:table-cell>
          <table:table-cell office:value-type="time" office:time-value="PT20H49M27S" table:style-name="ce4">
            <text:p>20:49:27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33.77" table:style-name="ce1">
            <text:p>533,77</text:p>
          </table:table-cell>
          <table:table-cell office:value-type="float" office:value="2.96082219" table:formula="of:=[.C26]/1000 * [.D26]*[.E26]/1000" table:style-name="ce1">
            <text:p>2,96082219</text:p>
          </table:table-cell>
          <table:table-cell table:number-columns-repeated="2" table:style-name="ce1"/>
          <table:table-cell office:value-type="float" office:value="0.22828453496220158" table:formula="of:=[.F26]-([.$J$3]*[.C26]/1000)" table:style-name="ce1">
            <text:p>0,228284535</text:p>
          </table:table-cell>
          <table:table-cell table:number-columns-repeated="16375"/>
        </table:table-row>
        <table:table-row table:style-name="ro1">
          <table:table-cell office:value-type="time" office:time-value="PT20H49M27S" table:style-name="ce4">
            <text:p>20:49:27</text:p>
          </table:table-cell>
          <table:table-cell office:value-type="time" office:time-value="PT20H49M28S" table:style-name="ce4">
            <text:p>20:49:28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71.94000000000005" table:style-name="ce1">
            <text:p>571,94</text:p>
          </table:table-cell>
          <table:table-cell office:value-type="float" office:value="3.169599969600001" table:formula="of:=[.C27]/1000 * [.D27]*[.E27]/1000" table:style-name="ce1">
            <text:p>3,16959997</text:p>
          </table:table-cell>
          <table:table-cell table:number-columns-repeated="2" table:style-name="ce1"/>
          <table:table-cell office:value-type="float" office:value="0.43960421005526129" table:formula="of:=[.F27]-([.$J$3]*[.C27]/1000)" table:style-name="ce1">
            <text:p>0,43960421</text:p>
          </table:table-cell>
          <table:table-cell table:number-columns-repeated="16375"/>
        </table:table-row>
        <table:table-row table:style-name="ro1">
          <table:table-cell office:value-type="time" office:time-value="PT20H49M28S" table:style-name="ce4">
            <text:p>20:49:28</text:p>
          </table:table-cell>
          <table:table-cell office:value-type="time" office:time-value="PT20H49M29S" table:style-name="ce4">
            <text:p>20:49:29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1.78" table:style-name="ce1">
            <text:p>561,78</text:p>
          </table:table-cell>
          <table:table-cell office:value-type="float" office:value="3.1045985207999998" table:formula="of:=[.C28]/1000 * [.D28]*[.E28]/1000" table:style-name="ce1">
            <text:p>3,104598521</text:p>
          </table:table-cell>
          <table:table-cell table:number-columns-repeated="2" table:style-name="ce1"/>
          <table:table-cell office:value-type="float" office:value="0.38222844773443532" table:formula="of:=[.F28]-([.$J$3]*[.C28]/1000)" table:style-name="ce1">
            <text:p>0,382228448</text:p>
          </table:table-cell>
          <table:table-cell table:number-columns-repeated="16375"/>
        </table:table-row>
        <table:table-row table:style-name="ro1">
          <table:table-cell office:value-type="time" office:time-value="PT20H49M29S" table:style-name="ce4">
            <text:p>20:49:29</text:p>
          </table:table-cell>
          <table:table-cell office:value-type="time" office:time-value="PT20H49M30S" table:style-name="ce4">
            <text:p>20:49:3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1.39" table:style-name="ce1">
            <text:p>561,39</text:p>
          </table:table-cell>
          <table:table-cell office:value-type="float" office:value="3.1111335576000001" table:formula="of:=[.C29]/1000 * [.D29]*[.E29]/1000" table:style-name="ce1">
            <text:p>3,111133558</text:p>
          </table:table-cell>
          <table:table-cell table:number-columns-repeated="2" table:style-name="ce1"/>
          <table:table-cell office:value-type="float" office:value="0.38113779805526038" table:formula="of:=[.F29]-([.$J$3]*[.C29]/1000)" table:style-name="ce1">
            <text:p>0,381137798</text:p>
          </table:table-cell>
          <table:table-cell table:number-columns-repeated="16375"/>
        </table:table-row>
        <table:table-row table:style-name="ro1">
          <table:table-cell office:value-type="time" office:time-value="PT20H49M30S" table:style-name="ce4">
            <text:p>20:49:30</text:p>
          </table:table-cell>
          <table:table-cell office:value-type="time" office:time-value="PT20H49M31S" table:style-name="ce4">
            <text:p>20:49:3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0.33000000000004" table:style-name="ce1">
            <text:p>540,33</text:p>
          </table:table-cell>
          <table:table-cell office:value-type="float" office:value="2.9890515270000004" table:formula="of:=[.C30]/1000 * [.D30]*[.E30]/1000" table:style-name="ce1">
            <text:p>2,989051527</text:p>
          </table:table-cell>
          <table:table-cell table:number-columns-repeated="2" table:style-name="ce1"/>
          <table:table-cell office:value-type="float" office:value="0.26922334942749426" table:formula="of:=[.F30]-([.$J$3]*[.C30]/1000)" table:style-name="ce1">
            <text:p>0,269223349</text:p>
          </table:table-cell>
          <table:table-cell table:number-columns-repeated="16375"/>
        </table:table-row>
        <table:table-row table:style-name="ro1">
          <table:table-cell office:value-type="time" office:time-value="PT20H49M31S" table:style-name="ce4">
            <text:p>20:49:31</text:p>
          </table:table-cell>
          <table:table-cell office:value-type="time" office:time-value="PT20H49M32S" table:style-name="ce4">
            <text:p>20:49:32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62.16" table:style-name="ce1">
            <text:p>562,16</text:p>
          </table:table-cell>
          <table:table-cell office:value-type="float" office:value="3.1299045023999996" table:formula="of:=[.C31]/1000 * [.D31]*[.E31]/1000" table:style-name="ce1">
            <text:p>3,129904502</text:p>
          </table:table-cell>
          <table:table-cell table:number-columns-repeated="2" table:style-name="ce1"/>
          <table:table-cell office:value-type="float" office:value="0.38719926538996763" table:formula="of:=[.F31]-([.$J$3]*[.C31]/1000)" table:style-name="ce1">
            <text:p>0,387199265</text:p>
          </table:table-cell>
          <table:table-cell table:number-columns-repeated="16375"/>
        </table:table-row>
        <table:table-row table:style-name="ro1">
          <table:table-cell office:value-type="time" office:time-value="PT20H49M32S" table:style-name="ce4">
            <text:p>20:49:32</text:p>
          </table:table-cell>
          <table:table-cell office:value-type="time" office:time-value="PT20H49M33S" table:style-name="ce4">
            <text:p>20:49:3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8.76" table:style-name="ce1">
            <text:p>578,76</text:p>
          </table:table-cell>
          <table:table-cell office:value-type="float" office:value="3.2014225152000004" table:formula="of:=[.C32]/1000 * [.D32]*[.E32]/1000" table:style-name="ce1">
            <text:p>3,201422515</text:p>
          </table:table-cell>
          <table:table-cell table:number-columns-repeated="2" table:style-name="ce1"/>
          <table:table-cell office:value-type="float" office:value="0.47651054664137771" table:formula="of:=[.F32]-([.$J$3]*[.C32]/1000)" table:style-name="ce1">
            <text:p>0,476510547</text:p>
          </table:table-cell>
          <table:table-cell table:number-columns-repeated="16375"/>
        </table:table-row>
        <table:table-row table:style-name="ro1">
          <table:table-cell office:value-type="time" office:time-value="PT20H49M33S" table:style-name="ce4">
            <text:p>20:49:33</text:p>
          </table:table-cell>
          <table:table-cell office:value-type="time" office:time-value="PT20H49M34S" table:style-name="ce4">
            <text:p>20:49:3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0.11" table:style-name="ce1">
            <text:p>570,11</text:p>
          </table:table-cell>
          <table:table-cell office:value-type="float" office:value="3.1418077968000002" table:formula="of:=[.C33]/1000 * [.D33]*[.E33]/1000" table:style-name="ce1">
            <text:p>3,141807797</text:p>
          </table:table-cell>
          <table:table-cell table:number-columns-repeated="2" table:style-name="ce1"/>
          <table:table-cell office:value-type="float" office:value="0.42706341021361105" table:formula="of:=[.F33]-([.$J$3]*[.C33]/1000)" table:style-name="ce1">
            <text:p>0,42706341</text:p>
          </table:table-cell>
          <table:table-cell table:number-columns-repeated="16375"/>
        </table:table-row>
        <table:table-row table:style-name="ro1">
          <table:table-cell office:value-type="time" office:time-value="PT20H49M34S" table:style-name="ce4">
            <text:p>20:49:34</text:p>
          </table:table-cell>
          <table:table-cell office:value-type="time" office:time-value="PT20H49M35S" table:style-name="ce4">
            <text:p>20:49:3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7.97" table:style-name="ce1">
            <text:p>557,97</text:p>
          </table:table-cell>
          <table:table-cell office:value-type="float" office:value="3.0806639640000002" table:formula="of:=[.C34]/1000 * [.D34]*[.E34]/1000" table:style-name="ce1">
            <text:p>3,080663964</text:p>
          </table:table-cell>
          <table:table-cell table:number-columns-repeated="2" table:style-name="ce1"/>
          <table:table-cell office:value-type="float" office:value="0.36083578642749403" table:formula="of:=[.F34]-([.$J$3]*[.C34]/1000)" table:style-name="ce1">
            <text:p>0,360835786</text:p>
          </table:table-cell>
          <table:table-cell table:number-columns-repeated="16375"/>
        </table:table-row>
        <table:table-row table:style-name="ro1">
          <table:table-cell office:value-type="time" office:time-value="PT20H49M35S" table:style-name="ce4">
            <text:p>20:49:35</text:p>
          </table:table-cell>
          <table:table-cell office:value-type="time" office:time-value="PT20H49M37S" table:style-name="ce4">
            <text:p>20:49:3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3.28" table:style-name="ce1">
            <text:p>543,28</text:p>
          </table:table-cell>
          <table:table-cell office:value-type="float" office:value="2.9997531168" table:formula="of:=[.C35]/1000 * [.D35]*[.E35]/1000" table:style-name="ce1">
            <text:p>2,999753117</text:p>
          </table:table-cell>
          <table:table-cell table:number-columns-repeated="2" table:style-name="ce1"/>
          <table:table-cell office:value-type="float" office:value="0.28500873021361084" table:formula="of:=[.F35]-([.$J$3]*[.C35]/1000)" table:style-name="ce1">
            <text:p>0,28500873</text:p>
          </table:table-cell>
          <table:table-cell table:number-columns-repeated="16375"/>
        </table:table-row>
        <table:table-row table:style-name="ro1">
          <table:table-cell office:value-type="time" office:time-value="PT20H49M37S" table:style-name="ce4">
            <text:p>20:49:37</text:p>
          </table:table-cell>
          <table:table-cell office:value-type="time" office:time-value="PT20H49M38S" table:style-name="ce4">
            <text:p>20:49:38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17999999999995" table:style-name="ce1">
            <text:p>551,18</text:p>
          </table:table-cell>
          <table:table-cell office:value-type="float" office:value="3.0431750159999997" table:formula="of:=[.C36]/1000 * [.D36]*[.E36]/1000" table:style-name="ce1">
            <text:p>3,043175016</text:p>
          </table:table-cell>
          <table:table-cell table:number-columns-repeated="2" table:style-name="ce1"/>
          <table:table-cell office:value-type="float" office:value="0.32334683842749357" table:formula="of:=[.F36]-([.$J$3]*[.C36]/1000)" table:style-name="ce1">
            <text:p>0,323346838</text:p>
          </table:table-cell>
          <table:table-cell table:number-columns-repeated="16375"/>
        </table:table-row>
        <table:table-row table:style-name="ro1">
          <table:table-cell office:value-type="time" office:time-value="PT20H49M38S" table:style-name="ce4">
            <text:p>20:49:38</text:p>
          </table:table-cell>
          <table:table-cell office:value-type="time" office:time-value="PT20H49M39S" table:style-name="ce4">
            <text:p>20:49:39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75.94000000000005" table:style-name="ce1">
            <text:p>575,94</text:p>
          </table:table-cell>
          <table:table-cell office:value-type="float" office:value="3.19473918" table:formula="of:=[.C37]/1000 * [.D37]*[.E37]/1000" table:style-name="ce1">
            <text:p>3,19473918</text:p>
          </table:table-cell>
          <table:table-cell table:number-columns-repeated="2" table:style-name="ce1"/>
          <table:table-cell office:value-type="float" office:value="0.46220152496220157" table:formula="of:=[.F37]-([.$J$3]*[.C37]/1000)" table:style-name="ce1">
            <text:p>0,462201525</text:p>
          </table:table-cell>
          <table:table-cell table:number-columns-repeated="16375"/>
        </table:table-row>
        <table:table-row table:style-name="ro1">
          <table:table-cell office:value-type="time" office:time-value="PT20H49M39S" table:style-name="ce4">
            <text:p>20:49:39</text:p>
          </table:table-cell>
          <table:table-cell office:value-type="time" office:time-value="PT20H49M40S" table:style-name="ce4">
            <text:p>20:49:40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4.84" table:style-name="ce1">
            <text:p>534,84</text:p>
          </table:table-cell>
          <table:table-cell office:value-type="float" office:value="2.9557183823999997" table:formula="of:=[.C38]/1000 * [.D38]*[.E38]/1000" table:style-name="ce1">
            <text:p>2,955718382</text:p>
          </table:table-cell>
          <table:table-cell table:number-columns-repeated="2" table:style-name="ce1"/>
          <table:table-cell office:value-type="float" office:value="0.23334830933443529" table:formula="of:=[.F38]-([.$J$3]*[.C38]/1000)" table:style-name="ce1">
            <text:p>0,233348309</text:p>
          </table:table-cell>
          <table:table-cell table:number-columns-repeated="16375"/>
        </table:table-row>
        <table:table-row table:style-name="ro1">
          <table:table-cell office:value-type="time" office:time-value="PT20H49M40S" table:style-name="ce4">
            <text:p>20:49:40</text:p>
          </table:table-cell>
          <table:table-cell office:value-type="time" office:time-value="PT20H49M41S" table:style-name="ce4">
            <text:p>20:49:41</text:p>
          </table:table-cell>
          <table:table-cell office:value-type="float" office:value="1057" table:style-name="ce1">
            <text:p>1057</text:p>
          </table:table-cell>
          <table:table-cell office:value-type="float" office:value="5.16" table:style-name="ce1">
            <text:p>5,16</text:p>
          </table:table-cell>
          <table:table-cell office:value-type="float" office:value="576.1" table:style-name="ce1">
            <text:p>576,1</text:p>
          </table:table-cell>
          <table:table-cell office:value-type="float" office:value="3.142118532" table:formula="of:=[.C39]/1000 * [.D39]*[.E39]/1000" table:style-name="ce1">
            <text:p>3,142118532</text:p>
          </table:table-cell>
          <table:table-cell table:number-columns-repeated="2" table:style-name="ce1"/>
          <table:table-cell office:value-type="float" office:value="0.45533499583725323" table:formula="of:=[.F39]-([.$J$3]*[.C39]/1000)" table:style-name="ce1">
            <text:p>0,455334996</text:p>
          </table:table-cell>
          <table:table-cell table:number-columns-repeated="16375"/>
        </table:table-row>
        <table:table-row table:style-name="ro1">
          <table:table-cell office:value-type="time" office:time-value="PT20H49M41S" table:style-name="ce4">
            <text:p>20:49:41</text:p>
          </table:table-cell>
          <table:table-cell office:value-type="time" office:time-value="PT20H49M42S" table:style-name="ce4">
            <text:p>20:49:42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62.76" table:style-name="ce1">
            <text:p>562,76</text:p>
          </table:table-cell>
          <table:table-cell office:value-type="float" office:value="3.1303412448000003" table:formula="of:=[.C40]/1000 * [.D40]*[.E40]/1000" table:style-name="ce1">
            <text:p>3,130341245</text:p>
          </table:table-cell>
          <table:table-cell table:number-columns-repeated="2" table:style-name="ce1"/>
          <table:table-cell office:value-type="float" office:value="0.39017790328302659" table:formula="of:=[.F40]-([.$J$3]*[.C40]/1000)" table:style-name="ce1">
            <text:p>0,390177903</text:p>
          </table:table-cell>
          <table:table-cell table:number-columns-repeated="16375"/>
        </table:table-row>
        <table:table-row table:style-name="ro1">
          <table:table-cell office:value-type="time" office:time-value="PT20H49M42S" table:style-name="ce4">
            <text:p>20:49:42</text:p>
          </table:table-cell>
          <table:table-cell office:value-type="time" office:time-value="PT20H49M43S" table:style-name="ce4">
            <text:p>20:49:43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62.61" table:style-name="ce1">
            <text:p>562,61</text:p>
          </table:table-cell>
          <table:table-cell office:value-type="float" office:value="3.1152109527" table:formula="of:=[.C41]/1000 * [.D41]*[.E41]/1000" table:style-name="ce1">
            <text:p>3,115210953</text:p>
          </table:table-cell>
          <table:table-cell table:number-columns-repeated="2" table:style-name="ce1"/>
          <table:table-cell office:value-type="float" office:value="0.39284087963443559" table:formula="of:=[.F41]-([.$J$3]*[.C41]/1000)" table:style-name="ce1">
            <text:p>0,39284088</text:p>
          </table:table-cell>
          <table:table-cell table:number-columns-repeated="16375"/>
        </table:table-row>
        <table:table-row table:style-name="ro1">
          <table:table-cell office:value-type="time" office:time-value="PT20H49M43S" table:style-name="ce4">
            <text:p>20:49:43</text:p>
          </table:table-cell>
          <table:table-cell office:value-type="time" office:time-value="PT20H49M44S" table:style-name="ce4">
            <text:p>20:49:44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7.07000000000005" table:style-name="ce1">
            <text:p>557,07</text:p>
          </table:table-cell>
          <table:table-cell office:value-type="float" office:value="3.0871928088000002" table:formula="of:=[.C42]/1000 * [.D42]*[.E42]/1000" table:style-name="ce1">
            <text:p>3,087192809</text:p>
          </table:table-cell>
          <table:table-cell table:number-columns-repeated="2" table:style-name="ce1"/>
          <table:table-cell office:value-type="float" office:value="0.35719704925526052" table:formula="of:=[.F42]-([.$J$3]*[.C42]/1000)" table:style-name="ce1">
            <text:p>0,357197049</text:p>
          </table:table-cell>
          <table:table-cell table:number-columns-repeated="16375"/>
        </table:table-row>
        <table:table-row table:style-name="ro1">
          <table:table-cell office:value-type="time" office:time-value="PT20H49M44S" table:style-name="ce4">
            <text:p>20:49:44</text:p>
          </table:table-cell>
          <table:table-cell office:value-type="time" office:time-value="PT20H49M45S" table:style-name="ce4">
            <text:p>20:49:4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1.26" table:style-name="ce1">
            <text:p>531,26</text:p>
          </table:table-cell>
          <table:table-cell office:value-type="float" office:value="2.9277101087999999" table:formula="of:=[.C43]/1000 * [.D43]*[.E43]/1000" table:style-name="ce1">
            <text:p>2,927710109</text:p>
          </table:table-cell>
          <table:table-cell table:number-columns-repeated="2" table:style-name="ce1"/>
          <table:table-cell office:value-type="float" office:value="0.21296572221361076" table:formula="of:=[.F43]-([.$J$3]*[.C43]/1000)" table:style-name="ce1">
            <text:p>0,212965722</text:p>
          </table:table-cell>
          <table:table-cell table:number-columns-repeated="16375"/>
        </table:table-row>
        <table:table-row table:style-name="ro1">
          <table:table-cell office:value-type="time" office:time-value="PT20H49M45S" table:style-name="ce4">
            <text:p>20:49:45</text:p>
          </table:table-cell>
          <table:table-cell office:value-type="time" office:time-value="PT20H49M46S" table:style-name="ce4">
            <text:p>20:49:4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5.26" table:style-name="ce1">
            <text:p>535,26</text:p>
          </table:table-cell>
          <table:table-cell office:value-type="float" office:value="2.9552775120000003" table:formula="of:=[.C44]/1000 * [.D44]*[.E44]/1000" table:style-name="ce1">
            <text:p>2,955277512</text:p>
          </table:table-cell>
          <table:table-cell table:number-columns-repeated="2" table:style-name="ce1"/>
          <table:table-cell office:value-type="float" office:value="0.23544933442749416" table:formula="of:=[.F44]-([.$J$3]*[.C44]/1000)" table:style-name="ce1">
            <text:p>0,235449334</text:p>
          </table:table-cell>
          <table:table-cell table:number-columns-repeated="16375"/>
        </table:table-row>
        <table:table-row table:style-name="ro1">
          <table:table-cell office:value-type="time" office:time-value="PT20H49M46S" table:style-name="ce4">
            <text:p>20:49:46</text:p>
          </table:table-cell>
          <table:table-cell office:value-type="time" office:time-value="PT20H49M48S" table:style-name="ce4">
            <text:p>20:49:4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5.46" table:style-name="ce1">
            <text:p>555,46</text:p>
          </table:table-cell>
          <table:table-cell office:value-type="float" office:value="3.0639395784000003" table:formula="of:=[.C45]/1000 * [.D45]*[.E45]/1000" table:style-name="ce1">
            <text:p>3,063939578</text:p>
          </table:table-cell>
          <table:table-cell table:number-columns-repeated="2" table:style-name="ce1"/>
          <table:table-cell office:value-type="float" office:value="0.34665329632055286" table:formula="of:=[.F45]-([.$J$3]*[.C45]/1000)" table:style-name="ce1">
            <text:p>0,346653296</text:p>
          </table:table-cell>
          <table:table-cell table:number-columns-repeated="16375"/>
        </table:table-row>
        <table:table-row table:style-name="ro1">
          <table:table-cell office:value-type="time" office:time-value="PT20H49M48S" table:style-name="ce4">
            <text:p>20:49:48</text:p>
          </table:table-cell>
          <table:table-cell office:value-type="time" office:time-value="PT20H49M49S" table:style-name="ce4">
            <text:p>20:49:4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8.32000000000005" table:style-name="ce1">
            <text:p>558,32</text:p>
          </table:table-cell>
          <table:table-cell office:value-type="float" office:value="3.0799108648" table:formula="of:=[.C46]/1000 * [.D46]*[.E46]/1000" table:style-name="ce1">
            <text:p>3,079910865</text:p>
          </table:table-cell>
          <table:table-cell table:number-columns-repeated="2" table:style-name="ce1"/>
          <table:table-cell office:value-type="float" office:value="0.36770837370666909" table:formula="of:=[.F46]-([.$J$3]*[.C46]/1000)" table:style-name="ce1">
            <text:p>0,367708374</text:p>
          </table:table-cell>
          <table:table-cell table:number-columns-repeated="16375"/>
        </table:table-row>
        <table:table-row table:style-name="ro1">
          <table:table-cell office:value-type="time" office:time-value="PT20H49M49S" table:style-name="ce4">
            <text:p>20:49:49</text:p>
          </table:table-cell>
          <table:table-cell office:value-type="time" office:time-value="PT20H49M50S" table:style-name="ce4">
            <text:p>20:49:50</text:p>
          </table:table-cell>
          <table:table-cell office:value-type="float" office:value="1083" table:style-name="ce1">
            <text:p>1083</text:p>
          </table:table-cell>
          <table:table-cell office:value-type="float" office:value="5.16" table:style-name="ce1">
            <text:p>5,16</text:p>
          </table:table-cell>
          <table:table-cell office:value-type="float" office:value="553.66999999999996" table:style-name="ce1">
            <text:p>553,67</text:p>
          </table:table-cell>
          <table:table-cell office:value-type="float" office:value="3.0940629875999996" table:formula="of:=[.C47]/1000 * [.D47]*[.E47]/1000" table:style-name="ce1">
            <text:p>3,094062988</text:p>
          </table:table-cell>
          <table:table-cell table:number-columns-repeated="2" table:style-name="ce1"/>
          <table:table-cell office:value-type="float" office:value="0.3411901686177341" table:formula="of:=[.F47]-([.$J$3]*[.C47]/1000)" table:style-name="ce1">
            <text:p>0,341190169</text:p>
          </table:table-cell>
          <table:table-cell table:number-columns-repeated="16375"/>
        </table:table-row>
        <table:table-row table:style-name="ro1">
          <table:table-cell office:value-type="time" office:time-value="PT20H49M50S" table:style-name="ce4">
            <text:p>20:49:50</text:p>
          </table:table-cell>
          <table:table-cell office:value-type="time" office:time-value="PT20H49M51S" table:style-name="ce4">
            <text:p>20:49:5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6.53" table:style-name="ce1">
            <text:p>536,53</text:p>
          </table:table-cell>
          <table:table-cell office:value-type="float" office:value="2.9512154568" table:formula="of:=[.C48]/1000 * [.D48]*[.E48]/1000" table:style-name="ce1">
            <text:p>2,951215457</text:p>
          </table:table-cell>
          <table:table-cell table:number-columns-repeated="2" table:style-name="ce1"/>
          <table:table-cell office:value-type="float" office:value="0.24155486119972736" table:formula="of:=[.F48]-([.$J$3]*[.C48]/1000)" table:style-name="ce1">
            <text:p>0,241554861</text:p>
          </table:table-cell>
          <table:table-cell table:number-columns-repeated="16375"/>
        </table:table-row>
        <table:table-row table:style-name="ro1">
          <table:table-cell office:value-type="time" office:time-value="PT20H49M51S" table:style-name="ce4">
            <text:p>20:49:51</text:p>
          </table:table-cell>
          <table:table-cell office:value-type="time" office:time-value="PT20H49M52S" table:style-name="ce4">
            <text:p>20:49:5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3.4" table:style-name="ce1">
            <text:p>573,4</text:p>
          </table:table-cell>
          <table:table-cell office:value-type="float" office:value="3.1717735679999999" table:formula="of:=[.C49]/1000 * [.D49]*[.E49]/1000" table:style-name="ce1">
            <text:p>3,171773568</text:p>
          </table:table-cell>
          <table:table-cell table:number-columns-repeated="2" table:style-name="ce1"/>
          <table:table-cell office:value-type="float" office:value="0.44686159944137716" table:formula="of:=[.F49]-([.$J$3]*[.C49]/1000)" table:style-name="ce1">
            <text:p>0,446861599</text:p>
          </table:table-cell>
          <table:table-cell table:number-columns-repeated="16375"/>
        </table:table-row>
        <table:table-row table:style-name="ro1">
          <table:table-cell office:value-type="time" office:time-value="PT20H49M52S" table:style-name="ce4">
            <text:p>20:49:52</text:p>
          </table:table-cell>
          <table:table-cell office:value-type="time" office:time-value="PT20H49M53S" table:style-name="ce4">
            <text:p>20:49:53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8.65" table:style-name="ce1">
            <text:p>568,65</text:p>
          </table:table-cell>
          <table:table-cell office:value-type="float" office:value="3.1513673160000004" table:formula="of:=[.C50]/1000 * [.D50]*[.E50]/1000" table:style-name="ce1">
            <text:p>3,151367316</text:p>
          </table:table-cell>
          <table:table-cell table:number-columns-repeated="2" table:style-name="ce1"/>
          <table:table-cell office:value-type="float" office:value="0.4213715564552607" table:formula="of:=[.F50]-([.$J$3]*[.C50]/1000)" table:style-name="ce1">
            <text:p>0,421371556</text:p>
          </table:table-cell>
          <table:table-cell table:number-columns-repeated="16375"/>
        </table:table-row>
        <table:table-row table:style-name="ro1">
          <table:table-cell office:value-type="time" office:time-value="PT20H49M53S" table:style-name="ce4">
            <text:p>20:49:53</text:p>
          </table:table-cell>
          <table:table-cell office:value-type="time" office:time-value="PT20H49M54S" table:style-name="ce4">
            <text:p>20:49:5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1.83000000000004" table:style-name="ce1">
            <text:p>551,83</text:p>
          </table:table-cell>
          <table:table-cell office:value-type="float" office:value="3.0410689104000004" table:formula="of:=[.C51]/1000 * [.D51]*[.E51]/1000" table:style-name="ce1">
            <text:p>3,04106891</text:p>
          </table:table-cell>
          <table:table-cell table:number-columns-repeated="2" table:style-name="ce1"/>
          <table:table-cell office:value-type="float" office:value="0.32632452381361121" table:formula="of:=[.F51]-([.$J$3]*[.C51]/1000)" table:style-name="ce1">
            <text:p>0,326324524</text:p>
          </table:table-cell>
          <table:table-cell table:number-columns-repeated="16375"/>
        </table:table-row>
        <table:table-row table:style-name="ro1">
          <table:table-cell office:value-type="time" office:time-value="PT20H49M54S" table:style-name="ce4">
            <text:p>20:49:54</text:p>
          </table:table-cell>
          <table:table-cell office:value-type="time" office:time-value="PT20H49M55S" table:style-name="ce4">
            <text:p>20:49:5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6" table:style-name="ce1">
            <text:p>526</text:p>
          </table:table-cell>
          <table:table-cell office:value-type="float" office:value="2.8960087200000002" table:formula="of:=[.C52]/1000 * [.D52]*[.E52]/1000" table:style-name="ce1">
            <text:p>2,89600872</text:p>
          </table:table-cell>
          <table:table-cell table:number-columns-repeated="2" table:style-name="ce1"/>
          <table:table-cell office:value-type="float" office:value="0.18380622890666931" table:formula="of:=[.F52]-([.$J$3]*[.C52]/1000)" table:style-name="ce1">
            <text:p>0,183806229</text:p>
          </table:table-cell>
          <table:table-cell table:number-columns-repeated="16375"/>
        </table:table-row>
        <table:table-row table:style-name="ro1">
          <table:table-cell office:value-type="time" office:time-value="PT20H49M55S" table:style-name="ce4">
            <text:p>20:49:55</text:p>
          </table:table-cell>
          <table:table-cell office:value-type="time" office:time-value="PT20H49M56S" table:style-name="ce4">
            <text:p>20:49:5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8.71" table:style-name="ce1">
            <text:p>568,71</text:p>
          </table:table-cell>
          <table:table-cell office:value-type="float" office:value="3.1370271084000008" table:formula="of:=[.C53]/1000 * [.D53]*[.E53]/1000" table:style-name="ce1">
            <text:p>3,137027108</text:p>
          </table:table-cell>
          <table:table-cell table:number-columns-repeated="2" table:style-name="ce1"/>
          <table:table-cell office:value-type="float" office:value="0.41974082632055332" table:formula="of:=[.F53]-([.$J$3]*[.C53]/1000)" table:style-name="ce1">
            <text:p>0,419740826</text:p>
          </table:table-cell>
          <table:table-cell table:number-columns-repeated="16375"/>
        </table:table-row>
        <table:table-row table:style-name="ro1">
          <table:table-cell office:value-type="time" office:time-value="PT20H49M56S" table:style-name="ce4">
            <text:p>20:49:56</text:p>
          </table:table-cell>
          <table:table-cell office:value-type="time" office:time-value="PT20H49M57S" table:style-name="ce4">
            <text:p>20:49:5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7.36" table:style-name="ce1">
            <text:p>567,36</text:p>
          </table:table-cell>
          <table:table-cell office:value-type="float" office:value="3.1237252992000002" table:formula="of:=[.C54]/1000 * [.D54]*[.E54]/1000" table:style-name="ce1">
            <text:p>3,123725299</text:p>
          </table:table-cell>
          <table:table-cell table:number-columns-repeated="2" table:style-name="ce1"/>
          <table:table-cell office:value-type="float" office:value="0.4115228081066693" table:formula="of:=[.F54]-([.$J$3]*[.C54]/1000)" table:style-name="ce1">
            <text:p>0,411522808</text:p>
          </table:table-cell>
          <table:table-cell table:number-columns-repeated="16375"/>
        </table:table-row>
        <table:table-row table:style-name="ro1">
          <table:table-cell office:value-type="time" office:time-value="PT20H49M57S" table:style-name="ce4">
            <text:p>20:49:57</text:p>
          </table:table-cell>
          <table:table-cell office:value-type="time" office:time-value="PT20H49M59S" table:style-name="ce4">
            <text:p>20:49:5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29.4" table:style-name="ce1">
            <text:p>529,4</text:p>
          </table:table-cell>
          <table:table-cell office:value-type="float" office:value="2.9147281679999999" table:formula="of:=[.C55]/1000 * [.D55]*[.E55]/1000" table:style-name="ce1">
            <text:p>2,914728168</text:p>
          </table:table-cell>
          <table:table-cell table:number-columns-repeated="2" table:style-name="ce1"/>
          <table:table-cell office:value-type="float" office:value="0.20252567690666901" table:formula="of:=[.F55]-([.$J$3]*[.C55]/1000)" table:style-name="ce1">
            <text:p>0,202525677</text:p>
          </table:table-cell>
          <table:table-cell table:number-columns-repeated="16375"/>
        </table:table-row>
        <table:table-row table:style-name="ro1">
          <table:table-cell office:value-type="time" office:time-value="PT20H49M59S" table:style-name="ce4">
            <text:p>20:49:59</text:p>
          </table:table-cell>
          <table:table-cell office:value-type="time" office:time-value="PT20H50M0S" table:style-name="ce4">
            <text:p>20:50:00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48.15" table:style-name="ce1">
            <text:p>548,15</text:p>
          </table:table-cell>
          <table:table-cell office:value-type="float" office:value="3.0434165040000001" table:formula="of:=[.C56]/1000 * [.D56]*[.E56]/1000" table:style-name="ce1">
            <text:p>3,043416504</text:p>
          </table:table-cell>
          <table:table-cell table:number-columns-repeated="2" table:style-name="ce1"/>
          <table:table-cell office:value-type="float" office:value="0.30833695346914336" table:formula="of:=[.F56]-([.$J$3]*[.C56]/1000)" table:style-name="ce1">
            <text:p>0,308336953</text:p>
          </table:table-cell>
          <table:table-cell table:number-columns-repeated="16375"/>
        </table:table-row>
        <table:table-row table:style-name="ro1">
          <table:table-cell office:value-type="time" office:time-value="PT20H50M0S" table:style-name="ce4">
            <text:p>20:50:00</text:p>
          </table:table-cell>
          <table:table-cell office:value-type="time" office:time-value="PT20H50M1S" table:style-name="ce4">
            <text:p>20:50:0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7.37" table:style-name="ce1">
            <text:p>547,37</text:p>
          </table:table-cell>
          <table:table-cell office:value-type="float" office:value="3.0136659564000001" table:formula="of:=[.C57]/1000 * [.D57]*[.E57]/1000" table:style-name="ce1">
            <text:p>3,013665956</text:p>
          </table:table-cell>
          <table:table-cell table:number-columns-repeated="2" table:style-name="ce1"/>
          <table:table-cell office:value-type="float" office:value="0.30146346530666923" table:formula="of:=[.F57]-([.$J$3]*[.C57]/1000)" table:style-name="ce1">
            <text:p>0,301463465</text:p>
          </table:table-cell>
          <table:table-cell table:number-columns-repeated="16375"/>
        </table:table-row>
        <table:table-row table:style-name="ro1">
          <table:table-cell office:value-type="time" office:time-value="PT20H50M1S" table:style-name="ce4">
            <text:p>20:50:01</text:p>
          </table:table-cell>
          <table:table-cell office:value-type="time" office:time-value="PT20H50M2S" table:style-name="ce4">
            <text:p>20:50:0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2.48" table:style-name="ce1">
            <text:p>522,48</text:p>
          </table:table-cell>
          <table:table-cell office:value-type="float" office:value="2.8712365920000003" table:formula="of:=[.C58]/1000 * [.D58]*[.E58]/1000" table:style-name="ce1">
            <text:p>2,871236592</text:p>
          </table:table-cell>
          <table:table-cell table:number-columns-repeated="2" table:style-name="ce1"/>
          <table:table-cell office:value-type="float" office:value="0.16411789189278636" table:formula="of:=[.F58]-([.$J$3]*[.C58]/1000)" table:style-name="ce1">
            <text:p>0,164117892</text:p>
          </table:table-cell>
          <table:table-cell table:number-columns-repeated="16375"/>
        </table:table-row>
        <table:table-row table:style-name="ro1">
          <table:table-cell office:value-type="time" office:time-value="PT20H50M2S" table:style-name="ce4">
            <text:p>20:50:02</text:p>
          </table:table-cell>
          <table:table-cell office:value-type="time" office:time-value="PT20H50M3S" table:style-name="ce4">
            <text:p>20:50:03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6.47" table:style-name="ce1">
            <text:p>536,47</text:p>
          </table:table-cell>
          <table:table-cell office:value-type="float" office:value="2.9704719429000002" table:formula="of:=[.C59]/1000 * [.D59]*[.E59]/1000" table:style-name="ce1">
            <text:p>2,970471943</text:p>
          </table:table-cell>
          <table:table-cell table:number-columns-repeated="2" table:style-name="ce1"/>
          <table:table-cell office:value-type="float" office:value="0.24810186983443572" table:formula="of:=[.F59]-([.$J$3]*[.C59]/1000)" table:style-name="ce1">
            <text:p>0,24810187</text:p>
          </table:table-cell>
          <table:table-cell table:number-columns-repeated="16375"/>
        </table:table-row>
        <table:table-row table:style-name="ro1">
          <table:table-cell office:value-type="time" office:time-value="PT20H50M3S" table:style-name="ce4">
            <text:p>20:50:03</text:p>
          </table:table-cell>
          <table:table-cell office:value-type="time" office:time-value="PT20H50M4S" table:style-name="ce4">
            <text:p>20:50:04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9.64" table:style-name="ce1">
            <text:p>549,64</text:p>
          </table:table-cell>
          <table:table-cell office:value-type="float" office:value="3.0261639408000001" table:formula="of:=[.C60]/1000 * [.D60]*[.E60]/1000" table:style-name="ce1">
            <text:p>3,026163941</text:p>
          </table:table-cell>
          <table:table-cell table:number-columns-repeated="2" table:style-name="ce1"/>
          <table:table-cell office:value-type="float" office:value="0.31396144970666917" table:formula="of:=[.F60]-([.$J$3]*[.C60]/1000)" table:style-name="ce1">
            <text:p>0,31396145</text:p>
          </table:table-cell>
          <table:table-cell table:number-columns-repeated="16375"/>
        </table:table-row>
        <table:table-row table:style-name="ro1">
          <table:table-cell office:value-type="time" office:time-value="PT20H50M4S" table:style-name="ce4">
            <text:p>20:50:04</text:p>
          </table:table-cell>
          <table:table-cell office:value-type="time" office:time-value="PT20H50M5S" table:style-name="ce4">
            <text:p>20:50:05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68.27" table:style-name="ce1">
            <text:p>568,27</text:p>
          </table:table-cell>
          <table:table-cell office:value-type="float" office:value="3.1639227827999998" table:formula="of:=[.C61]/1000 * [.D61]*[.E61]/1000" table:style-name="ce1">
            <text:p>3,163922783</text:p>
          </table:table-cell>
          <table:table-cell table:number-columns-repeated="2" table:style-name="ce1"/>
          <table:table-cell office:value-type="float" office:value="0.42121754578996784" table:formula="of:=[.F61]-([.$J$3]*[.C61]/1000)" table:style-name="ce1">
            <text:p>0,421217546</text:p>
          </table:table-cell>
          <table:table-cell table:number-columns-repeated="16375"/>
        </table:table-row>
        <table:table-row table:style-name="ro1">
          <table:table-cell office:value-type="time" office:time-value="PT20H50M5S" table:style-name="ce4">
            <text:p>20:50:05</text:p>
          </table:table-cell>
          <table:table-cell office:value-type="time" office:time-value="PT20H50M6S" table:style-name="ce4">
            <text:p>20:50:06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7.64" table:style-name="ce1">
            <text:p>567,64</text:p>
          </table:table-cell>
          <table:table-cell office:value-type="float" office:value="3.1399120128" table:formula="of:=[.C62]/1000 * [.D62]*[.E62]/1000" table:style-name="ce1">
            <text:p>3,139912013</text:p>
          </table:table-cell>
          <table:table-cell table:number-columns-repeated="2" table:style-name="ce1"/>
          <table:table-cell office:value-type="float" office:value="0.41500004424137726" table:formula="of:=[.F62]-([.$J$3]*[.C62]/1000)" table:style-name="ce1">
            <text:p>0,415000044</text:p>
          </table:table-cell>
          <table:table-cell table:number-columns-repeated="16375"/>
        </table:table-row>
        <table:table-row table:style-name="ro1">
          <table:table-cell office:value-type="time" office:time-value="PT20H50M6S" table:style-name="ce4">
            <text:p>20:50:06</text:p>
          </table:table-cell>
          <table:table-cell office:value-type="time" office:time-value="PT20H50M7S" table:style-name="ce4">
            <text:p>20:50:07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2.74" table:style-name="ce1">
            <text:p>532,74</text:p>
          </table:table-cell>
          <table:table-cell office:value-type="float" office:value="2.9360473428000002" table:formula="of:=[.C63]/1000 * [.D63]*[.E63]/1000" table:style-name="ce1">
            <text:p>2,936047343</text:p>
          </table:table-cell>
          <table:table-cell table:number-columns-repeated="2" table:style-name="ce1"/>
          <table:table-cell office:value-type="float" office:value="0.22638674719972762" table:formula="of:=[.F63]-([.$J$3]*[.C63]/1000)" table:style-name="ce1">
            <text:p>0,226386747</text:p>
          </table:table-cell>
          <table:table-cell table:number-columns-repeated="16375"/>
        </table:table-row>
        <table:table-row table:style-name="ro1">
          <table:table-cell office:value-type="time" office:time-value="PT20H50M7S" table:style-name="ce4">
            <text:p>20:50:07</text:p>
          </table:table-cell>
          <table:table-cell office:value-type="time" office:time-value="PT20H50M8S" table:style-name="ce4">
            <text:p>20:50:0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6.02" table:style-name="ce1">
            <text:p>556,02</text:p>
          </table:table-cell>
          <table:table-cell office:value-type="float" office:value="3.0526832447999999" table:formula="of:=[.C64]/1000 * [.D64]*[.E64]/1000" table:style-name="ce1">
            <text:p>3,052683245</text:p>
          </table:table-cell>
          <table:table-cell table:number-columns-repeated="2" table:style-name="ce1"/>
          <table:table-cell office:value-type="float" office:value="0.34810644018584425" table:formula="of:=[.F64]-([.$J$3]*[.C64]/1000)" table:style-name="ce1">
            <text:p>0,34810644</text:p>
          </table:table-cell>
          <table:table-cell table:number-columns-repeated="16375"/>
        </table:table-row>
        <table:table-row table:style-name="ro1">
          <table:table-cell office:value-type="time" office:time-value="PT20H50M8S" table:style-name="ce4">
            <text:p>20:50:08</text:p>
          </table:table-cell>
          <table:table-cell office:value-type="time" office:time-value="PT20H50M9S" table:style-name="ce4">
            <text:p>20:50:0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4.98" table:style-name="ce1">
            <text:p>564,98</text:p>
          </table:table-cell>
          <table:table-cell office:value-type="float" office:value="3.1077063888000001" table:formula="of:=[.C65]/1000 * [.D65]*[.E65]/1000" table:style-name="ce1">
            <text:p>3,107706389</text:p>
          </table:table-cell>
          <table:table-cell table:number-columns-repeated="2" table:style-name="ce1"/>
          <table:table-cell office:value-type="float" office:value="0.39804579319972744" table:formula="of:=[.F65]-([.$J$3]*[.C65]/1000)" table:style-name="ce1">
            <text:p>0,398045793</text:p>
          </table:table-cell>
          <table:table-cell table:number-columns-repeated="16375"/>
        </table:table-row>
        <table:table-row table:style-name="ro1">
          <table:table-cell office:value-type="time" office:time-value="PT20H50M9S" table:style-name="ce4">
            <text:p>20:50:09</text:p>
          </table:table-cell>
          <table:table-cell office:value-type="time" office:time-value="PT20H50M11S" table:style-name="ce4">
            <text:p>20:50:1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38.88" table:style-name="ce1">
            <text:p>538,88</text:p>
          </table:table-cell>
          <table:table-cell office:value-type="float" office:value="2.9808254976000002" table:formula="of:=[.C66]/1000 * [.D66]*[.E66]/1000" table:style-name="ce1">
            <text:p>2,980825498</text:p>
          </table:table-cell>
          <table:table-cell table:number-columns-repeated="2" table:style-name="ce1"/>
          <table:table-cell office:value-type="float" office:value="0.25591352904137743" table:formula="of:=[.F66]-([.$J$3]*[.C66]/1000)" table:style-name="ce1">
            <text:p>0,255913529</text:p>
          </table:table-cell>
          <table:table-cell table:number-columns-repeated="16375"/>
        </table:table-row>
        <table:table-row table:style-name="ro1">
          <table:table-cell office:value-type="time" office:time-value="PT20H50M11S" table:style-name="ce4">
            <text:p>20:50:11</text:p>
          </table:table-cell>
          <table:table-cell office:value-type="time" office:time-value="PT20H50M12S" table:style-name="ce4">
            <text:p>20:50:1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0.05999999999995" table:style-name="ce1">
            <text:p>550,06</text:p>
          </table:table-cell>
          <table:table-cell office:value-type="float" office:value="3.0258140527999999" table:formula="of:=[.C67]/1000 * [.D67]*[.E67]/1000" table:style-name="ce1">
            <text:p>3,025814053</text:p>
          </table:table-cell>
          <table:table-cell table:number-columns-repeated="2" table:style-name="ce1"/>
          <table:table-cell office:value-type="float" office:value="0.32123724818584432" table:formula="of:=[.F67]-([.$J$3]*[.C67]/1000)" table:style-name="ce1">
            <text:p>0,321237248</text:p>
          </table:table-cell>
          <table:table-cell table:number-columns-repeated="16375"/>
        </table:table-row>
        <table:table-row table:style-name="ro1">
          <table:table-cell office:value-type="time" office:time-value="PT20H50M12S" table:style-name="ce4">
            <text:p>20:50:12</text:p>
          </table:table-cell>
          <table:table-cell office:value-type="time" office:time-value="PT20H50M13S" table:style-name="ce4">
            <text:p>20:50:1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4.34" table:style-name="ce1">
            <text:p>544,34</text:p>
          </table:table-cell>
          <table:table-cell office:value-type="float" office:value="2.9941748304000004" table:formula="of:=[.C68]/1000 * [.D68]*[.E68]/1000" table:style-name="ce1">
            <text:p>2,99417483</text:p>
          </table:table-cell>
          <table:table-cell table:number-columns-repeated="2" table:style-name="ce1"/>
          <table:table-cell office:value-type="float" office:value="0.28451423479972782" table:formula="of:=[.F68]-([.$J$3]*[.C68]/1000)" table:style-name="ce1">
            <text:p>0,284514235</text:p>
          </table:table-cell>
          <table:table-cell table:number-columns-repeated="16375"/>
        </table:table-row>
        <table:table-row table:style-name="ro1">
          <table:table-cell office:value-type="time" office:time-value="PT20H50M13S" table:style-name="ce4">
            <text:p>20:50:13</text:p>
          </table:table-cell>
          <table:table-cell office:value-type="time" office:time-value="PT20H50M14S" table:style-name="ce4">
            <text:p>20:50:14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8.37" table:style-name="ce1">
            <text:p>558,37</text:p>
          </table:table-cell>
          <table:table-cell office:value-type="float" office:value="3.1030407683999996" table:formula="of:=[.C69]/1000 * [.D69]*[.E69]/1000" table:style-name="ce1">
            <text:p>3,103040768</text:p>
          </table:table-cell>
          <table:table-cell table:number-columns-repeated="2" table:style-name="ce1"/>
          <table:table-cell office:value-type="float" office:value="0.36541932237608421" table:formula="of:=[.F69]-([.$J$3]*[.C69]/1000)" table:style-name="ce1">
            <text:p>0,365419322</text:p>
          </table:table-cell>
          <table:table-cell table:number-columns-repeated="16375"/>
        </table:table-row>
        <table:table-row table:style-name="ro1">
          <table:table-cell office:value-type="time" office:time-value="PT20H50M14S" table:style-name="ce4">
            <text:p>20:50:14</text:p>
          </table:table-cell>
          <table:table-cell office:value-type="time" office:time-value="PT20H50M15S" table:style-name="ce4">
            <text:p>20:50:1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9.84" table:style-name="ce1">
            <text:p>549,84</text:p>
          </table:table-cell>
          <table:table-cell office:value-type="float" office:value="3.0445025688" table:formula="of:=[.C70]/1000 * [.D70]*[.E70]/1000" table:style-name="ce1">
            <text:p>3,044502569</text:p>
          </table:table-cell>
          <table:table-cell table:number-columns-repeated="2" table:style-name="ce1"/>
          <table:table-cell office:value-type="float" office:value="0.32213249573443559" table:formula="of:=[.F70]-([.$J$3]*[.C70]/1000)" table:style-name="ce1">
            <text:p>0,322132496</text:p>
          </table:table-cell>
          <table:table-cell table:number-columns-repeated="16375"/>
        </table:table-row>
        <table:table-row table:style-name="ro1">
          <table:table-cell office:value-type="time" office:time-value="PT20H50M15S" table:style-name="ce4">
            <text:p>20:50:15</text:p>
          </table:table-cell>
          <table:table-cell office:value-type="time" office:time-value="PT20H50M16S" table:style-name="ce4">
            <text:p>20:50:1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0.08000000000004" table:style-name="ce1">
            <text:p>540,08</text:p>
          </table:table-cell>
          <table:table-cell office:value-type="float" office:value="2.9737074840000002" table:formula="of:=[.C71]/1000 * [.D71]*[.E71]/1000" table:style-name="ce1">
            <text:p>2,973707484</text:p>
          </table:table-cell>
          <table:table-cell table:number-columns-repeated="2" table:style-name="ce1"/>
          <table:table-cell office:value-type="float" office:value="0.26658878389278629" table:formula="of:=[.F71]-([.$J$3]*[.C71]/1000)" table:style-name="ce1">
            <text:p>0,266588784</text:p>
          </table:table-cell>
          <table:table-cell table:number-columns-repeated="16375"/>
        </table:table-row>
        <table:table-row table:style-name="ro1">
          <table:table-cell office:value-type="time" office:time-value="PT20H50M16S" table:style-name="ce4">
            <text:p>20:50:16</text:p>
          </table:table-cell>
          <table:table-cell office:value-type="time" office:time-value="PT20H50M17S" table:style-name="ce4">
            <text:p>20:50:1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9.84" table:style-name="ce1">
            <text:p>559,84</text:p>
          </table:table-cell>
          <table:table-cell office:value-type="float" office:value="3.0967661568000002" table:formula="of:=[.C72]/1000 * [.D72]*[.E72]/1000" table:style-name="ce1">
            <text:p>3,096766157</text:p>
          </table:table-cell>
          <table:table-cell table:number-columns-repeated="2" table:style-name="ce1"/>
          <table:table-cell office:value-type="float" office:value="0.3718541882413775" table:formula="of:=[.F72]-([.$J$3]*[.C72]/1000)" table:style-name="ce1">
            <text:p>0,371854188</text:p>
          </table:table-cell>
          <table:table-cell table:number-columns-repeated="16375"/>
        </table:table-row>
        <table:table-row table:style-name="ro1">
          <table:table-cell office:value-type="time" office:time-value="PT20H50M17S" table:style-name="ce4">
            <text:p>20:50:17</text:p>
          </table:table-cell>
          <table:table-cell office:value-type="time" office:time-value="PT20H50M18S" table:style-name="ce4">
            <text:p>20:50:1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0.36" table:style-name="ce1">
            <text:p>560,36</text:p>
          </table:table-cell>
          <table:table-cell office:value-type="float" office:value="3.0909681744000004" table:formula="of:=[.C73]/1000 * [.D73]*[.E73]/1000" table:style-name="ce1">
            <text:p>3,090968174</text:p>
          </table:table-cell>
          <table:table-cell table:number-columns-repeated="2" table:style-name="ce1"/>
          <table:table-cell office:value-type="float" office:value="0.37368189232055293" table:formula="of:=[.F73]-([.$J$3]*[.C73]/1000)" table:style-name="ce1">
            <text:p>0,373681892</text:p>
          </table:table-cell>
          <table:table-cell table:number-columns-repeated="16375"/>
        </table:table-row>
        <table:table-row table:style-name="ro1">
          <table:table-cell office:value-type="time" office:time-value="PT20H50M18S" table:style-name="ce4">
            <text:p>20:50:18</text:p>
          </table:table-cell>
          <table:table-cell office:value-type="time" office:time-value="PT20H50M19S" table:style-name="ce4">
            <text:p>20:50:1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5.32000000000005" table:style-name="ce1">
            <text:p>555,32</text:p>
          </table:table-cell>
          <table:table-cell office:value-type="float" office:value="3.0574364304000006" table:formula="of:=[.C74]/1000 * [.D74]*[.E74]/1000" table:style-name="ce1">
            <text:p>3,05743643</text:p>
          </table:table-cell>
          <table:table-cell table:number-columns-repeated="2" table:style-name="ce1"/>
          <table:table-cell office:value-type="float" office:value="0.34523393930666968" table:formula="of:=[.F74]-([.$J$3]*[.C74]/1000)" table:style-name="ce1">
            <text:p>0,345233939</text:p>
          </table:table-cell>
          <table:table-cell table:number-columns-repeated="16375"/>
        </table:table-row>
        <table:table-row table:style-name="ro1">
          <table:table-cell office:value-type="time" office:time-value="PT20H50M19S" table:style-name="ce4">
            <text:p>20:50:19</text:p>
          </table:table-cell>
          <table:table-cell office:value-type="time" office:time-value="PT20H50M20S" table:style-name="ce4">
            <text:p>20:50:2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6.79999999999995" table:style-name="ce1">
            <text:p>526,8</text:p>
          </table:table-cell>
          <table:table-cell office:value-type="float" office:value="2.9031315839999996" table:formula="of:=[.C75]/1000 * [.D75]*[.E75]/1000" table:style-name="ce1">
            <text:p>2,903131584</text:p>
          </table:table-cell>
          <table:table-cell table:number-columns-repeated="2" table:style-name="ce1"/>
          <table:table-cell office:value-type="float" office:value="0.18838719741361043" table:formula="of:=[.F75]-([.$J$3]*[.C75]/1000)" table:style-name="ce1">
            <text:p>0,188387197</text:p>
          </table:table-cell>
          <table:table-cell table:number-columns-repeated="16375"/>
        </table:table-row>
        <table:table-row table:style-name="ro1">
          <table:table-cell office:value-type="time" office:time-value="PT20H50M20S" table:style-name="ce4">
            <text:p>20:50:20</text:p>
          </table:table-cell>
          <table:table-cell office:value-type="time" office:time-value="PT20H50M22S" table:style-name="ce4">
            <text:p>20:50:2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4.16" table:style-name="ce1">
            <text:p>554,16</text:p>
          </table:table-cell>
          <table:table-cell office:value-type="float" office:value="3.0481903296000001" table:formula="of:=[.C76]/1000 * [.D76]*[.E76]/1000" table:style-name="ce1">
            <text:p>3,04819033</text:p>
          </table:table-cell>
          <table:table-cell table:number-columns-repeated="2" table:style-name="ce1"/>
          <table:table-cell office:value-type="float" office:value="0.33852973399972752" table:formula="of:=[.F76]-([.$J$3]*[.C76]/1000)" table:style-name="ce1">
            <text:p>0,338529734</text:p>
          </table:table-cell>
          <table:table-cell table:number-columns-repeated="16375"/>
        </table:table-row>
        <table:table-row table:style-name="ro1">
          <table:table-cell office:value-type="time" office:time-value="PT20H50M22S" table:style-name="ce4">
            <text:p>20:50:22</text:p>
          </table:table-cell>
          <table:table-cell office:value-type="time" office:time-value="PT20H50M23S" table:style-name="ce4">
            <text:p>20:50:2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6.1" table:style-name="ce1">
            <text:p>566,1</text:p>
          </table:table-cell>
          <table:table-cell office:value-type="float" office:value="3.1109459400000001" table:formula="of:=[.C77]/1000 * [.D77]*[.E77]/1000" table:style-name="ce1">
            <text:p>3,11094594</text:p>
          </table:table-cell>
          <table:table-cell table:number-columns-repeated="2" table:style-name="ce1"/>
          <table:table-cell office:value-type="float" office:value="0.40382723989278624" table:formula="of:=[.F77]-([.$J$3]*[.C77]/1000)" table:style-name="ce1">
            <text:p>0,40382724</text:p>
          </table:table-cell>
          <table:table-cell table:number-columns-repeated="16375"/>
        </table:table-row>
        <table:table-row table:style-name="ro1">
          <table:table-cell office:value-type="time" office:time-value="PT20H50M23S" table:style-name="ce4">
            <text:p>20:50:23</text:p>
          </table:table-cell>
          <table:table-cell office:value-type="time" office:time-value="PT20H50M24S" table:style-name="ce4">
            <text:p>20:50:2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1.48" table:style-name="ce1">
            <text:p>551,48</text:p>
          </table:table-cell>
          <table:table-cell office:value-type="float" office:value="3.0364764539999998" table:formula="of:=[.C78]/1000 * [.D78]*[.E78]/1000" table:style-name="ce1">
            <text:p>3,036476454</text:p>
          </table:table-cell>
          <table:table-cell table:number-columns-repeated="2" table:style-name="ce1"/>
          <table:table-cell office:value-type="float" office:value="0.32935775389278588" table:formula="of:=[.F78]-([.$J$3]*[.C78]/1000)" table:style-name="ce1">
            <text:p>0,329357754</text:p>
          </table:table-cell>
          <table:table-cell table:number-columns-repeated="16375"/>
        </table:table-row>
        <table:table-row table:style-name="ro1">
          <table:table-cell office:value-type="time" office:time-value="PT20H50M24S" table:style-name="ce4">
            <text:p>20:50:24</text:p>
          </table:table-cell>
          <table:table-cell office:value-type="time" office:time-value="PT20H50M25S" table:style-name="ce4">
            <text:p>20:50:2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0.34" table:style-name="ce1">
            <text:p>540,34</text:p>
          </table:table-cell>
          <table:table-cell office:value-type="float" office:value="2.9919004038000003" table:formula="of:=[.C79]/1000 * [.D79]*[.E79]/1000" table:style-name="ce1">
            <text:p>2,991900404</text:p>
          </table:table-cell>
          <table:table-cell table:number-columns-repeated="2" table:style-name="ce1"/>
          <table:table-cell office:value-type="float" office:value="0.26953033073443589" table:formula="of:=[.F79]-([.$J$3]*[.C79]/1000)" table:style-name="ce1">
            <text:p>0,269530331</text:p>
          </table:table-cell>
          <table:table-cell table:number-columns-repeated="16375"/>
        </table:table-row>
        <table:table-row table:style-name="ro1">
          <table:table-cell office:value-type="time" office:time-value="PT20H50M25S" table:style-name="ce4">
            <text:p>20:50:25</text:p>
          </table:table-cell>
          <table:table-cell office:value-type="time" office:time-value="PT20H50M26S" table:style-name="ce4">
            <text:p>20:50:2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7.38" table:style-name="ce1">
            <text:p>557,38</text:p>
          </table:table-cell>
          <table:table-cell office:value-type="float" office:value="3.0659021327999998" table:formula="of:=[.C80]/1000 * [.D80]*[.E80]/1000" table:style-name="ce1">
            <text:p>3,065902133</text:p>
          </table:table-cell>
          <table:table-cell table:number-columns-repeated="2" table:style-name="ce1"/>
          <table:table-cell office:value-type="float" office:value="0.35624153719972718" table:formula="of:=[.F80]-([.$J$3]*[.C80]/1000)" table:style-name="ce1">
            <text:p>0,356241537</text:p>
          </table:table-cell>
          <table:table-cell table:number-columns-repeated="16375"/>
        </table:table-row>
        <table:table-row table:style-name="ro1">
          <table:table-cell office:value-type="time" office:time-value="PT20H50M26S" table:style-name="ce4">
            <text:p>20:50:26</text:p>
          </table:table-cell>
          <table:table-cell office:value-type="time" office:time-value="PT20H50M27S" table:style-name="ce4">
            <text:p>20:50:2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5.82000000000005" table:style-name="ce1">
            <text:p>565,82</text:p>
          </table:table-cell>
          <table:table-cell office:value-type="float" office:value="3.1094072280000007" table:formula="of:=[.C81]/1000 * [.D81]*[.E81]/1000" table:style-name="ce1">
            <text:p>3,109407228</text:p>
          </table:table-cell>
          <table:table-cell table:number-columns-repeated="2" table:style-name="ce1"/>
          <table:table-cell office:value-type="float" office:value="0.4022885278927868" table:formula="of:=[.F81]-([.$J$3]*[.C81]/1000)" table:style-name="ce1">
            <text:p>0,402288528</text:p>
          </table:table-cell>
          <table:table-cell table:number-columns-repeated="16375"/>
        </table:table-row>
        <table:table-row table:style-name="ro1">
          <table:table-cell office:value-type="time" office:time-value="PT20H50M27S" table:style-name="ce4">
            <text:p>20:50:27</text:p>
          </table:table-cell>
          <table:table-cell office:value-type="time" office:time-value="PT20H50M28S" table:style-name="ce4">
            <text:p>20:50:28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0.02" table:style-name="ce1">
            <text:p>530,02</text:p>
          </table:table-cell>
          <table:table-cell office:value-type="float" office:value="2.9320176380000005" table:formula="of:=[.C82]/1000 * [.D82]*[.E82]/1000" table:style-name="ce1">
            <text:p>2,932017638</text:p>
          </table:table-cell>
          <table:table-cell table:number-columns-repeated="2" table:style-name="ce1"/>
          <table:table-cell office:value-type="float" office:value="0.21218946042749431" table:formula="of:=[.F82]-([.$J$3]*[.C82]/1000)" table:style-name="ce1">
            <text:p>0,21218946</text:p>
          </table:table-cell>
          <table:table-cell table:number-columns-repeated="16375"/>
        </table:table-row>
        <table:table-row table:style-name="ro1">
          <table:table-cell office:value-type="time" office:time-value="PT20H50M28S" table:style-name="ce4">
            <text:p>20:50:28</text:p>
          </table:table-cell>
          <table:table-cell office:value-type="time" office:time-value="PT20H50M29S" table:style-name="ce4">
            <text:p>20:50:2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2.37" table:style-name="ce1">
            <text:p>572,37</text:p>
          </table:table-cell>
          <table:table-cell office:value-type="float" office:value="3.1513089564000003" table:formula="of:=[.C83]/1000 * [.D83]*[.E83]/1000" table:style-name="ce1">
            <text:p>3,151308956</text:p>
          </table:table-cell>
          <table:table-cell table:number-columns-repeated="2" table:style-name="ce1"/>
          <table:table-cell office:value-type="float" office:value="0.43910646530666941" table:formula="of:=[.F83]-([.$J$3]*[.C83]/1000)" table:style-name="ce1">
            <text:p>0,439106465</text:p>
          </table:table-cell>
          <table:table-cell table:number-columns-repeated="16375"/>
        </table:table-row>
        <table:table-row table:style-name="ro1">
          <table:table-cell office:value-type="time" office:time-value="PT20H50M29S" table:style-name="ce4">
            <text:p>20:50:29</text:p>
          </table:table-cell>
          <table:table-cell office:value-type="time" office:time-value="PT20H50M30S" table:style-name="ce4">
            <text:p>20:50:3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2.78" table:style-name="ce1">
            <text:p>562,78</text:p>
          </table:table-cell>
          <table:table-cell office:value-type="float" office:value="3.0927012120000001" table:formula="of:=[.C84]/1000 * [.D84]*[.E84]/1000" table:style-name="ce1">
            <text:p>3,092701212</text:p>
          </table:table-cell>
          <table:table-cell table:number-columns-repeated="2" table:style-name="ce1"/>
          <table:table-cell office:value-type="float" office:value="0.38558251189278625" table:formula="of:=[.F84]-([.$J$3]*[.C84]/1000)" table:style-name="ce1">
            <text:p>0,385582512</text:p>
          </table:table-cell>
          <table:table-cell table:number-columns-repeated="16375"/>
        </table:table-row>
        <table:table-row table:style-name="ro1">
          <table:table-cell office:value-type="time" office:time-value="PT20H50M30S" table:style-name="ce4">
            <text:p>20:50:30</text:p>
          </table:table-cell>
          <table:table-cell office:value-type="time" office:time-value="PT20H50M31S" table:style-name="ce4">
            <text:p>20:50:3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16.1" table:style-name="ce1">
            <text:p>516,1</text:p>
          </table:table-cell>
          <table:table-cell office:value-type="float" office:value="2.8494913200000003" table:formula="of:=[.C85]/1000 * [.D85]*[.E85]/1000" table:style-name="ce1">
            <text:p>2,84949132</text:p>
          </table:table-cell>
          <table:table-cell table:number-columns-repeated="2" table:style-name="ce1"/>
          <table:table-cell office:value-type="float" office:value="0.1296631424274941" table:formula="of:=[.F85]-([.$J$3]*[.C85]/1000)" table:style-name="ce1">
            <text:p>0,129663142</text:p>
          </table:table-cell>
          <table:table-cell table:number-columns-repeated="16375"/>
        </table:table-row>
        <table:table-row table:style-name="ro1">
          <table:table-cell office:value-type="time" office:time-value="PT20H50M31S" table:style-name="ce4">
            <text:p>20:50:31</text:p>
          </table:table-cell>
          <table:table-cell office:value-type="time" office:time-value="PT20H50M32S" table:style-name="ce4">
            <text:p>20:50:3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2.92999999999995" table:style-name="ce1">
            <text:p>532,93</text:p>
          </table:table-cell>
          <table:table-cell office:value-type="float" office:value="2.9286635219999999" table:formula="of:=[.C86]/1000 * [.D86]*[.E86]/1000" table:style-name="ce1">
            <text:p>2,928663522</text:p>
          </table:table-cell>
          <table:table-cell table:number-columns-repeated="2" table:style-name="ce1"/>
          <table:table-cell office:value-type="float" office:value="0.22154482189278601" table:formula="of:=[.F86]-([.$J$3]*[.C86]/1000)" table:style-name="ce1">
            <text:p>0,221544822</text:p>
          </table:table-cell>
          <table:table-cell table:number-columns-repeated="16375"/>
        </table:table-row>
        <table:table-row table:style-name="ro1">
          <table:table-cell office:value-type="time" office:time-value="PT20H50M32S" table:style-name="ce4">
            <text:p>20:50:32</text:p>
          </table:table-cell>
          <table:table-cell office:value-type="time" office:time-value="PT20H50M34S" table:style-name="ce4">
            <text:p>20:50:3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85" table:style-name="ce1">
            <text:p>545,85</text:p>
          </table:table-cell>
          <table:table-cell office:value-type="float" office:value="3.0026553480000002" table:formula="of:=[.C87]/1000 * [.D87]*[.E87]/1000" table:style-name="ce1">
            <text:p>3,002655348</text:p>
          </table:table-cell>
          <table:table-cell table:number-columns-repeated="2" table:style-name="ce1"/>
          <table:table-cell office:value-type="float" office:value="0.29807854338584461" table:formula="of:=[.F87]-([.$J$3]*[.C87]/1000)" table:style-name="ce1">
            <text:p>0,298078543</text:p>
          </table:table-cell>
          <table:table-cell table:number-columns-repeated="16375"/>
        </table:table-row>
        <table:table-row table:style-name="ro1">
          <table:table-cell office:value-type="time" office:time-value="PT20H50M34S" table:style-name="ce4">
            <text:p>20:50:34</text:p>
          </table:table-cell>
          <table:table-cell office:value-type="time" office:time-value="PT20H50M35S" table:style-name="ce4">
            <text:p>20:50:3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8.03" table:style-name="ce1">
            <text:p>538,03</text:p>
          </table:table-cell>
          <table:table-cell office:value-type="float" office:value="2.9679833116999994" table:formula="of:=[.C88]/1000 * [.D88]*[.E88]/1000" table:style-name="ce1">
            <text:p>2,967983312</text:p>
          </table:table-cell>
          <table:table-cell table:number-columns-repeated="2" table:style-name="ce1"/>
          <table:table-cell office:value-type="float" office:value="0.25578082060666851" table:formula="of:=[.F88]-([.$J$3]*[.C88]/1000)" table:style-name="ce1">
            <text:p>0,255780821</text:p>
          </table:table-cell>
          <table:table-cell table:number-columns-repeated="16375"/>
        </table:table-row>
        <table:table-row table:style-name="ro1">
          <table:table-cell office:value-type="time" office:time-value="PT20H50M35S" table:style-name="ce4">
            <text:p>20:50:35</text:p>
          </table:table-cell>
          <table:table-cell office:value-type="time" office:time-value="PT20H50M36S" table:style-name="ce4">
            <text:p>20:50:3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" table:style-name="ce1">
            <text:p>548</text:p>
          </table:table-cell>
          <table:table-cell office:value-type="float" office:value="3.0086515199999999" table:formula="of:=[.C89]/1000 * [.D89]*[.E89]/1000" table:style-name="ce1">
            <text:p>3,00865152</text:p>
          </table:table-cell>
          <table:table-cell table:number-columns-repeated="2" table:style-name="ce1"/>
          <table:table-cell office:value-type="float" office:value="0.3040747153858443" table:formula="of:=[.F89]-([.$J$3]*[.C89]/1000)" table:style-name="ce1">
            <text:p>0,304074715</text:p>
          </table:table-cell>
          <table:table-cell table:number-columns-repeated="16375"/>
        </table:table-row>
        <table:table-row table:style-name="ro1">
          <table:table-cell office:value-type="time" office:time-value="PT20H50M36S" table:style-name="ce4">
            <text:p>20:50:36</text:p>
          </table:table-cell>
          <table:table-cell office:value-type="time" office:time-value="PT20H50M37S" table:style-name="ce4">
            <text:p>20:50:3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9.97" table:style-name="ce1">
            <text:p>559,97</text:p>
          </table:table-cell>
          <table:table-cell office:value-type="float" office:value="3.0830380284000003" table:formula="of:=[.C90]/1000 * [.D90]*[.E90]/1000" table:style-name="ce1">
            <text:p>3,083038028</text:p>
          </table:table-cell>
          <table:table-cell table:number-columns-repeated="2" table:style-name="ce1"/>
          <table:table-cell office:value-type="float" office:value="0.3708355373066694" table:formula="of:=[.F90]-([.$J$3]*[.C90]/1000)" table:style-name="ce1">
            <text:p>0,370835537</text:p>
          </table:table-cell>
          <table:table-cell table:number-columns-repeated="16375"/>
        </table:table-row>
        <table:table-row table:style-name="ro1">
          <table:table-cell office:value-type="time" office:time-value="PT20H50M37S" table:style-name="ce4">
            <text:p>20:50:37</text:p>
          </table:table-cell>
          <table:table-cell office:value-type="time" office:time-value="PT20H50M38S" table:style-name="ce4">
            <text:p>20:50:38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46.14" table:style-name="ce1">
            <text:p>546,14</text:p>
          </table:table-cell>
          <table:table-cell office:value-type="float" office:value="3.0324860411999999" table:formula="of:=[.C91]/1000 * [.D91]*[.E91]/1000" table:style-name="ce1">
            <text:p>3,032486041</text:p>
          </table:table-cell>
          <table:table-cell table:number-columns-repeated="2" table:style-name="ce1"/>
          <table:table-cell office:value-type="float" office:value="0.30249028165526015" table:formula="of:=[.F91]-([.$J$3]*[.C91]/1000)" table:style-name="ce1">
            <text:p>0,302490282</text:p>
          </table:table-cell>
          <table:table-cell table:number-columns-repeated="16375"/>
        </table:table-row>
        <table:table-row table:style-name="ro1">
          <table:table-cell office:value-type="time" office:time-value="PT20H50M38S" table:style-name="ce4">
            <text:p>20:50:38</text:p>
          </table:table-cell>
          <table:table-cell office:value-type="time" office:time-value="PT20H50M39S" table:style-name="ce4">
            <text:p>20:50:3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0.54999999999995" table:style-name="ce1">
            <text:p>520,55</text:p>
          </table:table-cell>
          <table:table-cell office:value-type="float" office:value="2.863316508" table:formula="of:=[.C92]/1000 * [.D92]*[.E92]/1000" table:style-name="ce1">
            <text:p>2,863316508</text:p>
          </table:table-cell>
          <table:table-cell table:number-columns-repeated="2" table:style-name="ce1"/>
          <table:table-cell office:value-type="float" office:value="0.15365591239972742" table:formula="of:=[.F92]-([.$J$3]*[.C92]/1000)" table:style-name="ce1">
            <text:p>0,153655912</text:p>
          </table:table-cell>
          <table:table-cell table:number-columns-repeated="16375"/>
        </table:table-row>
        <table:table-row table:style-name="ro1">
          <table:table-cell office:value-type="time" office:time-value="PT20H50M39S" table:style-name="ce4">
            <text:p>20:50:39</text:p>
          </table:table-cell>
          <table:table-cell office:value-type="time" office:time-value="PT20H50M40S" table:style-name="ce4">
            <text:p>20:50:4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7.52" table:style-name="ce1">
            <text:p>547,52</text:p>
          </table:table-cell>
          <table:table-cell office:value-type="float" office:value="3.0060162047999999" table:formula="of:=[.C93]/1000 * [.D93]*[.E93]/1000" table:style-name="ce1">
            <text:p>3,006016205</text:p>
          </table:table-cell>
          <table:table-cell table:number-columns-repeated="2" table:style-name="ce1"/>
          <table:table-cell office:value-type="float" office:value="0.30143940018584425" table:formula="of:=[.F93]-([.$J$3]*[.C93]/1000)" table:style-name="ce1">
            <text:p>0,3014394</text:p>
          </table:table-cell>
          <table:table-cell table:number-columns-repeated="16375"/>
        </table:table-row>
        <table:table-row table:style-name="ro1">
          <table:table-cell office:value-type="time" office:time-value="PT20H50M40S" table:style-name="ce4">
            <text:p>20:50:40</text:p>
          </table:table-cell>
          <table:table-cell office:value-type="time" office:time-value="PT20H50M41S" table:style-name="ce4">
            <text:p>20:50:4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6.20000000000005" table:style-name="ce1">
            <text:p>566,2</text:p>
          </table:table-cell>
          <table:table-cell office:value-type="float" office:value="3.1114954800000003" table:formula="of:=[.C94]/1000 * [.D94]*[.E94]/1000" table:style-name="ce1">
            <text:p>3,11149548</text:p>
          </table:table-cell>
          <table:table-cell table:number-columns-repeated="2" table:style-name="ce1"/>
          <table:table-cell office:value-type="float" office:value="0.40437677989278642" table:formula="of:=[.F94]-([.$J$3]*[.C94]/1000)" table:style-name="ce1">
            <text:p>0,40437678</text:p>
          </table:table-cell>
          <table:table-cell table:number-columns-repeated="16375"/>
        </table:table-row>
        <table:table-row table:style-name="ro1">
          <table:table-cell office:value-type="time" office:time-value="PT20H50M41S" table:style-name="ce4">
            <text:p>20:50:41</text:p>
          </table:table-cell>
          <table:table-cell office:value-type="time" office:time-value="PT20H50M42S" table:style-name="ce4">
            <text:p>20:50:4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3.89" table:style-name="ce1">
            <text:p>533,89</text:p>
          </table:table-cell>
          <table:table-cell office:value-type="float" office:value="2.9368648232000001" table:formula="of:=[.C95]/1000 * [.D95]*[.E95]/1000" table:style-name="ce1">
            <text:p>2,936864823</text:p>
          </table:table-cell>
          <table:table-cell table:number-columns-repeated="2" table:style-name="ce1"/>
          <table:table-cell office:value-type="float" office:value="0.23228801858584447" table:formula="of:=[.F95]-([.$J$3]*[.C95]/1000)" table:style-name="ce1">
            <text:p>0,232288019</text:p>
          </table:table-cell>
          <table:table-cell table:number-columns-repeated="16375"/>
        </table:table-row>
        <table:table-row table:style-name="ro1">
          <table:table-cell office:value-type="time" office:time-value="PT20H50M42S" table:style-name="ce4">
            <text:p>20:50:42</text:p>
          </table:table-cell>
          <table:table-cell office:value-type="time" office:time-value="PT20H50M43S" table:style-name="ce4">
            <text:p>20:50:4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9.53" table:style-name="ce1">
            <text:p>549,53</text:p>
          </table:table-cell>
          <table:table-cell office:value-type="float" office:value="3.0255583115999998" table:formula="of:=[.C96]/1000 * [.D96]*[.E96]/1000" table:style-name="ce1">
            <text:p>3,025558312</text:p>
          </table:table-cell>
          <table:table-cell table:number-columns-repeated="2" table:style-name="ce1"/>
          <table:table-cell office:value-type="float" office:value="0.31335582050666888" table:formula="of:=[.F96]-([.$J$3]*[.C96]/1000)" table:style-name="ce1">
            <text:p>0,313355821</text:p>
          </table:table-cell>
          <table:table-cell table:number-columns-repeated="16375"/>
        </table:table-row>
        <table:table-row table:style-name="ro1">
          <table:table-cell office:value-type="time" office:time-value="PT20H50M43S" table:style-name="ce4">
            <text:p>20:50:43</text:p>
          </table:table-cell>
          <table:table-cell office:value-type="time" office:time-value="PT20H50M44S" table:style-name="ce4">
            <text:p>20:50:44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0.42999999999995" table:style-name="ce1">
            <text:p>540,43</text:p>
          </table:table-cell>
          <table:table-cell office:value-type="float" office:value="2.9784286245999998" table:formula="of:=[.C97]/1000 * [.D97]*[.E97]/1000" table:style-name="ce1">
            <text:p>2,978428625</text:p>
          </table:table-cell>
          <table:table-cell table:number-columns-repeated="2" table:style-name="ce1"/>
          <table:table-cell office:value-type="float" office:value="0.26876802899972718" table:formula="of:=[.F97]-([.$J$3]*[.C97]/1000)" table:style-name="ce1">
            <text:p>0,268768029</text:p>
          </table:table-cell>
          <table:table-cell table:number-columns-repeated="16375"/>
        </table:table-row>
        <table:table-row table:style-name="ro1">
          <table:table-cell office:value-type="time" office:time-value="PT20H50M44S" table:style-name="ce4">
            <text:p>20:50:44</text:p>
          </table:table-cell>
          <table:table-cell office:value-type="time" office:time-value="PT20H50M46S" table:style-name="ce4">
            <text:p>20:50:4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1.14" table:style-name="ce1">
            <text:p>541,14</text:p>
          </table:table-cell>
          <table:table-cell office:value-type="float" office:value="2.973780756" table:formula="of:=[.C98]/1000 * [.D98]*[.E98]/1000" table:style-name="ce1">
            <text:p>2,973780756</text:p>
          </table:table-cell>
          <table:table-cell table:number-columns-repeated="2" table:style-name="ce1"/>
          <table:table-cell office:value-type="float" office:value="0.26666205589278613" table:formula="of:=[.F98]-([.$J$3]*[.C98]/1000)" table:style-name="ce1">
            <text:p>0,266662056</text:p>
          </table:table-cell>
          <table:table-cell table:number-columns-repeated="16375"/>
        </table:table-row>
        <table:table-row table:style-name="ro1">
          <table:table-cell office:value-type="time" office:time-value="PT20H50M46S" table:style-name="ce4">
            <text:p>20:50:46</text:p>
          </table:table-cell>
          <table:table-cell office:value-type="time" office:time-value="PT20H50M47S" table:style-name="ce4">
            <text:p>20:50:4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2.88" table:style-name="ce1">
            <text:p>542,88</text:p>
          </table:table-cell>
          <table:table-cell office:value-type="float" office:value="2.9861440128000001" table:formula="of:=[.C99]/1000 * [.D99]*[.E99]/1000" table:style-name="ce1">
            <text:p>2,986144013</text:p>
          </table:table-cell>
          <table:table-cell table:number-columns-repeated="2" table:style-name="ce1"/>
          <table:table-cell office:value-type="float" office:value="0.27648341719972747" table:formula="of:=[.F99]-([.$J$3]*[.C99]/1000)" table:style-name="ce1">
            <text:p>0,276483417</text:p>
          </table:table-cell>
          <table:table-cell table:number-columns-repeated="16375"/>
        </table:table-row>
        <table:table-row table:style-name="ro1">
          <table:table-cell office:value-type="time" office:time-value="PT20H50M47S" table:style-name="ce4">
            <text:p>20:50:47</text:p>
          </table:table-cell>
          <table:table-cell office:value-type="time" office:time-value="PT20H50M48S" table:style-name="ce4">
            <text:p>20:50:48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9.07000000000005" table:style-name="ce1">
            <text:p>559,07</text:p>
          </table:table-cell>
          <table:table-cell office:value-type="float" office:value="3.0867372840000002" table:formula="of:=[.C100]/1000 * [.D100]*[.E100]/1000" table:style-name="ce1">
            <text:p>3,086737284</text:p>
          </table:table-cell>
          <table:table-cell table:number-columns-repeated="2" table:style-name="ce1"/>
          <table:table-cell office:value-type="float" office:value="0.36690910642749408" table:formula="of:=[.F100]-([.$J$3]*[.C100]/1000)" table:style-name="ce1">
            <text:p>0,366909106</text:p>
          </table:table-cell>
          <table:table-cell table:number-columns-repeated="16375"/>
        </table:table-row>
        <table:table-row table:style-name="ro1">
          <table:table-cell office:value-type="time" office:time-value="PT20H50M48S" table:style-name="ce4">
            <text:p>20:50:48</text:p>
          </table:table-cell>
          <table:table-cell office:value-type="time" office:time-value="PT20H50M49S" table:style-name="ce4">
            <text:p>20:50:4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2.45000000000005" table:style-name="ce1">
            <text:p>572,45</text:p>
          </table:table-cell>
          <table:table-cell office:value-type="float" office:value="3.1665186240000009" table:formula="of:=[.C101]/1000 * [.D101]*[.E101]/1000" table:style-name="ce1">
            <text:p>3,166518624</text:p>
          </table:table-cell>
          <table:table-cell table:number-columns-repeated="2" table:style-name="ce1"/>
          <table:table-cell office:value-type="float" office:value="0.44160665544137823" table:formula="of:=[.F101]-([.$J$3]*[.C101]/1000)" table:style-name="ce1">
            <text:p>0,441606655</text:p>
          </table:table-cell>
          <table:table-cell table:number-columns-repeated="16375"/>
        </table:table-row>
        <table:table-row table:style-name="ro1">
          <table:table-cell office:value-type="time" office:time-value="PT20H50M49S" table:style-name="ce4">
            <text:p>20:50:49</text:p>
          </table:table-cell>
          <table:table-cell office:value-type="time" office:time-value="PT20H50M50S" table:style-name="ce4">
            <text:p>20:50:5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5.98" table:style-name="ce1">
            <text:p>515,98</text:p>
          </table:table-cell>
          <table:table-cell office:value-type="float" office:value="2.8328540352" table:formula="of:=[.C102]/1000 * [.D102]*[.E102]/1000" table:style-name="ce1">
            <text:p>2,832854035</text:p>
          </table:table-cell>
          <table:table-cell table:number-columns-repeated="2" table:style-name="ce1"/>
          <table:table-cell office:value-type="float" office:value="0.12827723058584439" table:formula="of:=[.F102]-([.$J$3]*[.C102]/1000)" table:style-name="ce1">
            <text:p>0,128277231</text:p>
          </table:table-cell>
          <table:table-cell table:number-columns-repeated="16375"/>
        </table:table-row>
        <table:table-row table:style-name="ro1">
          <table:table-cell office:value-type="time" office:time-value="PT20H50M50S" table:style-name="ce4">
            <text:p>20:50:50</text:p>
          </table:table-cell>
          <table:table-cell office:value-type="time" office:time-value="PT20H50M51S" table:style-name="ce4">
            <text:p>20:50:5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3.75" table:style-name="ce1">
            <text:p>553,75</text:p>
          </table:table-cell>
          <table:table-cell office:value-type="float" office:value="3.0430777500000001" table:formula="of:=[.C103]/1000 * [.D103]*[.E103]/1000" table:style-name="ce1">
            <text:p>3,04307775</text:p>
          </table:table-cell>
          <table:table-cell table:number-columns-repeated="2" table:style-name="ce1"/>
          <table:table-cell office:value-type="float" office:value="0.33595904989278624" table:formula="of:=[.F103]-([.$J$3]*[.C103]/1000)" table:style-name="ce1">
            <text:p>0,33595905</text:p>
          </table:table-cell>
          <table:table-cell table:number-columns-repeated="16375"/>
        </table:table-row>
        <table:table-row table:style-name="ro1">
          <table:table-cell office:value-type="time" office:time-value="PT20H50M51S" table:style-name="ce4">
            <text:p>20:50:51</text:p>
          </table:table-cell>
          <table:table-cell office:value-type="time" office:time-value="PT20H50M52S" table:style-name="ce4">
            <text:p>20:50:5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73.41" table:style-name="ce1">
            <text:p>573,41</text:p>
          </table:table-cell>
          <table:table-cell office:value-type="float" office:value="3.1747876787999996" table:formula="of:=[.C104]/1000 * [.D104]*[.E104]/1000" table:style-name="ce1">
            <text:p>3,174787679</text:p>
          </table:table-cell>
          <table:table-cell table:number-columns-repeated="2" table:style-name="ce1"/>
          <table:table-cell office:value-type="float" office:value="0.44733381474831813" table:formula="of:=[.F104]-([.$J$3]*[.C104]/1000)" table:style-name="ce1">
            <text:p>0,447333815</text:p>
          </table:table-cell>
          <table:table-cell table:number-columns-repeated="16375"/>
        </table:table-row>
        <table:table-row table:style-name="ro1">
          <table:table-cell office:value-type="time" office:time-value="PT20H50M52S" table:style-name="ce4">
            <text:p>20:50:52</text:p>
          </table:table-cell>
          <table:table-cell office:value-type="time" office:time-value="PT20H50M53S" table:style-name="ce4">
            <text:p>20:50:5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0.67999999999995" table:style-name="ce1">
            <text:p>550,68</text:p>
          </table:table-cell>
          <table:table-cell office:value-type="float" office:value="3.0292245983999999" table:formula="of:=[.C105]/1000 * [.D105]*[.E105]/1000" table:style-name="ce1">
            <text:p>3,029224598</text:p>
          </table:table-cell>
          <table:table-cell table:number-columns-repeated="2" table:style-name="ce1"/>
          <table:table-cell office:value-type="float" office:value="0.3246477937858443" table:formula="of:=[.F105]-([.$J$3]*[.C105]/1000)" table:style-name="ce1">
            <text:p>0,324647794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315.24302503349992" table:formula="of:=SUM([.F3:.F105])" table:style-name="ce3">
            <text:p>315,243025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35.227817518184814" table:formula="of:=SUM([.I3:.I105])" table:style-name="ce3">
            <text:p>35,2278175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Experiment 2</text:p>
          </table:table-cell>
          <table:table-cell table:style-name="ce2"/>
          <table:table-cell table:number-columns-repeated="6" table:style-name="ce3"/>
          <table:table-cell table:style-name="ce1"/>
          <table:table-cell table:number-columns-repeated="16375" table:style-name="ce3"/>
        </table:table-row>
        <table:table-row table:style-name="ro1">
          <table:table-cell office:value-type="time" office:time-value="PT20H52M0S" table:style-name="ce4">
            <text:p>20:52:00</text:p>
          </table:table-cell>
          <table:table-cell office:value-type="time" office:time-value="PT20H52M1S" table:style-name="ce4">
            <text:p>20:52:0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6.04999999999995" table:style-name="ce1">
            <text:p>566,05</text:p>
          </table:table-cell>
          <table:table-cell office:value-type="float" office:value="3.1077503519999996" table:formula="of:=[.C108]/1000 * [.D108]*[.E108]/1000" table:style-name="ce1">
            <text:p>3,107750352</text:p>
          </table:table-cell>
          <table:table-cell table:number-columns-repeated="2" table:style-name="ce1"/>
          <table:table-cell office:value-type="float" office:value="0.40317354738584399" table:formula="of:=[.F108]-([.$J$3]*[.C108]/1000)" table:style-name="ce1">
            <text:p>0,403173547</text:p>
          </table:table-cell>
          <table:table-cell table:number-columns-repeated="16375"/>
        </table:table-row>
        <table:table-row table:style-name="ro1">
          <table:table-cell office:value-type="time" office:time-value="PT20H52M1S" table:style-name="ce4">
            <text:p>20:52:01</text:p>
          </table:table-cell>
          <table:table-cell office:value-type="time" office:time-value="PT20H52M2S" table:style-name="ce4">
            <text:p>20:52:0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0.44000000000005" table:style-name="ce1">
            <text:p>520,44</text:p>
          </table:table-cell>
          <table:table-cell office:value-type="float" office:value="2.8573405056000003" table:formula="of:=[.C109]/1000 * [.D109]*[.E109]/1000" table:style-name="ce1">
            <text:p>2,857340506</text:p>
          </table:table-cell>
          <table:table-cell table:number-columns-repeated="2" table:style-name="ce1"/>
          <table:table-cell office:value-type="float" office:value="0.15276370098584469" table:formula="of:=[.F109]-([.$J$3]*[.C109]/1000)" table:style-name="ce1">
            <text:p>0,152763701</text:p>
          </table:table-cell>
          <table:table-cell table:number-columns-repeated="16375"/>
        </table:table-row>
        <table:table-row table:style-name="ro1">
          <table:table-cell office:value-type="time" office:time-value="PT20H52M2S" table:style-name="ce4">
            <text:p>20:52:02</text:p>
          </table:table-cell>
          <table:table-cell office:value-type="time" office:time-value="PT20H52M3S" table:style-name="ce4">
            <text:p>20:52:03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8.91" table:style-name="ce1">
            <text:p>548,91</text:p>
          </table:table-cell>
          <table:table-cell office:value-type="float" office:value="3.0450288230999996" table:formula="of:=[.C110]/1000 * [.D110]*[.E110]/1000" table:style-name="ce1">
            <text:p>3,045028823</text:p>
          </table:table-cell>
          <table:table-cell table:number-columns-repeated="2" table:style-name="ce1"/>
          <table:table-cell office:value-type="float" office:value="0.31757495904831812" table:formula="of:=[.F110]-([.$J$3]*[.C110]/1000)" table:style-name="ce1">
            <text:p>0,317574959</text:p>
          </table:table-cell>
          <table:table-cell table:number-columns-repeated="16375"/>
        </table:table-row>
        <table:table-row table:style-name="ro1">
          <table:table-cell office:value-type="time" office:time-value="PT20H52M3S" table:style-name="ce4">
            <text:p>20:52:03</text:p>
          </table:table-cell>
          <table:table-cell office:value-type="time" office:time-value="PT20H52M4S" table:style-name="ce4">
            <text:p>20:52:0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8.23" table:style-name="ce1">
            <text:p>528,23</text:p>
          </table:table-cell>
          <table:table-cell office:value-type="float" office:value="2.8973838083999999" table:formula="of:=[.C111]/1000 * [.D111]*[.E111]/1000" table:style-name="ce1">
            <text:p>2,897383808</text:p>
          </table:table-cell>
          <table:table-cell table:number-columns-repeated="2" table:style-name="ce1"/>
          <table:table-cell office:value-type="float" office:value="0.19534889927890253" table:formula="of:=[.F111]-([.$J$3]*[.C111]/1000)" table:style-name="ce1">
            <text:p>0,195348899</text:p>
          </table:table-cell>
          <table:table-cell table:number-columns-repeated="16375"/>
        </table:table-row>
        <table:table-row table:style-name="ro1">
          <table:table-cell office:value-type="time" office:time-value="PT20H52M4S" table:style-name="ce4">
            <text:p>20:52:04</text:p>
          </table:table-cell>
          <table:table-cell office:value-type="time" office:time-value="PT20H52M5S" table:style-name="ce4">
            <text:p>20:52:0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17.74" table:style-name="ce1">
            <text:p>517,74</text:p>
          </table:table-cell>
          <table:table-cell office:value-type="float" office:value="2.8638891648000002" table:formula="of:=[.C112]/1000 * [.D112]*[.E112]/1000" table:style-name="ce1">
            <text:p>2,863889165</text:p>
          </table:table-cell>
          <table:table-cell table:number-columns-repeated="2" table:style-name="ce1"/>
          <table:table-cell office:value-type="float" office:value="0.1389771962413775" table:formula="of:=[.F112]-([.$J$3]*[.C112]/1000)" table:style-name="ce1">
            <text:p>0,138977196</text:p>
          </table:table-cell>
          <table:table-cell table:number-columns-repeated="16375"/>
        </table:table-row>
        <table:table-row table:style-name="ro1">
          <table:table-cell office:value-type="time" office:time-value="PT20H52M5S" table:style-name="ce4">
            <text:p>20:52:05</text:p>
          </table:table-cell>
          <table:table-cell office:value-type="time" office:time-value="PT20H52M6S" table:style-name="ce4">
            <text:p>20:52:0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4.28" table:style-name="ce1">
            <text:p>524,28</text:p>
          </table:table-cell>
          <table:table-cell office:value-type="float" office:value="2.8840013664000002" table:formula="of:=[.C113]/1000 * [.D113]*[.E113]/1000" table:style-name="ce1">
            <text:p>2,884001366</text:p>
          </table:table-cell>
          <table:table-cell table:number-columns-repeated="2" table:style-name="ce1"/>
          <table:table-cell office:value-type="float" office:value="0.17942456178584454" table:formula="of:=[.F113]-([.$J$3]*[.C113]/1000)" table:style-name="ce1">
            <text:p>0,179424562</text:p>
          </table:table-cell>
          <table:table-cell table:number-columns-repeated="16375"/>
        </table:table-row>
        <table:table-row table:style-name="ro1">
          <table:table-cell office:value-type="time" office:time-value="PT20H52M6S" table:style-name="ce4">
            <text:p>20:52:06</text:p>
          </table:table-cell>
          <table:table-cell office:value-type="time" office:time-value="PT20H52M7S" table:style-name="ce4">
            <text:p>20:52:0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9.27" table:style-name="ce1">
            <text:p>549,27</text:p>
          </table:table-cell>
          <table:table-cell office:value-type="float" office:value="3.0214683576000003" table:formula="of:=[.C114]/1000 * [.D114]*[.E114]/1000" table:style-name="ce1">
            <text:p>3,021468358</text:p>
          </table:table-cell>
          <table:table-cell table:number-columns-repeated="2" table:style-name="ce1"/>
          <table:table-cell office:value-type="float" office:value="0.3168915529858447" table:formula="of:=[.F114]-([.$J$3]*[.C114]/1000)" table:style-name="ce1">
            <text:p>0,316891553</text:p>
          </table:table-cell>
          <table:table-cell table:number-columns-repeated="16375"/>
        </table:table-row>
        <table:table-row table:style-name="ro1">
          <table:table-cell office:value-type="time" office:time-value="PT20H52M7S" table:style-name="ce4">
            <text:p>20:52:07</text:p>
          </table:table-cell>
          <table:table-cell office:value-type="time" office:time-value="PT20H52M8S" table:style-name="ce4">
            <text:p>20:52:08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2.30999999999995" table:style-name="ce1">
            <text:p>552,31</text:p>
          </table:table-cell>
          <table:table-cell office:value-type="float" office:value="3.0467573608999992" table:formula="of:=[.C115]/1000 * [.D115]*[.E115]/1000" table:style-name="ce1">
            <text:p>3,046757361</text:p>
          </table:table-cell>
          <table:table-cell table:number-columns-repeated="2" table:style-name="ce1"/>
          <table:table-cell office:value-type="float" office:value="0.33455486980666826" table:formula="of:=[.F115]-([.$J$3]*[.C115]/1000)" table:style-name="ce1">
            <text:p>0,33455487</text:p>
          </table:table-cell>
          <table:table-cell table:number-columns-repeated="16375"/>
        </table:table-row>
        <table:table-row table:style-name="ro1">
          <table:table-cell office:value-type="time" office:time-value="PT20H52M8S" table:style-name="ce4">
            <text:p>20:52:08</text:p>
          </table:table-cell>
          <table:table-cell office:value-type="time" office:time-value="PT20H52M9S" table:style-name="ce4">
            <text:p>20:52:0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3.38" table:style-name="ce1">
            <text:p>533,38</text:p>
          </table:table-cell>
          <table:table-cell office:value-type="float" office:value="2.9340593744000003" table:formula="of:=[.C116]/1000 * [.D116]*[.E116]/1000" table:style-name="ce1">
            <text:p>2,934059374</text:p>
          </table:table-cell>
          <table:table-cell table:number-columns-repeated="2" table:style-name="ce1"/>
          <table:table-cell office:value-type="float" office:value="0.22948256978584469" table:formula="of:=[.F116]-([.$J$3]*[.C116]/1000)" table:style-name="ce1">
            <text:p>0,22948257</text:p>
          </table:table-cell>
          <table:table-cell table:number-columns-repeated="16375"/>
        </table:table-row>
        <table:table-row table:style-name="ro1">
          <table:table-cell office:value-type="time" office:time-value="PT20H52M9S" table:style-name="ce4">
            <text:p>20:52:09</text:p>
          </table:table-cell>
          <table:table-cell office:value-type="time" office:time-value="PT20H52M11S" table:style-name="ce4">
            <text:p>20:52:1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6.54" table:style-name="ce1">
            <text:p>556,54</text:p>
          </table:table-cell>
          <table:table-cell office:value-type="float" office:value="3.0643370669999994" table:formula="of:=[.C117]/1000 * [.D117]*[.E117]/1000" table:style-name="ce1">
            <text:p>3,064337067</text:p>
          </table:table-cell>
          <table:table-cell table:number-columns-repeated="2" table:style-name="ce1"/>
          <table:table-cell office:value-type="float" office:value="0.35721836689278552" table:formula="of:=[.F117]-([.$J$3]*[.C117]/1000)" table:style-name="ce1">
            <text:p>0,357218367</text:p>
          </table:table-cell>
          <table:table-cell table:number-columns-repeated="16375"/>
        </table:table-row>
        <table:table-row table:style-name="ro1">
          <table:table-cell office:value-type="time" office:time-value="PT20H52M11S" table:style-name="ce4">
            <text:p>20:52:11</text:p>
          </table:table-cell>
          <table:table-cell office:value-type="time" office:time-value="PT20H52M12S" table:style-name="ce4">
            <text:p>20:52:12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48.45000000000005" table:style-name="ce1">
            <text:p>548,45</text:p>
          </table:table-cell>
          <table:table-cell office:value-type="float" office:value="3.0481479875000002" table:formula="of:=[.C118]/1000 * [.D118]*[.E118]/1000" table:style-name="ce1">
            <text:p>3,048147988</text:p>
          </table:table-cell>
          <table:table-cell table:number-columns-repeated="2" table:style-name="ce1"/>
          <table:table-cell office:value-type="float" office:value="0.31561033246220171" table:formula="of:=[.F118]-([.$J$3]*[.C118]/1000)" table:style-name="ce1">
            <text:p>0,315610332</text:p>
          </table:table-cell>
          <table:table-cell table:number-columns-repeated="16375"/>
        </table:table-row>
        <table:table-row table:style-name="ro1">
          <table:table-cell office:value-type="time" office:time-value="PT20H52M12S" table:style-name="ce4">
            <text:p>20:52:12</text:p>
          </table:table-cell>
          <table:table-cell office:value-type="time" office:time-value="PT20H52M13S" table:style-name="ce4">
            <text:p>20:52:1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3.02" table:style-name="ce1">
            <text:p>523,02</text:p>
          </table:table-cell>
          <table:table-cell office:value-type="float" office:value="2.8661077584000005" table:formula="of:=[.C119]/1000 * [.D119]*[.E119]/1000" table:style-name="ce1">
            <text:p>2,866107758</text:p>
          </table:table-cell>
          <table:table-cell table:number-columns-repeated="2" table:style-name="ce1"/>
          <table:table-cell office:value-type="float" office:value="0.16661474477196148" table:formula="of:=[.F119]-([.$J$3]*[.C119]/1000)" table:style-name="ce1">
            <text:p>0,166614745</text:p>
          </table:table-cell>
          <table:table-cell table:number-columns-repeated="16375"/>
        </table:table-row>
        <table:table-row table:style-name="ro1">
          <table:table-cell office:value-type="time" office:time-value="PT20H52M13S" table:style-name="ce4">
            <text:p>20:52:13</text:p>
          </table:table-cell>
          <table:table-cell office:value-type="time" office:time-value="PT20H52M14S" table:style-name="ce4">
            <text:p>20:52:14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7.98" table:style-name="ce1">
            <text:p>547,98</text:p>
          </table:table-cell>
          <table:table-cell office:value-type="float" office:value="3.0141968688" table:formula="of:=[.C120]/1000 * [.D120]*[.E120]/1000" table:style-name="ce1">
            <text:p>3,014196869</text:p>
          </table:table-cell>
          <table:table-cell table:number-columns-repeated="2" table:style-name="ce1"/>
          <table:table-cell office:value-type="float" office:value="0.30453627319972743" table:formula="of:=[.F120]-([.$J$3]*[.C120]/1000)" table:style-name="ce1">
            <text:p>0,304536273</text:p>
          </table:table-cell>
          <table:table-cell table:number-columns-repeated="16375"/>
        </table:table-row>
        <table:table-row table:style-name="ro1">
          <table:table-cell office:value-type="time" office:time-value="PT20H52M14S" table:style-name="ce4">
            <text:p>20:52:14</text:p>
          </table:table-cell>
          <table:table-cell office:value-type="time" office:time-value="PT20H52M15S" table:style-name="ce4">
            <text:p>20:52:1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88" table:style-name="ce1">
            <text:p>551,88</text:p>
          </table:table-cell>
          <table:table-cell office:value-type="float" office:value="3.0470398560000005" table:formula="of:=[.C121]/1000 * [.D121]*[.E121]/1000" table:style-name="ce1">
            <text:p>3,047039856</text:p>
          </table:table-cell>
          <table:table-cell table:number-columns-repeated="2" table:style-name="ce1"/>
          <table:table-cell office:value-type="float" office:value="0.32721167842749432" table:formula="of:=[.F121]-([.$J$3]*[.C121]/1000)" table:style-name="ce1">
            <text:p>0,327211678</text:p>
          </table:table-cell>
          <table:table-cell table:number-columns-repeated="16375"/>
        </table:table-row>
        <table:table-row table:style-name="ro1">
          <table:table-cell office:value-type="time" office:time-value="PT20H52M15S" table:style-name="ce4">
            <text:p>20:52:15</text:p>
          </table:table-cell>
          <table:table-cell office:value-type="time" office:time-value="PT20H52M16S" table:style-name="ce4">
            <text:p>20:52:1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9.78" table:style-name="ce1">
            <text:p>529,78</text:p>
          </table:table-cell>
          <table:table-cell office:value-type="float" office:value="2.9195540064000003" table:formula="of:=[.C122]/1000 * [.D122]*[.E122]/1000" table:style-name="ce1">
            <text:p>2,919554006</text:p>
          </table:table-cell>
          <table:table-cell table:number-columns-repeated="2" table:style-name="ce1"/>
          <table:table-cell office:value-type="float" office:value="0.20480961981361112" table:formula="of:=[.F122]-([.$J$3]*[.C122]/1000)" table:style-name="ce1">
            <text:p>0,20480962</text:p>
          </table:table-cell>
          <table:table-cell table:number-columns-repeated="16375"/>
        </table:table-row>
        <table:table-row table:style-name="ro1">
          <table:table-cell office:value-type="time" office:time-value="PT20H52M16S" table:style-name="ce4">
            <text:p>20:52:16</text:p>
          </table:table-cell>
          <table:table-cell office:value-type="time" office:time-value="PT20H52M17S" table:style-name="ce4">
            <text:p>20:52:17</text:p>
          </table:table-cell>
          <table:table-cell office:value-type="float" office:value="1064" table:style-name="ce1">
            <text:p>1064</text:p>
          </table:table-cell>
          <table:table-cell office:value-type="float" office:value="5.15" table:style-name="ce1">
            <text:p>5,15</text:p>
          </table:table-cell>
          <table:table-cell office:value-type="float" office:value="535.73" table:style-name="ce1">
            <text:p>535,73</text:p>
          </table:table-cell>
          <table:table-cell office:value-type="float" office:value="2.9355861080000003" table:formula="of:=[.C123]/1000 * [.D123]*[.E123]/1000" table:style-name="ce1">
            <text:p>2,935586108</text:p>
          </table:table-cell>
          <table:table-cell table:number-columns-repeated="2" table:style-name="ce1"/>
          <table:table-cell office:value-type="float" office:value="0.23100930338584469" table:formula="of:=[.F123]-([.$J$3]*[.C123]/1000)" table:style-name="ce1">
            <text:p>0,231009303</text:p>
          </table:table-cell>
          <table:table-cell table:number-columns-repeated="16375"/>
        </table:table-row>
        <table:table-row table:style-name="ro1">
          <table:table-cell office:value-type="time" office:time-value="PT20H52M17S" table:style-name="ce4">
            <text:p>20:52:17</text:p>
          </table:table-cell>
          <table:table-cell office:value-type="time" office:time-value="PT20H52M18S" table:style-name="ce4">
            <text:p>20:52:1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6.21" table:style-name="ce1">
            <text:p>536,21</text:p>
          </table:table-cell>
          <table:table-cell office:value-type="float" office:value="2.9466884340000004" table:formula="of:=[.C124]/1000 * [.D124]*[.E124]/1000" table:style-name="ce1">
            <text:p>2,946688434</text:p>
          </table:table-cell>
          <table:table-cell table:number-columns-repeated="2" table:style-name="ce1"/>
          <table:table-cell office:value-type="float" office:value="0.23956973389278646" table:formula="of:=[.F124]-([.$J$3]*[.C124]/1000)" table:style-name="ce1">
            <text:p>0,239569734</text:p>
          </table:table-cell>
          <table:table-cell table:number-columns-repeated="16375"/>
        </table:table-row>
        <table:table-row table:style-name="ro1">
          <table:table-cell office:value-type="time" office:time-value="PT20H52M18S" table:style-name="ce4">
            <text:p>20:52:18</text:p>
          </table:table-cell>
          <table:table-cell office:value-type="time" office:time-value="PT20H52M19S" table:style-name="ce4">
            <text:p>20:52:1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3.96" table:style-name="ce1">
            <text:p>553,96</text:p>
          </table:table-cell>
          <table:table-cell office:value-type="float" office:value="3.0413733504000002" table:formula="of:=[.C125]/1000 * [.D125]*[.E125]/1000" table:style-name="ce1">
            <text:p>3,04137335</text:p>
          </table:table-cell>
          <table:table-cell table:number-columns-repeated="2" table:style-name="ce1"/>
          <table:table-cell office:value-type="float" office:value="0.33679654578584461" table:formula="of:=[.F125]-([.$J$3]*[.C125]/1000)" table:style-name="ce1">
            <text:p>0,336796546</text:p>
          </table:table-cell>
          <table:table-cell table:number-columns-repeated="16375"/>
        </table:table-row>
        <table:table-row table:style-name="ro1">
          <table:table-cell office:value-type="time" office:time-value="PT20H52M19S" table:style-name="ce4">
            <text:p>20:52:19</text:p>
          </table:table-cell>
          <table:table-cell office:value-type="time" office:time-value="PT20H52M20S" table:style-name="ce4">
            <text:p>20:52:2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9.95000000000005" table:style-name="ce1">
            <text:p>539,95</text:p>
          </table:table-cell>
          <table:table-cell office:value-type="float" office:value="2.96724123" table:formula="of:=[.C126]/1000 * [.D126]*[.E126]/1000" table:style-name="ce1">
            <text:p>2,96724123</text:p>
          </table:table-cell>
          <table:table-cell table:number-columns-repeated="2" table:style-name="ce1"/>
          <table:table-cell office:value-type="float" office:value="0.26012252989278606" table:formula="of:=[.F126]-([.$J$3]*[.C126]/1000)" table:style-name="ce1">
            <text:p>0,26012253</text:p>
          </table:table-cell>
          <table:table-cell table:number-columns-repeated="16375"/>
        </table:table-row>
        <table:table-row table:style-name="ro1">
          <table:table-cell office:value-type="time" office:time-value="PT20H52M20S" table:style-name="ce4">
            <text:p>20:52:20</text:p>
          </table:table-cell>
          <table:table-cell office:value-type="time" office:time-value="PT20H52M21S" table:style-name="ce4">
            <text:p>20:52:2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6.70000000000005" table:style-name="ce1">
            <text:p>526,7</text:p>
          </table:table-cell>
          <table:table-cell office:value-type="float" office:value="2.8973134960000007" table:formula="of:=[.C127]/1000 * [.D127]*[.E127]/1000" table:style-name="ce1">
            <text:p>2,897313496</text:p>
          </table:table-cell>
          <table:table-cell table:number-columns-repeated="2" table:style-name="ce1"/>
          <table:table-cell office:value-type="float" office:value="0.19273669138584504" table:formula="of:=[.F127]-([.$J$3]*[.C127]/1000)" table:style-name="ce1">
            <text:p>0,192736691</text:p>
          </table:table-cell>
          <table:table-cell table:number-columns-repeated="16375"/>
        </table:table-row>
        <table:table-row table:style-name="ro1">
          <table:table-cell office:value-type="time" office:time-value="PT20H52M21S" table:style-name="ce4">
            <text:p>20:52:21</text:p>
          </table:table-cell>
          <table:table-cell office:value-type="time" office:time-value="PT20H52M23S" table:style-name="ce4">
            <text:p>20:52:23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3.66999999999996" table:style-name="ce1">
            <text:p>563,67</text:p>
          </table:table-cell>
          <table:table-cell office:value-type="float" office:value="3.1208604155999997" table:formula="of:=[.C128]/1000 * [.D128]*[.E128]/1000" table:style-name="ce1">
            <text:p>3,120860416</text:p>
          </table:table-cell>
          <table:table-cell table:number-columns-repeated="2" table:style-name="ce1"/>
          <table:table-cell office:value-type="float" office:value="0.39340655154831827" table:formula="of:=[.F128]-([.$J$3]*[.C128]/1000)" table:style-name="ce1">
            <text:p>0,393406552</text:p>
          </table:table-cell>
          <table:table-cell table:number-columns-repeated="16375"/>
        </table:table-row>
        <table:table-row table:style-name="ro1">
          <table:table-cell office:value-type="time" office:time-value="PT20H52M23S" table:style-name="ce4">
            <text:p>20:52:23</text:p>
          </table:table-cell>
          <table:table-cell office:value-type="time" office:time-value="PT20H52M24S" table:style-name="ce4">
            <text:p>20:52:2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9.41" table:style-name="ce1">
            <text:p>559,41</text:p>
          </table:table-cell>
          <table:table-cell office:value-type="float" office:value="3.0859237298999997" table:formula="of:=[.C129]/1000 * [.D129]*[.E129]/1000" table:style-name="ce1">
            <text:p>3,08592373</text:p>
          </table:table-cell>
          <table:table-cell table:number-columns-repeated="2" table:style-name="ce1"/>
          <table:table-cell office:value-type="float" office:value="0.37372123880666885" table:formula="of:=[.F129]-([.$J$3]*[.C129]/1000)" table:style-name="ce1">
            <text:p>0,373721239</text:p>
          </table:table-cell>
          <table:table-cell table:number-columns-repeated="16375"/>
        </table:table-row>
        <table:table-row table:style-name="ro1">
          <table:table-cell office:value-type="time" office:time-value="PT20H52M24S" table:style-name="ce4">
            <text:p>20:52:24</text:p>
          </table:table-cell>
          <table:table-cell office:value-type="time" office:time-value="PT20H52M25S" table:style-name="ce4">
            <text:p>20:52:2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1.72" table:style-name="ce1">
            <text:p>551,72</text:p>
          </table:table-cell>
          <table:table-cell office:value-type="float" office:value="3.0406502983999997" table:formula="of:=[.C130]/1000 * [.D130]*[.E130]/1000" table:style-name="ce1">
            <text:p>3,040650298</text:p>
          </table:table-cell>
          <table:table-cell table:number-columns-repeated="2" table:style-name="ce1"/>
          <table:table-cell office:value-type="float" office:value="0.33098970279972706" table:formula="of:=[.F130]-([.$J$3]*[.C130]/1000)" table:style-name="ce1">
            <text:p>0,330989703</text:p>
          </table:table-cell>
          <table:table-cell table:number-columns-repeated="16375"/>
        </table:table-row>
        <table:table-row table:style-name="ro1">
          <table:table-cell office:value-type="time" office:time-value="PT20H52M25S" table:style-name="ce4">
            <text:p>20:52:25</text:p>
          </table:table-cell>
          <table:table-cell office:value-type="time" office:time-value="PT20H52M26S" table:style-name="ce4">
            <text:p>20:52:26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42.32000000000005" table:style-name="ce1">
            <text:p>542,32</text:p>
          </table:table-cell>
          <table:table-cell office:value-type="float" office:value="3.0054506688000004" table:formula="of:=[.C131]/1000 * [.D131]*[.E131]/1000" table:style-name="ce1">
            <text:p>3,005450669</text:p>
          </table:table-cell>
          <table:table-cell table:number-columns-repeated="2" table:style-name="ce1"/>
          <table:table-cell office:value-type="float" office:value="0.27545490925526073" table:formula="of:=[.F131]-([.$J$3]*[.C131]/1000)" table:style-name="ce1">
            <text:p>0,275454909</text:p>
          </table:table-cell>
          <table:table-cell table:number-columns-repeated="16375"/>
        </table:table-row>
        <table:table-row table:style-name="ro1">
          <table:table-cell office:value-type="time" office:time-value="PT20H52M26S" table:style-name="ce4">
            <text:p>20:52:26</text:p>
          </table:table-cell>
          <table:table-cell office:value-type="time" office:time-value="PT20H52M27S" table:style-name="ce4">
            <text:p>20:52:2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7.57000000000005" table:style-name="ce1">
            <text:p>547,57</text:p>
          </table:table-cell>
          <table:table-cell office:value-type="float" office:value="3.0091161780000002" table:formula="of:=[.C132]/1000 * [.D132]*[.E132]/1000" table:style-name="ce1">
            <text:p>3,009116178</text:p>
          </table:table-cell>
          <table:table-cell table:number-columns-repeated="2" table:style-name="ce1"/>
          <table:table-cell office:value-type="float" office:value="0.3019974778927863" table:formula="of:=[.F132]-([.$J$3]*[.C132]/1000)" table:style-name="ce1">
            <text:p>0,301997478</text:p>
          </table:table-cell>
          <table:table-cell table:number-columns-repeated="16375"/>
        </table:table-row>
        <table:table-row table:style-name="ro1">
          <table:table-cell office:value-type="time" office:time-value="PT20H52M27S" table:style-name="ce4">
            <text:p>20:52:27</text:p>
          </table:table-cell>
          <table:table-cell office:value-type="time" office:time-value="PT20H52M28S" table:style-name="ce4">
            <text:p>20:52:2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3.73" table:style-name="ce1">
            <text:p>543,73</text:p>
          </table:table-cell>
          <table:table-cell office:value-type="float" office:value="2.9852081952000002" table:formula="of:=[.C133]/1000 * [.D133]*[.E133]/1000" table:style-name="ce1">
            <text:p>2,985208195</text:p>
          </table:table-cell>
          <table:table-cell table:number-columns-repeated="2" table:style-name="ce1"/>
          <table:table-cell office:value-type="float" office:value="0.28063139058584463" table:formula="of:=[.F133]-([.$J$3]*[.C133]/1000)" table:style-name="ce1">
            <text:p>0,280631391</text:p>
          </table:table-cell>
          <table:table-cell table:number-columns-repeated="16375"/>
        </table:table-row>
        <table:table-row table:style-name="ro1">
          <table:table-cell office:value-type="time" office:time-value="PT20H52M28S" table:style-name="ce4">
            <text:p>20:52:28</text:p>
          </table:table-cell>
          <table:table-cell office:value-type="time" office:time-value="PT20H52M29S" table:style-name="ce4">
            <text:p>20:52:29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70.41" table:style-name="ce1">
            <text:p>570,41</text:p>
          </table:table-cell>
          <table:table-cell office:value-type="float" office:value="3.1464043764" table:formula="of:=[.C134]/1000 * [.D134]*[.E134]/1000" table:style-name="ce1">
            <text:p>3,146404376</text:p>
          </table:table-cell>
          <table:table-cell table:number-columns-repeated="2" table:style-name="ce1"/>
          <table:table-cell office:value-type="float" office:value="0.42911809432055259" table:formula="of:=[.F134]-([.$J$3]*[.C134]/1000)" table:style-name="ce1">
            <text:p>0,429118094</text:p>
          </table:table-cell>
          <table:table-cell table:number-columns-repeated="16375"/>
        </table:table-row>
        <table:table-row table:style-name="ro1">
          <table:table-cell office:value-type="time" office:time-value="PT20H52M29S" table:style-name="ce4">
            <text:p>20:52:29</text:p>
          </table:table-cell>
          <table:table-cell office:value-type="time" office:time-value="PT20H52M30S" table:style-name="ce4">
            <text:p>20:52:3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2.98" table:style-name="ce1">
            <text:p>562,98</text:p>
          </table:table-cell>
          <table:table-cell office:value-type="float" office:value="3.0967052688000005" table:formula="of:=[.C135]/1000 * [.D135]*[.E135]/1000" table:style-name="ce1">
            <text:p>3,096705269</text:p>
          </table:table-cell>
          <table:table-cell table:number-columns-repeated="2" table:style-name="ce1"/>
          <table:table-cell office:value-type="float" office:value="0.38704467319972791" table:formula="of:=[.F135]-([.$J$3]*[.C135]/1000)" table:style-name="ce1">
            <text:p>0,387044673</text:p>
          </table:table-cell>
          <table:table-cell table:number-columns-repeated="16375"/>
        </table:table-row>
        <table:table-row table:style-name="ro1">
          <table:table-cell office:value-type="time" office:time-value="PT20H52M30S" table:style-name="ce4">
            <text:p>20:52:30</text:p>
          </table:table-cell>
          <table:table-cell office:value-type="time" office:time-value="PT20H52M31S" table:style-name="ce4">
            <text:p>20:52:3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5.24" table:style-name="ce1">
            <text:p>555,24</text:p>
          </table:table-cell>
          <table:table-cell office:value-type="float" office:value="3.0512658959999999" table:formula="of:=[.C136]/1000 * [.D136]*[.E136]/1000" table:style-name="ce1">
            <text:p>3,051265896</text:p>
          </table:table-cell>
          <table:table-cell table:number-columns-repeated="2" table:style-name="ce1"/>
          <table:table-cell office:value-type="float" office:value="0.34414719589278597" table:formula="of:=[.F136]-([.$J$3]*[.C136]/1000)" table:style-name="ce1">
            <text:p>0,344147196</text:p>
          </table:table-cell>
          <table:table-cell table:number-columns-repeated="16375"/>
        </table:table-row>
        <table:table-row table:style-name="ro1">
          <table:table-cell office:value-type="time" office:time-value="PT20H52M31S" table:style-name="ce4">
            <text:p>20:52:31</text:p>
          </table:table-cell>
          <table:table-cell office:value-type="time" office:time-value="PT20H52M32S" table:style-name="ce4">
            <text:p>20:52:32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9.6" table:style-name="ce1">
            <text:p>549,6</text:p>
          </table:table-cell>
          <table:table-cell office:value-type="float" office:value="3.0486312" table:formula="of:=[.C137]/1000 * [.D137]*[.E137]/1000" table:style-name="ce1">
            <text:p>3,0486312</text:p>
          </table:table-cell>
          <table:table-cell table:number-columns-repeated="2" table:style-name="ce1"/>
          <table:table-cell office:value-type="float" office:value="0.31609354496220154" table:formula="of:=[.F137]-([.$J$3]*[.C137]/1000)" table:style-name="ce1">
            <text:p>0,316093545</text:p>
          </table:table-cell>
          <table:table-cell table:number-columns-repeated="16375"/>
        </table:table-row>
        <table:table-row table:style-name="ro1">
          <table:table-cell office:value-type="time" office:time-value="PT20H52M32S" table:style-name="ce4">
            <text:p>20:52:32</text:p>
          </table:table-cell>
          <table:table-cell office:value-type="time" office:time-value="PT20H52M33S" table:style-name="ce4">
            <text:p>20:52:3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6.41999999999996" table:style-name="ce1">
            <text:p>536,42</text:p>
          </table:table-cell>
          <table:table-cell office:value-type="float" office:value="2.9478424679999997" table:formula="of:=[.C138]/1000 * [.D138]*[.E138]/1000" table:style-name="ce1">
            <text:p>2,947842468</text:p>
          </table:table-cell>
          <table:table-cell table:number-columns-repeated="2" table:style-name="ce1"/>
          <table:table-cell office:value-type="float" office:value="0.24072376789278582" table:formula="of:=[.F138]-([.$J$3]*[.C138]/1000)" table:style-name="ce1">
            <text:p>0,240723768</text:p>
          </table:table-cell>
          <table:table-cell table:number-columns-repeated="16375"/>
        </table:table-row>
        <table:table-row table:style-name="ro1">
          <table:table-cell office:value-type="time" office:time-value="PT20H52M34S" table:style-name="ce4">
            <text:p>20:52:34</text:p>
          </table:table-cell>
          <table:table-cell office:value-type="time" office:time-value="PT20H52M35S" table:style-name="ce4">
            <text:p>20:52:3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7.9" table:style-name="ce1">
            <text:p>527,9</text:p>
          </table:table-cell>
          <table:table-cell office:value-type="float" office:value="2.9037456239999999" table:formula="of:=[.C139]/1000 * [.D139]*[.E139]/1000" table:style-name="ce1">
            <text:p>2,903745624</text:p>
          </table:table-cell>
          <table:table-cell table:number-columns-repeated="2" table:style-name="ce1"/>
          <table:table-cell office:value-type="float" office:value="0.1940850283997273" table:formula="of:=[.F139]-([.$J$3]*[.C139]/1000)" table:style-name="ce1">
            <text:p>0,194085028</text:p>
          </table:table-cell>
          <table:table-cell table:number-columns-repeated="16375"/>
        </table:table-row>
        <table:table-row table:style-name="ro1">
          <table:table-cell office:value-type="time" office:time-value="PT20H52M35S" table:style-name="ce4">
            <text:p>20:52:35</text:p>
          </table:table-cell>
          <table:table-cell office:value-type="time" office:time-value="PT20H52M36S" table:style-name="ce4">
            <text:p>20:52:3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5.17999999999995" table:style-name="ce1">
            <text:p>545,18</text:p>
          </table:table-cell>
          <table:table-cell office:value-type="float" office:value="2.9959821719999997" table:formula="of:=[.C140]/1000 * [.D140]*[.E140]/1000" table:style-name="ce1">
            <text:p>2,995982172</text:p>
          </table:table-cell>
          <table:table-cell table:number-columns-repeated="2" table:style-name="ce1"/>
          <table:table-cell office:value-type="float" office:value="0.28886347189278583" table:formula="of:=[.F140]-([.$J$3]*[.C140]/1000)" table:style-name="ce1">
            <text:p>0,288863472</text:p>
          </table:table-cell>
          <table:table-cell table:number-columns-repeated="16375"/>
        </table:table-row>
        <table:table-row table:style-name="ro1">
          <table:table-cell office:value-type="time" office:time-value="PT20H52M36S" table:style-name="ce4">
            <text:p>20:52:36</text:p>
          </table:table-cell>
          <table:table-cell office:value-type="time" office:time-value="PT20H52M37S" table:style-name="ce4">
            <text:p>20:52:37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7.57000000000005" table:style-name="ce1">
            <text:p>557,57</text:p>
          </table:table-cell>
          <table:table-cell office:value-type="float" office:value="3.0928407900000003" table:formula="of:=[.C141]/1000 * [.D141]*[.E141]/1000" table:style-name="ce1">
            <text:p>3,09284079</text:p>
          </table:table-cell>
          <table:table-cell table:number-columns-repeated="2" table:style-name="ce1"/>
          <table:table-cell office:value-type="float" office:value="0.3603031349622019" table:formula="of:=[.F141]-([.$J$3]*[.C141]/1000)" table:style-name="ce1">
            <text:p>0,360303135</text:p>
          </table:table-cell>
          <table:table-cell table:number-columns-repeated="16375"/>
        </table:table-row>
        <table:table-row table:style-name="ro1">
          <table:table-cell office:value-type="time" office:time-value="PT20H52M37S" table:style-name="ce4">
            <text:p>20:52:37</text:p>
          </table:table-cell>
          <table:table-cell office:value-type="time" office:time-value="PT20H52M38S" table:style-name="ce4">
            <text:p>20:52:3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6.66" table:style-name="ce1">
            <text:p>566,66</text:p>
          </table:table-cell>
          <table:table-cell office:value-type="float" office:value="3.1169473296000003" table:formula="of:=[.C142]/1000 * [.D142]*[.E142]/1000" table:style-name="ce1">
            <text:p>3,11694733</text:p>
          </table:table-cell>
          <table:table-cell table:number-columns-repeated="2" table:style-name="ce1"/>
          <table:table-cell office:value-type="float" office:value="0.4072867339997277" table:formula="of:=[.F142]-([.$J$3]*[.C142]/1000)" table:style-name="ce1">
            <text:p>0,407286734</text:p>
          </table:table-cell>
          <table:table-cell table:number-columns-repeated="16375"/>
        </table:table-row>
        <table:table-row table:style-name="ro1">
          <table:table-cell office:value-type="time" office:time-value="PT20H52M38S" table:style-name="ce4">
            <text:p>20:52:38</text:p>
          </table:table-cell>
          <table:table-cell office:value-type="time" office:time-value="PT20H52M39S" table:style-name="ce4">
            <text:p>20:52:3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6.38" table:style-name="ce1">
            <text:p>526,38</text:p>
          </table:table-cell>
          <table:table-cell office:value-type="float" office:value="2.8953847728" table:formula="of:=[.C143]/1000 * [.D143]*[.E143]/1000" table:style-name="ce1">
            <text:p>2,895384773</text:p>
          </table:table-cell>
          <table:table-cell table:number-columns-repeated="2" table:style-name="ce1"/>
          <table:table-cell office:value-type="float" office:value="0.18572417719972734" table:formula="of:=[.F143]-([.$J$3]*[.C143]/1000)" table:style-name="ce1">
            <text:p>0,185724177</text:p>
          </table:table-cell>
          <table:table-cell table:number-columns-repeated="16375"/>
        </table:table-row>
        <table:table-row table:style-name="ro1">
          <table:table-cell office:value-type="time" office:time-value="PT20H52M39S" table:style-name="ce4">
            <text:p>20:52:39</text:p>
          </table:table-cell>
          <table:table-cell office:value-type="time" office:time-value="PT20H52M40S" table:style-name="ce4">
            <text:p>20:52:4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4.23" table:style-name="ce1">
            <text:p>564,23</text:p>
          </table:table-cell>
          <table:table-cell office:value-type="float" office:value="3.1123152492000004" table:formula="of:=[.C144]/1000 * [.D144]*[.E144]/1000" table:style-name="ce1">
            <text:p>3,112315249</text:p>
          </table:table-cell>
          <table:table-cell table:number-columns-repeated="2" table:style-name="ce1"/>
          <table:table-cell office:value-type="float" office:value="0.39502896712055291" table:formula="of:=[.F144]-([.$J$3]*[.C144]/1000)" table:style-name="ce1">
            <text:p>0,395028967</text:p>
          </table:table-cell>
          <table:table-cell table:number-columns-repeated="16375"/>
        </table:table-row>
        <table:table-row table:style-name="ro1">
          <table:table-cell office:value-type="time" office:time-value="PT20H52M40S" table:style-name="ce4">
            <text:p>20:52:40</text:p>
          </table:table-cell>
          <table:table-cell office:value-type="time" office:time-value="PT20H52M41S" table:style-name="ce4">
            <text:p>20:52:4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1.05999999999995" table:style-name="ce1">
            <text:p>561,06</text:p>
          </table:table-cell>
          <table:table-cell office:value-type="float" office:value="3.0919343328000002" table:formula="of:=[.C145]/1000 * [.D145]*[.E145]/1000" table:style-name="ce1">
            <text:p>3,091934333</text:p>
          </table:table-cell>
          <table:table-cell table:number-columns-repeated="2" table:style-name="ce1"/>
          <table:table-cell office:value-type="float" office:value="0.37718994621361102" table:formula="of:=[.F145]-([.$J$3]*[.C145]/1000)" table:style-name="ce1">
            <text:p>0,377189946</text:p>
          </table:table-cell>
          <table:table-cell table:number-columns-repeated="16375"/>
        </table:table-row>
        <table:table-row table:style-name="ro1">
          <table:table-cell office:value-type="time" office:time-value="PT20H52M41S" table:style-name="ce4">
            <text:p>20:52:41</text:p>
          </table:table-cell>
          <table:table-cell office:value-type="time" office:time-value="PT20H52M42S" table:style-name="ce4">
            <text:p>20:52:4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5.54999999999995" table:style-name="ce1">
            <text:p>565,55</text:p>
          </table:table-cell>
          <table:table-cell office:value-type="float" office:value="3.1079234699999998" table:formula="of:=[.C146]/1000 * [.D146]*[.E146]/1000" table:style-name="ce1">
            <text:p>3,10792347</text:p>
          </table:table-cell>
          <table:table-cell table:number-columns-repeated="2" table:style-name="ce1"/>
          <table:table-cell office:value-type="float" office:value="0.40080476989278591" table:formula="of:=[.F146]-([.$J$3]*[.C146]/1000)" table:style-name="ce1">
            <text:p>0,40080477</text:p>
          </table:table-cell>
          <table:table-cell table:number-columns-repeated="16375"/>
        </table:table-row>
        <table:table-row table:style-name="ro1">
          <table:table-cell office:value-type="time" office:time-value="PT20H52M42S" table:style-name="ce4">
            <text:p>20:52:42</text:p>
          </table:table-cell>
          <table:table-cell office:value-type="time" office:time-value="PT20H52M43S" table:style-name="ce4">
            <text:p>20:52:43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9.02" table:style-name="ce1">
            <text:p>569,02</text:p>
          </table:table-cell>
          <table:table-cell office:value-type="float" office:value="3.1504816536" table:formula="of:=[.C147]/1000 * [.D147]*[.E147]/1000" table:style-name="ce1">
            <text:p>3,150481654</text:p>
          </table:table-cell>
          <table:table-cell table:number-columns-repeated="2" table:style-name="ce1"/>
          <table:table-cell office:value-type="float" office:value="0.42302778954831854" table:formula="of:=[.F147]-([.$J$3]*[.C147]/1000)" table:style-name="ce1">
            <text:p>0,42302779</text:p>
          </table:table-cell>
          <table:table-cell table:number-columns-repeated="16375"/>
        </table:table-row>
        <table:table-row table:style-name="ro1">
          <table:table-cell office:value-type="time" office:time-value="PT20H52M43S" table:style-name="ce4">
            <text:p>20:52:43</text:p>
          </table:table-cell>
          <table:table-cell office:value-type="time" office:time-value="PT20H52M44S" table:style-name="ce4">
            <text:p>20:52:4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9.29999999999995" table:style-name="ce1">
            <text:p>569,3</text:p>
          </table:table-cell>
          <table:table-cell office:value-type="float" office:value="3.1285312199999997" table:formula="of:=[.C148]/1000 * [.D148]*[.E148]/1000" table:style-name="ce1">
            <text:p>3,12853122</text:p>
          </table:table-cell>
          <table:table-cell table:number-columns-repeated="2" table:style-name="ce1"/>
          <table:table-cell office:value-type="float" office:value="0.42141251989278583" table:formula="of:=[.F148]-([.$J$3]*[.C148]/1000)" table:style-name="ce1">
            <text:p>0,42141252</text:p>
          </table:table-cell>
          <table:table-cell table:number-columns-repeated="16375"/>
        </table:table-row>
        <table:table-row table:style-name="ro1">
          <table:table-cell office:value-type="time" office:time-value="PT20H52M44S" table:style-name="ce4">
            <text:p>20:52:44</text:p>
          </table:table-cell>
          <table:table-cell office:value-type="time" office:time-value="PT20H52M46S" table:style-name="ce4">
            <text:p>20:52:46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8.04999999999995" table:style-name="ce1">
            <text:p>558,05</text:p>
          </table:table-cell>
          <table:table-cell office:value-type="float" office:value="3.0897442739999996" table:formula="of:=[.C149]/1000 * [.D149]*[.E149]/1000" table:style-name="ce1">
            <text:p>3,089744274</text:p>
          </table:table-cell>
          <table:table-cell table:number-columns-repeated="2" table:style-name="ce1"/>
          <table:table-cell office:value-type="float" office:value="0.36229040994831818" table:formula="of:=[.F149]-([.$J$3]*[.C149]/1000)" table:style-name="ce1">
            <text:p>0,36229041</text:p>
          </table:table-cell>
          <table:table-cell table:number-columns-repeated="16375"/>
        </table:table-row>
        <table:table-row table:style-name="ro1">
          <table:table-cell office:value-type="time" office:time-value="PT20H52M46S" table:style-name="ce4">
            <text:p>20:52:46</text:p>
          </table:table-cell>
          <table:table-cell office:value-type="time" office:time-value="PT20H52M47S" table:style-name="ce4">
            <text:p>20:52:47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567.35" table:style-name="ce1">
            <text:p>567,35</text:p>
          </table:table-cell>
          <table:table-cell office:value-type="float" office:value="3.0825543875000001" table:formula="of:=[.C150]/1000 * [.D150]*[.E150]/1000" table:style-name="ce1">
            <text:p>3,082554388</text:p>
          </table:table-cell>
          <table:table-cell table:number-columns-repeated="2" table:style-name="ce1"/>
          <table:table-cell office:value-type="float" office:value="0.40085464232336987" table:formula="of:=[.F150]-([.$J$3]*[.C150]/1000)" table:style-name="ce1">
            <text:p>0,400854642</text:p>
          </table:table-cell>
          <table:table-cell table:number-columns-repeated="16375"/>
        </table:table-row>
        <table:table-row table:style-name="ro1">
          <table:table-cell office:value-type="time" office:time-value="PT20H52M47S" table:style-name="ce4">
            <text:p>20:52:47</text:p>
          </table:table-cell>
          <table:table-cell office:value-type="time" office:time-value="PT20H52M48S" table:style-name="ce4">
            <text:p>20:52:4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5.07000000000005" table:style-name="ce1">
            <text:p>515,07</text:p>
          </table:table-cell>
          <table:table-cell office:value-type="float" office:value="2.8252001556000006" table:formula="of:=[.C151]/1000 * [.D151]*[.E151]/1000" table:style-name="ce1">
            <text:p>2,825200156</text:p>
          </table:table-cell>
          <table:table-cell table:number-columns-repeated="2" table:style-name="ce1"/>
          <table:table-cell office:value-type="float" office:value="0.12316524647890326" table:formula="of:=[.F151]-([.$J$3]*[.C151]/1000)" table:style-name="ce1">
            <text:p>0,123165246</text:p>
          </table:table-cell>
          <table:table-cell table:number-columns-repeated="16375"/>
        </table:table-row>
        <table:table-row table:style-name="ro1">
          <table:table-cell office:value-type="time" office:time-value="PT20H52M48S" table:style-name="ce4">
            <text:p>20:52:48</text:p>
          </table:table-cell>
          <table:table-cell office:value-type="time" office:time-value="PT20H52M49S" table:style-name="ce4">
            <text:p>20:52:4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18.80999999999995" table:style-name="ce1">
            <text:p>518,81</text:p>
          </table:table-cell>
          <table:table-cell office:value-type="float" office:value="2.8539115527999996" table:formula="of:=[.C152]/1000 * [.D152]*[.E152]/1000" table:style-name="ce1">
            <text:p>2,853911553</text:p>
          </table:table-cell>
          <table:table-cell table:number-columns-repeated="2" table:style-name="ce1"/>
          <table:table-cell office:value-type="float" office:value="0.14933474818584402" table:formula="of:=[.F152]-([.$J$3]*[.C152]/1000)" table:style-name="ce1">
            <text:p>0,149334748</text:p>
          </table:table-cell>
          <table:table-cell table:number-columns-repeated="16375"/>
        </table:table-row>
        <table:table-row table:style-name="ro1">
          <table:table-cell office:value-type="time" office:time-value="PT20H52M49S" table:style-name="ce4">
            <text:p>20:52:49</text:p>
          </table:table-cell>
          <table:table-cell office:value-type="time" office:time-value="PT20H52M50S" table:style-name="ce4">
            <text:p>20:52:50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6.29999999999995" table:style-name="ce1">
            <text:p>526,3</text:p>
          </table:table-cell>
          <table:table-cell office:value-type="float" office:value="2.9085232679999993" table:formula="of:=[.C153]/1000 * [.D153]*[.E153]/1000" table:style-name="ce1">
            <text:p>2,908523268</text:p>
          </table:table-cell>
          <table:table-cell table:number-columns-repeated="2" table:style-name="ce1"/>
          <table:table-cell office:value-type="float" office:value="0.18615319493443483" table:formula="of:=[.F153]-([.$J$3]*[.C153]/1000)" table:style-name="ce1">
            <text:p>0,186153195</text:p>
          </table:table-cell>
          <table:table-cell table:number-columns-repeated="16375"/>
        </table:table-row>
        <table:table-row table:style-name="ro1">
          <table:table-cell office:value-type="time" office:time-value="PT20H52M50S" table:style-name="ce4">
            <text:p>20:52:50</text:p>
          </table:table-cell>
          <table:table-cell office:value-type="time" office:time-value="PT20H52M51S" table:style-name="ce4">
            <text:p>20:52:5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4.79" table:style-name="ce1">
            <text:p>524,79</text:p>
          </table:table-cell>
          <table:table-cell office:value-type="float" office:value="2.8895199794999993" table:formula="of:=[.C154]/1000 * [.D154]*[.E154]/1000" table:style-name="ce1">
            <text:p>2,88951998</text:p>
          </table:table-cell>
          <table:table-cell table:number-columns-repeated="2" table:style-name="ce1"/>
          <table:table-cell office:value-type="float" office:value="0.18240127939278539" table:formula="of:=[.F154]-([.$J$3]*[.C154]/1000)" table:style-name="ce1">
            <text:p>0,182401279</text:p>
          </table:table-cell>
          <table:table-cell table:number-columns-repeated="16375"/>
        </table:table-row>
        <table:table-row table:style-name="ro1">
          <table:table-cell office:value-type="time" office:time-value="PT20H52M51S" table:style-name="ce4">
            <text:p>20:52:51</text:p>
          </table:table-cell>
          <table:table-cell office:value-type="time" office:time-value="PT20H52M52S" table:style-name="ce4">
            <text:p>20:52:5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2.74" table:style-name="ce1">
            <text:p>552,74</text:p>
          </table:table-cell>
          <table:table-cell office:value-type="float" office:value="3.0462717428000001" table:formula="of:=[.C155]/1000 * [.D155]*[.E155]/1000" table:style-name="ce1">
            <text:p>3,046271743</text:p>
          </table:table-cell>
          <table:table-cell table:number-columns-repeated="2" table:style-name="ce1"/>
          <table:table-cell office:value-type="float" office:value="0.33661114719972751" table:formula="of:=[.F155]-([.$J$3]*[.C155]/1000)" table:style-name="ce1">
            <text:p>0,336611147</text:p>
          </table:table-cell>
          <table:table-cell table:number-columns-repeated="16375"/>
        </table:table-row>
        <table:table-row table:style-name="ro1">
          <table:table-cell office:value-type="time" office:time-value="PT20H52M52S" table:style-name="ce4">
            <text:p>20:52:52</text:p>
          </table:table-cell>
          <table:table-cell office:value-type="time" office:time-value="PT20H52M53S" table:style-name="ce4">
            <text:p>20:52:5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9.34" table:style-name="ce1">
            <text:p>529,34</text:p>
          </table:table-cell>
          <table:table-cell office:value-type="float" office:value="2.9282559460000002" table:formula="of:=[.C156]/1000 * [.D156]*[.E156]/1000" table:style-name="ce1">
            <text:p>2,928255946</text:p>
          </table:table-cell>
          <table:table-cell table:number-columns-repeated="2" table:style-name="ce1"/>
          <table:table-cell office:value-type="float" office:value="0.208427768427494" table:formula="of:=[.F156]-([.$J$3]*[.C156]/1000)" table:style-name="ce1">
            <text:p>0,208427768</text:p>
          </table:table-cell>
          <table:table-cell table:number-columns-repeated="16375"/>
        </table:table-row>
        <table:table-row table:style-name="ro1">
          <table:table-cell office:value-type="time" office:time-value="PT20H52M53S" table:style-name="ce4">
            <text:p>20:52:53</text:p>
          </table:table-cell>
          <table:table-cell office:value-type="time" office:time-value="PT20H52M54S" table:style-name="ce4">
            <text:p>20:52:5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39" table:style-name="ce1">
            <text:p>531,39</text:p>
          </table:table-cell>
          <table:table-cell office:value-type="float" office:value="2.9148707642999998" table:formula="of:=[.C157]/1000 * [.D157]*[.E157]/1000" table:style-name="ce1">
            <text:p>2,914870764</text:p>
          </table:table-cell>
          <table:table-cell table:number-columns-repeated="2" table:style-name="ce1"/>
          <table:table-cell office:value-type="float" office:value="0.21791964616501946" table:formula="of:=[.F157]-([.$J$3]*[.C157]/1000)" table:style-name="ce1">
            <text:p>0,217919646</text:p>
          </table:table-cell>
          <table:table-cell table:number-columns-repeated="16375"/>
        </table:table-row>
        <table:table-row table:style-name="ro1">
          <table:table-cell office:value-type="time" office:time-value="PT20H52M54S" table:style-name="ce4">
            <text:p>20:52:54</text:p>
          </table:table-cell>
          <table:table-cell office:value-type="time" office:time-value="PT20H52M55S" table:style-name="ce4">
            <text:p>20:52:5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7.45000000000005" table:style-name="ce1">
            <text:p>537,45</text:p>
          </table:table-cell>
          <table:table-cell office:value-type="float" office:value="2.9536693395000002" table:formula="of:=[.C158]/1000 * [.D158]*[.E158]/1000" table:style-name="ce1">
            <text:p>2,95366934</text:p>
          </table:table-cell>
          <table:table-cell table:number-columns-repeated="2" table:style-name="ce1"/>
          <table:table-cell office:value-type="float" office:value="0.25163443037890287" table:formula="of:=[.F158]-([.$J$3]*[.C158]/1000)" table:style-name="ce1">
            <text:p>0,25163443</text:p>
          </table:table-cell>
          <table:table-cell table:number-columns-repeated="16375"/>
        </table:table-row>
        <table:table-row table:style-name="ro1">
          <table:table-cell office:value-type="time" office:time-value="PT20H52M55S" table:style-name="ce4">
            <text:p>20:52:55</text:p>
          </table:table-cell>
          <table:table-cell office:value-type="time" office:time-value="PT20H52M56S" table:style-name="ce4">
            <text:p>20:52:5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6.99" table:style-name="ce1">
            <text:p>556,99</text:p>
          </table:table-cell>
          <table:table-cell office:value-type="float" office:value="3.0637569143999999" table:formula="of:=[.C159]/1000 * [.D159]*[.E159]/1000" table:style-name="ce1">
            <text:p>3,063756914</text:p>
          </table:table-cell>
          <table:table-cell table:number-columns-repeated="2" table:style-name="ce1"/>
          <table:table-cell office:value-type="float" office:value="0.35409631879972725" table:formula="of:=[.F159]-([.$J$3]*[.C159]/1000)" table:style-name="ce1">
            <text:p>0,354096319</text:p>
          </table:table-cell>
          <table:table-cell table:number-columns-repeated="16375"/>
        </table:table-row>
        <table:table-row table:style-name="ro1">
          <table:table-cell office:value-type="time" office:time-value="PT20H52M56S" table:style-name="ce4">
            <text:p>20:52:56</text:p>
          </table:table-cell>
          <table:table-cell office:value-type="time" office:time-value="PT20H52M58S" table:style-name="ce4">
            <text:p>20:52:5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9.78" table:style-name="ce1">
            <text:p>529,78</text:p>
          </table:table-cell>
          <table:table-cell office:value-type="float" office:value="2.9113530120000002" table:formula="of:=[.C160]/1000 * [.D160]*[.E160]/1000" table:style-name="ce1">
            <text:p>2,911353012</text:p>
          </table:table-cell>
          <table:table-cell table:number-columns-repeated="2" table:style-name="ce1"/>
          <table:table-cell office:value-type="float" office:value="0.20423431189278629" table:formula="of:=[.F160]-([.$J$3]*[.C160]/1000)" table:style-name="ce1">
            <text:p>0,204234312</text:p>
          </table:table-cell>
          <table:table-cell table:number-columns-repeated="16375"/>
        </table:table-row>
        <table:table-row table:style-name="ro1">
          <table:table-cell office:value-type="time" office:time-value="PT20H52M58S" table:style-name="ce4">
            <text:p>20:52:58</text:p>
          </table:table-cell>
          <table:table-cell office:value-type="time" office:time-value="PT20H52M59S" table:style-name="ce4">
            <text:p>20:52:5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9.17999999999995" table:style-name="ce1">
            <text:p>539,18</text:p>
          </table:table-cell>
          <table:table-cell office:value-type="float" office:value="2.9687520389999995" table:formula="of:=[.C161]/1000 * [.D161]*[.E161]/1000" table:style-name="ce1">
            <text:p>2,968752039</text:p>
          </table:table-cell>
          <table:table-cell table:number-columns-repeated="2" table:style-name="ce1"/>
          <table:table-cell office:value-type="float" office:value="0.26163333889278562" table:formula="of:=[.F161]-([.$J$3]*[.C161]/1000)" table:style-name="ce1">
            <text:p>0,261633339</text:p>
          </table:table-cell>
          <table:table-cell table:number-columns-repeated="16375"/>
        </table:table-row>
        <table:table-row table:style-name="ro1">
          <table:table-cell office:value-type="time" office:time-value="PT20H52M59S" table:style-name="ce4">
            <text:p>20:52:59</text:p>
          </table:table-cell>
          <table:table-cell office:value-type="time" office:time-value="PT20H53M0S" table:style-name="ce4">
            <text:p>20:53:0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1.48" table:style-name="ce1">
            <text:p>561,48</text:p>
          </table:table-cell>
          <table:table-cell office:value-type="float" office:value="3.0884544288" table:formula="of:=[.C162]/1000 * [.D162]*[.E162]/1000" table:style-name="ce1">
            <text:p>3,088454429</text:p>
          </table:table-cell>
          <table:table-cell table:number-columns-repeated="2" table:style-name="ce1"/>
          <table:table-cell office:value-type="float" office:value="0.37879383319972737" table:formula="of:=[.F162]-([.$J$3]*[.C162]/1000)" table:style-name="ce1">
            <text:p>0,378793833</text:p>
          </table:table-cell>
          <table:table-cell table:number-columns-repeated="16375"/>
        </table:table-row>
        <table:table-row table:style-name="ro1">
          <table:table-cell office:value-type="time" office:time-value="PT20H53M0S" table:style-name="ce4">
            <text:p>20:53:00</text:p>
          </table:table-cell>
          <table:table-cell office:value-type="time" office:time-value="PT20H53M1S" table:style-name="ce4">
            <text:p>20:53:01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5.98" table:style-name="ce1">
            <text:p>545,98</text:p>
          </table:table-cell>
          <table:table-cell office:value-type="float" office:value="3.0231294786" table:formula="of:=[.C163]/1000 * [.D163]*[.E163]/1000" table:style-name="ce1">
            <text:p>3,023129479</text:p>
          </table:table-cell>
          <table:table-cell table:number-columns-repeated="2" table:style-name="ce1"/>
          <table:table-cell office:value-type="float" office:value="0.30075940553443559" table:formula="of:=[.F163]-([.$J$3]*[.C163]/1000)" table:style-name="ce1">
            <text:p>0,300759406</text:p>
          </table:table-cell>
          <table:table-cell table:number-columns-repeated="16375"/>
        </table:table-row>
        <table:table-row table:style-name="ro1">
          <table:table-cell office:value-type="time" office:time-value="PT20H53M1S" table:style-name="ce4">
            <text:p>20:53:01</text:p>
          </table:table-cell>
          <table:table-cell office:value-type="time" office:time-value="PT20H53M2S" table:style-name="ce4">
            <text:p>20:53:0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7.24" table:style-name="ce1">
            <text:p>567,24</text:p>
          </table:table-cell>
          <table:table-cell office:value-type="float" office:value="3.1406263632" table:formula="of:=[.C164]/1000 * [.D164]*[.E164]/1000" table:style-name="ce1">
            <text:p>3,140626363</text:p>
          </table:table-cell>
          <table:table-cell table:number-columns-repeated="2" table:style-name="ce1"/>
          <table:table-cell office:value-type="float" office:value="0.41317249914831855" table:formula="of:=[.F164]-([.$J$3]*[.C164]/1000)" table:style-name="ce1">
            <text:p>0,413172499</text:p>
          </table:table-cell>
          <table:table-cell table:number-columns-repeated="16375"/>
        </table:table-row>
        <table:table-row table:style-name="ro1">
          <table:table-cell office:value-type="time" office:time-value="PT20H53M2S" table:style-name="ce4">
            <text:p>20:53:02</text:p>
          </table:table-cell>
          <table:table-cell office:value-type="time" office:time-value="PT20H53M3S" table:style-name="ce4">
            <text:p>20:53:0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1.1" table:style-name="ce1">
            <text:p>531,1</text:p>
          </table:table-cell>
          <table:table-cell office:value-type="float" office:value="2.915866464" table:formula="of:=[.C165]/1000 * [.D165]*[.E165]/1000" table:style-name="ce1">
            <text:p>2,915866464</text:p>
          </table:table-cell>
          <table:table-cell table:number-columns-repeated="2" table:style-name="ce1"/>
          <table:table-cell office:value-type="float" office:value="0.21128965938584443" table:formula="of:=[.F165]-([.$J$3]*[.C165]/1000)" table:style-name="ce1">
            <text:p>0,211289659</text:p>
          </table:table-cell>
          <table:table-cell table:number-columns-repeated="16375"/>
        </table:table-row>
        <table:table-row table:style-name="ro1">
          <table:table-cell office:value-type="time" office:time-value="PT20H53M3S" table:style-name="ce4">
            <text:p>20:53:03</text:p>
          </table:table-cell>
          <table:table-cell office:value-type="time" office:time-value="PT20H53M4S" table:style-name="ce4">
            <text:p>20:53:04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46.5" table:style-name="ce1">
            <text:p>546,5</text:p>
          </table:table-cell>
          <table:table-cell office:value-type="float" office:value="3.0316595649999996" table:formula="of:=[.C166]/1000 * [.D166]*[.E166]/1000" table:style-name="ce1">
            <text:p>3,031659565</text:p>
          </table:table-cell>
          <table:table-cell table:number-columns-repeated="2" table:style-name="ce1"/>
          <table:table-cell office:value-type="float" office:value="0.30420570094831811" table:formula="of:=[.F166]-([.$J$3]*[.C166]/1000)" table:style-name="ce1">
            <text:p>0,304205701</text:p>
          </table:table-cell>
          <table:table-cell table:number-columns-repeated="16375"/>
        </table:table-row>
        <table:table-row table:style-name="ro1">
          <table:table-cell office:value-type="time" office:time-value="PT20H53M4S" table:style-name="ce4">
            <text:p>20:53:04</text:p>
          </table:table-cell>
          <table:table-cell office:value-type="time" office:time-value="PT20H53M5S" table:style-name="ce4">
            <text:p>20:53:0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6.80999999999995" table:style-name="ce1">
            <text:p>566,81</text:p>
          </table:table-cell>
          <table:table-cell office:value-type="float" office:value="3.1089981947999994" table:formula="of:=[.C167]/1000 * [.D167]*[.E167]/1000" table:style-name="ce1">
            <text:p>3,108998195</text:p>
          </table:table-cell>
          <table:table-cell table:number-columns-repeated="2" table:style-name="ce1"/>
          <table:table-cell office:value-type="float" office:value="0.40696328567890205" table:formula="of:=[.F167]-([.$J$3]*[.C167]/1000)" table:style-name="ce1">
            <text:p>0,406963286</text:p>
          </table:table-cell>
          <table:table-cell table:number-columns-repeated="16375"/>
        </table:table-row>
        <table:table-row table:style-name="ro1">
          <table:table-cell office:value-type="time" office:time-value="PT20H53M5S" table:style-name="ce4">
            <text:p>20:53:05</text:p>
          </table:table-cell>
          <table:table-cell office:value-type="time" office:time-value="PT20H53M6S" table:style-name="ce4">
            <text:p>20:53:0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2.08000000000004" table:style-name="ce1">
            <text:p>532,08</text:p>
          </table:table-cell>
          <table:table-cell office:value-type="float" office:value="2.9239924320000004" table:formula="of:=[.C168]/1000 * [.D168]*[.E168]/1000" table:style-name="ce1">
            <text:p>2,923992432</text:p>
          </table:table-cell>
          <table:table-cell table:number-columns-repeated="2" table:style-name="ce1"/>
          <table:table-cell office:value-type="float" office:value="0.21687373189278647" table:formula="of:=[.F168]-([.$J$3]*[.C168]/1000)" table:style-name="ce1">
            <text:p>0,216873732</text:p>
          </table:table-cell>
          <table:table-cell table:number-columns-repeated="16375"/>
        </table:table-row>
        <table:table-row table:style-name="ro1">
          <table:table-cell office:value-type="time" office:time-value="PT20H53M6S" table:style-name="ce4">
            <text:p>20:53:06</text:p>
          </table:table-cell>
          <table:table-cell office:value-type="time" office:time-value="PT20H53M7S" table:style-name="ce4">
            <text:p>20:53:0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9.33000000000004" table:style-name="ce1">
            <text:p>559,33</text:p>
          </table:table-cell>
          <table:table-cell office:value-type="float" office:value="3.0854824186999998" table:formula="of:=[.C169]/1000 * [.D169]*[.E169]/1000" table:style-name="ce1">
            <text:p>3,085482419</text:p>
          </table:table-cell>
          <table:table-cell table:number-columns-repeated="2" table:style-name="ce1"/>
          <table:table-cell office:value-type="float" office:value="0.37327992760666895" table:formula="of:=[.F169]-([.$J$3]*[.C169]/1000)" table:style-name="ce1">
            <text:p>0,373279928</text:p>
          </table:table-cell>
          <table:table-cell table:number-columns-repeated="16375"/>
        </table:table-row>
        <table:table-row table:style-name="ro1">
          <table:table-cell office:value-type="time" office:time-value="PT20H53M7S" table:style-name="ce4">
            <text:p>20:53:07</text:p>
          </table:table-cell>
          <table:table-cell office:value-type="time" office:time-value="PT20H53M8S" table:style-name="ce4">
            <text:p>20:53:08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7.52" table:style-name="ce1">
            <text:p>557,52</text:p>
          </table:table-cell>
          <table:table-cell office:value-type="float" office:value="3.0754977527999996" table:formula="of:=[.C170]/1000 * [.D170]*[.E170]/1000" table:style-name="ce1">
            <text:p>3,075497753</text:p>
          </table:table-cell>
          <table:table-cell table:number-columns-repeated="2" table:style-name="ce1"/>
          <table:table-cell office:value-type="float" office:value="0.3632952617066687" table:formula="of:=[.F170]-([.$J$3]*[.C170]/1000)" table:style-name="ce1">
            <text:p>0,363295262</text:p>
          </table:table-cell>
          <table:table-cell table:number-columns-repeated="16375"/>
        </table:table-row>
        <table:table-row table:style-name="ro1">
          <table:table-cell office:value-type="time" office:time-value="PT20H53M8S" table:style-name="ce4">
            <text:p>20:53:08</text:p>
          </table:table-cell>
          <table:table-cell office:value-type="time" office:time-value="PT20H53M10S" table:style-name="ce4">
            <text:p>20:53:1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1.80999999999995" table:style-name="ce1">
            <text:p>521,81</text:p>
          </table:table-cell>
          <table:table-cell office:value-type="float" office:value="2.8675546739999995" table:formula="of:=[.C171]/1000 * [.D171]*[.E171]/1000" table:style-name="ce1">
            <text:p>2,867554674</text:p>
          </table:table-cell>
          <table:table-cell table:number-columns-repeated="2" table:style-name="ce1"/>
          <table:table-cell office:value-type="float" office:value="0.16043597389278563" table:formula="of:=[.F171]-([.$J$3]*[.C171]/1000)" table:style-name="ce1">
            <text:p>0,160435974</text:p>
          </table:table-cell>
          <table:table-cell table:number-columns-repeated="16375"/>
        </table:table-row>
        <table:table-row table:style-name="ro1">
          <table:table-cell office:value-type="time" office:time-value="PT20H53M10S" table:style-name="ce4">
            <text:p>20:53:10</text:p>
          </table:table-cell>
          <table:table-cell office:value-type="time" office:time-value="PT20H53M11S" table:style-name="ce4">
            <text:p>20:53:1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5.66" table:style-name="ce1">
            <text:p>565,66</text:p>
          </table:table-cell>
          <table:table-cell office:value-type="float" office:value="3.1318784087999996" table:formula="of:=[.C172]/1000 * [.D172]*[.E172]/1000" table:style-name="ce1">
            <text:p>3,131878409</text:p>
          </table:table-cell>
          <table:table-cell table:number-columns-repeated="2" table:style-name="ce1"/>
          <table:table-cell office:value-type="float" office:value="0.40442454474831813" table:formula="of:=[.F172]-([.$J$3]*[.C172]/1000)" table:style-name="ce1">
            <text:p>0,404424545</text:p>
          </table:table-cell>
          <table:table-cell table:number-columns-repeated="16375"/>
        </table:table-row>
        <table:table-row table:style-name="ro1">
          <table:table-cell office:value-type="time" office:time-value="PT20H53M11S" table:style-name="ce4">
            <text:p>20:53:11</text:p>
          </table:table-cell>
          <table:table-cell office:value-type="time" office:time-value="PT20H53M12S" table:style-name="ce4">
            <text:p>20:53:1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5.26" table:style-name="ce1">
            <text:p>525,26</text:p>
          </table:table-cell>
          <table:table-cell office:value-type="float" office:value="2.8838034624" table:formula="of:=[.C173]/1000 * [.D173]*[.E173]/1000" table:style-name="ce1">
            <text:p>2,883803462</text:p>
          </table:table-cell>
          <table:table-cell table:number-columns-repeated="2" table:style-name="ce1"/>
          <table:table-cell office:value-type="float" office:value="0.17922665778584435" table:formula="of:=[.F173]-([.$J$3]*[.C173]/1000)" table:style-name="ce1">
            <text:p>0,179226658</text:p>
          </table:table-cell>
          <table:table-cell table:number-columns-repeated="16375"/>
        </table:table-row>
        <table:table-row table:style-name="ro1">
          <table:table-cell office:value-type="time" office:time-value="PT20H53M12S" table:style-name="ce4">
            <text:p>20:53:12</text:p>
          </table:table-cell>
          <table:table-cell office:value-type="time" office:time-value="PT20H53M13S" table:style-name="ce4">
            <text:p>20:53:1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4.13" table:style-name="ce1">
            <text:p>554,13</text:p>
          </table:table-cell>
          <table:table-cell office:value-type="float" office:value="3.0451660019999998" table:formula="of:=[.C174]/1000 * [.D174]*[.E174]/1000" table:style-name="ce1">
            <text:p>3,045166002</text:p>
          </table:table-cell>
          <table:table-cell table:number-columns-repeated="2" table:style-name="ce1"/>
          <table:table-cell office:value-type="float" office:value="0.33804730189278587" table:formula="of:=[.F174]-([.$J$3]*[.C174]/1000)" table:style-name="ce1">
            <text:p>0,338047302</text:p>
          </table:table-cell>
          <table:table-cell table:number-columns-repeated="16375"/>
        </table:table-row>
        <table:table-row table:style-name="ro1">
          <table:table-cell office:value-type="time" office:time-value="PT20H53M13S" table:style-name="ce4">
            <text:p>20:53:13</text:p>
          </table:table-cell>
          <table:table-cell office:value-type="time" office:time-value="PT20H53M14S" table:style-name="ce4">
            <text:p>20:53:1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7.52" table:style-name="ce1">
            <text:p>527,52</text:p>
          </table:table-cell>
          <table:table-cell office:value-type="float" office:value="2.8963696608" table:formula="of:=[.C175]/1000 * [.D175]*[.E175]/1000" table:style-name="ce1">
            <text:p>2,896369661</text:p>
          </table:table-cell>
          <table:table-cell table:number-columns-repeated="2" table:style-name="ce1"/>
          <table:table-cell office:value-type="float" office:value="0.19687664717196096" table:formula="of:=[.F175]-([.$J$3]*[.C175]/1000)" table:style-name="ce1">
            <text:p>0,196876647</text:p>
          </table:table-cell>
          <table:table-cell table:number-columns-repeated="16375"/>
        </table:table-row>
        <table:table-row table:style-name="ro1">
          <table:table-cell office:value-type="time" office:time-value="PT20H53M14S" table:style-name="ce4">
            <text:p>20:53:14</text:p>
          </table:table-cell>
          <table:table-cell office:value-type="time" office:time-value="PT20H53M15S" table:style-name="ce4">
            <text:p>20:53:1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6.1" table:style-name="ce1">
            <text:p>556,1</text:p>
          </table:table-cell>
          <table:table-cell office:value-type="float" office:value="3.0561643309999997" table:formula="of:=[.C176]/1000 * [.D176]*[.E176]/1000" table:style-name="ce1">
            <text:p>3,056164331</text:p>
          </table:table-cell>
          <table:table-cell table:number-columns-repeated="2" table:style-name="ce1"/>
          <table:table-cell office:value-type="float" office:value="0.3541294218789024" table:formula="of:=[.F176]-([.$J$3]*[.C176]/1000)" table:style-name="ce1">
            <text:p>0,354129422</text:p>
          </table:table-cell>
          <table:table-cell table:number-columns-repeated="16375"/>
        </table:table-row>
        <table:table-row table:style-name="ro1">
          <table:table-cell office:value-type="time" office:time-value="PT20H53M15S" table:style-name="ce4">
            <text:p>20:53:15</text:p>
          </table:table-cell>
          <table:table-cell office:value-type="time" office:time-value="PT20H53M16S" table:style-name="ce4">
            <text:p>20:53:1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7.72" table:style-name="ce1">
            <text:p>547,72</text:p>
          </table:table-cell>
          <table:table-cell office:value-type="float" office:value="3.0099404880000002" table:formula="of:=[.C177]/1000 * [.D177]*[.E177]/1000" table:style-name="ce1">
            <text:p>3,009940488</text:p>
          </table:table-cell>
          <table:table-cell table:number-columns-repeated="2" table:style-name="ce1"/>
          <table:table-cell office:value-type="float" office:value="0.30282178789278635" table:formula="of:=[.F177]-([.$J$3]*[.C177]/1000)" table:style-name="ce1">
            <text:p>0,302821788</text:p>
          </table:table-cell>
          <table:table-cell table:number-columns-repeated="16375"/>
        </table:table-row>
        <table:table-row table:style-name="ro1">
          <table:table-cell office:value-type="time" office:time-value="PT20H53M16S" table:style-name="ce4">
            <text:p>20:53:16</text:p>
          </table:table-cell>
          <table:table-cell office:value-type="time" office:time-value="PT20H53M17S" table:style-name="ce4">
            <text:p>20:53:1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65.13" table:style-name="ce1">
            <text:p>565,13</text:p>
          </table:table-cell>
          <table:table-cell office:value-type="float" office:value="3.1057905923" table:formula="of:=[.C178]/1000 * [.D178]*[.E178]/1000" table:style-name="ce1">
            <text:p>3,105790592</text:p>
          </table:table-cell>
          <table:table-cell table:number-columns-repeated="2" table:style-name="ce1"/>
          <table:table-cell office:value-type="float" office:value="0.40375568317890265" table:formula="of:=[.F178]-([.$J$3]*[.C178]/1000)" table:style-name="ce1">
            <text:p>0,403755683</text:p>
          </table:table-cell>
          <table:table-cell table:number-columns-repeated="16375"/>
        </table:table-row>
        <table:table-row table:style-name="ro1">
          <table:table-cell office:value-type="time" office:time-value="PT20H53M17S" table:style-name="ce4">
            <text:p>20:53:17</text:p>
          </table:table-cell>
          <table:table-cell office:value-type="time" office:time-value="PT20H53M18S" table:style-name="ce4">
            <text:p>20:53:1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7.71" table:style-name="ce1">
            <text:p>567,71</text:p>
          </table:table-cell>
          <table:table-cell office:value-type="float" office:value="3.1168641504000001" table:formula="of:=[.C179]/1000 * [.D179]*[.E179]/1000" table:style-name="ce1">
            <text:p>3,11686415</text:p>
          </table:table-cell>
          <table:table-cell table:number-columns-repeated="2" table:style-name="ce1"/>
          <table:table-cell office:value-type="float" office:value="0.41228734578584447" table:formula="of:=[.F179]-([.$J$3]*[.C179]/1000)" table:style-name="ce1">
            <text:p>0,412287346</text:p>
          </table:table-cell>
          <table:table-cell table:number-columns-repeated="16375"/>
        </table:table-row>
        <table:table-row table:style-name="ro1">
          <table:table-cell office:value-type="time" office:time-value="PT20H53M18S" table:style-name="ce4">
            <text:p>20:53:18</text:p>
          </table:table-cell>
          <table:table-cell office:value-type="time" office:time-value="PT20H53M19S" table:style-name="ce4">
            <text:p>20:53:1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5.24" table:style-name="ce1">
            <text:p>555,24</text:p>
          </table:table-cell>
          <table:table-cell office:value-type="float" office:value="3.0426707808000004" table:formula="of:=[.C180]/1000 * [.D180]*[.E180]/1000" table:style-name="ce1">
            <text:p>3,042670781</text:p>
          </table:table-cell>
          <table:table-cell table:number-columns-repeated="2" table:style-name="ce1"/>
          <table:table-cell office:value-type="float" office:value="0.34317776717196136" table:formula="of:=[.F180]-([.$J$3]*[.C180]/1000)" table:style-name="ce1">
            <text:p>0,343177767</text:p>
          </table:table-cell>
          <table:table-cell table:number-columns-repeated="16375"/>
        </table:table-row>
        <table:table-row table:style-name="ro1">
          <table:table-cell office:value-type="time" office:time-value="PT20H53M19S" table:style-name="ce4">
            <text:p>20:53:19</text:p>
          </table:table-cell>
          <table:table-cell office:value-type="time" office:time-value="PT20H53M20S" table:style-name="ce4">
            <text:p>20:53:2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6.48" table:style-name="ce1">
            <text:p>526,48</text:p>
          </table:table-cell>
          <table:table-cell office:value-type="float" office:value="2.8905015552000002" table:formula="of:=[.C181]/1000 * [.D181]*[.E181]/1000" table:style-name="ce1">
            <text:p>2,890501555</text:p>
          </table:table-cell>
          <table:table-cell table:number-columns-repeated="2" table:style-name="ce1"/>
          <table:table-cell office:value-type="float" office:value="0.18592475058584457" table:formula="of:=[.F181]-([.$J$3]*[.C181]/1000)" table:style-name="ce1">
            <text:p>0,185924751</text:p>
          </table:table-cell>
          <table:table-cell table:number-columns-repeated="16375"/>
        </table:table-row>
        <table:table-row table:style-name="ro1">
          <table:table-cell office:value-type="time" office:time-value="PT20H53M20S" table:style-name="ce4">
            <text:p>20:53:20</text:p>
          </table:table-cell>
          <table:table-cell office:value-type="time" office:time-value="PT20H53M22S" table:style-name="ce4">
            <text:p>20:53:2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37.29999999999995" table:style-name="ce1">
            <text:p>537,3</text:p>
          </table:table-cell>
          <table:table-cell office:value-type="float" office:value="2.9748581639999996" table:formula="of:=[.C182]/1000 * [.D182]*[.E182]/1000" table:style-name="ce1">
            <text:p>2,974858164</text:p>
          </table:table-cell>
          <table:table-cell table:number-columns-repeated="2" table:style-name="ce1"/>
          <table:table-cell office:value-type="float" office:value="0.24740429994831814" table:formula="of:=[.F182]-([.$J$3]*[.C182]/1000)" table:style-name="ce1">
            <text:p>0,2474043</text:p>
          </table:table-cell>
          <table:table-cell table:number-columns-repeated="16375"/>
        </table:table-row>
        <table:table-row table:style-name="ro1">
          <table:table-cell office:value-type="time" office:time-value="PT20H53M22S" table:style-name="ce4">
            <text:p>20:53:22</text:p>
          </table:table-cell>
          <table:table-cell office:value-type="time" office:time-value="PT20H53M23S" table:style-name="ce4">
            <text:p>20:53:23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2.96" table:style-name="ce1">
            <text:p>522,96</text:p>
          </table:table-cell>
          <table:table-cell office:value-type="float" office:value="2.8603820160000004" table:formula="of:=[.C183]/1000 * [.D183]*[.E183]/1000" table:style-name="ce1">
            <text:p>2,860382016</text:p>
          </table:table-cell>
          <table:table-cell table:number-columns-repeated="2" table:style-name="ce1"/>
          <table:table-cell office:value-type="float" office:value="0.16597279335807835" table:formula="of:=[.F183]-([.$J$3]*[.C183]/1000)" table:style-name="ce1">
            <text:p>0,165972793</text:p>
          </table:table-cell>
          <table:table-cell table:number-columns-repeated="16375"/>
        </table:table-row>
        <table:table-row table:style-name="ro1">
          <table:table-cell office:value-type="time" office:time-value="PT20H53M23S" table:style-name="ce4">
            <text:p>20:53:23</text:p>
          </table:table-cell>
          <table:table-cell office:value-type="time" office:time-value="PT20H53M24S" table:style-name="ce4">
            <text:p>20:53:2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98" table:style-name="ce1">
            <text:p>528,98</text:p>
          </table:table-cell>
          <table:table-cell office:value-type="float" office:value="2.9016510225999999" table:formula="of:=[.C184]/1000 * [.D184]*[.E184]/1000" table:style-name="ce1">
            <text:p>2,901651023</text:p>
          </table:table-cell>
          <table:table-cell table:number-columns-repeated="2" table:style-name="ce1"/>
          <table:table-cell office:value-type="float" office:value="0.20469990446501951" table:formula="of:=[.F184]-([.$J$3]*[.C184]/1000)" table:style-name="ce1">
            <text:p>0,204699904</text:p>
          </table:table-cell>
          <table:table-cell table:number-columns-repeated="16375"/>
        </table:table-row>
        <table:table-row table:style-name="ro1">
          <table:table-cell office:value-type="time" office:time-value="PT20H53M24S" table:style-name="ce4">
            <text:p>20:53:24</text:p>
          </table:table-cell>
          <table:table-cell office:value-type="time" office:time-value="PT20H53M25S" table:style-name="ce4">
            <text:p>20:53:2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0.1" table:style-name="ce1">
            <text:p>540,1</text:p>
          </table:table-cell>
          <table:table-cell office:value-type="float" office:value="2.9820001200000004" table:formula="of:=[.C185]/1000 * [.D185]*[.E185]/1000" table:style-name="ce1">
            <text:p>2,98200012</text:p>
          </table:table-cell>
          <table:table-cell table:number-columns-repeated="2" table:style-name="ce1"/>
          <table:table-cell office:value-type="float" office:value="0.2621719424274942" table:formula="of:=[.F185]-([.$J$3]*[.C185]/1000)" table:style-name="ce1">
            <text:p>0,262171942</text:p>
          </table:table-cell>
          <table:table-cell table:number-columns-repeated="16375"/>
        </table:table-row>
        <table:table-row table:style-name="ro1">
          <table:table-cell office:value-type="time" office:time-value="PT20H53M25S" table:style-name="ce4">
            <text:p>20:53:25</text:p>
          </table:table-cell>
          <table:table-cell office:value-type="time" office:time-value="PT20H53M26S" table:style-name="ce4">
            <text:p>20:53:2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7.69000000000005" table:style-name="ce1">
            <text:p>537,69</text:p>
          </table:table-cell>
          <table:table-cell office:value-type="float" office:value="2.9464981848000007" table:formula="of:=[.C186]/1000 * [.D186]*[.E186]/1000" table:style-name="ce1">
            <text:p>2,946498185</text:p>
          </table:table-cell>
          <table:table-cell table:number-columns-repeated="2" table:style-name="ce1"/>
          <table:table-cell office:value-type="float" office:value="0.24700517117196163" table:formula="of:=[.F186]-([.$J$3]*[.C186]/1000)" table:style-name="ce1">
            <text:p>0,247005171</text:p>
          </table:table-cell>
          <table:table-cell table:number-columns-repeated="16375"/>
        </table:table-row>
        <table:table-row table:style-name="ro1">
          <table:table-cell office:value-type="time" office:time-value="PT20H53M26S" table:style-name="ce4">
            <text:p>20:53:26</text:p>
          </table:table-cell>
          <table:table-cell office:value-type="time" office:time-value="PT20H53M27S" table:style-name="ce4">
            <text:p>20:53:2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9.58000000000004" table:style-name="ce1">
            <text:p>529,58</text:p>
          </table:table-cell>
          <table:table-cell office:value-type="float" office:value="2.8965907680000003" table:formula="of:=[.C187]/1000 * [.D187]*[.E187]/1000" table:style-name="ce1">
            <text:p>2,896590768</text:p>
          </table:table-cell>
          <table:table-cell table:number-columns-repeated="2" table:style-name="ce1"/>
          <table:table-cell office:value-type="float" office:value="0.2021815453580782" table:formula="of:=[.F187]-([.$J$3]*[.C187]/1000)" table:style-name="ce1">
            <text:p>0,202181545</text:p>
          </table:table-cell>
          <table:table-cell table:number-columns-repeated="16375"/>
        </table:table-row>
        <table:table-row table:style-name="ro1">
          <table:table-cell office:value-type="time" office:time-value="PT20H53M27S" table:style-name="ce4">
            <text:p>20:53:27</text:p>
          </table:table-cell>
          <table:table-cell office:value-type="time" office:time-value="PT20H53M28S" table:style-name="ce4">
            <text:p>20:53:2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1.59" table:style-name="ce1">
            <text:p>541,59</text:p>
          </table:table-cell>
          <table:table-cell office:value-type="float" office:value="2.9904216804000003" table:formula="of:=[.C188]/1000 * [.D188]*[.E188]/1000" table:style-name="ce1">
            <text:p>2,99042168</text:p>
          </table:table-cell>
          <table:table-cell table:number-columns-repeated="2" table:style-name="ce1"/>
          <table:table-cell office:value-type="float" office:value="0.27567729381361117" table:formula="of:=[.F188]-([.$J$3]*[.C188]/1000)" table:style-name="ce1">
            <text:p>0,275677294</text:p>
          </table:table-cell>
          <table:table-cell table:number-columns-repeated="16375"/>
        </table:table-row>
        <table:table-row table:style-name="ro1">
          <table:table-cell office:value-type="time" office:time-value="PT20H53M28S" table:style-name="ce4">
            <text:p>20:53:28</text:p>
          </table:table-cell>
          <table:table-cell office:value-type="time" office:time-value="PT20H53M29S" table:style-name="ce4">
            <text:p>20:53:2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9.36" table:style-name="ce1">
            <text:p>549,36</text:p>
          </table:table-cell>
          <table:table-cell office:value-type="float" office:value="3.018952944" table:formula="of:=[.C189]/1000 * [.D189]*[.E189]/1000" table:style-name="ce1">
            <text:p>3,018952944</text:p>
          </table:table-cell>
          <table:table-cell table:number-columns-repeated="2" table:style-name="ce1"/>
          <table:table-cell office:value-type="float" office:value="0.31183424389278613" table:formula="of:=[.F189]-([.$J$3]*[.C189]/1000)" table:style-name="ce1">
            <text:p>0,311834244</text:p>
          </table:table-cell>
          <table:table-cell table:number-columns-repeated="16375"/>
        </table:table-row>
        <table:table-row table:style-name="ro1">
          <table:table-cell office:value-type="time" office:time-value="PT20H53M29S" table:style-name="ce4">
            <text:p>20:53:29</text:p>
          </table:table-cell>
          <table:table-cell office:value-type="time" office:time-value="PT20H53M30S" table:style-name="ce4">
            <text:p>20:53:3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1.29999999999995" table:style-name="ce1">
            <text:p>521,3</text:p>
          </table:table-cell>
          <table:table-cell office:value-type="float" office:value="2.8566822959999998" table:formula="of:=[.C190]/1000 * [.D190]*[.E190]/1000" table:style-name="ce1">
            <text:p>2,856682296</text:p>
          </table:table-cell>
          <table:table-cell table:number-columns-repeated="2" table:style-name="ce1"/>
          <table:table-cell office:value-type="float" office:value="0.15718928237196073" table:formula="of:=[.F190]-([.$J$3]*[.C190]/1000)" table:style-name="ce1">
            <text:p>0,157189282</text:p>
          </table:table-cell>
          <table:table-cell table:number-columns-repeated="16375"/>
        </table:table-row>
        <table:table-row table:style-name="ro1">
          <table:table-cell office:value-type="time" office:time-value="PT20H53M30S" table:style-name="ce4">
            <text:p>20:53:30</text:p>
          </table:table-cell>
          <table:table-cell office:value-type="time" office:time-value="PT20H53M31S" table:style-name="ce4">
            <text:p>20:53:3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6.07000000000005" table:style-name="ce1">
            <text:p>536,07</text:p>
          </table:table-cell>
          <table:table-cell office:value-type="float" office:value="2.9654856330000001" table:formula="of:=[.C191]/1000 * [.D191]*[.E191]/1000" table:style-name="ce1">
            <text:p>2,965485633</text:p>
          </table:table-cell>
          <table:table-cell table:number-columns-repeated="2" table:style-name="ce1"/>
          <table:table-cell office:value-type="float" office:value="0.24565745542749395" table:formula="of:=[.F191]-([.$J$3]*[.C191]/1000)" table:style-name="ce1">
            <text:p>0,245657455</text:p>
          </table:table-cell>
          <table:table-cell table:number-columns-repeated="16375"/>
        </table:table-row>
        <table:table-row table:style-name="ro1">
          <table:table-cell office:value-type="time" office:time-value="PT20H53M31S" table:style-name="ce4">
            <text:p>20:53:31</text:p>
          </table:table-cell>
          <table:table-cell office:value-type="time" office:time-value="PT20H53M32S" table:style-name="ce4">
            <text:p>20:53:3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4.15" table:style-name="ce1">
            <text:p>534,15</text:p>
          </table:table-cell>
          <table:table-cell office:value-type="float" office:value="2.9381241239999998" table:formula="of:=[.C192]/1000 * [.D192]*[.E192]/1000" table:style-name="ce1">
            <text:p>2,938124124</text:p>
          </table:table-cell>
          <table:table-cell table:number-columns-repeated="2" table:style-name="ce1"/>
          <table:table-cell office:value-type="float" office:value="0.22846352839972717" table:formula="of:=[.F192]-([.$J$3]*[.C192]/1000)" table:style-name="ce1">
            <text:p>0,228463528</text:p>
          </table:table-cell>
          <table:table-cell table:number-columns-repeated="16375"/>
        </table:table-row>
        <table:table-row table:style-name="ro1">
          <table:table-cell office:value-type="time" office:time-value="PT20H53M32S" table:style-name="ce4">
            <text:p>20:53:32</text:p>
          </table:table-cell>
          <table:table-cell office:value-type="time" office:time-value="PT20H53M33S" table:style-name="ce4">
            <text:p>20:53:3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76" table:style-name="ce1">
            <text:p>542,76</text:p>
          </table:table-cell>
          <table:table-cell office:value-type="float" office:value="2.9800454903999998" table:formula="of:=[.C193]/1000 * [.D193]*[.E193]/1000" table:style-name="ce1">
            <text:p>2,98004549</text:p>
          </table:table-cell>
          <table:table-cell table:number-columns-repeated="2" table:style-name="ce1"/>
          <table:table-cell office:value-type="float" office:value="0.28055247677196071" table:formula="of:=[.F193]-([.$J$3]*[.C193]/1000)" table:style-name="ce1">
            <text:p>0,280552477</text:p>
          </table:table-cell>
          <table:table-cell table:number-columns-repeated="16375"/>
        </table:table-row>
        <table:table-row table:style-name="ro1">
          <table:table-cell office:value-type="time" office:time-value="PT20H53M33S" table:style-name="ce4">
            <text:p>20:53:33</text:p>
          </table:table-cell>
          <table:table-cell office:value-type="time" office:time-value="PT20H53M35S" table:style-name="ce4">
            <text:p>20:53:3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8.54999999999995" table:style-name="ce1">
            <text:p>518,55</text:p>
          </table:table-cell>
          <table:table-cell office:value-type="float" office:value="2.8442882339999995" table:formula="of:=[.C194]/1000 * [.D194]*[.E194]/1000" table:style-name="ce1">
            <text:p>2,844288234</text:p>
          </table:table-cell>
          <table:table-cell table:number-columns-repeated="2" table:style-name="ce1"/>
          <table:table-cell office:value-type="float" office:value="0.14225332487890219" table:formula="of:=[.F194]-([.$J$3]*[.C194]/1000)" table:style-name="ce1">
            <text:p>0,142253325</text:p>
          </table:table-cell>
          <table:table-cell table:number-columns-repeated="16375"/>
        </table:table-row>
        <table:table-row table:style-name="ro1">
          <table:table-cell office:value-type="time" office:time-value="PT20H53M35S" table:style-name="ce4">
            <text:p>20:53:35</text:p>
          </table:table-cell>
          <table:table-cell office:value-type="time" office:time-value="PT20H53M36S" table:style-name="ce4">
            <text:p>20:53:3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6.5" table:style-name="ce1">
            <text:p>546,5</text:p>
          </table:table-cell>
          <table:table-cell office:value-type="float" office:value="3.0034055149999999" table:formula="of:=[.C195]/1000 * [.D195]*[.E195]/1000" table:style-name="ce1">
            <text:p>3,003405515</text:p>
          </table:table-cell>
          <table:table-cell table:number-columns-repeated="2" table:style-name="ce1"/>
          <table:table-cell office:value-type="float" office:value="0.30137060587890252" table:formula="of:=[.F195]-([.$J$3]*[.C195]/1000)" table:style-name="ce1">
            <text:p>0,301370606</text:p>
          </table:table-cell>
          <table:table-cell table:number-columns-repeated="16375"/>
        </table:table-row>
        <table:table-row table:style-name="ro1">
          <table:table-cell office:value-type="time" office:time-value="PT20H53M36S" table:style-name="ce4">
            <text:p>20:53:36</text:p>
          </table:table-cell>
          <table:table-cell office:value-type="time" office:time-value="PT20H53M37S" table:style-name="ce4">
            <text:p>20:53:3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.36" table:style-name="ce1">
            <text:p>534,36</text:p>
          </table:table-cell>
          <table:table-cell office:value-type="float" office:value="2.9366875956" table:formula="of:=[.C196]/1000 * [.D196]*[.E196]/1000" table:style-name="ce1">
            <text:p>2,936687596</text:p>
          </table:table-cell>
          <table:table-cell table:number-columns-repeated="2" table:style-name="ce1"/>
          <table:table-cell office:value-type="float" office:value="0.23465268647890269" table:formula="of:=[.F196]-([.$J$3]*[.C196]/1000)" table:style-name="ce1">
            <text:p>0,234652686</text:p>
          </table:table-cell>
          <table:table-cell table:number-columns-repeated="16375"/>
        </table:table-row>
        <table:table-row table:style-name="ro1">
          <table:table-cell office:value-type="time" office:time-value="PT20H53M37S" table:style-name="ce4">
            <text:p>20:53:37</text:p>
          </table:table-cell>
          <table:table-cell office:value-type="time" office:time-value="PT20H53M38S" table:style-name="ce4">
            <text:p>20:53:3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4.27" table:style-name="ce1">
            <text:p>544,27</text:p>
          </table:table-cell>
          <table:table-cell office:value-type="float" office:value="2.9937897911999998" table:formula="of:=[.C197]/1000 * [.D197]*[.E197]/1000" table:style-name="ce1">
            <text:p>2,993789791</text:p>
          </table:table-cell>
          <table:table-cell table:number-columns-repeated="2" table:style-name="ce1"/>
          <table:table-cell office:value-type="float" office:value="0.28412919559972716" table:formula="of:=[.F197]-([.$J$3]*[.C197]/1000)" table:style-name="ce1">
            <text:p>0,284129196</text:p>
          </table:table-cell>
          <table:table-cell table:number-columns-repeated="16375"/>
        </table:table-row>
        <table:table-row table:style-name="ro1">
          <table:table-cell office:value-type="time" office:time-value="PT20H53M38S" table:style-name="ce4">
            <text:p>20:53:38</text:p>
          </table:table-cell>
          <table:table-cell office:value-type="time" office:time-value="PT20H53M39S" table:style-name="ce4">
            <text:p>20:53:3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57000000000005" table:style-name="ce1">
            <text:p>537,57</text:p>
          </table:table-cell>
          <table:table-cell office:value-type="float" office:value="2.9682250092000002" table:formula="of:=[.C198]/1000 * [.D198]*[.E198]/1000" table:style-name="ce1">
            <text:p>2,968225009</text:p>
          </table:table-cell>
          <table:table-cell table:number-columns-repeated="2" table:style-name="ce1"/>
          <table:table-cell office:value-type="float" office:value="0.25348062261361104" table:formula="of:=[.F198]-([.$J$3]*[.C198]/1000)" table:style-name="ce1">
            <text:p>0,253480623</text:p>
          </table:table-cell>
          <table:table-cell table:number-columns-repeated="16375"/>
        </table:table-row>
        <table:table-row table:style-name="ro1">
          <table:table-cell office:value-type="time" office:time-value="PT20H53M39S" table:style-name="ce4">
            <text:p>20:53:39</text:p>
          </table:table-cell>
          <table:table-cell office:value-type="time" office:time-value="PT20H53M40S" table:style-name="ce4">
            <text:p>20:53:4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52" table:style-name="ce1">
            <text:p>548,52</text:p>
          </table:table-cell>
          <table:table-cell office:value-type="float" office:value="3.0116710007999998" table:formula="of:=[.C199]/1000 * [.D199]*[.E199]/1000" table:style-name="ce1">
            <text:p>3,011671001</text:p>
          </table:table-cell>
          <table:table-cell table:number-columns-repeated="2" table:style-name="ce1"/>
          <table:table-cell office:value-type="float" office:value="0.31217798717196077" table:formula="of:=[.F199]-([.$J$3]*[.C199]/1000)" table:style-name="ce1">
            <text:p>0,312177987</text:p>
          </table:table-cell>
          <table:table-cell table:number-columns-repeated="16375"/>
        </table:table-row>
        <table:table-row table:style-name="ro1">
          <table:table-cell office:value-type="time" office:time-value="PT20H53M40S" table:style-name="ce4">
            <text:p>20:53:40</text:p>
          </table:table-cell>
          <table:table-cell office:value-type="time" office:time-value="PT20H53M41S" table:style-name="ce4">
            <text:p>20:53:4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0.44000000000005" table:style-name="ce1">
            <text:p>540,44</text:p>
          </table:table-cell>
          <table:table-cell office:value-type="float" office:value="2.9587792944000002" table:formula="of:=[.C200]/1000 * [.D200]*[.E200]/1000" table:style-name="ce1">
            <text:p>2,958779294</text:p>
          </table:table-cell>
          <table:table-cell table:number-columns-repeated="2" table:style-name="ce1"/>
          <table:table-cell office:value-type="float" office:value="0.26182817626501986" table:formula="of:=[.F200]-([.$J$3]*[.C200]/1000)" table:style-name="ce1">
            <text:p>0,261828176</text:p>
          </table:table-cell>
          <table:table-cell table:number-columns-repeated="16375"/>
        </table:table-row>
        <table:table-row table:style-name="ro1">
          <table:table-cell office:value-type="time" office:time-value="PT20H53M41S" table:style-name="ce4">
            <text:p>20:53:41</text:p>
          </table:table-cell>
          <table:table-cell office:value-type="time" office:time-value="PT20H53M42S" table:style-name="ce4">
            <text:p>20:53:42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3" table:style-name="ce1">
            <text:p>533</text:p>
          </table:table-cell>
          <table:table-cell office:value-type="float" office:value="2.9455498799999997" table:formula="of:=[.C201]/1000 * [.D201]*[.E201]/1000" table:style-name="ce1">
            <text:p>2,94554988</text:p>
          </table:table-cell>
          <table:table-cell table:number-columns-repeated="2" table:style-name="ce1"/>
          <table:table-cell office:value-type="float" office:value="0.22317980693443529" table:formula="of:=[.F201]-([.$J$3]*[.C201]/1000)" table:style-name="ce1">
            <text:p>0,223179807</text:p>
          </table:table-cell>
          <table:table-cell table:number-columns-repeated="16375"/>
        </table:table-row>
        <table:table-row table:style-name="ro1">
          <table:table-cell office:value-type="time" office:time-value="PT20H53M42S" table:style-name="ce4">
            <text:p>20:53:42</text:p>
          </table:table-cell>
          <table:table-cell office:value-type="time" office:time-value="PT20H53M43S" table:style-name="ce4">
            <text:p>20:53:4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99" table:style-name="ce1">
            <text:p>539,99</text:p>
          </table:table-cell>
          <table:table-cell office:value-type="float" office:value="2.9620449462999998" table:formula="of:=[.C202]/1000 * [.D202]*[.E202]/1000" table:style-name="ce1">
            <text:p>2,962044946</text:p>
          </table:table-cell>
          <table:table-cell table:number-columns-repeated="2" table:style-name="ce1"/>
          <table:table-cell office:value-type="float" office:value="0.26509382816501947" table:formula="of:=[.F202]-([.$J$3]*[.C202]/1000)" table:style-name="ce1">
            <text:p>0,265093828</text:p>
          </table:table-cell>
          <table:table-cell table:number-columns-repeated="16375"/>
        </table:table-row>
        <table:table-row table:style-name="ro1">
          <table:table-cell office:value-type="time" office:time-value="PT20H53M43S" table:style-name="ce4">
            <text:p>20:53:43</text:p>
          </table:table-cell>
          <table:table-cell office:value-type="time" office:time-value="PT20H53M44S" table:style-name="ce4">
            <text:p>20:53:4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9.55999999999995" table:style-name="ce1">
            <text:p>549,56</text:p>
          </table:table-cell>
          <table:table-cell office:value-type="float" office:value="3.0172162943999998" table:formula="of:=[.C203]/1000 * [.D203]*[.E203]/1000" table:style-name="ce1">
            <text:p>3,017216294</text:p>
          </table:table-cell>
          <table:table-cell table:number-columns-repeated="2" table:style-name="ce1"/>
          <table:table-cell office:value-type="float" office:value="0.31263948978584422" table:formula="of:=[.F203]-([.$J$3]*[.C203]/1000)" table:style-name="ce1">
            <text:p>0,31263949</text:p>
          </table:table-cell>
          <table:table-cell table:number-columns-repeated="16375"/>
        </table:table-row>
        <table:table-row table:style-name="ro1">
          <table:table-cell office:value-type="time" office:time-value="PT20H53M44S" table:style-name="ce4">
            <text:p>20:53:44</text:p>
          </table:table-cell>
          <table:table-cell office:value-type="time" office:time-value="PT20H53M45S" table:style-name="ce4">
            <text:p>20:53:4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5.48" table:style-name="ce1">
            <text:p>555,48</text:p>
          </table:table-cell>
          <table:table-cell office:value-type="float" office:value="3.0642443172" table:formula="of:=[.C204]/1000 * [.D204]*[.E204]/1000" table:style-name="ce1">
            <text:p>3,064244317</text:p>
          </table:table-cell>
          <table:table-cell table:number-columns-repeated="2" table:style-name="ce1"/>
          <table:table-cell office:value-type="float" office:value="0.35204182610666912" table:formula="of:=[.F204]-([.$J$3]*[.C204]/1000)" table:style-name="ce1">
            <text:p>0,352041826</text:p>
          </table:table-cell>
          <table:table-cell table:number-columns-repeated="16375"/>
        </table:table-row>
        <table:table-row table:style-name="ro1">
          <table:table-cell office:value-type="time" office:time-value="PT20H53M45S" table:style-name="ce4">
            <text:p>20:53:45</text:p>
          </table:table-cell>
          <table:table-cell office:value-type="time" office:time-value="PT20H53M47S" table:style-name="ce4">
            <text:p>20:53:4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72.26" table:style-name="ce1">
            <text:p>572,26</text:p>
          </table:table-cell>
          <table:table-cell office:value-type="float" office:value="3.1449750046" table:formula="of:=[.C205]/1000 * [.D205]*[.E205]/1000" table:style-name="ce1">
            <text:p>3,144975005</text:p>
          </table:table-cell>
          <table:table-cell table:number-columns-repeated="2" table:style-name="ce1"/>
          <table:table-cell office:value-type="float" office:value="0.44294009547890267" table:formula="of:=[.F205]-([.$J$3]*[.C205]/1000)" table:style-name="ce1">
            <text:p>0,442940095</text:p>
          </table:table-cell>
          <table:table-cell table:number-columns-repeated="16375"/>
        </table:table-row>
        <table:table-row table:style-name="ro1">
          <table:table-cell office:value-type="time" office:time-value="PT20H53M47S" table:style-name="ce4">
            <text:p>20:53:47</text:p>
          </table:table-cell>
          <table:table-cell office:value-type="time" office:time-value="PT20H53M48S" table:style-name="ce4">
            <text:p>20:53:4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5.95000000000005" table:style-name="ce1">
            <text:p>525,95</text:p>
          </table:table-cell>
          <table:table-cell office:value-type="float" office:value="2.8903056300000003" table:formula="of:=[.C206]/1000 * [.D206]*[.E206]/1000" table:style-name="ce1">
            <text:p>2,89030563</text:p>
          </table:table-cell>
          <table:table-cell table:number-columns-repeated="2" table:style-name="ce1"/>
          <table:table-cell office:value-type="float" office:value="0.1831869298927864" table:formula="of:=[.F206]-([.$J$3]*[.C206]/1000)" table:style-name="ce1">
            <text:p>0,18318693</text:p>
          </table:table-cell>
          <table:table-cell table:number-columns-repeated="16375"/>
        </table:table-row>
        <table:table-row table:style-name="ro1">
          <table:table-cell office:value-type="time" office:time-value="PT20H53M48S" table:style-name="ce4">
            <text:p>20:53:48</text:p>
          </table:table-cell>
          <table:table-cell office:value-type="time" office:time-value="PT20H53M49S" table:style-name="ce4">
            <text:p>20:53:4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8.9" table:style-name="ce1">
            <text:p>548,9</text:p>
          </table:table-cell>
          <table:table-cell office:value-type="float" office:value="3.0305866799999999" table:formula="of:=[.C207]/1000 * [.D207]*[.E207]/1000" table:style-name="ce1">
            <text:p>3,03058668</text:p>
          </table:table-cell>
          <table:table-cell table:number-columns-repeated="2" table:style-name="ce1"/>
          <table:table-cell office:value-type="float" office:value="0.3107585024274937" table:formula="of:=[.F207]-([.$J$3]*[.C207]/1000)" table:style-name="ce1">
            <text:p>0,310758502</text:p>
          </table:table-cell>
          <table:table-cell table:number-columns-repeated="16375"/>
        </table:table-row>
        <table:table-row table:style-name="ro1">
          <table:table-cell office:value-type="time" office:time-value="PT20H53M49S" table:style-name="ce4">
            <text:p>20:53:49</text:p>
          </table:table-cell>
          <table:table-cell office:value-type="time" office:time-value="PT20H53M50S" table:style-name="ce4">
            <text:p>20:53:5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7.33000000000004" table:style-name="ce1">
            <text:p>527,33</text:p>
          </table:table-cell>
          <table:table-cell office:value-type="float" office:value="2.8897262136000008" table:formula="of:=[.C208]/1000 * [.D208]*[.E208]/1000" table:style-name="ce1">
            <text:p>2,889726214</text:p>
          </table:table-cell>
          <table:table-cell table:number-columns-repeated="2" table:style-name="ce1"/>
          <table:table-cell office:value-type="float" office:value="0.19023319997196175" table:formula="of:=[.F208]-([.$J$3]*[.C208]/1000)" table:style-name="ce1">
            <text:p>0,1902332</text:p>
          </table:table-cell>
          <table:table-cell table:number-columns-repeated="16375"/>
        </table:table-row>
        <table:table-row table:style-name="ro1">
          <table:table-cell office:value-type="time" office:time-value="PT20H53M50S" table:style-name="ce4">
            <text:p>20:53:50</text:p>
          </table:table-cell>
          <table:table-cell office:value-type="time" office:time-value="PT20H53M51S" table:style-name="ce4">
            <text:p>20:53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.39" table:style-name="ce1">
            <text:p>541,39</text:p>
          </table:table-cell>
          <table:table-cell office:value-type="float" office:value="2.9697244643" table:formula="of:=[.C209]/1000 * [.D209]*[.E209]/1000" table:style-name="ce1">
            <text:p>2,969724464</text:p>
          </table:table-cell>
          <table:table-cell table:number-columns-repeated="2" table:style-name="ce1"/>
          <table:table-cell office:value-type="float" office:value="0.27277334616501969" table:formula="of:=[.F209]-([.$J$3]*[.C209]/1000)" table:style-name="ce1">
            <text:p>0,272773346</text:p>
          </table:table-cell>
          <table:table-cell table:number-columns-repeated="16375"/>
        </table:table-row>
        <table:table-row table:style-name="ro1">
          <table:table-cell office:value-type="time" office:time-value="PT20H53M51S" table:style-name="ce4">
            <text:p>20:53:51</text:p>
          </table:table-cell>
          <table:table-cell office:value-type="time" office:time-value="PT20H53M52S" table:style-name="ce4">
            <text:p>20:53:5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66" table:style-name="ce1">
            <text:p>539,66</text:p>
          </table:table-cell>
          <table:table-cell office:value-type="float" office:value="2.9630248163999999" table:formula="of:=[.C210]/1000 * [.D210]*[.E210]/1000" table:style-name="ce1">
            <text:p>2,963024816</text:p>
          </table:table-cell>
          <table:table-cell table:number-columns-repeated="2" table:style-name="ce1"/>
          <table:table-cell office:value-type="float" office:value="0.26353180277196087" table:formula="of:=[.F210]-([.$J$3]*[.C210]/1000)" table:style-name="ce1">
            <text:p>0,263531803</text:p>
          </table:table-cell>
          <table:table-cell table:number-columns-repeated="16375"/>
        </table:table-row>
        <table:table-row table:style-name="ro1">
          <table:table-cell office:value-type="time" office:time-value="PT20H53M52S" table:style-name="ce4">
            <text:p>20:53:52</text:p>
          </table:table-cell>
          <table:table-cell office:value-type="time" office:time-value="PT20H53M53S" table:style-name="ce4">
            <text:p>20:53:5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6" table:style-name="ce1">
            <text:p>533,76</text:p>
          </table:table-cell>
          <table:table-cell office:value-type="float" office:value="2.9278710911999997" table:formula="of:=[.C211]/1000 * [.D211]*[.E211]/1000" table:style-name="ce1">
            <text:p>2,927871091</text:p>
          </table:table-cell>
          <table:table-cell table:number-columns-repeated="2" table:style-name="ce1"/>
          <table:table-cell office:value-type="float" office:value="0.23091997306501932" table:formula="of:=[.F211]-([.$J$3]*[.C211]/1000)" table:style-name="ce1">
            <text:p>0,230919973</text:p>
          </table:table-cell>
          <table:table-cell table:number-columns-repeated="16375"/>
        </table:table-row>
        <table:table-row table:style-name="ro1">
          <table:table-cell office:value-type="time" office:time-value="PT20H53M53S" table:style-name="ce4">
            <text:p>20:53:53</text:p>
          </table:table-cell>
          <table:table-cell office:value-type="time" office:time-value="PT20H53M54S" table:style-name="ce4">
            <text:p>20:53:5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9.19000000000005" table:style-name="ce1">
            <text:p>539,19</text:p>
          </table:table-cell>
          <table:table-cell office:value-type="float" office:value="2.9547180648000007" table:formula="of:=[.C212]/1000 * [.D212]*[.E212]/1000" table:style-name="ce1">
            <text:p>2,954718065</text:p>
          </table:table-cell>
          <table:table-cell table:number-columns-repeated="2" table:style-name="ce1"/>
          <table:table-cell office:value-type="float" office:value="0.25522505117196159" table:formula="of:=[.F212]-([.$J$3]*[.C212]/1000)" table:style-name="ce1">
            <text:p>0,255225051</text:p>
          </table:table-cell>
          <table:table-cell table:number-columns-repeated="16375"/>
        </table:table-row>
        <table:table-row table:style-name="ro1">
          <table:table-cell office:value-type="time" office:time-value="PT20H53M54S" table:style-name="ce4">
            <text:p>20:53:54</text:p>
          </table:table-cell>
          <table:table-cell office:value-type="time" office:time-value="PT20H53M55S" table:style-name="ce4">
            <text:p>20:53:5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0.41" table:style-name="ce1">
            <text:p>570,41</text:p>
          </table:table-cell>
          <table:table-cell office:value-type="float" office:value="3.1316877983999998" table:formula="of:=[.C213]/1000 * [.D213]*[.E213]/1000" table:style-name="ce1">
            <text:p>3,131687798</text:p>
          </table:table-cell>
          <table:table-cell table:number-columns-repeated="2" table:style-name="ce1"/>
          <table:table-cell office:value-type="float" office:value="0.42711099378584416" table:formula="of:=[.F213]-([.$J$3]*[.C213]/1000)" table:style-name="ce1">
            <text:p>0,427110994</text:p>
          </table:table-cell>
          <table:table-cell table:number-columns-repeated="16375"/>
        </table:table-row>
        <table:table-row table:style-name="ro1">
          <table:table-cell office:value-type="time" office:time-value="PT20H53M55S" table:style-name="ce4">
            <text:p>20:53:55</text:p>
          </table:table-cell>
          <table:table-cell office:value-type="time" office:time-value="PT20H53M56S" table:style-name="ce4">
            <text:p>20:53:5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5.21" table:style-name="ce1">
            <text:p>565,21</text:p>
          </table:table-cell>
          <table:table-cell office:value-type="float" office:value="3.0973055832000003" table:formula="of:=[.C214]/1000 * [.D214]*[.E214]/1000" table:style-name="ce1">
            <text:p>3,097305583</text:p>
          </table:table-cell>
          <table:table-cell table:number-columns-repeated="2" table:style-name="ce1"/>
          <table:table-cell office:value-type="float" office:value="0.39781256957196121" table:formula="of:=[.F214]-([.$J$3]*[.C214]/1000)" table:style-name="ce1">
            <text:p>0,39781257</text:p>
          </table:table-cell>
          <table:table-cell table:number-columns-repeated="16375"/>
        </table:table-row>
        <table:table-row table:style-name="ro1">
          <table:table-cell office:value-type="time" office:time-value="PT20H53M56S" table:style-name="ce4">
            <text:p>20:53:56</text:p>
          </table:table-cell>
          <table:table-cell office:value-type="time" office:time-value="PT20H53M57S" table:style-name="ce4">
            <text:p>20:53:5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5.58000000000004" table:style-name="ce1">
            <text:p>555,58</text:p>
          </table:table-cell>
          <table:table-cell office:value-type="float" office:value="3.0502675392" table:formula="of:=[.C215]/1000 * [.D215]*[.E215]/1000" table:style-name="ce1">
            <text:p>3,050267539</text:p>
          </table:table-cell>
          <table:table-cell table:number-columns-repeated="2" table:style-name="ce1"/>
          <table:table-cell office:value-type="float" office:value="0.34569073458584443" table:formula="of:=[.F215]-([.$J$3]*[.C215]/1000)" table:style-name="ce1">
            <text:p>0,345690735</text:p>
          </table:table-cell>
          <table:table-cell table:number-columns-repeated="16375"/>
        </table:table-row>
        <table:table-row table:style-name="ro1">
          <table:table-cell office:value-type="time" office:time-value="PT20H53M57S" table:style-name="ce4">
            <text:p>20:53:57</text:p>
          </table:table-cell>
          <table:table-cell office:value-type="time" office:time-value="PT20H53M58S" table:style-name="ce4">
            <text:p>20:53:5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4.95000000000005" table:style-name="ce1">
            <text:p>524,95</text:p>
          </table:table-cell>
          <table:table-cell office:value-type="float" office:value="2.8739752620000005" table:formula="of:=[.C216]/1000 * [.D216]*[.E216]/1000" table:style-name="ce1">
            <text:p>2,873975262</text:p>
          </table:table-cell>
          <table:table-cell table:number-columns-repeated="2" table:style-name="ce1"/>
          <table:table-cell office:value-type="float" office:value="0.17702414386502019" table:formula="of:=[.F216]-([.$J$3]*[.C216]/1000)" table:style-name="ce1">
            <text:p>0,177024144</text:p>
          </table:table-cell>
          <table:table-cell table:number-columns-repeated="16375"/>
        </table:table-row>
        <table:table-row table:style-name="ro1">
          <table:table-cell office:value-type="time" office:time-value="PT20H53M58S" table:style-name="ce4">
            <text:p>20:53:58</text:p>
          </table:table-cell>
          <table:table-cell office:value-type="time" office:time-value="PT20H54M0S" table:style-name="ce4">
            <text:p>20:54:0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4.27" table:style-name="ce1">
            <text:p>544,27</text:p>
          </table:table-cell>
          <table:table-cell office:value-type="float" office:value="3.0108472129999999" table:formula="of:=[.C217]/1000 * [.D217]*[.E217]/1000" table:style-name="ce1">
            <text:p>3,010847213</text:p>
          </table:table-cell>
          <table:table-cell table:number-columns-repeated="2" table:style-name="ce1"/>
          <table:table-cell office:value-type="float" office:value="0.29101903542749374" table:formula="of:=[.F217]-([.$J$3]*[.C217]/1000)" table:style-name="ce1">
            <text:p>0,291019035</text:p>
          </table:table-cell>
          <table:table-cell table:number-columns-repeated="16375"/>
        </table:table-row>
        <table:table-row table:style-name="ro1">
          <table:table-cell office:value-type="time" office:time-value="PT20H54M0S" table:style-name="ce4">
            <text:p>20:54:00</text:p>
          </table:table-cell>
          <table:table-cell office:value-type="time" office:time-value="PT20H54M1S" table:style-name="ce4">
            <text:p>20:54:0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12" table:style-name="ce1">
            <text:p>527,12</text:p>
          </table:table-cell>
          <table:table-cell office:value-type="float" office:value="2.8914482343999999" table:formula="of:=[.C218]/1000 * [.D218]*[.E218]/1000" table:style-name="ce1">
            <text:p>2,891448234</text:p>
          </table:table-cell>
          <table:table-cell table:number-columns-repeated="2" table:style-name="ce1"/>
          <table:table-cell office:value-type="float" office:value="0.19449711626501953" table:formula="of:=[.F218]-([.$J$3]*[.C218]/1000)" table:style-name="ce1">
            <text:p>0,194497116</text:p>
          </table:table-cell>
          <table:table-cell table:number-columns-repeated="16375"/>
        </table:table-row>
        <table:table-row table:style-name="ro1">
          <table:table-cell office:value-type="time" office:time-value="PT20H54M1S" table:style-name="ce4">
            <text:p>20:54:01</text:p>
          </table:table-cell>
          <table:table-cell office:value-type="time" office:time-value="PT20H54M2S" table:style-name="ce4">
            <text:p>20:54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65" table:style-name="ce1">
            <text:p>523,65</text:p>
          </table:table-cell>
          <table:table-cell office:value-type="float" office:value="2.8697067299999999" table:formula="of:=[.C219]/1000 * [.D219]*[.E219]/1000" table:style-name="ce1">
            <text:p>2,86970673</text:p>
          </table:table-cell>
          <table:table-cell table:number-columns-repeated="2" table:style-name="ce1"/>
          <table:table-cell office:value-type="float" office:value="0.17529750735807781" table:formula="of:=[.F219]-([.$J$3]*[.C219]/1000)" table:style-name="ce1">
            <text:p>0,175297507</text:p>
          </table:table-cell>
          <table:table-cell table:number-columns-repeated="16375"/>
        </table:table-row>
        <table:table-row table:style-name="ro1">
          <table:table-cell office:value-type="time" office:time-value="PT20H54M2S" table:style-name="ce4">
            <text:p>20:54:02</text:p>
          </table:table-cell>
          <table:table-cell office:value-type="time" office:time-value="PT20H54M3S" table:style-name="ce4">
            <text:p>20:54:0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6.41999999999996" table:style-name="ce1">
            <text:p>546,42</text:p>
          </table:table-cell>
          <table:table-cell office:value-type="float" office:value="3.0168941039999999" table:formula="of:=[.C220]/1000 * [.D220]*[.E220]/1000" table:style-name="ce1">
            <text:p>3,016894104</text:p>
          </table:table-cell>
          <table:table-cell table:number-columns-repeated="2" table:style-name="ce1"/>
          <table:table-cell office:value-type="float" office:value="0.29706592642749374" table:formula="of:=[.F220]-([.$J$3]*[.C220]/1000)" table:style-name="ce1">
            <text:p>0,297065926</text:p>
          </table:table-cell>
          <table:table-cell table:number-columns-repeated="16375"/>
        </table:table-row>
        <table:table-row table:style-name="ro1">
          <table:table-cell office:value-type="time" office:time-value="PT20H54M3S" table:style-name="ce4">
            <text:p>20:54:03</text:p>
          </table:table-cell>
          <table:table-cell office:value-type="time" office:time-value="PT20H54M4S" table:style-name="ce4">
            <text:p>20:54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47" table:style-name="ce1">
            <text:p>530,47</text:p>
          </table:table-cell>
          <table:table-cell office:value-type="float" office:value="2.9098242239000003" table:formula="of:=[.C221]/1000 * [.D221]*[.E221]/1000" table:style-name="ce1">
            <text:p>2,909824224</text:p>
          </table:table-cell>
          <table:table-cell table:number-columns-repeated="2" table:style-name="ce1"/>
          <table:table-cell office:value-type="float" office:value="0.21287310576501994" table:formula="of:=[.F221]-([.$J$3]*[.C221]/1000)" table:style-name="ce1">
            <text:p>0,212873106</text:p>
          </table:table-cell>
          <table:table-cell table:number-columns-repeated="16375"/>
        </table:table-row>
        <table:table-row table:style-name="ro1">
          <table:table-cell office:value-type="time" office:time-value="PT20H54M4S" table:style-name="ce4">
            <text:p>20:54:04</text:p>
          </table:table-cell>
          <table:table-cell office:value-type="time" office:time-value="PT20H54M5S" table:style-name="ce4">
            <text:p>20:54:0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4.39" table:style-name="ce1">
            <text:p>554,39</text:p>
          </table:table-cell>
          <table:table-cell office:value-type="float" office:value="3.0437341536" table:formula="of:=[.C222]/1000 * [.D222]*[.E222]/1000" table:style-name="ce1">
            <text:p>3,043734154</text:p>
          </table:table-cell>
          <table:table-cell table:number-columns-repeated="2" table:style-name="ce1"/>
          <table:table-cell office:value-type="float" office:value="0.33915734898584438" table:formula="of:=[.F222]-([.$J$3]*[.C222]/1000)" table:style-name="ce1">
            <text:p>0,339157349</text:p>
          </table:table-cell>
          <table:table-cell table:number-columns-repeated="16375"/>
        </table:table-row>
        <table:table-row table:style-name="ro1">
          <table:table-cell office:value-type="time" office:time-value="PT20H54M5S" table:style-name="ce4">
            <text:p>20:54:05</text:p>
          </table:table-cell>
          <table:table-cell office:value-type="time" office:time-value="PT20H54M6S" table:style-name="ce4">
            <text:p>20:54:0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3.02" table:style-name="ce1">
            <text:p>553,02</text:p>
          </table:table-cell>
          <table:table-cell office:value-type="float" office:value="3.0592513380000002" table:formula="of:=[.C223]/1000 * [.D223]*[.E223]/1000" table:style-name="ce1">
            <text:p>3,059251338</text:p>
          </table:table-cell>
          <table:table-cell table:number-columns-repeated="2" table:style-name="ce1"/>
          <table:table-cell office:value-type="float" office:value="0.33942316042749399" table:formula="of:=[.F223]-([.$J$3]*[.C223]/1000)" table:style-name="ce1">
            <text:p>0,33942316</text:p>
          </table:table-cell>
          <table:table-cell table:number-columns-repeated="16375"/>
        </table:table-row>
        <table:table-row table:style-name="ro1">
          <table:table-cell office:value-type="time" office:time-value="PT20H54M6S" table:style-name="ce4">
            <text:p>20:54:06</text:p>
          </table:table-cell>
          <table:table-cell office:value-type="time" office:time-value="PT20H54M7S" table:style-name="ce4">
            <text:p>20:54:0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7.82000000000005" table:style-name="ce1">
            <text:p>537,82</text:p>
          </table:table-cell>
          <table:table-cell office:value-type="float" office:value="2.9527608768000007" table:formula="of:=[.C224]/1000 * [.D224]*[.E224]/1000" table:style-name="ce1">
            <text:p>2,952760877</text:p>
          </table:table-cell>
          <table:table-cell table:number-columns-repeated="2" table:style-name="ce1"/>
          <table:table-cell office:value-type="float" office:value="0.24818407218584504" table:formula="of:=[.F224]-([.$J$3]*[.C224]/1000)" table:style-name="ce1">
            <text:p>0,248184072</text:p>
          </table:table-cell>
          <table:table-cell table:number-columns-repeated="16375"/>
        </table:table-row>
        <table:table-row table:style-name="ro1">
          <table:table-cell office:value-type="time" office:time-value="PT20H54M7S" table:style-name="ce4">
            <text:p>20:54:07</text:p>
          </table:table-cell>
          <table:table-cell office:value-type="time" office:time-value="PT20H54M8S" table:style-name="ce4">
            <text:p>20:54:0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6.54999999999995" table:style-name="ce1">
            <text:p>556,55</text:p>
          </table:table-cell>
          <table:table-cell office:value-type="float" office:value="3.0557600370000002" table:formula="of:=[.C225]/1000 * [.D225]*[.E225]/1000" table:style-name="ce1">
            <text:p>3,055760037</text:p>
          </table:table-cell>
          <table:table-cell table:number-columns-repeated="2" table:style-name="ce1"/>
          <table:table-cell office:value-type="float" office:value="0.35626702337196114" table:formula="of:=[.F225]-([.$J$3]*[.C225]/1000)" table:style-name="ce1">
            <text:p>0,356267023</text:p>
          </table:table-cell>
          <table:table-cell table:number-columns-repeated="16375"/>
        </table:table-row>
        <table:table-row table:style-name="ro1">
          <table:table-cell office:value-type="time" office:time-value="PT20H54M8S" table:style-name="ce4">
            <text:p>20:54:08</text:p>
          </table:table-cell>
          <table:table-cell office:value-type="time" office:time-value="PT20H54M9S" table:style-name="ce4">
            <text:p>20:54:0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4.46" table:style-name="ce1">
            <text:p>524,46</text:p>
          </table:table-cell>
          <table:table-cell office:value-type="float" office:value="2.8958373576000005" table:formula="of:=[.C226]/1000 * [.D226]*[.E226]/1000" table:style-name="ce1">
            <text:p>2,895837358</text:p>
          </table:table-cell>
          <table:table-cell table:number-columns-repeated="2" table:style-name="ce1"/>
          <table:table-cell office:value-type="float" office:value="0.18109297101361133" table:formula="of:=[.F226]-([.$J$3]*[.C226]/1000)" table:style-name="ce1">
            <text:p>0,181092971</text:p>
          </table:table-cell>
          <table:table-cell table:number-columns-repeated="16375"/>
        </table:table-row>
        <table:table-row table:style-name="ro1">
          <table:table-cell office:value-type="time" office:time-value="PT20H54M9S" table:style-name="ce4">
            <text:p>20:54:09</text:p>
          </table:table-cell>
          <table:table-cell office:value-type="time" office:time-value="PT20H54M10S" table:style-name="ce4">
            <text:p>20:54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98" table:style-name="ce1">
            <text:p>528,98</text:p>
          </table:table-cell>
          <table:table-cell office:value-type="float" office:value="2.9016510225999999" table:formula="of:=[.C227]/1000 * [.D227]*[.E227]/1000" table:style-name="ce1">
            <text:p>2,901651023</text:p>
          </table:table-cell>
          <table:table-cell table:number-columns-repeated="2" table:style-name="ce1"/>
          <table:table-cell office:value-type="float" office:value="0.20469990446501951" table:formula="of:=[.F227]-([.$J$3]*[.C227]/1000)" table:style-name="ce1">
            <text:p>0,204699904</text:p>
          </table:table-cell>
          <table:table-cell table:number-columns-repeated="16375"/>
        </table:table-row>
        <table:table-row table:style-name="ro1">
          <table:table-cell office:value-type="time" office:time-value="PT20H54M10S" table:style-name="ce4">
            <text:p>20:54:10</text:p>
          </table:table-cell>
          <table:table-cell office:value-type="time" office:time-value="PT20H54M12S" table:style-name="ce4">
            <text:p>20:54:1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85" table:style-name="ce1">
            <text:p>520,85</text:p>
          </table:table-cell>
          <table:table-cell office:value-type="float" office:value="2.8570549645000001" table:formula="of:=[.C228]/1000 * [.D228]*[.E228]/1000" table:style-name="ce1">
            <text:p>2,857054965</text:p>
          </table:table-cell>
          <table:table-cell table:number-columns-repeated="2" table:style-name="ce1"/>
          <table:table-cell office:value-type="float" office:value="0.16010384636501973" table:formula="of:=[.F228]-([.$J$3]*[.C228]/1000)" table:style-name="ce1">
            <text:p>0,160103846</text:p>
          </table:table-cell>
          <table:table-cell table:number-columns-repeated="16375"/>
        </table:table-row>
        <table:table-row table:style-name="ro1">
          <table:table-cell office:value-type="time" office:time-value="PT20H54M12S" table:style-name="ce4">
            <text:p>20:54:12</text:p>
          </table:table-cell>
          <table:table-cell office:value-type="time" office:time-value="PT20H54M13S" table:style-name="ce4">
            <text:p>20:54:1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6.47" table:style-name="ce1">
            <text:p>546,47</text:p>
          </table:table-cell>
          <table:table-cell office:value-type="float" office:value="2.9946118824000005" table:formula="of:=[.C229]/1000 * [.D229]*[.E229]/1000" table:style-name="ce1">
            <text:p>2,994611882</text:p>
          </table:table-cell>
          <table:table-cell table:number-columns-repeated="2" table:style-name="ce1"/>
          <table:table-cell office:value-type="float" office:value="0.29511886877196147" table:formula="of:=[.F229]-([.$J$3]*[.C229]/1000)" table:style-name="ce1">
            <text:p>0,295118869</text:p>
          </table:table-cell>
          <table:table-cell table:number-columns-repeated="16375"/>
        </table:table-row>
        <table:table-row table:style-name="ro1">
          <table:table-cell office:value-type="time" office:time-value="PT20H54M13S" table:style-name="ce4">
            <text:p>20:54:13</text:p>
          </table:table-cell>
          <table:table-cell office:value-type="time" office:time-value="PT20H54M14S" table:style-name="ce4">
            <text:p>20:54:1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66.79" table:style-name="ce1">
            <text:p>566,79</text:p>
          </table:table-cell>
          <table:table-cell office:value-type="float" office:value="3.1119831666" table:formula="of:=[.C230]/1000 * [.D230]*[.E230]/1000" table:style-name="ce1">
            <text:p>3,111983167</text:p>
          </table:table-cell>
          <table:table-cell table:number-columns-repeated="2" table:style-name="ce1"/>
          <table:table-cell office:value-type="float" office:value="0.4124901529719609" table:formula="of:=[.F230]-([.$J$3]*[.C230]/1000)" table:style-name="ce1">
            <text:p>0,412490153</text:p>
          </table:table-cell>
          <table:table-cell table:number-columns-repeated="16375"/>
        </table:table-row>
        <table:table-row table:style-name="ro1">
          <table:table-cell office:value-type="time" office:time-value="PT20H54M14S" table:style-name="ce4">
            <text:p>20:54:14</text:p>
          </table:table-cell>
          <table:table-cell office:value-type="time" office:time-value="PT20H54M15S" table:style-name="ce4">
            <text:p>20:54:1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.95000000000005" table:style-name="ce1">
            <text:p>548,95</text:p>
          </table:table-cell>
          <table:table-cell office:value-type="float" office:value="3.0138672480000004" table:formula="of:=[.C231]/1000 * [.D231]*[.E231]/1000" table:style-name="ce1">
            <text:p>3,013867248</text:p>
          </table:table-cell>
          <table:table-cell table:number-columns-repeated="2" table:style-name="ce1"/>
          <table:table-cell office:value-type="float" office:value="0.30929044338584477" table:formula="of:=[.F231]-([.$J$3]*[.C231]/1000)" table:style-name="ce1">
            <text:p>0,309290443</text:p>
          </table:table-cell>
          <table:table-cell table:number-columns-repeated="16375"/>
        </table:table-row>
        <table:table-row table:style-name="ro1">
          <table:table-cell office:value-type="time" office:time-value="PT20H54M15S" table:style-name="ce4">
            <text:p>20:54:15</text:p>
          </table:table-cell>
          <table:table-cell office:value-type="time" office:time-value="PT20H54M16S" table:style-name="ce4">
            <text:p>20:54:1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0.27" table:style-name="ce1">
            <text:p>550,27</text:p>
          </table:table-cell>
          <table:table-cell office:value-type="float" office:value="3.0182749715999999" table:formula="of:=[.C232]/1000 * [.D232]*[.E232]/1000" table:style-name="ce1">
            <text:p>3,018274972</text:p>
          </table:table-cell>
          <table:table-cell table:number-columns-repeated="2" table:style-name="ce1"/>
          <table:table-cell office:value-type="float" office:value="0.31624006247890257" table:formula="of:=[.F232]-([.$J$3]*[.C232]/1000)" table:style-name="ce1">
            <text:p>0,316240062</text:p>
          </table:table-cell>
          <table:table-cell table:number-columns-repeated="16375"/>
        </table:table-row>
        <table:table-row table:style-name="ro1">
          <table:table-cell office:value-type="time" office:time-value="PT20H54M16S" table:style-name="ce4">
            <text:p>20:54:16</text:p>
          </table:table-cell>
          <table:table-cell office:value-type="time" office:time-value="PT20H54M17S" table:style-name="ce4">
            <text:p>20:54:17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8.4" table:style-name="ce1">
            <text:p>538,4</text:p>
          </table:table-cell>
          <table:table-cell office:value-type="float" office:value="2.9755914319999999" table:formula="of:=[.C233]/1000 * [.D233]*[.E233]/1000" table:style-name="ce1">
            <text:p>2,975591432</text:p>
          </table:table-cell>
          <table:table-cell table:number-columns-repeated="2" table:style-name="ce1"/>
          <table:table-cell office:value-type="float" office:value="0.25830514992055242" table:formula="of:=[.F233]-([.$J$3]*[.C233]/1000)" table:style-name="ce1">
            <text:p>0,25830515</text:p>
          </table:table-cell>
          <table:table-cell table:number-columns-repeated="16375"/>
        </table:table-row>
        <table:table-row table:style-name="ro1">
          <table:table-cell office:value-type="time" office:time-value="PT20H54M17S" table:style-name="ce4">
            <text:p>20:54:17</text:p>
          </table:table-cell>
          <table:table-cell office:value-type="time" office:time-value="PT20H54M18S" table:style-name="ce4">
            <text:p>20:54:1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2.35" table:style-name="ce1">
            <text:p>522,35</text:p>
          </table:table-cell>
          <table:table-cell office:value-type="float" office:value="2.8679835690000006" table:formula="of:=[.C234]/1000 * [.D234]*[.E234]/1000" table:style-name="ce1">
            <text:p>2,867983569</text:p>
          </table:table-cell>
          <table:table-cell table:number-columns-repeated="2" table:style-name="ce1"/>
          <table:table-cell office:value-type="float" office:value="0.16849055537196156" table:formula="of:=[.F234]-([.$J$3]*[.C234]/1000)" table:style-name="ce1">
            <text:p>0,168490555</text:p>
          </table:table-cell>
          <table:table-cell table:number-columns-repeated="16375"/>
        </table:table-row>
        <table:table-row table:style-name="ro1">
          <table:table-cell office:value-type="time" office:time-value="PT20H54M18S" table:style-name="ce4">
            <text:p>20:54:18</text:p>
          </table:table-cell>
          <table:table-cell office:value-type="time" office:time-value="PT20H54M19S" table:style-name="ce4">
            <text:p>20:54:19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5.44000000000005" table:style-name="ce1">
            <text:p>525,44</text:p>
          </table:table-cell>
          <table:table-cell office:value-type="float" office:value="2.8739466240000007" table:formula="of:=[.C235]/1000 * [.D235]*[.E235]/1000" table:style-name="ce1">
            <text:p>2,873946624</text:p>
          </table:table-cell>
          <table:table-cell table:number-columns-repeated="2" table:style-name="ce1"/>
          <table:table-cell office:value-type="float" office:value="0.17953740135807861" table:formula="of:=[.F235]-([.$J$3]*[.C235]/1000)" table:style-name="ce1">
            <text:p>0,179537401</text:p>
          </table:table-cell>
          <table:table-cell table:number-columns-repeated="16375"/>
        </table:table-row>
        <table:table-row table:style-name="ro1">
          <table:table-cell office:value-type="time" office:time-value="PT20H54M19S" table:style-name="ce4">
            <text:p>20:54:19</text:p>
          </table:table-cell>
          <table:table-cell office:value-type="time" office:time-value="PT20H54M20S" table:style-name="ce4">
            <text:p>20:54:2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3.34" table:style-name="ce1">
            <text:p>543,34</text:p>
          </table:table-cell>
          <table:table-cell office:value-type="float" office:value="3.0028934782000003" table:formula="of:=[.C236]/1000 * [.D236]*[.E236]/1000" table:style-name="ce1">
            <text:p>3,002893478</text:p>
          </table:table-cell>
          <table:table-cell table:number-columns-repeated="2" table:style-name="ce1"/>
          <table:table-cell office:value-type="float" office:value="0.28560719612055285" table:formula="of:=[.F236]-([.$J$3]*[.C236]/1000)" table:style-name="ce1">
            <text:p>0,285607196</text:p>
          </table:table-cell>
          <table:table-cell table:number-columns-repeated="16375"/>
        </table:table-row>
        <table:table-row table:style-name="ro1">
          <table:table-cell office:value-type="time" office:time-value="PT20H54M20S" table:style-name="ce4">
            <text:p>20:54:20</text:p>
          </table:table-cell>
          <table:table-cell office:value-type="time" office:time-value="PT20H54M21S" table:style-name="ce4">
            <text:p>20:54:2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45000000000005" table:style-name="ce1">
            <text:p>523,45</text:p>
          </table:table-cell>
          <table:table-cell office:value-type="float" office:value="2.8740231630000004" table:formula="of:=[.C237]/1000 * [.D237]*[.E237]/1000" table:style-name="ce1">
            <text:p>2,874023163</text:p>
          </table:table-cell>
          <table:table-cell table:number-columns-repeated="2" table:style-name="ce1"/>
          <table:table-cell office:value-type="float" office:value="0.17453014937196132" table:formula="of:=[.F237]-([.$J$3]*[.C237]/1000)" table:style-name="ce1">
            <text:p>0,174530149</text:p>
          </table:table-cell>
          <table:table-cell table:number-columns-repeated="16375"/>
        </table:table-row>
        <table:table-row table:style-name="ro1">
          <table:table-cell office:value-type="time" office:time-value="PT20H54M21S" table:style-name="ce4">
            <text:p>20:54:21</text:p>
          </table:table-cell>
          <table:table-cell office:value-type="time" office:time-value="PT20H54M22S" table:style-name="ce4">
            <text:p>20:54:2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9.99" table:style-name="ce1">
            <text:p>529,99</text:p>
          </table:table-cell>
          <table:table-cell office:value-type="float" office:value="2.9043028008000005" table:formula="of:=[.C238]/1000 * [.D238]*[.E238]/1000" table:style-name="ce1">
            <text:p>2,904302801</text:p>
          </table:table-cell>
          <table:table-cell table:number-columns-repeated="2" table:style-name="ce1"/>
          <table:table-cell office:value-type="float" office:value="0.20480978717196141" table:formula="of:=[.F238]-([.$J$3]*[.C238]/1000)" table:style-name="ce1">
            <text:p>0,204809787</text:p>
          </table:table-cell>
          <table:table-cell table:number-columns-repeated="16375"/>
        </table:table-row>
        <table:table-row table:style-name="ro1">
          <table:table-cell office:value-type="time" office:time-value="PT20H54M22S" table:style-name="ce4">
            <text:p>20:54:22</text:p>
          </table:table-cell>
          <table:table-cell office:value-type="time" office:time-value="PT20H54M24S" table:style-name="ce4">
            <text:p>20:54:24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45.54" table:style-name="ce1">
            <text:p>545,54</text:p>
          </table:table-cell>
          <table:table-cell office:value-type="float" office:value="3.0458152848000006" table:formula="of:=[.C239]/1000 * [.D239]*[.E239]/1000" table:style-name="ce1">
            <text:p>3,045815285</text:p>
          </table:table-cell>
          <table:table-cell table:number-columns-repeated="2" table:style-name="ce1"/>
          <table:table-cell office:value-type="float" office:value="0.29548436131079336" table:formula="of:=[.F239]-([.$J$3]*[.C239]/1000)" table:style-name="ce1">
            <text:p>0,295484361</text:p>
          </table:table-cell>
          <table:table-cell table:number-columns-repeated="16375"/>
        </table:table-row>
        <table:table-row table:style-name="ro1">
          <table:table-cell office:value-type="time" office:time-value="PT20H54M24S" table:style-name="ce4">
            <text:p>20:54:24</text:p>
          </table:table-cell>
          <table:table-cell office:value-type="time" office:time-value="PT20H54M25S" table:style-name="ce4">
            <text:p>20:54:2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8" table:style-name="ce1">
            <text:p>538</text:p>
          </table:table-cell>
          <table:table-cell office:value-type="float" office:value="2.95669198" table:formula="of:=[.C240]/1000 * [.D240]*[.E240]/1000" table:style-name="ce1">
            <text:p>2,95669198</text:p>
          </table:table-cell>
          <table:table-cell table:number-columns-repeated="2" table:style-name="ce1"/>
          <table:table-cell office:value-type="float" office:value="0.25465707087890266" table:formula="of:=[.F240]-([.$J$3]*[.C240]/1000)" table:style-name="ce1">
            <text:p>0,254657071</text:p>
          </table:table-cell>
          <table:table-cell table:number-columns-repeated="16375"/>
        </table:table-row>
        <table:table-row table:style-name="ro1">
          <table:table-cell office:value-type="time" office:time-value="PT20H54M25S" table:style-name="ce4">
            <text:p>20:54:25</text:p>
          </table:table-cell>
          <table:table-cell office:value-type="time" office:time-value="PT20H54M26S" table:style-name="ce4">
            <text:p>20:54:2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9.53" table:style-name="ce1">
            <text:p>549,53</text:p>
          </table:table-cell>
          <table:table-cell office:value-type="float" office:value="3.0143753760999998" table:formula="of:=[.C241]/1000 * [.D241]*[.E241]/1000" table:style-name="ce1">
            <text:p>3,014375376</text:p>
          </table:table-cell>
          <table:table-cell table:number-columns-repeated="2" table:style-name="ce1"/>
          <table:table-cell office:value-type="float" office:value="0.3174242579650195" table:formula="of:=[.F241]-([.$J$3]*[.C241]/1000)" table:style-name="ce1">
            <text:p>0,317424258</text:p>
          </table:table-cell>
          <table:table-cell table:number-columns-repeated="16375"/>
        </table:table-row>
        <table:table-row table:style-name="ro1">
          <table:table-cell office:value-type="time" office:time-value="PT20H54M26S" table:style-name="ce4">
            <text:p>20:54:26</text:p>
          </table:table-cell>
          <table:table-cell office:value-type="time" office:time-value="PT20H54M27S" table:style-name="ce4">
            <text:p>20:54:27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1.84" table:style-name="ce1">
            <text:p>551,84</text:p>
          </table:table-cell>
          <table:table-cell office:value-type="float" office:value="3.0555767088000003" table:formula="of:=[.C242]/1000 * [.D242]*[.E242]/1000" table:style-name="ce1">
            <text:p>3,055576709</text:p>
          </table:table-cell>
          <table:table-cell table:number-columns-repeated="2" table:style-name="ce1"/>
          <table:table-cell office:value-type="float" office:value="0.33320663573443587" table:formula="of:=[.F242]-([.$J$3]*[.C242]/1000)" table:style-name="ce1">
            <text:p>0,333206636</text:p>
          </table:table-cell>
          <table:table-cell table:number-columns-repeated="16375"/>
        </table:table-row>
        <table:table-row table:style-name="ro1">
          <table:table-cell office:value-type="time" office:time-value="PT20H54M27S" table:style-name="ce4">
            <text:p>20:54:27</text:p>
          </table:table-cell>
          <table:table-cell office:value-type="time" office:time-value="PT20H54M28S" table:style-name="ce4">
            <text:p>20:54:2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3.78" table:style-name="ce1">
            <text:p>523,78</text:p>
          </table:table-cell>
          <table:table-cell office:value-type="float" office:value="2.8702724976000002" table:formula="of:=[.C243]/1000 * [.D243]*[.E243]/1000" table:style-name="ce1">
            <text:p>2,870272498</text:p>
          </table:table-cell>
          <table:table-cell table:number-columns-repeated="2" table:style-name="ce1"/>
          <table:table-cell office:value-type="float" office:value="0.17077948397196119" table:formula="of:=[.F243]-([.$J$3]*[.C243]/1000)" table:style-name="ce1">
            <text:p>0,170779484</text:p>
          </table:table-cell>
          <table:table-cell table:number-columns-repeated="16375"/>
        </table:table-row>
        <table:table-row table:style-name="ro1">
          <table:table-cell office:value-type="time" office:time-value="PT20H54M28S" table:style-name="ce4">
            <text:p>20:54:28</text:p>
          </table:table-cell>
          <table:table-cell office:value-type="time" office:time-value="PT20H54M29S" table:style-name="ce4">
            <text:p>20:54:2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1" table:style-name="ce1">
            <text:p>551</text:p>
          </table:table-cell>
          <table:table-cell office:value-type="float" office:value="3.02512224" table:formula="of:=[.C244]/1000 * [.D244]*[.E244]/1000" table:style-name="ce1">
            <text:p>3,02512224</text:p>
          </table:table-cell>
          <table:table-cell table:number-columns-repeated="2" table:style-name="ce1"/>
          <table:table-cell office:value-type="float" office:value="0.32054543538584435" table:formula="of:=[.F244]-([.$J$3]*[.C244]/1000)" table:style-name="ce1">
            <text:p>0,320545435</text:p>
          </table:table-cell>
          <table:table-cell table:number-columns-repeated="16375"/>
        </table:table-row>
        <table:table-row table:style-name="ro1">
          <table:table-cell office:value-type="time" office:time-value="PT20H54M29S" table:style-name="ce4">
            <text:p>20:54:29</text:p>
          </table:table-cell>
          <table:table-cell office:value-type="time" office:time-value="PT20H54M30S" table:style-name="ce4">
            <text:p>20:54:3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2.29" table:style-name="ce1">
            <text:p>552,29</text:p>
          </table:table-cell>
          <table:table-cell office:value-type="float" office:value="3.0407540987999999" table:formula="of:=[.C245]/1000 * [.D245]*[.E245]/1000" table:style-name="ce1">
            <text:p>3,040754099</text:p>
          </table:table-cell>
          <table:table-cell table:number-columns-repeated="2" table:style-name="ce1"/>
          <table:table-cell office:value-type="float" office:value="0.32855160770666902" table:formula="of:=[.F245]-([.$J$3]*[.C245]/1000)" table:style-name="ce1">
            <text:p>0,328551608</text:p>
          </table:table-cell>
          <table:table-cell table:number-columns-repeated="16375"/>
        </table:table-row>
        <table:table-row table:style-name="ro1">
          <table:table-cell office:value-type="time" office:time-value="PT20H54M30S" table:style-name="ce4">
            <text:p>20:54:30</text:p>
          </table:table-cell>
          <table:table-cell office:value-type="time" office:time-value="PT20H54M31S" table:style-name="ce4">
            <text:p>20:54:3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6.41999999999996" table:style-name="ce1">
            <text:p>566,42</text:p>
          </table:table-cell>
          <table:table-cell office:value-type="float" office:value="3.1068590135999998" table:formula="of:=[.C246]/1000 * [.D246]*[.E246]/1000" table:style-name="ce1">
            <text:p>3,106859014</text:p>
          </table:table-cell>
          <table:table-cell table:number-columns-repeated="2" table:style-name="ce1"/>
          <table:table-cell office:value-type="float" office:value="0.40482410447890249" table:formula="of:=[.F246]-([.$J$3]*[.C246]/1000)" table:style-name="ce1">
            <text:p>0,404824104</text:p>
          </table:table-cell>
          <table:table-cell table:number-columns-repeated="16375"/>
        </table:table-row>
        <table:table-row table:style-name="ro1">
          <table:table-cell office:value-type="time" office:time-value="PT20H54M31S" table:style-name="ce4">
            <text:p>20:54:31</text:p>
          </table:table-cell>
          <table:table-cell office:value-type="time" office:time-value="PT20H54M32S" table:style-name="ce4">
            <text:p>20:54:3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53.88" table:style-name="ce1">
            <text:p>553,88</text:p>
          </table:table-cell>
          <table:table-cell office:value-type="float" office:value="3.0323600687999996" table:formula="of:=[.C247]/1000 * [.D247]*[.E247]/1000" table:style-name="ce1">
            <text:p>3,032360069</text:p>
          </table:table-cell>
          <table:table-cell table:number-columns-repeated="2" table:style-name="ce1"/>
          <table:table-cell office:value-type="float" office:value="0.3354089506650193" table:formula="of:=[.F247]-([.$J$3]*[.C247]/1000)" table:style-name="ce1">
            <text:p>0,335408951</text:p>
          </table:table-cell>
          <table:table-cell table:number-columns-repeated="16375"/>
        </table:table-row>
        <table:table-row table:style-name="ro1">
          <table:table-cell office:value-type="time" office:time-value="PT20H54M32S" table:style-name="ce4">
            <text:p>20:54:32</text:p>
          </table:table-cell>
          <table:table-cell office:value-type="time" office:time-value="PT20H54M33S" table:style-name="ce4">
            <text:p>20:54:3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83000000000004" table:style-name="ce1">
            <text:p>531,83</text:p>
          </table:table-cell>
          <table:table-cell office:value-type="float" office:value="2.9172843271" table:formula="of:=[.C248]/1000 * [.D248]*[.E248]/1000" table:style-name="ce1">
            <text:p>2,917284327</text:p>
          </table:table-cell>
          <table:table-cell table:number-columns-repeated="2" table:style-name="ce1"/>
          <table:table-cell office:value-type="float" office:value="0.22033320896501962" table:formula="of:=[.F248]-([.$J$3]*[.C248]/1000)" table:style-name="ce1">
            <text:p>0,220333209</text:p>
          </table:table-cell>
          <table:table-cell table:number-columns-repeated="16375"/>
        </table:table-row>
        <table:table-row table:style-name="ro1">
          <table:table-cell office:value-type="time" office:time-value="PT20H54M33S" table:style-name="ce4">
            <text:p>20:54:33</text:p>
          </table:table-cell>
          <table:table-cell office:value-type="time" office:time-value="PT20H54M34S" table:style-name="ce4">
            <text:p>20:54:3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8.96" table:style-name="ce1">
            <text:p>518,96</text:p>
          </table:table-cell>
          <table:table-cell office:value-type="float" office:value="2.8438592832000005" table:formula="of:=[.C249]/1000 * [.D249]*[.E249]/1000" table:style-name="ce1">
            <text:p>2,843859283</text:p>
          </table:table-cell>
          <table:table-cell table:number-columns-repeated="2" table:style-name="ce1"/>
          <table:table-cell office:value-type="float" office:value="0.14436626957196141" table:formula="of:=[.F249]-([.$J$3]*[.C249]/1000)" table:style-name="ce1">
            <text:p>0,14436627</text:p>
          </table:table-cell>
          <table:table-cell table:number-columns-repeated="16375"/>
        </table:table-row>
        <table:table-row table:style-name="ro1">
          <table:table-cell office:value-type="time" office:time-value="PT20H54M34S" table:style-name="ce4">
            <text:p>20:54:34</text:p>
          </table:table-cell>
          <table:table-cell office:value-type="time" office:time-value="PT20H54M36S" table:style-name="ce4">
            <text:p>20:54:36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0.27" table:style-name="ce1">
            <text:p>520,27</text:p>
          </table:table-cell>
          <table:table-cell office:value-type="float" office:value="2.8456687920000006" table:formula="of:=[.C250]/1000 * [.D250]*[.E250]/1000" table:style-name="ce1">
            <text:p>2,845668792</text:p>
          </table:table-cell>
          <table:table-cell table:number-columns-repeated="2" table:style-name="ce1"/>
          <table:table-cell office:value-type="float" office:value="0.15125956935807849" table:formula="of:=[.F250]-([.$J$3]*[.C250]/1000)" table:style-name="ce1">
            <text:p>0,151259569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427.21485589460002" table:formula="of:=SUM([.F108:.F250])" table:style-name="ce3">
            <text:p>427,2148559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39.969787004615483" table:formula="of:=SUM([.I108:.I250])" table:style-name="ce3">
            <text:p>39,969787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Experiment 3</text:p>
          </table:table-cell>
          <table:table-cell table:style-name="ce2"/>
          <table:table-cell table:number-columns-repeated="6" table:style-name="ce3"/>
          <table:table-cell table:style-name="ce1"/>
          <table:table-cell table:number-columns-repeated="16375" table:style-name="ce3"/>
        </table:table-row>
        <table:table-row table:style-name="ro1">
          <table:table-cell office:value-type="time" office:time-value="PT20H56M0S" table:style-name="ce4">
            <text:p>20:56:00</text:p>
          </table:table-cell>
          <table:table-cell office:value-type="time" office:time-value="PT20H56M1S" table:style-name="ce4">
            <text:p>20:56:0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8.22" table:style-name="ce1">
            <text:p>518,22</text:p>
          </table:table-cell>
          <table:table-cell office:value-type="float" office:value="2.8426284414" table:formula="of:=[.C253]/1000 * [.D253]*[.E253]/1000" table:style-name="ce1">
            <text:p>2,842628441</text:p>
          </table:table-cell>
          <table:table-cell table:number-columns-repeated="2" table:style-name="ce1"/>
          <table:table-cell office:value-type="float" office:value="0.1456773232650197" table:formula="of:=[.F253]-([.$J$3]*[.C253]/1000)" table:style-name="ce1">
            <text:p>0,145677323</text:p>
          </table:table-cell>
          <table:table-cell table:number-columns-repeated="16375"/>
        </table:table-row>
        <table:table-row table:style-name="ro1">
          <table:table-cell office:value-type="time" office:time-value="PT20H56M1S" table:style-name="ce4">
            <text:p>20:56:01</text:p>
          </table:table-cell>
          <table:table-cell office:value-type="time" office:time-value="PT20H56M2S" table:style-name="ce4">
            <text:p>20:56:02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1.52" table:style-name="ce1">
            <text:p>561,52</text:p>
          </table:table-cell>
          <table:table-cell office:value-type="float" office:value="3.0915718943999999" table:formula="of:=[.C254]/1000 * [.D254]*[.E254]/1000" table:style-name="ce1">
            <text:p>3,091571894</text:p>
          </table:table-cell>
          <table:table-cell table:number-columns-repeated="2" table:style-name="ce1"/>
          <table:table-cell office:value-type="float" office:value="0.37936940330666902" table:formula="of:=[.F254]-([.$J$3]*[.C254]/1000)" table:style-name="ce1">
            <text:p>0,379369403</text:p>
          </table:table-cell>
          <table:table-cell table:number-columns-repeated="16375"/>
        </table:table-row>
        <table:table-row table:style-name="ro1">
          <table:table-cell office:value-type="time" office:time-value="PT20H56M2S" table:style-name="ce4">
            <text:p>20:56:02</text:p>
          </table:table-cell>
          <table:table-cell office:value-type="time" office:time-value="PT20H56M3S" table:style-name="ce4">
            <text:p>20:56:0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2.21" table:style-name="ce1">
            <text:p>532,21</text:p>
          </table:table-cell>
          <table:table-cell office:value-type="float" office:value="2.9413809732999998" table:formula="of:=[.C255]/1000 * [.D255]*[.E255]/1000" table:style-name="ce1">
            <text:p>2,941380973</text:p>
          </table:table-cell>
          <table:table-cell table:number-columns-repeated="2" table:style-name="ce1"/>
          <table:table-cell office:value-type="float" office:value="0.22409469122055237" table:formula="of:=[.F255]-([.$J$3]*[.C255]/1000)" table:style-name="ce1">
            <text:p>0,224094691</text:p>
          </table:table-cell>
          <table:table-cell table:number-columns-repeated="16375"/>
        </table:table-row>
        <table:table-row table:style-name="ro1">
          <table:table-cell office:value-type="time" office:time-value="PT20H56M3S" table:style-name="ce4">
            <text:p>20:56:03</text:p>
          </table:table-cell>
          <table:table-cell office:value-type="time" office:time-value="PT20H56M4S" table:style-name="ce4">
            <text:p>20:56:0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2.58000000000004" table:style-name="ce1">
            <text:p>542,58</text:p>
          </table:table-cell>
          <table:table-cell office:value-type="float" office:value="2.9762520546000002" table:formula="of:=[.C256]/1000 * [.D256]*[.E256]/1000" table:style-name="ce1">
            <text:p>2,976252055</text:p>
          </table:table-cell>
          <table:table-cell table:number-columns-repeated="2" table:style-name="ce1"/>
          <table:table-cell office:value-type="float" office:value="0.27930093646501986" table:formula="of:=[.F256]-([.$J$3]*[.C256]/1000)" table:style-name="ce1">
            <text:p>0,279300936</text:p>
          </table:table-cell>
          <table:table-cell table:number-columns-repeated="16375"/>
        </table:table-row>
        <table:table-row table:style-name="ro1">
          <table:table-cell office:value-type="time" office:time-value="PT20H56M4S" table:style-name="ce4">
            <text:p>20:56:04</text:p>
          </table:table-cell>
          <table:table-cell office:value-type="time" office:time-value="PT20H56M6S" table:style-name="ce4">
            <text:p>20:56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07.21" table:style-name="ce1">
            <text:p>507,21</text:p>
          </table:table-cell>
          <table:table-cell office:value-type="float" office:value="2.7847046303999998" table:formula="of:=[.C257]/1000 * [.D257]*[.E257]/1000" table:style-name="ce1">
            <text:p>2,78470463</text:p>
          </table:table-cell>
          <table:table-cell table:number-columns-repeated="2" table:style-name="ce1"/>
          <table:table-cell office:value-type="float" office:value="8.0127825785844209E-2" table:formula="of:=[.F257]-([.$J$3]*[.C257]/1000)" table:style-name="ce1">
            <text:p>0,080127826</text:p>
          </table:table-cell>
          <table:table-cell table:number-columns-repeated="16375"/>
        </table:table-row>
        <table:table-row table:style-name="ro1">
          <table:table-cell office:value-type="time" office:time-value="PT20H56M6S" table:style-name="ce4">
            <text:p>20:56:06</text:p>
          </table:table-cell>
          <table:table-cell office:value-type="time" office:time-value="PT20H56M7S" table:style-name="ce4">
            <text:p>20:56:0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4.66" table:style-name="ce1">
            <text:p>544,66</text:p>
          </table:table-cell>
          <table:table-cell office:value-type="float" office:value="3.0045569773999996" table:formula="of:=[.C258]/1000 * [.D258]*[.E258]/1000" table:style-name="ce1">
            <text:p>3,004556977</text:p>
          </table:table-cell>
          <table:table-cell table:number-columns-repeated="2" table:style-name="ce1"/>
          <table:table-cell office:value-type="float" office:value="0.29235448630666871" table:formula="of:=[.F258]-([.$J$3]*[.C258]/1000)" table:style-name="ce1">
            <text:p>0,292354486</text:p>
          </table:table-cell>
          <table:table-cell table:number-columns-repeated="16375"/>
        </table:table-row>
        <table:table-row table:style-name="ro1">
          <table:table-cell office:value-type="time" office:time-value="PT20H56M7S" table:style-name="ce4">
            <text:p>20:56:07</text:p>
          </table:table-cell>
          <table:table-cell office:value-type="time" office:time-value="PT20H56M8S" table:style-name="ce4">
            <text:p>20:56:0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0.29" table:style-name="ce1">
            <text:p>540,29</text:p>
          </table:table-cell>
          <table:table-cell office:value-type="float" office:value="2.955170184" table:formula="of:=[.C259]/1000 * [.D259]*[.E259]/1000" table:style-name="ce1">
            <text:p>2,955170184</text:p>
          </table:table-cell>
          <table:table-cell table:number-columns-repeated="2" table:style-name="ce1"/>
          <table:table-cell office:value-type="float" office:value="0.26076096135807791" table:formula="of:=[.F259]-([.$J$3]*[.C259]/1000)" table:style-name="ce1">
            <text:p>0,260760961</text:p>
          </table:table-cell>
          <table:table-cell table:number-columns-repeated="16375"/>
        </table:table-row>
        <table:table-row table:style-name="ro1">
          <table:table-cell office:value-type="time" office:time-value="PT20H56M8S" table:style-name="ce4">
            <text:p>20:56:08</text:p>
          </table:table-cell>
          <table:table-cell office:value-type="time" office:time-value="PT20H56M9S" table:style-name="ce4">
            <text:p>20:56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8.69000000000005" table:style-name="ce1">
            <text:p>538,69</text:p>
          </table:table-cell>
          <table:table-cell office:value-type="float" office:value="2.9549139653000003" table:formula="of:=[.C260]/1000 * [.D260]*[.E260]/1000" table:style-name="ce1">
            <text:p>2,954913965</text:p>
          </table:table-cell>
          <table:table-cell table:number-columns-repeated="2" table:style-name="ce1"/>
          <table:table-cell office:value-type="float" office:value="0.25796284716501994" table:formula="of:=[.F260]-([.$J$3]*[.C260]/1000)" table:style-name="ce1">
            <text:p>0,257962847</text:p>
          </table:table-cell>
          <table:table-cell table:number-columns-repeated="16375"/>
        </table:table-row>
        <table:table-row table:style-name="ro1">
          <table:table-cell office:value-type="time" office:time-value="PT20H56M9S" table:style-name="ce4">
            <text:p>20:56:09</text:p>
          </table:table-cell>
          <table:table-cell office:value-type="time" office:time-value="PT20H56M10S" table:style-name="ce4">
            <text:p>20:56:1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8.35" table:style-name="ce1">
            <text:p>548,35</text:p>
          </table:table-cell>
          <table:table-cell office:value-type="float" office:value="3.0190615620000005" table:formula="of:=[.C261]/1000 * [.D261]*[.E261]/1000" table:style-name="ce1">
            <text:p>3,019061562</text:p>
          </table:table-cell>
          <table:table-cell table:number-columns-repeated="2" table:style-name="ce1"/>
          <table:table-cell office:value-type="float" office:value="0.30685907090666964" table:formula="of:=[.F261]-([.$J$3]*[.C261]/1000)" table:style-name="ce1">
            <text:p>0,306859071</text:p>
          </table:table-cell>
          <table:table-cell table:number-columns-repeated="16375"/>
        </table:table-row>
        <table:table-row table:style-name="ro1">
          <table:table-cell office:value-type="time" office:time-value="PT20H56M10S" table:style-name="ce4">
            <text:p>20:56:10</text:p>
          </table:table-cell>
          <table:table-cell office:value-type="time" office:time-value="PT20H56M11S" table:style-name="ce4">
            <text:p>20:56:1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04" table:style-name="ce1">
            <text:p>525,04</text:p>
          </table:table-cell>
          <table:table-cell office:value-type="float" office:value="2.8800386647999994" table:formula="of:=[.C262]/1000 * [.D262]*[.E262]/1000" table:style-name="ce1">
            <text:p>2,880038665</text:p>
          </table:table-cell>
          <table:table-cell table:number-columns-repeated="2" table:style-name="ce1"/>
          <table:table-cell office:value-type="float" office:value="0.18308754666501903" table:formula="of:=[.F262]-([.$J$3]*[.C262]/1000)" table:style-name="ce1">
            <text:p>0,183087547</text:p>
          </table:table-cell>
          <table:table-cell table:number-columns-repeated="16375"/>
        </table:table-row>
        <table:table-row table:style-name="ro1">
          <table:table-cell office:value-type="time" office:time-value="PT20H56M11S" table:style-name="ce4">
            <text:p>20:56:11</text:p>
          </table:table-cell>
          <table:table-cell office:value-type="time" office:time-value="PT20H56M12S" table:style-name="ce4">
            <text:p>20:56:1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9.59" table:style-name="ce1">
            <text:p>529,59</text:p>
          </table:table-cell>
          <table:table-cell office:value-type="float" office:value="2.9077350786" table:formula="of:=[.C263]/1000 * [.D263]*[.E263]/1000" table:style-name="ce1">
            <text:p>2,907735079</text:p>
          </table:table-cell>
          <table:table-cell table:number-columns-repeated="2" table:style-name="ce1"/>
          <table:table-cell office:value-type="float" office:value="0.20824206497196096" table:formula="of:=[.F263]-([.$J$3]*[.C263]/1000)" table:style-name="ce1">
            <text:p>0,208242065</text:p>
          </table:table-cell>
          <table:table-cell table:number-columns-repeated="16375"/>
        </table:table-row>
        <table:table-row table:style-name="ro1">
          <table:table-cell office:value-type="time" office:time-value="PT20H56M12S" table:style-name="ce4">
            <text:p>20:56:12</text:p>
          </table:table-cell>
          <table:table-cell office:value-type="time" office:time-value="PT20H56M13S" table:style-name="ce4">
            <text:p>20:56:1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7.84" table:style-name="ce1">
            <text:p>547,84</text:p>
          </table:table-cell>
          <table:table-cell office:value-type="float" office:value="3.0079374336" table:formula="of:=[.C264]/1000 * [.D264]*[.E264]/1000" table:style-name="ce1">
            <text:p>3,007937434</text:p>
          </table:table-cell>
          <table:table-cell table:number-columns-repeated="2" table:style-name="ce1"/>
          <table:table-cell office:value-type="float" office:value="0.30844441997196093" table:formula="of:=[.F264]-([.$J$3]*[.C264]/1000)" table:style-name="ce1">
            <text:p>0,30844442</text:p>
          </table:table-cell>
          <table:table-cell table:number-columns-repeated="16375"/>
        </table:table-row>
        <table:table-row table:style-name="ro1">
          <table:table-cell office:value-type="time" office:time-value="PT20H56M13S" table:style-name="ce4">
            <text:p>20:56:13</text:p>
          </table:table-cell>
          <table:table-cell office:value-type="time" office:time-value="PT20H56M14S" table:style-name="ce4">
            <text:p>20:56:1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8.16" table:style-name="ce1">
            <text:p>548,16</text:p>
          </table:table-cell>
          <table:table-cell office:value-type="float" office:value="3.0238643423999996" table:formula="of:=[.C265]/1000 * [.D265]*[.E265]/1000" table:style-name="ce1">
            <text:p>3,023864342</text:p>
          </table:table-cell>
          <table:table-cell table:number-columns-repeated="2" table:style-name="ce1"/>
          <table:table-cell office:value-type="float" office:value="0.31166185130666868" table:formula="of:=[.F265]-([.$J$3]*[.C265]/1000)" table:style-name="ce1">
            <text:p>0,311661851</text:p>
          </table:table-cell>
          <table:table-cell table:number-columns-repeated="16375"/>
        </table:table-row>
        <table:table-row table:style-name="ro1">
          <table:table-cell office:value-type="time" office:time-value="PT20H56M14S" table:style-name="ce4">
            <text:p>20:56:14</text:p>
          </table:table-cell>
          <table:table-cell office:value-type="time" office:time-value="PT20H56M15S" table:style-name="ce4">
            <text:p>20:56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29" table:style-name="ce1">
            <text:p>545,29</text:p>
          </table:table-cell>
          <table:table-cell office:value-type="float" office:value="2.9911174072999995" table:formula="of:=[.C266]/1000 * [.D266]*[.E266]/1000" table:style-name="ce1">
            <text:p>2,991117407</text:p>
          </table:table-cell>
          <table:table-cell table:number-columns-repeated="2" table:style-name="ce1"/>
          <table:table-cell office:value-type="float" office:value="0.29416628916501919" table:formula="of:=[.F266]-([.$J$3]*[.C266]/1000)" table:style-name="ce1">
            <text:p>0,294166289</text:p>
          </table:table-cell>
          <table:table-cell table:number-columns-repeated="16375"/>
        </table:table-row>
        <table:table-row table:style-name="ro1">
          <table:table-cell office:value-type="time" office:time-value="PT20H56M15S" table:style-name="ce4">
            <text:p>20:56:15</text:p>
          </table:table-cell>
          <table:table-cell office:value-type="time" office:time-value="PT20H56M16S" table:style-name="ce4">
            <text:p>20:56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4.65" table:style-name="ce1">
            <text:p>544,65</text:p>
          </table:table-cell>
          <table:table-cell office:value-type="float" office:value="2.9847909299999995" table:formula="of:=[.C267]/1000 * [.D267]*[.E267]/1000" table:style-name="ce1">
            <text:p>2,98479093</text:p>
          </table:table-cell>
          <table:table-cell table:number-columns-repeated="2" table:style-name="ce1"/>
          <table:table-cell office:value-type="float" office:value="0.29038170735807745" table:formula="of:=[.F267]-([.$J$3]*[.C267]/1000)" table:style-name="ce1">
            <text:p>0,290381707</text:p>
          </table:table-cell>
          <table:table-cell table:number-columns-repeated="16375"/>
        </table:table-row>
        <table:table-row table:style-name="ro1">
          <table:table-cell office:value-type="time" office:time-value="PT20H56M16S" table:style-name="ce4">
            <text:p>20:56:16</text:p>
          </table:table-cell>
          <table:table-cell office:value-type="time" office:time-value="PT20H56M17S" table:style-name="ce4">
            <text:p>20:56:1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2.67999999999995" table:style-name="ce1">
            <text:p>532,68</text:p>
          </table:table-cell>
          <table:table-cell office:value-type="float" office:value="2.9382841871999998" table:formula="of:=[.C268]/1000 * [.D268]*[.E268]/1000" table:style-name="ce1">
            <text:p>2,938284187</text:p>
          </table:table-cell>
          <table:table-cell table:number-columns-repeated="2" table:style-name="ce1"/>
          <table:table-cell office:value-type="float" office:value="0.2209979051205524" table:formula="of:=[.F268]-([.$J$3]*[.C268]/1000)" table:style-name="ce1">
            <text:p>0,220997905</text:p>
          </table:table-cell>
          <table:table-cell table:number-columns-repeated="16375"/>
        </table:table-row>
        <table:table-row table:style-name="ro1">
          <table:table-cell office:value-type="time" office:time-value="PT20H56M17S" table:style-name="ce4">
            <text:p>20:56:17</text:p>
          </table:table-cell>
          <table:table-cell office:value-type="time" office:time-value="PT20H56M19S" table:style-name="ce4">
            <text:p>20:56:1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7.37" table:style-name="ce1">
            <text:p>537,37</text:p>
          </table:table-cell>
          <table:table-cell office:value-type="float" office:value="2.9504514797999999" table:formula="of:=[.C269]/1000 * [.D269]*[.E269]/1000" table:style-name="ce1">
            <text:p>2,95045148</text:p>
          </table:table-cell>
          <table:table-cell table:number-columns-repeated="2" table:style-name="ce1"/>
          <table:table-cell office:value-type="float" office:value="0.25095846617196083" table:formula="of:=[.F269]-([.$J$3]*[.C269]/1000)" table:style-name="ce1">
            <text:p>0,250958466</text:p>
          </table:table-cell>
          <table:table-cell table:number-columns-repeated="16375"/>
        </table:table-row>
        <table:table-row table:style-name="ro1">
          <table:table-cell office:value-type="time" office:time-value="PT20H56M19S" table:style-name="ce4">
            <text:p>20:56:19</text:p>
          </table:table-cell>
          <table:table-cell office:value-type="time" office:time-value="PT20H56M20S" table:style-name="ce4">
            <text:p>20:56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6" table:style-name="ce1">
            <text:p>534,6</text:p>
          </table:table-cell>
          <table:table-cell office:value-type="float" office:value="2.9324788019999999" table:formula="of:=[.C270]/1000 * [.D270]*[.E270]/1000" table:style-name="ce1">
            <text:p>2,932478802</text:p>
          </table:table-cell>
          <table:table-cell table:number-columns-repeated="2" table:style-name="ce1"/>
          <table:table-cell office:value-type="float" office:value="0.23552768386501954" table:formula="of:=[.F270]-([.$J$3]*[.C270]/1000)" table:style-name="ce1">
            <text:p>0,235527684</text:p>
          </table:table-cell>
          <table:table-cell table:number-columns-repeated="16375"/>
        </table:table-row>
        <table:table-row table:style-name="ro1">
          <table:table-cell office:value-type="time" office:time-value="PT20H56M20S" table:style-name="ce4">
            <text:p>20:56:20</text:p>
          </table:table-cell>
          <table:table-cell office:value-type="time" office:time-value="PT20H56M21S" table:style-name="ce4">
            <text:p>20:56:2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11" table:style-name="ce1">
            <text:p>530,11</text:p>
          </table:table-cell>
          <table:table-cell office:value-type="float" office:value="2.9133308280999999" table:formula="of:=[.C271]/1000 * [.D271]*[.E271]/1000" table:style-name="ce1">
            <text:p>2,913330828</text:p>
          </table:table-cell>
          <table:table-cell table:number-columns-repeated="2" table:style-name="ce1"/>
          <table:table-cell office:value-type="float" office:value="0.21129591897890254" table:formula="of:=[.F271]-([.$J$3]*[.C271]/1000)" table:style-name="ce1">
            <text:p>0,211295919</text:p>
          </table:table-cell>
          <table:table-cell table:number-columns-repeated="16375"/>
        </table:table-row>
        <table:table-row table:style-name="ro1">
          <table:table-cell office:value-type="time" office:time-value="PT20H56M21S" table:style-name="ce4">
            <text:p>20:56:21</text:p>
          </table:table-cell>
          <table:table-cell office:value-type="time" office:time-value="PT20H56M22S" table:style-name="ce4">
            <text:p>20:56:2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4.65" table:style-name="ce1">
            <text:p>574,65</text:p>
          </table:table-cell>
          <table:table-cell office:value-type="float" office:value="3.1579316099999999" table:formula="of:=[.C272]/1000 * [.D272]*[.E272]/1000" table:style-name="ce1">
            <text:p>3,15793161</text:p>
          </table:table-cell>
          <table:table-cell table:number-columns-repeated="2" table:style-name="ce1"/>
          <table:table-cell office:value-type="float" office:value="0.450812909892786" table:formula="of:=[.F272]-([.$J$3]*[.C272]/1000)" table:style-name="ce1">
            <text:p>0,45081291</text:p>
          </table:table-cell>
          <table:table-cell table:number-columns-repeated="16375"/>
        </table:table-row>
        <table:table-row table:style-name="ro1">
          <table:table-cell office:value-type="time" office:time-value="PT20H56M22S" table:style-name="ce4">
            <text:p>20:56:22</text:p>
          </table:table-cell>
          <table:table-cell office:value-type="time" office:time-value="PT20H56M23S" table:style-name="ce4">
            <text:p>20:56:2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9.55999999999995" table:style-name="ce1">
            <text:p>529,56</text:p>
          </table:table-cell>
          <table:table-cell office:value-type="float" office:value="2.8993568867999993" table:formula="of:=[.C273]/1000 * [.D273]*[.E273]/1000" table:style-name="ce1">
            <text:p>2,899356887</text:p>
          </table:table-cell>
          <table:table-cell table:number-columns-repeated="2" table:style-name="ce1"/>
          <table:table-cell office:value-type="float" office:value="0.20748955965113547" table:formula="of:=[.F273]-([.$J$3]*[.C273]/1000)" table:style-name="ce1">
            <text:p>0,20748956</text:p>
          </table:table-cell>
          <table:table-cell table:number-columns-repeated="16375"/>
        </table:table-row>
        <table:table-row table:style-name="ro1">
          <table:table-cell office:value-type="time" office:time-value="PT20H56M23S" table:style-name="ce4">
            <text:p>20:56:23</text:p>
          </table:table-cell>
          <table:table-cell office:value-type="time" office:time-value="PT20H56M24S" table:style-name="ce4">
            <text:p>20:56:2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7.07000000000005" table:style-name="ce1">
            <text:p>537,07</text:p>
          </table:table-cell>
          <table:table-cell office:value-type="float" office:value="2.9682408810999998" table:formula="of:=[.C274]/1000 * [.D274]*[.E274]/1000" table:style-name="ce1">
            <text:p>2,968240881</text:p>
          </table:table-cell>
          <table:table-cell table:number-columns-repeated="2" table:style-name="ce1"/>
          <table:table-cell office:value-type="float" office:value="0.25095459902055239" table:formula="of:=[.F274]-([.$J$3]*[.C274]/1000)" table:style-name="ce1">
            <text:p>0,250954599</text:p>
          </table:table-cell>
          <table:table-cell table:number-columns-repeated="16375"/>
        </table:table-row>
        <table:table-row table:style-name="ro1">
          <table:table-cell office:value-type="time" office:time-value="PT20H56M24S" table:style-name="ce4">
            <text:p>20:56:24</text:p>
          </table:table-cell>
          <table:table-cell office:value-type="time" office:time-value="PT20H56M25S" table:style-name="ce4">
            <text:p>20:56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32000000000005" table:style-name="ce1">
            <text:p>543,32</text:p>
          </table:table-cell>
          <table:table-cell office:value-type="float" office:value="2.9803112283999997" table:formula="of:=[.C275]/1000 * [.D275]*[.E275]/1000" table:style-name="ce1">
            <text:p>2,980311228</text:p>
          </table:table-cell>
          <table:table-cell table:number-columns-repeated="2" table:style-name="ce1"/>
          <table:table-cell office:value-type="float" office:value="0.28336011026501939" table:formula="of:=[.F275]-([.$J$3]*[.C275]/1000)" table:style-name="ce1">
            <text:p>0,28336011</text:p>
          </table:table-cell>
          <table:table-cell table:number-columns-repeated="16375"/>
        </table:table-row>
        <table:table-row table:style-name="ro1">
          <table:table-cell office:value-type="time" office:time-value="PT20H56M25S" table:style-name="ce4">
            <text:p>20:56:25</text:p>
          </table:table-cell>
          <table:table-cell office:value-type="time" office:time-value="PT20H56M26S" table:style-name="ce4">
            <text:p>20:56:2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8.12" table:style-name="ce1">
            <text:p>568,12</text:p>
          </table:table-cell>
          <table:table-cell office:value-type="float" office:value="3.1367041440000003" table:formula="of:=[.C276]/1000 * [.D276]*[.E276]/1000" table:style-name="ce1">
            <text:p>3,136704144</text:p>
          </table:table-cell>
          <table:table-cell table:number-columns-repeated="2" table:style-name="ce1"/>
          <table:table-cell office:value-type="float" office:value="0.41687596642749414" table:formula="of:=[.F276]-([.$J$3]*[.C276]/1000)" table:style-name="ce1">
            <text:p>0,416875966</text:p>
          </table:table-cell>
          <table:table-cell table:number-columns-repeated="16375"/>
        </table:table-row>
        <table:table-row table:style-name="ro1">
          <table:table-cell office:value-type="time" office:time-value="PT20H56M26S" table:style-name="ce4">
            <text:p>20:56:26</text:p>
          </table:table-cell>
          <table:table-cell office:value-type="time" office:time-value="PT20H56M27S" table:style-name="ce4">
            <text:p>20:56:2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02" table:style-name="ce1">
            <text:p>531,02</text:p>
          </table:table-cell>
          <table:table-cell office:value-type="float" office:value="2.9128411773999998" table:formula="of:=[.C277]/1000 * [.D277]*[.E277]/1000" table:style-name="ce1">
            <text:p>2,912841177</text:p>
          </table:table-cell>
          <table:table-cell table:number-columns-repeated="2" table:style-name="ce1"/>
          <table:table-cell office:value-type="float" office:value="0.21589005926501947" table:formula="of:=[.F277]-([.$J$3]*[.C277]/1000)" table:style-name="ce1">
            <text:p>0,215890059</text:p>
          </table:table-cell>
          <table:table-cell table:number-columns-repeated="16375"/>
        </table:table-row>
        <table:table-row table:style-name="ro1">
          <table:table-cell office:value-type="time" office:time-value="PT20H56M27S" table:style-name="ce4">
            <text:p>20:56:27</text:p>
          </table:table-cell>
          <table:table-cell office:value-type="time" office:time-value="PT20H56M28S" table:style-name="ce4">
            <text:p>20:56:2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95000000000005" table:style-name="ce1">
            <text:p>528,95</text:p>
          </table:table-cell>
          <table:table-cell office:value-type="float" office:value="2.9014864615000002" table:formula="of:=[.C278]/1000 * [.D278]*[.E278]/1000" table:style-name="ce1">
            <text:p>2,901486462</text:p>
          </table:table-cell>
          <table:table-cell table:number-columns-repeated="2" table:style-name="ce1"/>
          <table:table-cell office:value-type="float" office:value="0.20453534336501988" table:formula="of:=[.F278]-([.$J$3]*[.C278]/1000)" table:style-name="ce1">
            <text:p>0,204535343</text:p>
          </table:table-cell>
          <table:table-cell table:number-columns-repeated="16375"/>
        </table:table-row>
        <table:table-row table:style-name="ro1">
          <table:table-cell office:value-type="time" office:time-value="PT20H56M28S" table:style-name="ce4">
            <text:p>20:56:28</text:p>
          </table:table-cell>
          <table:table-cell office:value-type="time" office:time-value="PT20H56M29S" table:style-name="ce4">
            <text:p>20:56:2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2.62" table:style-name="ce1">
            <text:p>522,62</text:p>
          </table:table-cell>
          <table:table-cell office:value-type="float" office:value="2.8694660148000004" table:formula="of:=[.C279]/1000 * [.D279]*[.E279]/1000" table:style-name="ce1">
            <text:p>2,869466015</text:p>
          </table:table-cell>
          <table:table-cell table:number-columns-repeated="2" table:style-name="ce1"/>
          <table:table-cell office:value-type="float" office:value="0.16997300117196135" table:formula="of:=[.F279]-([.$J$3]*[.C279]/1000)" table:style-name="ce1">
            <text:p>0,169973001</text:p>
          </table:table-cell>
          <table:table-cell table:number-columns-repeated="16375"/>
        </table:table-row>
        <table:table-row table:style-name="ro1">
          <table:table-cell office:value-type="time" office:time-value="PT20H56M29S" table:style-name="ce4">
            <text:p>20:56:29</text:p>
          </table:table-cell>
          <table:table-cell office:value-type="time" office:time-value="PT20H56M30S" table:style-name="ce4">
            <text:p>20:56:3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4.14" table:style-name="ce1">
            <text:p>564,14</text:p>
          </table:table-cell>
          <table:table-cell office:value-type="float" office:value="3.1059968807999998" table:formula="of:=[.C280]/1000 * [.D280]*[.E280]/1000" table:style-name="ce1">
            <text:p>3,105996881</text:p>
          </table:table-cell>
          <table:table-cell table:number-columns-repeated="2" table:style-name="ce1"/>
          <table:table-cell office:value-type="float" office:value="0.39379438970666891" table:formula="of:=[.F280]-([.$J$3]*[.C280]/1000)" table:style-name="ce1">
            <text:p>0,39379439</text:p>
          </table:table-cell>
          <table:table-cell table:number-columns-repeated="16375"/>
        </table:table-row>
        <table:table-row table:style-name="ro1">
          <table:table-cell office:value-type="time" office:time-value="PT20H56M31S" table:style-name="ce4">
            <text:p>20:56:31</text:p>
          </table:table-cell>
          <table:table-cell office:value-type="time" office:time-value="PT20H56M32S" table:style-name="ce4">
            <text:p>20:56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75" table:style-name="ce1">
            <text:p>521,75</text:p>
          </table:table-cell>
          <table:table-cell office:value-type="float" office:value="2.8592943500000003" table:formula="of:=[.C281]/1000 * [.D281]*[.E281]/1000" table:style-name="ce1">
            <text:p>2,85929435</text:p>
          </table:table-cell>
          <table:table-cell table:number-columns-repeated="2" table:style-name="ce1"/>
          <table:table-cell office:value-type="float" office:value="0.16488512735807825" table:formula="of:=[.F281]-([.$J$3]*[.C281]/1000)" table:style-name="ce1">
            <text:p>0,164885127</text:p>
          </table:table-cell>
          <table:table-cell table:number-columns-repeated="16375"/>
        </table:table-row>
        <table:table-row table:style-name="ro1">
          <table:table-cell office:value-type="time" office:time-value="PT20H56M32S" table:style-name="ce4">
            <text:p>20:56:32</text:p>
          </table:table-cell>
          <table:table-cell office:value-type="time" office:time-value="PT20H56M33S" table:style-name="ce4">
            <text:p>20:56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98" table:style-name="ce1">
            <text:p>520,98</text:p>
          </table:table-cell>
          <table:table-cell office:value-type="float" office:value="2.8550745960000001" table:formula="of:=[.C282]/1000 * [.D282]*[.E282]/1000" table:style-name="ce1">
            <text:p>2,855074596</text:p>
          </table:table-cell>
          <table:table-cell table:number-columns-repeated="2" table:style-name="ce1"/>
          <table:table-cell office:value-type="float" office:value="0.16066537335807807" table:formula="of:=[.F282]-([.$J$3]*[.C282]/1000)" table:style-name="ce1">
            <text:p>0,160665373</text:p>
          </table:table-cell>
          <table:table-cell table:number-columns-repeated="16375"/>
        </table:table-row>
        <table:table-row table:style-name="ro1">
          <table:table-cell office:value-type="time" office:time-value="PT20H56M33S" table:style-name="ce4">
            <text:p>20:56:33</text:p>
          </table:table-cell>
          <table:table-cell office:value-type="time" office:time-value="PT20H56M34S" table:style-name="ce4">
            <text:p>20:56:3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9" table:style-name="ce1">
            <text:p>517,9</text:p>
          </table:table-cell>
          <table:table-cell office:value-type="float" office:value="2.8408731229999997" table:formula="of:=[.C283]/1000 * [.D283]*[.E283]/1000" table:style-name="ce1">
            <text:p>2,840873123</text:p>
          </table:table-cell>
          <table:table-cell table:number-columns-repeated="2" table:style-name="ce1"/>
          <table:table-cell office:value-type="float" office:value="0.14392200486501938" table:formula="of:=[.F283]-([.$J$3]*[.C283]/1000)" table:style-name="ce1">
            <text:p>0,143922005</text:p>
          </table:table-cell>
          <table:table-cell table:number-columns-repeated="16375"/>
        </table:table-row>
        <table:table-row table:style-name="ro1">
          <table:table-cell office:value-type="time" office:time-value="PT20H56M34S" table:style-name="ce4">
            <text:p>20:56:34</text:p>
          </table:table-cell>
          <table:table-cell office:value-type="time" office:time-value="PT20H56M35S" table:style-name="ce4">
            <text:p>20:56:35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19.66" table:style-name="ce1">
            <text:p>519,66</text:p>
          </table:table-cell>
          <table:table-cell office:value-type="float" office:value="2.869146792" table:formula="of:=[.C284]/1000 * [.D284]*[.E284]/1000" table:style-name="ce1">
            <text:p>2,869146792</text:p>
          </table:table-cell>
          <table:table-cell table:number-columns-repeated="2" table:style-name="ce1"/>
          <table:table-cell office:value-type="float" office:value="0.14931861442749383" table:formula="of:=[.F284]-([.$J$3]*[.C284]/1000)" table:style-name="ce1">
            <text:p>0,149318614</text:p>
          </table:table-cell>
          <table:table-cell table:number-columns-repeated="16375"/>
        </table:table-row>
        <table:table-row table:style-name="ro1">
          <table:table-cell office:value-type="time" office:time-value="PT20H56M35S" table:style-name="ce4">
            <text:p>20:56:35</text:p>
          </table:table-cell>
          <table:table-cell office:value-type="time" office:time-value="PT20H56M36S" table:style-name="ce4">
            <text:p>20:56:36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6.51" table:style-name="ce1">
            <text:p>516,51</text:p>
          </table:table-cell>
          <table:table-cell office:value-type="float" office:value="2.8251030960000003" table:formula="of:=[.C285]/1000 * [.D285]*[.E285]/1000" table:style-name="ce1">
            <text:p>2,825103096</text:p>
          </table:table-cell>
          <table:table-cell table:number-columns-repeated="2" table:style-name="ce1"/>
          <table:table-cell office:value-type="float" office:value="0.13069387335807825" table:formula="of:=[.F285]-([.$J$3]*[.C285]/1000)" table:style-name="ce1">
            <text:p>0,130693873</text:p>
          </table:table-cell>
          <table:table-cell table:number-columns-repeated="16375"/>
        </table:table-row>
        <table:table-row table:style-name="ro1">
          <table:table-cell office:value-type="time" office:time-value="PT20H56M36S" table:style-name="ce4">
            <text:p>20:56:36</text:p>
          </table:table-cell>
          <table:table-cell office:value-type="time" office:time-value="PT20H56M37S" table:style-name="ce4">
            <text:p>20:56:3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8.88" table:style-name="ce1">
            <text:p>518,88</text:p>
          </table:table-cell>
          <table:table-cell office:value-type="float" office:value="2.838066048" table:formula="of:=[.C286]/1000 * [.D286]*[.E286]/1000" table:style-name="ce1">
            <text:p>2,838066048</text:p>
          </table:table-cell>
          <table:table-cell table:number-columns-repeated="2" table:style-name="ce1"/>
          <table:table-cell office:value-type="float" office:value="0.14365682535807789" table:formula="of:=[.F286]-([.$J$3]*[.C286]/1000)" table:style-name="ce1">
            <text:p>0,143656825</text:p>
          </table:table-cell>
          <table:table-cell table:number-columns-repeated="16375"/>
        </table:table-row>
        <table:table-row table:style-name="ro1">
          <table:table-cell office:value-type="time" office:time-value="PT20H56M37S" table:style-name="ce4">
            <text:p>20:56:37</text:p>
          </table:table-cell>
          <table:table-cell office:value-type="time" office:time-value="PT20H56M38S" table:style-name="ce4">
            <text:p>20:56:3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1.82000000000005" table:style-name="ce1">
            <text:p>521,82</text:p>
          </table:table-cell>
          <table:table-cell office:value-type="float" office:value="2.8622244456000003" table:formula="of:=[.C287]/1000 * [.D287]*[.E287]/1000" table:style-name="ce1">
            <text:p>2,862224446</text:p>
          </table:table-cell>
          <table:table-cell table:number-columns-repeated="2" table:style-name="ce1"/>
          <table:table-cell office:value-type="float" office:value="0.16018953647890299" table:formula="of:=[.F287]-([.$J$3]*[.C287]/1000)" table:style-name="ce1">
            <text:p>0,160189536</text:p>
          </table:table-cell>
          <table:table-cell table:number-columns-repeated="16375"/>
        </table:table-row>
        <table:table-row table:style-name="ro1">
          <table:table-cell office:value-type="time" office:time-value="PT20H56M38S" table:style-name="ce4">
            <text:p>20:56:38</text:p>
          </table:table-cell>
          <table:table-cell office:value-type="time" office:time-value="PT20H56M39S" table:style-name="ce4">
            <text:p>20:56:39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7.54999999999995" table:style-name="ce1">
            <text:p>527,55</text:p>
          </table:table-cell>
          <table:table-cell office:value-type="float" office:value="2.8854874800000001" table:formula="of:=[.C288]/1000 * [.D288]*[.E288]/1000" table:style-name="ce1">
            <text:p>2,88548748</text:p>
          </table:table-cell>
          <table:table-cell table:number-columns-repeated="2" table:style-name="ce1"/>
          <table:table-cell office:value-type="float" office:value="0.19107825735807804" table:formula="of:=[.F288]-([.$J$3]*[.C288]/1000)" table:style-name="ce1">
            <text:p>0,191078257</text:p>
          </table:table-cell>
          <table:table-cell table:number-columns-repeated="16375"/>
        </table:table-row>
        <table:table-row table:style-name="ro1">
          <table:table-cell office:value-type="time" office:time-value="PT20H56M39S" table:style-name="ce4">
            <text:p>20:56:39</text:p>
          </table:table-cell>
          <table:table-cell office:value-type="time" office:time-value="PT20H56M40S" table:style-name="ce4">
            <text:p>20:56:4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7.29999999999995" table:style-name="ce1">
            <text:p>547,3</text:p>
          </table:table-cell>
          <table:table-cell office:value-type="float" office:value="2.9993134599999998" table:formula="of:=[.C289]/1000 * [.D289]*[.E289]/1000" table:style-name="ce1">
            <text:p>2,99931346</text:p>
          </table:table-cell>
          <table:table-cell table:number-columns-repeated="2" table:style-name="ce1"/>
          <table:table-cell office:value-type="float" office:value="0.3049042373580777" table:formula="of:=[.F289]-([.$J$3]*[.C289]/1000)" table:style-name="ce1">
            <text:p>0,304904237</text:p>
          </table:table-cell>
          <table:table-cell table:number-columns-repeated="16375"/>
        </table:table-row>
        <table:table-row table:style-name="ro1">
          <table:table-cell office:value-type="time" office:time-value="PT20H56M40S" table:style-name="ce4">
            <text:p>20:56:40</text:p>
          </table:table-cell>
          <table:table-cell office:value-type="time" office:time-value="PT20H56M41S" table:style-name="ce4">
            <text:p>20:56:4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3.02" table:style-name="ce1">
            <text:p>523,02</text:p>
          </table:table-cell>
          <table:table-cell office:value-type="float" office:value="2.8878863111999999" table:formula="of:=[.C290]/1000 * [.D290]*[.E290]/1000" table:style-name="ce1">
            <text:p>2,887886311</text:p>
          </table:table-cell>
          <table:table-cell table:number-columns-repeated="2" table:style-name="ce1"/>
          <table:table-cell office:value-type="float" office:value="0.17314192461361078" table:formula="of:=[.F290]-([.$J$3]*[.C290]/1000)" table:style-name="ce1">
            <text:p>0,173141925</text:p>
          </table:table-cell>
          <table:table-cell table:number-columns-repeated="16375"/>
        </table:table-row>
        <table:table-row table:style-name="ro1">
          <table:table-cell office:value-type="time" office:time-value="PT20H56M41S" table:style-name="ce4">
            <text:p>20:56:41</text:p>
          </table:table-cell>
          <table:table-cell office:value-type="time" office:time-value="PT20H56M42S" table:style-name="ce4">
            <text:p>20:56:4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.41999999999996" table:style-name="ce1">
            <text:p>546,42</text:p>
          </table:table-cell>
          <table:table-cell office:value-type="float" office:value="2.9915183591999996" table:formula="of:=[.C291]/1000 * [.D291]*[.E291]/1000" table:style-name="ce1">
            <text:p>2,991518359</text:p>
          </table:table-cell>
          <table:table-cell table:number-columns-repeated="2" table:style-name="ce1"/>
          <table:table-cell office:value-type="float" office:value="0.2945672410650193" table:formula="of:=[.F291]-([.$J$3]*[.C291]/1000)" table:style-name="ce1">
            <text:p>0,294567241</text:p>
          </table:table-cell>
          <table:table-cell table:number-columns-repeated="16375"/>
        </table:table-row>
        <table:table-row table:style-name="ro1">
          <table:table-cell office:value-type="time" office:time-value="PT20H56M42S" table:style-name="ce4">
            <text:p>20:56:42</text:p>
          </table:table-cell>
          <table:table-cell office:value-type="time" office:time-value="PT20H56M44S" table:style-name="ce4">
            <text:p>20:56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5.80999999999995" table:style-name="ce1">
            <text:p>535,81</text:p>
          </table:table-cell>
          <table:table-cell office:value-type="float" office:value="2.9363459619999999" table:formula="of:=[.C292]/1000 * [.D292]*[.E292]/1000" table:style-name="ce1">
            <text:p>2,936345962</text:p>
          </table:table-cell>
          <table:table-cell table:number-columns-repeated="2" table:style-name="ce1"/>
          <table:table-cell office:value-type="float" office:value="0.2419367393580778" table:formula="of:=[.F292]-([.$J$3]*[.C292]/1000)" table:style-name="ce1">
            <text:p>0,241936739</text:p>
          </table:table-cell>
          <table:table-cell table:number-columns-repeated="16375"/>
        </table:table-row>
        <table:table-row table:style-name="ro1">
          <table:table-cell office:value-type="time" office:time-value="PT20H56M44S" table:style-name="ce4">
            <text:p>20:56:44</text:p>
          </table:table-cell>
          <table:table-cell office:value-type="time" office:time-value="PT20H56M45S" table:style-name="ce4">
            <text:p>20:56:4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5.82000000000005" table:style-name="ce1">
            <text:p>535,82</text:p>
          </table:table-cell>
          <table:table-cell office:value-type="float" office:value="2.9419411428000002" table:formula="of:=[.C293]/1000 * [.D293]*[.E293]/1000" table:style-name="ce1">
            <text:p>2,941941143</text:p>
          </table:table-cell>
          <table:table-cell table:number-columns-repeated="2" table:style-name="ce1"/>
          <table:table-cell office:value-type="float" office:value="0.24244812917196112" table:formula="of:=[.F293]-([.$J$3]*[.C293]/1000)" table:style-name="ce1">
            <text:p>0,242448129</text:p>
          </table:table-cell>
          <table:table-cell table:number-columns-repeated="16375"/>
        </table:table-row>
        <table:table-row table:style-name="ro1">
          <table:table-cell office:value-type="time" office:time-value="PT20H56M45S" table:style-name="ce4">
            <text:p>20:56:45</text:p>
          </table:table-cell>
          <table:table-cell office:value-type="time" office:time-value="PT20H56M46S" table:style-name="ce4">
            <text:p>20:56:4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29999999999995" table:style-name="ce1">
            <text:p>516,3</text:p>
          </table:table-cell>
          <table:table-cell office:value-type="float" office:value="2.8294272600000001" table:formula="of:=[.C294]/1000 * [.D294]*[.E294]/1000" table:style-name="ce1">
            <text:p>2,82942726</text:p>
          </table:table-cell>
          <table:table-cell table:number-columns-repeated="2" table:style-name="ce1"/>
          <table:table-cell office:value-type="float" office:value="0.13501803735807805" table:formula="of:=[.F294]-([.$J$3]*[.C294]/1000)" table:style-name="ce1">
            <text:p>0,135018037</text:p>
          </table:table-cell>
          <table:table-cell table:number-columns-repeated="16375"/>
        </table:table-row>
        <table:table-row table:style-name="ro1">
          <table:table-cell office:value-type="time" office:time-value="PT20H56M46S" table:style-name="ce4">
            <text:p>20:56:46</text:p>
          </table:table-cell>
          <table:table-cell office:value-type="time" office:time-value="PT20H56M47S" table:style-name="ce4">
            <text:p>20:56:4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2.14" table:style-name="ce1">
            <text:p>532,14</text:p>
          </table:table-cell>
          <table:table-cell office:value-type="float" office:value="2.9215763136000001" table:formula="of:=[.C295]/1000 * [.D295]*[.E295]/1000" table:style-name="ce1">
            <text:p>2,921576314</text:p>
          </table:table-cell>
          <table:table-cell table:number-columns-repeated="2" table:style-name="ce1"/>
          <table:table-cell office:value-type="float" office:value="0.21699950898584452" table:formula="of:=[.F295]-([.$J$3]*[.C295]/1000)" table:style-name="ce1">
            <text:p>0,216999509</text:p>
          </table:table-cell>
          <table:table-cell table:number-columns-repeated="16375"/>
        </table:table-row>
        <table:table-row table:style-name="ro1">
          <table:table-cell office:value-type="time" office:time-value="PT20H56M47S" table:style-name="ce4">
            <text:p>20:56:47</text:p>
          </table:table-cell>
          <table:table-cell office:value-type="time" office:time-value="PT20H56M48S" table:style-name="ce4">
            <text:p>20:56:4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7.79" table:style-name="ce1">
            <text:p>547,79</text:p>
          </table:table-cell>
          <table:table-cell office:value-type="float" office:value="3.0048308322999997" table:formula="of:=[.C296]/1000 * [.D296]*[.E296]/1000" table:style-name="ce1">
            <text:p>3,004830832</text:p>
          </table:table-cell>
          <table:table-cell table:number-columns-repeated="2" table:style-name="ce1"/>
          <table:table-cell office:value-type="float" office:value="0.30787971416501936" table:formula="of:=[.F296]-([.$J$3]*[.C296]/1000)" table:style-name="ce1">
            <text:p>0,307879714</text:p>
          </table:table-cell>
          <table:table-cell table:number-columns-repeated="16375"/>
        </table:table-row>
        <table:table-row table:style-name="ro1">
          <table:table-cell office:value-type="time" office:time-value="PT20H56M48S" table:style-name="ce4">
            <text:p>20:56:48</text:p>
          </table:table-cell>
          <table:table-cell office:value-type="time" office:time-value="PT20H56M49S" table:style-name="ce4">
            <text:p>20:56:4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1.13" table:style-name="ce1">
            <text:p>531,13</text:p>
          </table:table-cell>
          <table:table-cell office:value-type="float" office:value="2.9134445680999996" table:formula="of:=[.C297]/1000 * [.D297]*[.E297]/1000" table:style-name="ce1">
            <text:p>2,913444568</text:p>
          </table:table-cell>
          <table:table-cell table:number-columns-repeated="2" table:style-name="ce1"/>
          <table:table-cell office:value-type="float" office:value="0.21649344996501929" table:formula="of:=[.F297]-([.$J$3]*[.C297]/1000)" table:style-name="ce1">
            <text:p>0,21649345</text:p>
          </table:table-cell>
          <table:table-cell table:number-columns-repeated="16375"/>
        </table:table-row>
        <table:table-row table:style-name="ro1">
          <table:table-cell office:value-type="time" office:time-value="PT20H56M49S" table:style-name="ce4">
            <text:p>20:56:49</text:p>
          </table:table-cell>
          <table:table-cell office:value-type="time" office:time-value="PT20H56M50S" table:style-name="ce4">
            <text:p>20:56:5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8" table:style-name="ce1">
            <text:p>533,78</text:p>
          </table:table-cell>
          <table:table-cell office:value-type="float" office:value="2.9279807985999997" table:formula="of:=[.C298]/1000 * [.D298]*[.E298]/1000" table:style-name="ce1">
            <text:p>2,927980799</text:p>
          </table:table-cell>
          <table:table-cell table:number-columns-repeated="2" table:style-name="ce1"/>
          <table:table-cell office:value-type="float" office:value="0.23102968046501937" table:formula="of:=[.F298]-([.$J$3]*[.C298]/1000)" table:style-name="ce1">
            <text:p>0,23102968</text:p>
          </table:table-cell>
          <table:table-cell table:number-columns-repeated="16375"/>
        </table:table-row>
        <table:table-row table:style-name="ro1">
          <table:table-cell office:value-type="time" office:time-value="PT20H56M50S" table:style-name="ce4">
            <text:p>20:56:50</text:p>
          </table:table-cell>
          <table:table-cell office:value-type="time" office:time-value="PT20H56M51S" table:style-name="ce4">
            <text:p>20:56:5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9.28" table:style-name="ce1">
            <text:p>549,28</text:p>
          </table:table-cell>
          <table:table-cell office:value-type="float" office:value="3.0185133120000001" table:formula="of:=[.C299]/1000 * [.D299]*[.E299]/1000" table:style-name="ce1">
            <text:p>3,018513312</text:p>
          </table:table-cell>
          <table:table-cell table:number-columns-repeated="2" table:style-name="ce1"/>
          <table:table-cell office:value-type="float" office:value="0.31139461189278617" table:formula="of:=[.F299]-([.$J$3]*[.C299]/1000)" table:style-name="ce1">
            <text:p>0,311394612</text:p>
          </table:table-cell>
          <table:table-cell table:number-columns-repeated="16375"/>
        </table:table-row>
        <table:table-row table:style-name="ro1">
          <table:table-cell office:value-type="time" office:time-value="PT20H56M51S" table:style-name="ce4">
            <text:p>20:56:51</text:p>
          </table:table-cell>
          <table:table-cell office:value-type="time" office:time-value="PT20H56M52S" table:style-name="ce4">
            <text:p>20:56:5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3.77" table:style-name="ce1">
            <text:p>533,77</text:p>
          </table:table-cell>
          <table:table-cell office:value-type="float" office:value="2.9444834902999997" table:formula="of:=[.C300]/1000 * [.D300]*[.E300]/1000" table:style-name="ce1">
            <text:p>2,94448349</text:p>
          </table:table-cell>
          <table:table-cell table:number-columns-repeated="2" table:style-name="ce1"/>
          <table:table-cell office:value-type="float" office:value="0.23228099920666878" table:formula="of:=[.F300]-([.$J$3]*[.C300]/1000)" table:style-name="ce1">
            <text:p>0,232280999</text:p>
          </table:table-cell>
          <table:table-cell table:number-columns-repeated="16375"/>
        </table:table-row>
        <table:table-row table:style-name="ro1">
          <table:table-cell office:value-type="time" office:time-value="PT20H56M52S" table:style-name="ce4">
            <text:p>20:56:52</text:p>
          </table:table-cell>
          <table:table-cell office:value-type="time" office:time-value="PT20H56M53S" table:style-name="ce4">
            <text:p>20:56:53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34.26" table:style-name="ce1">
            <text:p>534,26</text:p>
          </table:table-cell>
          <table:table-cell office:value-type="float" office:value="2.9223274036000002" table:formula="of:=[.C301]/1000 * [.D301]*[.E301]/1000" table:style-name="ce1">
            <text:p>2,922327404</text:p>
          </table:table-cell>
          <table:table-cell table:number-columns-repeated="2" table:style-name="ce1"/>
          <table:table-cell office:value-type="float" office:value="0.23300197194419514" table:formula="of:=[.F301]-([.$J$3]*[.C301]/1000)" table:style-name="ce1">
            <text:p>0,233001972</text:p>
          </table:table-cell>
          <table:table-cell table:number-columns-repeated="16375"/>
        </table:table-row>
        <table:table-row table:style-name="ro1">
          <table:table-cell office:value-type="time" office:time-value="PT20H56M53S" table:style-name="ce4">
            <text:p>20:56:53</text:p>
          </table:table-cell>
          <table:table-cell office:value-type="time" office:time-value="PT20H56M54S" table:style-name="ce4">
            <text:p>20:56:5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87" table:style-name="ce1">
            <text:p>528,87</text:p>
          </table:table-cell>
          <table:table-cell office:value-type="float" office:value="2.8955791160999995" table:formula="of:=[.C302]/1000 * [.D302]*[.E302]/1000" table:style-name="ce1">
            <text:p>2,895579116</text:p>
          </table:table-cell>
          <table:table-cell table:number-columns-repeated="2" table:style-name="ce1"/>
          <table:table-cell office:value-type="float" office:value="0.20371178895113573" table:formula="of:=[.F302]-([.$J$3]*[.C302]/1000)" table:style-name="ce1">
            <text:p>0,203711789</text:p>
          </table:table-cell>
          <table:table-cell table:number-columns-repeated="16375"/>
        </table:table-row>
        <table:table-row table:style-name="ro1">
          <table:table-cell office:value-type="time" office:time-value="PT20H56M54S" table:style-name="ce4">
            <text:p>20:56:54</text:p>
          </table:table-cell>
          <table:table-cell office:value-type="time" office:time-value="PT20H56M55S" table:style-name="ce4">
            <text:p>20:56:5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0.47" table:style-name="ce1">
            <text:p>560,47</text:p>
          </table:table-cell>
          <table:table-cell office:value-type="float" office:value="3.1002510144000004" table:formula="of:=[.C303]/1000 * [.D303]*[.E303]/1000" table:style-name="ce1">
            <text:p>3,100251014</text:p>
          </table:table-cell>
          <table:table-cell table:number-columns-repeated="2" table:style-name="ce1"/>
          <table:table-cell office:value-type="float" office:value="0.37533904584137767" table:formula="of:=[.F303]-([.$J$3]*[.C303]/1000)" table:style-name="ce1">
            <text:p>0,375339046</text:p>
          </table:table-cell>
          <table:table-cell table:number-columns-repeated="16375"/>
        </table:table-row>
        <table:table-row table:style-name="ro1">
          <table:table-cell office:value-type="time" office:time-value="PT20H56M55S" table:style-name="ce4">
            <text:p>20:56:55</text:p>
          </table:table-cell>
          <table:table-cell office:value-type="time" office:time-value="PT20H56M57S" table:style-name="ce4">
            <text:p>20:56:5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0.11" table:style-name="ce1">
            <text:p>550,11</text:p>
          </table:table-cell>
          <table:table-cell office:value-type="float" office:value="3.0204009594000003" table:formula="of:=[.C304]/1000 * [.D304]*[.E304]/1000" table:style-name="ce1">
            <text:p>3,020400959</text:p>
          </table:table-cell>
          <table:table-cell table:number-columns-repeated="2" table:style-name="ce1"/>
          <table:table-cell office:value-type="float" office:value="0.32090794577196124" table:formula="of:=[.F304]-([.$J$3]*[.C304]/1000)" table:style-name="ce1">
            <text:p>0,320907946</text:p>
          </table:table-cell>
          <table:table-cell table:number-columns-repeated="16375"/>
        </table:table-row>
        <table:table-row table:style-name="ro1">
          <table:table-cell office:value-type="time" office:time-value="PT20H56M57S" table:style-name="ce4">
            <text:p>20:56:57</text:p>
          </table:table-cell>
          <table:table-cell office:value-type="time" office:time-value="PT20H56M58S" table:style-name="ce4">
            <text:p>20:56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49" table:style-name="ce1">
            <text:p>540,49</text:p>
          </table:table-cell>
          <table:table-cell office:value-type="float" office:value="2.9619932979999999" table:formula="of:=[.C305]/1000 * [.D305]*[.E305]/1000" table:style-name="ce1">
            <text:p>2,961993298</text:p>
          </table:table-cell>
          <table:table-cell table:number-columns-repeated="2" table:style-name="ce1"/>
          <table:table-cell office:value-type="float" office:value="0.26758407535807782" table:formula="of:=[.F305]-([.$J$3]*[.C305]/1000)" table:style-name="ce1">
            <text:p>0,267584075</text:p>
          </table:table-cell>
          <table:table-cell table:number-columns-repeated="16375"/>
        </table:table-row>
        <table:table-row table:style-name="ro1">
          <table:table-cell office:value-type="time" office:time-value="PT20H56M58S" table:style-name="ce4">
            <text:p>20:56:58</text:p>
          </table:table-cell>
          <table:table-cell office:value-type="time" office:time-value="PT20H56M59S" table:style-name="ce4">
            <text:p>20:56:5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67999999999995" table:style-name="ce1">
            <text:p>537,68</text:p>
          </table:table-cell>
          <table:table-cell office:value-type="float" office:value="2.9688323807999994" table:formula="of:=[.C306]/1000 * [.D306]*[.E306]/1000" table:style-name="ce1">
            <text:p>2,968832381</text:p>
          </table:table-cell>
          <table:table-cell table:number-columns-repeated="2" table:style-name="ce1"/>
          <table:table-cell office:value-type="float" office:value="0.25408799421361028" table:formula="of:=[.F306]-([.$J$3]*[.C306]/1000)" table:style-name="ce1">
            <text:p>0,254087994</text:p>
          </table:table-cell>
          <table:table-cell table:number-columns-repeated="16375"/>
        </table:table-row>
        <table:table-row table:style-name="ro1">
          <table:table-cell office:value-type="time" office:time-value="PT20H56M59S" table:style-name="ce4">
            <text:p>20:56:59</text:p>
          </table:table-cell>
          <table:table-cell office:value-type="time" office:time-value="PT20H57M0S" table:style-name="ce4">
            <text:p>20:57:0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9.53" table:style-name="ce1">
            <text:p>559,53</text:p>
          </table:table-cell>
          <table:table-cell office:value-type="float" office:value="3.0748411619999998" table:formula="of:=[.C307]/1000 * [.D307]*[.E307]/1000" table:style-name="ce1">
            <text:p>3,074841162</text:p>
          </table:table-cell>
          <table:table-cell table:number-columns-repeated="2" table:style-name="ce1"/>
          <table:table-cell office:value-type="float" office:value="0.3677224618927859" table:formula="of:=[.F307]-([.$J$3]*[.C307]/1000)" table:style-name="ce1">
            <text:p>0,367722462</text:p>
          </table:table-cell>
          <table:table-cell table:number-columns-repeated="16375"/>
        </table:table-row>
        <table:table-row table:style-name="ro1">
          <table:table-cell office:value-type="time" office:time-value="PT20H57M0S" table:style-name="ce4">
            <text:p>20:57:00</text:p>
          </table:table-cell>
          <table:table-cell office:value-type="time" office:time-value="PT20H57M1S" table:style-name="ce4">
            <text:p>20:57:0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14" table:style-name="ce1">
            <text:p>539,14</text:p>
          </table:table-cell>
          <table:table-cell office:value-type="float" office:value="2.9601697356000001" table:formula="of:=[.C308]/1000 * [.D308]*[.E308]/1000" table:style-name="ce1">
            <text:p>2,960169736</text:p>
          </table:table-cell>
          <table:table-cell table:number-columns-repeated="2" table:style-name="ce1"/>
          <table:table-cell office:value-type="float" office:value="0.26067672197196101" table:formula="of:=[.F308]-([.$J$3]*[.C308]/1000)" table:style-name="ce1">
            <text:p>0,260676722</text:p>
          </table:table-cell>
          <table:table-cell table:number-columns-repeated="16375"/>
        </table:table-row>
        <table:table-row table:style-name="ro1">
          <table:table-cell office:value-type="time" office:time-value="PT20H57M1S" table:style-name="ce4">
            <text:p>20:57:01</text:p>
          </table:table-cell>
          <table:table-cell office:value-type="time" office:time-value="PT20H57M2S" table:style-name="ce4">
            <text:p>20:57:0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9.24" table:style-name="ce1">
            <text:p>539,24</text:p>
          </table:table-cell>
          <table:table-cell office:value-type="float" office:value="2.9744694096000002" table:formula="of:=[.C309]/1000 * [.D309]*[.E309]/1000" table:style-name="ce1">
            <text:p>2,97446941</text:p>
          </table:table-cell>
          <table:table-cell table:number-columns-repeated="2" table:style-name="ce1"/>
          <table:table-cell office:value-type="float" office:value="0.25718312752055272" table:formula="of:=[.F309]-([.$J$3]*[.C309]/1000)" table:style-name="ce1">
            <text:p>0,257183128</text:p>
          </table:table-cell>
          <table:table-cell table:number-columns-repeated="16375"/>
        </table:table-row>
        <table:table-row table:style-name="ro1">
          <table:table-cell office:value-type="time" office:time-value="PT20H57M2S" table:style-name="ce4">
            <text:p>20:57:02</text:p>
          </table:table-cell>
          <table:table-cell office:value-type="time" office:time-value="PT20H57M3S" table:style-name="ce4">
            <text:p>20:57:0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6.6" table:style-name="ce1">
            <text:p>546,6</text:p>
          </table:table-cell>
          <table:table-cell office:value-type="float" office:value="2.998303242" table:formula="of:=[.C310]/1000 * [.D310]*[.E310]/1000" table:style-name="ce1">
            <text:p>2,998303242</text:p>
          </table:table-cell>
          <table:table-cell table:number-columns-repeated="2" table:style-name="ce1"/>
          <table:table-cell office:value-type="float" office:value="0.30135212386501964" table:formula="of:=[.F310]-([.$J$3]*[.C310]/1000)" table:style-name="ce1">
            <text:p>0,301352124</text:p>
          </table:table-cell>
          <table:table-cell table:number-columns-repeated="16375"/>
        </table:table-row>
        <table:table-row table:style-name="ro1">
          <table:table-cell office:value-type="time" office:time-value="PT20H57M3S" table:style-name="ce4">
            <text:p>20:57:03</text:p>
          </table:table-cell>
          <table:table-cell office:value-type="time" office:time-value="PT20H57M4S" table:style-name="ce4">
            <text:p>20:57:0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7.96" table:style-name="ce1">
            <text:p>537,96</text:p>
          </table:table-cell>
          <table:table-cell office:value-type="float" office:value="2.9452018895999998" table:formula="of:=[.C311]/1000 * [.D311]*[.E311]/1000" table:style-name="ce1">
            <text:p>2,94520189</text:p>
          </table:table-cell>
          <table:table-cell table:number-columns-repeated="2" table:style-name="ce1"/>
          <table:table-cell office:value-type="float" office:value="0.2482507714650195" table:formula="of:=[.F311]-([.$J$3]*[.C311]/1000)" table:style-name="ce1">
            <text:p>0,248250771</text:p>
          </table:table-cell>
          <table:table-cell table:number-columns-repeated="16375"/>
        </table:table-row>
        <table:table-row table:style-name="ro1">
          <table:table-cell office:value-type="time" office:time-value="PT20H57M4S" table:style-name="ce4">
            <text:p>20:57:04</text:p>
          </table:table-cell>
          <table:table-cell office:value-type="time" office:time-value="PT20H57M5S" table:style-name="ce4">
            <text:p>20:57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4.16999999999996" table:style-name="ce1">
            <text:p>534,17</text:p>
          </table:table-cell>
          <table:table-cell office:value-type="float" office:value="2.9245967750999995" table:formula="of:=[.C312]/1000 * [.D312]*[.E312]/1000" table:style-name="ce1">
            <text:p>2,924596775</text:p>
          </table:table-cell>
          <table:table-cell table:number-columns-repeated="2" table:style-name="ce1"/>
          <table:table-cell office:value-type="float" office:value="0.2327294479511357" table:formula="of:=[.F312]-([.$J$3]*[.C312]/1000)" table:style-name="ce1">
            <text:p>0,232729448</text:p>
          </table:table-cell>
          <table:table-cell table:number-columns-repeated="16375"/>
        </table:table-row>
        <table:table-row table:style-name="ro1">
          <table:table-cell office:value-type="time" office:time-value="PT20H57M5S" table:style-name="ce4">
            <text:p>20:57:05</text:p>
          </table:table-cell>
          <table:table-cell office:value-type="time" office:time-value="PT20H57M6S" table:style-name="ce4">
            <text:p>20:57:0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78" table:style-name="ce1">
            <text:p>538,78</text:p>
          </table:table-cell>
          <table:table-cell office:value-type="float" office:value="2.9526221559999999" table:formula="of:=[.C313]/1000 * [.D313]*[.E313]/1000" table:style-name="ce1">
            <text:p>2,952622156</text:p>
          </table:table-cell>
          <table:table-cell table:number-columns-repeated="2" table:style-name="ce1"/>
          <table:table-cell office:value-type="float" office:value="0.25821293335807782" table:formula="of:=[.F313]-([.$J$3]*[.C313]/1000)" table:style-name="ce1">
            <text:p>0,258212933</text:p>
          </table:table-cell>
          <table:table-cell table:number-columns-repeated="16375"/>
        </table:table-row>
        <table:table-row table:style-name="ro1">
          <table:table-cell office:value-type="time" office:time-value="PT20H57M6S" table:style-name="ce4">
            <text:p>20:57:06</text:p>
          </table:table-cell>
          <table:table-cell office:value-type="time" office:time-value="PT20H57M7S" table:style-name="ce4">
            <text:p>20:57:0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4.94000000000005" table:style-name="ce1">
            <text:p>524,94</text:p>
          </table:table-cell>
          <table:table-cell office:value-type="float" office:value="2.8712118240000004" table:formula="of:=[.C314]/1000 * [.D314]*[.E314]/1000" table:style-name="ce1">
            <text:p>2,871211824</text:p>
          </table:table-cell>
          <table:table-cell table:number-columns-repeated="2" table:style-name="ce1"/>
          <table:table-cell office:value-type="float" office:value="0.17680260135807835" table:formula="of:=[.F314]-([.$J$3]*[.C314]/1000)" table:style-name="ce1">
            <text:p>0,176802601</text:p>
          </table:table-cell>
          <table:table-cell table:number-columns-repeated="16375"/>
        </table:table-row>
        <table:table-row table:style-name="ro1">
          <table:table-cell office:value-type="time" office:time-value="PT20H57M7S" table:style-name="ce4">
            <text:p>20:57:07</text:p>
          </table:table-cell>
          <table:table-cell office:value-type="time" office:time-value="PT20H57M8S" table:style-name="ce4">
            <text:p>20:57:0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2.9" table:style-name="ce1">
            <text:p>542,9</text:p>
          </table:table-cell>
          <table:table-cell office:value-type="float" office:value="2.9694458400000001" table:formula="of:=[.C315]/1000 * [.D315]*[.E315]/1000" table:style-name="ce1">
            <text:p>2,96944584</text:p>
          </table:table-cell>
          <table:table-cell table:number-columns-repeated="2" table:style-name="ce1"/>
          <table:table-cell office:value-type="float" office:value="0.27503661735807805" table:formula="of:=[.F315]-([.$J$3]*[.C315]/1000)" table:style-name="ce1">
            <text:p>0,275036617</text:p>
          </table:table-cell>
          <table:table-cell table:number-columns-repeated="16375"/>
        </table:table-row>
        <table:table-row table:style-name="ro1">
          <table:table-cell office:value-type="time" office:time-value="PT20H57M8S" table:style-name="ce4">
            <text:p>20:57:08</text:p>
          </table:table-cell>
          <table:table-cell office:value-type="time" office:time-value="PT20H57M10S" table:style-name="ce4">
            <text:p>20:57:10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1.5" table:style-name="ce1">
            <text:p>521,5</text:p>
          </table:table-cell>
          <table:table-cell office:value-type="float" office:value="2.8523964000000004" table:formula="of:=[.C316]/1000 * [.D316]*[.E316]/1000" table:style-name="ce1">
            <text:p>2,8523964</text:p>
          </table:table-cell>
          <table:table-cell table:number-columns-repeated="2" table:style-name="ce1"/>
          <table:table-cell office:value-type="float" office:value="0.15798717735807832" table:formula="of:=[.F316]-([.$J$3]*[.C316]/1000)" table:style-name="ce1">
            <text:p>0,157987177</text:p>
          </table:table-cell>
          <table:table-cell table:number-columns-repeated="16375"/>
        </table:table-row>
        <table:table-row table:style-name="ro1">
          <table:table-cell office:value-type="time" office:time-value="PT20H57M10S" table:style-name="ce4">
            <text:p>20:57:10</text:p>
          </table:table-cell>
          <table:table-cell office:value-type="time" office:time-value="PT20H57M11S" table:style-name="ce4">
            <text:p>20:57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77" table:style-name="ce1">
            <text:p>519,77</text:p>
          </table:table-cell>
          <table:table-cell office:value-type="float" office:value="2.8484435540000002" table:formula="of:=[.C317]/1000 * [.D317]*[.E317]/1000" table:style-name="ce1">
            <text:p>2,848443554</text:p>
          </table:table-cell>
          <table:table-cell table:number-columns-repeated="2" table:style-name="ce1"/>
          <table:table-cell office:value-type="float" office:value="0.15403433135807809" table:formula="of:=[.F317]-([.$J$3]*[.C317]/1000)" table:style-name="ce1">
            <text:p>0,154034331</text:p>
          </table:table-cell>
          <table:table-cell table:number-columns-repeated="16375"/>
        </table:table-row>
        <table:table-row table:style-name="ro1">
          <table:table-cell office:value-type="time" office:time-value="PT20H57M11S" table:style-name="ce4">
            <text:p>20:57:11</text:p>
          </table:table-cell>
          <table:table-cell office:value-type="time" office:time-value="PT20H57M12S" table:style-name="ce4">
            <text:p>20:57:12</text:p>
          </table:table-cell>
          <table:table-cell office:value-type="float" office:value="1048" table:style-name="ce1">
            <text:p>1048</text:p>
          </table:table-cell>
          <table:table-cell office:value-type="float" office:value="5.16" table:style-name="ce1">
            <text:p>5,16</text:p>
          </table:table-cell>
          <table:table-cell office:value-type="float" office:value="554.36" table:style-name="ce1">
            <text:p>554,36</text:p>
          </table:table-cell>
          <table:table-cell office:value-type="float" office:value="2.9978014848000001" table:formula="of:=[.C318]/1000 * [.D318]*[.E318]/1000" table:style-name="ce1">
            <text:p>2,997801485</text:p>
          </table:table-cell>
          <table:table-cell table:number-columns-repeated="2" table:style-name="ce1"/>
          <table:table-cell office:value-type="float" office:value="0.33389500807477912" table:formula="of:=[.F318]-([.$J$3]*[.C318]/1000)" table:style-name="ce1">
            <text:p>0,333895008</text:p>
          </table:table-cell>
          <table:table-cell table:number-columns-repeated="16375"/>
        </table:table-row>
        <table:table-row table:style-name="ro1">
          <table:table-cell office:value-type="time" office:time-value="PT20H57M12S" table:style-name="ce4">
            <text:p>20:57:12</text:p>
          </table:table-cell>
          <table:table-cell office:value-type="time" office:time-value="PT20H57M13S" table:style-name="ce4">
            <text:p>20:57:1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78.99" table:style-name="ce1">
            <text:p>578,99</text:p>
          </table:table-cell>
          <table:table-cell office:value-type="float" office:value="3.1847692344" table:formula="of:=[.C319]/1000 * [.D319]*[.E319]/1000" table:style-name="ce1">
            <text:p>3,184769234</text:p>
          </table:table-cell>
          <table:table-cell table:number-columns-repeated="2" table:style-name="ce1"/>
          <table:table-cell office:value-type="float" office:value="0.47510863879972742" table:formula="of:=[.F319]-([.$J$3]*[.C319]/1000)" table:style-name="ce1">
            <text:p>0,475108639</text:p>
          </table:table-cell>
          <table:table-cell table:number-columns-repeated="16375"/>
        </table:table-row>
        <table:table-row table:style-name="ro1">
          <table:table-cell office:value-type="time" office:time-value="PT20H57M13S" table:style-name="ce4">
            <text:p>20:57:13</text:p>
          </table:table-cell>
          <table:table-cell office:value-type="time" office:time-value="PT20H57M14S" table:style-name="ce4">
            <text:p>20:57:1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0.89" table:style-name="ce1">
            <text:p>540,89</text:p>
          </table:table-cell>
          <table:table-cell office:value-type="float" office:value="2.9669817792999997" table:formula="of:=[.C320]/1000 * [.D320]*[.E320]/1000" table:style-name="ce1">
            <text:p>2,966981779</text:p>
          </table:table-cell>
          <table:table-cell table:number-columns-repeated="2" table:style-name="ce1"/>
          <table:table-cell office:value-type="float" office:value="0.27003066116501939" table:formula="of:=[.F320]-([.$J$3]*[.C320]/1000)" table:style-name="ce1">
            <text:p>0,270030661</text:p>
          </table:table-cell>
          <table:table-cell table:number-columns-repeated="16375"/>
        </table:table-row>
        <table:table-row table:style-name="ro1">
          <table:table-cell office:value-type="time" office:time-value="PT20H57M14S" table:style-name="ce4">
            <text:p>20:57:14</text:p>
          </table:table-cell>
          <table:table-cell office:value-type="time" office:time-value="PT20H57M15S" table:style-name="ce4">
            <text:p>20:57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27" table:style-name="ce1">
            <text:p>519,27</text:p>
          </table:table-cell>
          <table:table-cell office:value-type="float" office:value="2.8457034540000001" table:formula="of:=[.C321]/1000 * [.D321]*[.E321]/1000" table:style-name="ce1">
            <text:p>2,845703454</text:p>
          </table:table-cell>
          <table:table-cell table:number-columns-repeated="2" table:style-name="ce1"/>
          <table:table-cell office:value-type="float" office:value="0.15129423135807807" table:formula="of:=[.F321]-([.$J$3]*[.C321]/1000)" table:style-name="ce1">
            <text:p>0,151294231</text:p>
          </table:table-cell>
          <table:table-cell table:number-columns-repeated="16375"/>
        </table:table-row>
        <table:table-row table:style-name="ro1">
          <table:table-cell office:value-type="time" office:time-value="PT20H57M15S" table:style-name="ce4">
            <text:p>20:57:15</text:p>
          </table:table-cell>
          <table:table-cell office:value-type="time" office:time-value="PT20H57M16S" table:style-name="ce4">
            <text:p>20:57:16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2.4" table:style-name="ce1">
            <text:p>542,4</text:p>
          </table:table-cell>
          <table:table-cell office:value-type="float" office:value="3.0005025599999997" table:formula="of:=[.C322]/1000 * [.D322]*[.E322]/1000" table:style-name="ce1">
            <text:p>3,00050256</text:p>
          </table:table-cell>
          <table:table-cell table:number-columns-repeated="2" table:style-name="ce1"/>
          <table:table-cell office:value-type="float" office:value="0.28067438242749354" table:formula="of:=[.F322]-([.$J$3]*[.C322]/1000)" table:style-name="ce1">
            <text:p>0,280674382</text:p>
          </table:table-cell>
          <table:table-cell table:number-columns-repeated="16375"/>
        </table:table-row>
        <table:table-row table:style-name="ro1">
          <table:table-cell office:value-type="time" office:time-value="PT20H57M16S" table:style-name="ce4">
            <text:p>20:57:16</text:p>
          </table:table-cell>
          <table:table-cell office:value-type="time" office:time-value="PT20H57M17S" table:style-name="ce4">
            <text:p>20:57:1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74" table:style-name="ce1">
            <text:p>548,74</text:p>
          </table:table-cell>
          <table:table-cell office:value-type="float" office:value="3.0128789196000003" table:formula="of:=[.C323]/1000 * [.D323]*[.E323]/1000" table:style-name="ce1">
            <text:p>3,01287892</text:p>
          </table:table-cell>
          <table:table-cell table:number-columns-repeated="2" table:style-name="ce1"/>
          <table:table-cell office:value-type="float" office:value="0.31338590597196125" table:formula="of:=[.F323]-([.$J$3]*[.C323]/1000)" table:style-name="ce1">
            <text:p>0,313385906</text:p>
          </table:table-cell>
          <table:table-cell table:number-columns-repeated="16375"/>
        </table:table-row>
        <table:table-row table:style-name="ro1">
          <table:table-cell office:value-type="time" office:time-value="PT20H57M17S" table:style-name="ce4">
            <text:p>20:57:17</text:p>
          </table:table-cell>
          <table:table-cell office:value-type="time" office:time-value="PT20H57M18S" table:style-name="ce4">
            <text:p>20:57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2.35" table:style-name="ce1">
            <text:p>512,35</text:p>
          </table:table-cell>
          <table:table-cell office:value-type="float" office:value="2.8104293194999999" table:formula="of:=[.C324]/1000 * [.D324]*[.E324]/1000" table:style-name="ce1">
            <text:p>2,81042932</text:p>
          </table:table-cell>
          <table:table-cell table:number-columns-repeated="2" table:style-name="ce1"/>
          <table:table-cell office:value-type="float" office:value="0.11347820136501952" table:formula="of:=[.F324]-([.$J$3]*[.C324]/1000)" table:style-name="ce1">
            <text:p>0,113478201</text:p>
          </table:table-cell>
          <table:table-cell table:number-columns-repeated="16375"/>
        </table:table-row>
        <table:table-row table:style-name="ro1">
          <table:table-cell office:value-type="time" office:time-value="PT20H57M18S" table:style-name="ce4">
            <text:p>20:57:18</text:p>
          </table:table-cell>
          <table:table-cell office:value-type="time" office:time-value="PT20H57M19S" table:style-name="ce4">
            <text:p>20:57:1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7.22" table:style-name="ce1">
            <text:p>537,22</text:p>
          </table:table-cell>
          <table:table-cell office:value-type="float" office:value="2.9660990640000007" table:formula="of:=[.C325]/1000 * [.D325]*[.E325]/1000" table:style-name="ce1">
            <text:p>2,966099064</text:p>
          </table:table-cell>
          <table:table-cell table:number-columns-repeated="2" table:style-name="ce1"/>
          <table:table-cell office:value-type="float" office:value="0.24627088642749451" table:formula="of:=[.F325]-([.$J$3]*[.C325]/1000)" table:style-name="ce1">
            <text:p>0,246270886</text:p>
          </table:table-cell>
          <table:table-cell table:number-columns-repeated="16375"/>
        </table:table-row>
        <table:table-row table:style-name="ro1">
          <table:table-cell office:value-type="time" office:time-value="PT20H57M19S" table:style-name="ce4">
            <text:p>20:57:19</text:p>
          </table:table-cell>
          <table:table-cell office:value-type="time" office:time-value="PT20H57M20S" table:style-name="ce4">
            <text:p>20:57:2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7.58000000000004" table:style-name="ce1">
            <text:p>557,58</text:p>
          </table:table-cell>
          <table:table-cell office:value-type="float" office:value="3.0612480192000002" table:formula="of:=[.C326]/1000 * [.D326]*[.E326]/1000" table:style-name="ce1">
            <text:p>3,061248019</text:p>
          </table:table-cell>
          <table:table-cell table:number-columns-repeated="2" table:style-name="ce1"/>
          <table:table-cell office:value-type="float" office:value="0.35667121458584461" table:formula="of:=[.F326]-([.$J$3]*[.C326]/1000)" table:style-name="ce1">
            <text:p>0,356671215</text:p>
          </table:table-cell>
          <table:table-cell table:number-columns-repeated="16375"/>
        </table:table-row>
        <table:table-row table:style-name="ro1">
          <table:table-cell office:value-type="time" office:time-value="PT20H57M20S" table:style-name="ce4">
            <text:p>20:57:20</text:p>
          </table:table-cell>
          <table:table-cell office:value-type="time" office:time-value="PT20H57M21S" table:style-name="ce4">
            <text:p>20:57:2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1" table:style-name="ce1">
            <text:p>541,1</text:p>
          </table:table-cell>
          <table:table-cell office:value-type="float" office:value="2.9709311940000003" table:formula="of:=[.C327]/1000 * [.D327]*[.E327]/1000" table:style-name="ce1">
            <text:p>2,970931194</text:p>
          </table:table-cell>
          <table:table-cell table:number-columns-repeated="2" table:style-name="ce1"/>
          <table:table-cell office:value-type="float" office:value="0.27143818037196121" table:formula="of:=[.F327]-([.$J$3]*[.C327]/1000)" table:style-name="ce1">
            <text:p>0,27143818</text:p>
          </table:table-cell>
          <table:table-cell table:number-columns-repeated="16375"/>
        </table:table-row>
        <table:table-row table:style-name="ro1">
          <table:table-cell office:value-type="time" office:time-value="PT20H57M22S" table:style-name="ce4">
            <text:p>20:57:22</text:p>
          </table:table-cell>
          <table:table-cell office:value-type="time" office:time-value="PT20H57M23S" table:style-name="ce4">
            <text:p>20:57:2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3.54" table:style-name="ce1">
            <text:p>533,54</text:p>
          </table:table-cell>
          <table:table-cell office:value-type="float" office:value="2.9430279815999998" table:formula="of:=[.C328]/1000 * [.D328]*[.E328]/1000" table:style-name="ce1">
            <text:p>2,943027982</text:p>
          </table:table-cell>
          <table:table-cell table:number-columns-repeated="2" table:style-name="ce1"/>
          <table:table-cell office:value-type="float" office:value="0.22574169952055234" table:formula="of:=[.F328]-([.$J$3]*[.C328]/1000)" table:style-name="ce1">
            <text:p>0,2257417</text:p>
          </table:table-cell>
          <table:table-cell table:number-columns-repeated="16375"/>
        </table:table-row>
        <table:table-row table:style-name="ro1">
          <table:table-cell office:value-type="time" office:time-value="PT20H57M23S" table:style-name="ce4">
            <text:p>20:57:23</text:p>
          </table:table-cell>
          <table:table-cell office:value-type="time" office:time-value="PT20H57M24S" table:style-name="ce4">
            <text:p>20:57:24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36.34" table:style-name="ce1">
            <text:p>536,34</text:p>
          </table:table-cell>
          <table:table-cell office:value-type="float" office:value="2.9778454944000003" table:formula="of:=[.C329]/1000 * [.D329]*[.E329]/1000" table:style-name="ce1">
            <text:p>2,977845494</text:p>
          </table:table-cell>
          <table:table-cell table:number-columns-repeated="2" table:style-name="ce1"/>
          <table:table-cell office:value-type="float" office:value="0.24276594386914363" table:formula="of:=[.F329]-([.$J$3]*[.C329]/1000)" table:style-name="ce1">
            <text:p>0,242765944</text:p>
          </table:table-cell>
          <table:table-cell table:number-columns-repeated="16375"/>
        </table:table-row>
        <table:table-row table:style-name="ro1">
          <table:table-cell office:value-type="time" office:time-value="PT20H57M24S" table:style-name="ce4">
            <text:p>20:57:24</text:p>
          </table:table-cell>
          <table:table-cell office:value-type="time" office:time-value="PT20H57M25S" table:style-name="ce4">
            <text:p>20:57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86" table:style-name="ce1">
            <text:p>525,86</text:p>
          </table:table-cell>
          <table:table-cell office:value-type="float" office:value="2.8818179719999999" table:formula="of:=[.C330]/1000 * [.D330]*[.E330]/1000" table:style-name="ce1">
            <text:p>2,881817972</text:p>
          </table:table-cell>
          <table:table-cell table:number-columns-repeated="2" table:style-name="ce1"/>
          <table:table-cell office:value-type="float" office:value="0.18740874935807783" table:formula="of:=[.F330]-([.$J$3]*[.C330]/1000)" table:style-name="ce1">
            <text:p>0,187408749</text:p>
          </table:table-cell>
          <table:table-cell table:number-columns-repeated="16375"/>
        </table:table-row>
        <table:table-row table:style-name="ro1">
          <table:table-cell office:value-type="time" office:time-value="PT20H57M25S" table:style-name="ce4">
            <text:p>20:57:25</text:p>
          </table:table-cell>
          <table:table-cell office:value-type="time" office:time-value="PT20H57M26S" table:style-name="ce4">
            <text:p>20:57:26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33.13" table:style-name="ce1">
            <text:p>533,13</text:p>
          </table:table-cell>
          <table:table-cell office:value-type="float" office:value="2.9547344112" table:formula="of:=[.C331]/1000 * [.D331]*[.E331]/1000" table:style-name="ce1">
            <text:p>2,954734411</text:p>
          </table:table-cell>
          <table:table-cell table:number-columns-repeated="2" table:style-name="ce1"/>
          <table:table-cell office:value-type="float" office:value="0.2298224426413773" table:formula="of:=[.F331]-([.$J$3]*[.C331]/1000)" table:style-name="ce1">
            <text:p>0,229822443</text:p>
          </table:table-cell>
          <table:table-cell table:number-columns-repeated="16375"/>
        </table:table-row>
        <table:table-row table:style-name="ro1">
          <table:table-cell office:value-type="time" office:time-value="PT20H57M26S" table:style-name="ce4">
            <text:p>20:57:26</text:p>
          </table:table-cell>
          <table:table-cell office:value-type="time" office:time-value="PT20H57M27S" table:style-name="ce4">
            <text:p>20:57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30999999999995" table:style-name="ce1">
            <text:p>520,31</text:p>
          </table:table-cell>
          <table:table-cell office:value-type="float" office:value="2.8514028619999996" table:formula="of:=[.C332]/1000 * [.D332]*[.E332]/1000" table:style-name="ce1">
            <text:p>2,851402862</text:p>
          </table:table-cell>
          <table:table-cell table:number-columns-repeated="2" table:style-name="ce1"/>
          <table:table-cell office:value-type="float" office:value="0.15699363935807753" table:formula="of:=[.F332]-([.$J$3]*[.C332]/1000)" table:style-name="ce1">
            <text:p>0,156993639</text:p>
          </table:table-cell>
          <table:table-cell table:number-columns-repeated="16375"/>
        </table:table-row>
        <table:table-row table:style-name="ro1">
          <table:table-cell office:value-type="time" office:time-value="PT20H57M27S" table:style-name="ce4">
            <text:p>20:57:27</text:p>
          </table:table-cell>
          <table:table-cell office:value-type="time" office:time-value="PT20H57M28S" table:style-name="ce4">
            <text:p>20:57:2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75.4" table:style-name="ce1">
            <text:p>575,4</text:p>
          </table:table-cell>
          <table:table-cell office:value-type="float" office:value="3.1709603520000003" table:formula="of:=[.C333]/1000 * [.D333]*[.E333]/1000" table:style-name="ce1">
            <text:p>3,170960352</text:p>
          </table:table-cell>
          <table:table-cell table:number-columns-repeated="2" table:style-name="ce1"/>
          <table:table-cell office:value-type="float" office:value="0.45621596541361109" table:formula="of:=[.F333]-([.$J$3]*[.C333]/1000)" table:style-name="ce1">
            <text:p>0,456215965</text:p>
          </table:table-cell>
          <table:table-cell table:number-columns-repeated="16375"/>
        </table:table-row>
        <table:table-row table:style-name="ro1">
          <table:table-cell office:value-type="time" office:time-value="PT20H57M28S" table:style-name="ce4">
            <text:p>20:57:28</text:p>
          </table:table-cell>
          <table:table-cell office:value-type="time" office:time-value="PT20H57M29S" table:style-name="ce4">
            <text:p>20:57:29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8.86" table:style-name="ce1">
            <text:p>538,86</text:p>
          </table:table-cell>
          <table:table-cell office:value-type="float" office:value="2.9473486560000004" table:formula="of:=[.C334]/1000 * [.D334]*[.E334]/1000" table:style-name="ce1">
            <text:p>2,947348656</text:p>
          </table:table-cell>
          <table:table-cell table:number-columns-repeated="2" table:style-name="ce1"/>
          <table:table-cell office:value-type="float" office:value="0.25293943335807834" table:formula="of:=[.F334]-([.$J$3]*[.C334]/1000)" table:style-name="ce1">
            <text:p>0,252939433</text:p>
          </table:table-cell>
          <table:table-cell table:number-columns-repeated="16375"/>
        </table:table-row>
        <table:table-row table:style-name="ro1">
          <table:table-cell office:value-type="time" office:time-value="PT20H57M29S" table:style-name="ce4">
            <text:p>20:57:29</text:p>
          </table:table-cell>
          <table:table-cell office:value-type="time" office:time-value="PT20H57M30S" table:style-name="ce4">
            <text:p>20:57:3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8.03" table:style-name="ce1">
            <text:p>538,03</text:p>
          </table:table-cell>
          <table:table-cell office:value-type="float" office:value="2.9457303908999997" table:formula="of:=[.C335]/1000 * [.D335]*[.E335]/1000" table:style-name="ce1">
            <text:p>2,945730391</text:p>
          </table:table-cell>
          <table:table-cell table:number-columns-repeated="2" table:style-name="ce1"/>
          <table:table-cell office:value-type="float" office:value="0.25386306375113588" table:formula="of:=[.F335]-([.$J$3]*[.C335]/1000)" table:style-name="ce1">
            <text:p>0,253863064</text:p>
          </table:table-cell>
          <table:table-cell table:number-columns-repeated="16375"/>
        </table:table-row>
        <table:table-row table:style-name="ro1">
          <table:table-cell office:value-type="time" office:time-value="PT20H57M30S" table:style-name="ce4">
            <text:p>20:57:30</text:p>
          </table:table-cell>
          <table:table-cell office:value-type="time" office:time-value="PT20H57M31S" table:style-name="ce4">
            <text:p>20:57:3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29999999999995" table:style-name="ce1">
            <text:p>528,3</text:p>
          </table:table-cell>
          <table:table-cell office:value-type="float" office:value="2.8951896599999993" table:formula="of:=[.C336]/1000 * [.D336]*[.E336]/1000" table:style-name="ce1">
            <text:p>2,89518966</text:p>
          </table:table-cell>
          <table:table-cell table:number-columns-repeated="2" table:style-name="ce1"/>
          <table:table-cell office:value-type="float" office:value="0.20078043735807727" table:formula="of:=[.F336]-([.$J$3]*[.C336]/1000)" table:style-name="ce1">
            <text:p>0,200780437</text:p>
          </table:table-cell>
          <table:table-cell table:number-columns-repeated="16375"/>
        </table:table-row>
        <table:table-row table:style-name="ro1">
          <table:table-cell office:value-type="time" office:time-value="PT20H57M31S" table:style-name="ce4">
            <text:p>20:57:31</text:p>
          </table:table-cell>
          <table:table-cell office:value-type="time" office:time-value="PT20H57M32S" table:style-name="ce4">
            <text:p>20:57:32</text:p>
          </table:table-cell>
          <table:table-cell office:value-type="float" office:value="1062" table:style-name="ce1">
            <text:p>1062</text:p>
          </table:table-cell>
          <table:table-cell office:value-type="float" office:value="5.15" table:style-name="ce1">
            <text:p>5,15</text:p>
          </table:table-cell>
          <table:table-cell office:value-type="float" office:value="557.58000000000004" table:style-name="ce1">
            <text:p>557,58</text:p>
          </table:table-cell>
          <table:table-cell office:value-type="float" office:value="3.0495722940000003" table:formula="of:=[.C337]/1000 * [.D337]*[.E337]/1000" table:style-name="ce1">
            <text:p>3,049572294</text:p>
          </table:table-cell>
          <table:table-cell table:number-columns-repeated="2" table:style-name="ce1"/>
          <table:table-cell office:value-type="float" office:value="0.35007928037196123" table:formula="of:=[.F337]-([.$J$3]*[.C337]/1000)" table:style-name="ce1">
            <text:p>0,35007928</text:p>
          </table:table-cell>
          <table:table-cell table:number-columns-repeated="16375"/>
        </table:table-row>
        <table:table-row table:style-name="ro1">
          <table:table-cell office:value-type="time" office:time-value="PT20H57M32S" table:style-name="ce4">
            <text:p>20:57:32</text:p>
          </table:table-cell>
          <table:table-cell office:value-type="time" office:time-value="PT20H57M33S" table:style-name="ce4">
            <text:p>20:57:3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0.28" table:style-name="ce1">
            <text:p>540,28</text:p>
          </table:table-cell>
          <table:table-cell office:value-type="float" office:value="2.9720154464000004" table:formula="of:=[.C338]/1000 * [.D338]*[.E338]/1000" table:style-name="ce1">
            <text:p>2,972015446</text:p>
          </table:table-cell>
          <table:table-cell table:number-columns-repeated="2" table:style-name="ce1"/>
          <table:table-cell office:value-type="float" office:value="0.26743864178584476" table:formula="of:=[.F338]-([.$J$3]*[.C338]/1000)" table:style-name="ce1">
            <text:p>0,267438642</text:p>
          </table:table-cell>
          <table:table-cell table:number-columns-repeated="16375"/>
        </table:table-row>
        <table:table-row table:style-name="ro1">
          <table:table-cell office:value-type="time" office:time-value="PT20H57M33S" table:style-name="ce4">
            <text:p>20:57:33</text:p>
          </table:table-cell>
          <table:table-cell office:value-type="time" office:time-value="PT20H57M35S" table:style-name="ce4">
            <text:p>20:57:3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2.04999999999995" table:style-name="ce1">
            <text:p>542,05</text:p>
          </table:table-cell>
          <table:table-cell office:value-type="float" office:value="2.9733448084999994" table:formula="of:=[.C339]/1000 * [.D339]*[.E339]/1000" table:style-name="ce1">
            <text:p>2,973344809</text:p>
          </table:table-cell>
          <table:table-cell table:number-columns-repeated="2" table:style-name="ce1"/>
          <table:table-cell office:value-type="float" office:value="0.27639369036501904" table:formula="of:=[.F339]-([.$J$3]*[.C339]/1000)" table:style-name="ce1">
            <text:p>0,27639369</text:p>
          </table:table-cell>
          <table:table-cell table:number-columns-repeated="16375"/>
        </table:table-row>
        <table:table-row table:style-name="ro1">
          <table:table-cell office:value-type="time" office:time-value="PT20H57M35S" table:style-name="ce4">
            <text:p>20:57:35</text:p>
          </table:table-cell>
          <table:table-cell office:value-type="time" office:time-value="PT20H57M36S" table:style-name="ce4">
            <text:p>20:57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78" table:style-name="ce1">
            <text:p>543,78</text:p>
          </table:table-cell>
          <table:table-cell office:value-type="float" office:value="2.9828344985999999" table:formula="of:=[.C340]/1000 * [.D340]*[.E340]/1000" table:style-name="ce1">
            <text:p>2,982834499</text:p>
          </table:table-cell>
          <table:table-cell table:number-columns-repeated="2" table:style-name="ce1"/>
          <table:table-cell office:value-type="float" office:value="0.2858833804650196" table:formula="of:=[.F340]-([.$J$3]*[.C340]/1000)" table:style-name="ce1">
            <text:p>0,28588338</text:p>
          </table:table-cell>
          <table:table-cell table:number-columns-repeated="16375"/>
        </table:table-row>
        <table:table-row table:style-name="ro1">
          <table:table-cell office:value-type="time" office:time-value="PT20H57M36S" table:style-name="ce4">
            <text:p>20:57:36</text:p>
          </table:table-cell>
          <table:table-cell office:value-type="time" office:time-value="PT20H57M37S" table:style-name="ce4">
            <text:p>20:57:37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81.21" table:style-name="ce1">
            <text:p>581,21</text:p>
          </table:table-cell>
          <table:table-cell office:value-type="float" office:value="3.2179737827999997" table:formula="of:=[.C341]/1000 * [.D341]*[.E341]/1000" table:style-name="ce1">
            <text:p>3,217973783</text:p>
          </table:table-cell>
          <table:table-cell table:number-columns-repeated="2" table:style-name="ce1"/>
          <table:table-cell office:value-type="float" office:value="0.49051991874831824" table:formula="of:=[.F341]-([.$J$3]*[.C341]/1000)" table:style-name="ce1">
            <text:p>0,490519919</text:p>
          </table:table-cell>
          <table:table-cell table:number-columns-repeated="16375"/>
        </table:table-row>
        <table:table-row table:style-name="ro1">
          <table:table-cell office:value-type="time" office:time-value="PT20H57M37S" table:style-name="ce4">
            <text:p>20:57:37</text:p>
          </table:table-cell>
          <table:table-cell office:value-type="time" office:time-value="PT20H57M38S" table:style-name="ce4">
            <text:p>20:57:3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2.04" table:style-name="ce1">
            <text:p>532,04</text:p>
          </table:table-cell>
          <table:table-cell office:value-type="float" office:value="2.9184362547999996" table:formula="of:=[.C342]/1000 * [.D342]*[.E342]/1000" table:style-name="ce1">
            <text:p>2,918436255</text:p>
          </table:table-cell>
          <table:table-cell table:number-columns-repeated="2" table:style-name="ce1"/>
          <table:table-cell office:value-type="float" office:value="0.22148513666501923" table:formula="of:=[.F342]-([.$J$3]*[.C342]/1000)" table:style-name="ce1">
            <text:p>0,221485137</text:p>
          </table:table-cell>
          <table:table-cell table:number-columns-repeated="16375"/>
        </table:table-row>
        <table:table-row table:style-name="ro1">
          <table:table-cell office:value-type="time" office:time-value="PT20H57M38S" table:style-name="ce4">
            <text:p>20:57:38</text:p>
          </table:table-cell>
          <table:table-cell office:value-type="time" office:time-value="PT20H57M39S" table:style-name="ce4">
            <text:p>20:57:3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2" table:style-name="ce1">
            <text:p>533,72</text:p>
          </table:table-cell>
          <table:table-cell office:value-type="float" office:value="2.9276516764" table:formula="of:=[.C343]/1000 * [.D343]*[.E343]/1000" table:style-name="ce1">
            <text:p>2,927651676</text:p>
          </table:table-cell>
          <table:table-cell table:number-columns-repeated="2" table:style-name="ce1"/>
          <table:table-cell office:value-type="float" office:value="0.23070055826501967" table:formula="of:=[.F343]-([.$J$3]*[.C343]/1000)" table:style-name="ce1">
            <text:p>0,230700558</text:p>
          </table:table-cell>
          <table:table-cell table:number-columns-repeated="16375"/>
        </table:table-row>
        <table:table-row table:style-name="ro1">
          <table:table-cell office:value-type="time" office:time-value="PT20H57M39S" table:style-name="ce4">
            <text:p>20:57:39</text:p>
          </table:table-cell>
          <table:table-cell office:value-type="time" office:time-value="PT20H57M40S" table:style-name="ce4">
            <text:p>20:57:4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1.78" table:style-name="ce1">
            <text:p>531,78</text:p>
          </table:table-cell>
          <table:table-cell office:value-type="float" office:value="2.9252579663999998" table:formula="of:=[.C344]/1000 * [.D344]*[.E344]/1000" table:style-name="ce1">
            <text:p>2,925257966</text:p>
          </table:table-cell>
          <table:table-cell table:number-columns-repeated="2" table:style-name="ce1"/>
          <table:table-cell office:value-type="float" office:value="0.22068116178584418" table:formula="of:=[.F344]-([.$J$3]*[.C344]/1000)" table:style-name="ce1">
            <text:p>0,220681162</text:p>
          </table:table-cell>
          <table:table-cell table:number-columns-repeated="16375"/>
        </table:table-row>
        <table:table-row table:style-name="ro1">
          <table:table-cell office:value-type="time" office:time-value="PT20H57M40S" table:style-name="ce4">
            <text:p>20:57:40</text:p>
          </table:table-cell>
          <table:table-cell office:value-type="time" office:time-value="PT20H57M41S" table:style-name="ce4">
            <text:p>20:57:4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75.35" table:style-name="ce1">
            <text:p>575,35</text:p>
          </table:table-cell>
          <table:table-cell office:value-type="float" office:value="3.1558407780000004" table:formula="of:=[.C345]/1000 * [.D345]*[.E345]/1000" table:style-name="ce1">
            <text:p>3,155840778</text:p>
          </table:table-cell>
          <table:table-cell table:number-columns-repeated="2" table:style-name="ce1"/>
          <table:table-cell office:value-type="float" office:value="0.45380586887890306" table:formula="of:=[.F345]-([.$J$3]*[.C345]/1000)" table:style-name="ce1">
            <text:p>0,453805869</text:p>
          </table:table-cell>
          <table:table-cell table:number-columns-repeated="16375"/>
        </table:table-row>
        <table:table-row table:style-name="ro1">
          <table:table-cell office:value-type="time" office:time-value="PT20H57M41S" table:style-name="ce4">
            <text:p>20:57:41</text:p>
          </table:table-cell>
          <table:table-cell office:value-type="time" office:time-value="PT20H57M42S" table:style-name="ce4">
            <text:p>20:57:4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44000000000005" table:style-name="ce1">
            <text:p>544,44</text:p>
          </table:table-cell>
          <table:table-cell office:value-type="float" office:value="2.9864548428000002" table:formula="of:=[.C346]/1000 * [.D346]*[.E346]/1000" table:style-name="ce1">
            <text:p>2,986454843</text:p>
          </table:table-cell>
          <table:table-cell table:number-columns-repeated="2" table:style-name="ce1"/>
          <table:table-cell office:value-type="float" office:value="0.28950372466501983" table:formula="of:=[.F346]-([.$J$3]*[.C346]/1000)" table:style-name="ce1">
            <text:p>0,289503725</text:p>
          </table:table-cell>
          <table:table-cell table:number-columns-repeated="16375"/>
        </table:table-row>
        <table:table-row table:style-name="ro1">
          <table:table-cell office:value-type="time" office:time-value="PT20H57M42S" table:style-name="ce4">
            <text:p>20:57:42</text:p>
          </table:table-cell>
          <table:table-cell office:value-type="time" office:time-value="PT20H57M43S" table:style-name="ce4">
            <text:p>20:57:4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3.26" table:style-name="ce1">
            <text:p>543,26</text:p>
          </table:table-cell>
          <table:table-cell office:value-type="float" office:value="2.9966438904000001" table:formula="of:=[.C347]/1000 * [.D347]*[.E347]/1000" table:style-name="ce1">
            <text:p>2,99664389</text:p>
          </table:table-cell>
          <table:table-cell table:number-columns-repeated="2" table:style-name="ce1"/>
          <table:table-cell office:value-type="float" office:value="0.27935760832055267" table:formula="of:=[.F347]-([.$J$3]*[.C347]/1000)" table:style-name="ce1">
            <text:p>0,279357608</text:p>
          </table:table-cell>
          <table:table-cell table:number-columns-repeated="16375"/>
        </table:table-row>
        <table:table-row table:style-name="ro1">
          <table:table-cell office:value-type="time" office:time-value="PT20H57M43S" table:style-name="ce4">
            <text:p>20:57:43</text:p>
          </table:table-cell>
          <table:table-cell office:value-type="time" office:time-value="PT20H57M44S" table:style-name="ce4">
            <text:p>20:57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7.38" table:style-name="ce1">
            <text:p>547,38</text:p>
          </table:table-cell>
          <table:table-cell office:value-type="float" office:value="3.0025818305999996" table:formula="of:=[.C348]/1000 * [.D348]*[.E348]/1000" table:style-name="ce1">
            <text:p>3,002581831</text:p>
          </table:table-cell>
          <table:table-cell table:number-columns-repeated="2" table:style-name="ce1"/>
          <table:table-cell office:value-type="float" office:value="0.30563071246501927" table:formula="of:=[.F348]-([.$J$3]*[.C348]/1000)" table:style-name="ce1">
            <text:p>0,305630712</text:p>
          </table:table-cell>
          <table:table-cell table:number-columns-repeated="16375"/>
        </table:table-row>
        <table:table-row table:style-name="ro1">
          <table:table-cell office:value-type="time" office:time-value="PT20H57M44S" table:style-name="ce4">
            <text:p>20:57:44</text:p>
          </table:table-cell>
          <table:table-cell office:value-type="time" office:time-value="PT20H57M45S" table:style-name="ce4">
            <text:p>20:57:4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8.97" table:style-name="ce1">
            <text:p>538,97</text:p>
          </table:table-cell>
          <table:table-cell office:value-type="float" office:value="2.9535124824000003" table:formula="of:=[.C349]/1000 * [.D349]*[.E349]/1000" table:style-name="ce1">
            <text:p>2,953512482</text:p>
          </table:table-cell>
          <table:table-cell table:number-columns-repeated="2" table:style-name="ce1"/>
          <table:table-cell office:value-type="float" office:value="0.25401946877196124" table:formula="of:=[.F349]-([.$J$3]*[.C349]/1000)" table:style-name="ce1">
            <text:p>0,254019469</text:p>
          </table:table-cell>
          <table:table-cell table:number-columns-repeated="16375"/>
        </table:table-row>
        <table:table-row table:style-name="ro1">
          <table:table-cell office:value-type="time" office:time-value="PT20H57M45S" table:style-name="ce4">
            <text:p>20:57:45</text:p>
          </table:table-cell>
          <table:table-cell office:value-type="time" office:time-value="PT20H57M46S" table:style-name="ce4">
            <text:p>20:57:4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23" table:style-name="ce1">
            <text:p>524,23</text:p>
          </table:table-cell>
          <table:table-cell office:value-type="float" office:value="2.8755955150999997" table:formula="of:=[.C350]/1000 * [.D350]*[.E350]/1000" table:style-name="ce1">
            <text:p>2,875595515</text:p>
          </table:table-cell>
          <table:table-cell table:number-columns-repeated="2" table:style-name="ce1"/>
          <table:table-cell office:value-type="float" office:value="0.17864439696501933" table:formula="of:=[.F350]-([.$J$3]*[.C350]/1000)" table:style-name="ce1">
            <text:p>0,178644397</text:p>
          </table:table-cell>
          <table:table-cell table:number-columns-repeated="16375"/>
        </table:table-row>
        <table:table-row table:style-name="ro1">
          <table:table-cell office:value-type="time" office:time-value="PT20H57M46S" table:style-name="ce4">
            <text:p>20:57:46</text:p>
          </table:table-cell>
          <table:table-cell office:value-type="time" office:time-value="PT20H57M48S" table:style-name="ce4">
            <text:p>20:57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13" table:style-name="ce1">
            <text:p>512,13</text:p>
          </table:table-cell>
          <table:table-cell office:value-type="float" office:value="2.8065748259999999" table:formula="of:=[.C351]/1000 * [.D351]*[.E351]/1000" table:style-name="ce1">
            <text:p>2,806574826</text:p>
          </table:table-cell>
          <table:table-cell table:number-columns-repeated="2" table:style-name="ce1"/>
          <table:table-cell office:value-type="float" office:value="0.11216560335807779" table:formula="of:=[.F351]-([.$J$3]*[.C351]/1000)" table:style-name="ce1">
            <text:p>0,112165603</text:p>
          </table:table-cell>
          <table:table-cell table:number-columns-repeated="16375"/>
        </table:table-row>
        <table:table-row table:style-name="ro1">
          <table:table-cell office:value-type="time" office:time-value="PT20H57M48S" table:style-name="ce4">
            <text:p>20:57:48</text:p>
          </table:table-cell>
          <table:table-cell office:value-type="time" office:time-value="PT20H57M49S" table:style-name="ce4">
            <text:p>20:57:49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6.05999999999995" table:style-name="ce1">
            <text:p>526,06</text:p>
          </table:table-cell>
          <table:table-cell office:value-type="float" office:value="2.8773377760000001" table:formula="of:=[.C352]/1000 * [.D352]*[.E352]/1000" table:style-name="ce1">
            <text:p>2,877337776</text:p>
          </table:table-cell>
          <table:table-cell table:number-columns-repeated="2" table:style-name="ce1"/>
          <table:table-cell office:value-type="float" office:value="0.18292855335807801" table:formula="of:=[.F352]-([.$J$3]*[.C352]/1000)" table:style-name="ce1">
            <text:p>0,182928553</text:p>
          </table:table-cell>
          <table:table-cell table:number-columns-repeated="16375"/>
        </table:table-row>
        <table:table-row table:style-name="ro1">
          <table:table-cell office:value-type="time" office:time-value="PT20H57M49S" table:style-name="ce4">
            <text:p>20:57:49</text:p>
          </table:table-cell>
          <table:table-cell office:value-type="time" office:time-value="PT20H57M50S" table:style-name="ce4">
            <text:p>20:57:5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7.88" table:style-name="ce1">
            <text:p>527,88</text:p>
          </table:table-cell>
          <table:table-cell office:value-type="float" office:value="2.8900163087999999" table:formula="of:=[.C353]/1000 * [.D353]*[.E353]/1000" table:style-name="ce1">
            <text:p>2,890016309</text:p>
          </table:table-cell>
          <table:table-cell table:number-columns-repeated="2" table:style-name="ce1"/>
          <table:table-cell office:value-type="float" office:value="0.19306519066501959" table:formula="of:=[.F353]-([.$J$3]*[.C353]/1000)" table:style-name="ce1">
            <text:p>0,193065191</text:p>
          </table:table-cell>
          <table:table-cell table:number-columns-repeated="16375"/>
        </table:table-row>
        <table:table-row table:style-name="ro1">
          <table:table-cell office:value-type="time" office:time-value="PT20H57M50S" table:style-name="ce4">
            <text:p>20:57:50</text:p>
          </table:table-cell>
          <table:table-cell office:value-type="time" office:time-value="PT20H57M51S" table:style-name="ce4">
            <text:p>20:57:5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8.46" table:style-name="ce1">
            <text:p>518,46</text:p>
          </table:table-cell>
          <table:table-cell office:value-type="float" office:value="2.8466253684000002" table:formula="of:=[.C354]/1000 * [.D354]*[.E354]/1000" table:style-name="ce1">
            <text:p>2,846625368</text:p>
          </table:table-cell>
          <table:table-cell table:number-columns-repeated="2" table:style-name="ce1"/>
          <table:table-cell office:value-type="float" office:value="0.14713235477196118" table:formula="of:=[.F354]-([.$J$3]*[.C354]/1000)" table:style-name="ce1">
            <text:p>0,147132355</text:p>
          </table:table-cell>
          <table:table-cell table:number-columns-repeated="16375"/>
        </table:table-row>
        <table:table-row table:style-name="ro1">
          <table:table-cell office:value-type="time" office:time-value="PT20H57M51S" table:style-name="ce4">
            <text:p>20:57:51</text:p>
          </table:table-cell>
          <table:table-cell office:value-type="time" office:time-value="PT20H57M52S" table:style-name="ce4">
            <text:p>20:57:5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19000000000005" table:style-name="ce1">
            <text:p>522,19</text:p>
          </table:table-cell>
          <table:table-cell office:value-type="float" office:value="2.8644053603000001" table:formula="of:=[.C355]/1000 * [.D355]*[.E355]/1000" table:style-name="ce1">
            <text:p>2,86440536</text:p>
          </table:table-cell>
          <table:table-cell table:number-columns-repeated="2" table:style-name="ce1"/>
          <table:table-cell office:value-type="float" office:value="0.16745424216501981" table:formula="of:=[.F355]-([.$J$3]*[.C355]/1000)" table:style-name="ce1">
            <text:p>0,167454242</text:p>
          </table:table-cell>
          <table:table-cell table:number-columns-repeated="16375"/>
        </table:table-row>
        <table:table-row table:style-name="ro1">
          <table:table-cell office:value-type="time" office:time-value="PT20H57M52S" table:style-name="ce4">
            <text:p>20:57:52</text:p>
          </table:table-cell>
          <table:table-cell office:value-type="time" office:time-value="PT20H57M53S" table:style-name="ce4">
            <text:p>20:57:5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6.62" table:style-name="ce1">
            <text:p>526,62</text:p>
          </table:table-cell>
          <table:table-cell office:value-type="float" office:value="2.8831181111999999" table:formula="of:=[.C356]/1000 * [.D356]*[.E356]/1000" table:style-name="ce1">
            <text:p>2,883118111</text:p>
          </table:table-cell>
          <table:table-cell table:number-columns-repeated="2" table:style-name="ce1"/>
          <table:table-cell office:value-type="float" office:value="0.1861669930650196" table:formula="of:=[.F356]-([.$J$3]*[.C356]/1000)" table:style-name="ce1">
            <text:p>0,186166993</text:p>
          </table:table-cell>
          <table:table-cell table:number-columns-repeated="16375"/>
        </table:table-row>
        <table:table-row table:style-name="ro1">
          <table:table-cell office:value-type="time" office:time-value="PT20H57M53S" table:style-name="ce4">
            <text:p>20:57:53</text:p>
          </table:table-cell>
          <table:table-cell office:value-type="time" office:time-value="PT20H57M54S" table:style-name="ce4">
            <text:p>20:57:5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7.19000000000005" table:style-name="ce1">
            <text:p>527,19</text:p>
          </table:table-cell>
          <table:table-cell office:value-type="float" office:value="2.9136367887000003" table:formula="of:=[.C357]/1000 * [.D357]*[.E357]/1000" table:style-name="ce1">
            <text:p>2,913636789</text:p>
          </table:table-cell>
          <table:table-cell table:number-columns-repeated="2" table:style-name="ce1"/>
          <table:table-cell office:value-type="float" office:value="0.19635050662055287" table:formula="of:=[.F357]-([.$J$3]*[.C357]/1000)" table:style-name="ce1">
            <text:p>0,196350507</text:p>
          </table:table-cell>
          <table:table-cell table:number-columns-repeated="16375"/>
        </table:table-row>
        <table:table-row table:style-name="ro1">
          <table:table-cell office:value-type="time" office:time-value="PT20H57M54S" table:style-name="ce4">
            <text:p>20:57:54</text:p>
          </table:table-cell>
          <table:table-cell office:value-type="time" office:time-value="PT20H57M55S" table:style-name="ce4">
            <text:p>20:57:5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8" table:style-name="ce1">
            <text:p>538</text:p>
          </table:table-cell>
          <table:table-cell office:value-type="float" office:value="2.95112906" table:formula="of:=[.C358]/1000 * [.D358]*[.E358]/1000" table:style-name="ce1">
            <text:p>2,95112906</text:p>
          </table:table-cell>
          <table:table-cell table:number-columns-repeated="2" table:style-name="ce1"/>
          <table:table-cell office:value-type="float" office:value="0.25417794186501963" table:formula="of:=[.F358]-([.$J$3]*[.C358]/1000)" table:style-name="ce1">
            <text:p>0,254177942</text:p>
          </table:table-cell>
          <table:table-cell table:number-columns-repeated="16375"/>
        </table:table-row>
        <table:table-row table:style-name="ro1">
          <table:table-cell office:value-type="time" office:time-value="PT20H57M55S" table:style-name="ce4">
            <text:p>20:57:55</text:p>
          </table:table-cell>
          <table:table-cell office:value-type="time" office:time-value="PT20H57M56S" table:style-name="ce4">
            <text:p>20:57:5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2.17999999999995" table:style-name="ce1">
            <text:p>532,18</text:p>
          </table:table-cell>
          <table:table-cell office:value-type="float" office:value="2.9163038256" table:formula="of:=[.C359]/1000 * [.D359]*[.E359]/1000" table:style-name="ce1">
            <text:p>2,916303826</text:p>
          </table:table-cell>
          <table:table-cell table:number-columns-repeated="2" table:style-name="ce1"/>
          <table:table-cell office:value-type="float" office:value="0.21681081197196095" table:formula="of:=[.F359]-([.$J$3]*[.C359]/1000)" table:style-name="ce1">
            <text:p>0,216810812</text:p>
          </table:table-cell>
          <table:table-cell table:number-columns-repeated="16375"/>
        </table:table-row>
        <table:table-row table:style-name="ro1">
          <table:table-cell office:value-type="time" office:time-value="PT20H57M56S" table:style-name="ce4">
            <text:p>20:57:56</text:p>
          </table:table-cell>
          <table:table-cell office:value-type="time" office:time-value="PT20H57M57S" table:style-name="ce4">
            <text:p>20:57:57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53.24" table:style-name="ce1">
            <text:p>553,24</text:p>
          </table:table-cell>
          <table:table-cell office:value-type="float" office:value="3.0690491083999998" table:formula="of:=[.C360]/1000 * [.D360]*[.E360]/1000" table:style-name="ce1">
            <text:p>3,069049108</text:p>
          </table:table-cell>
          <table:table-cell table:number-columns-repeated="2" table:style-name="ce1"/>
          <table:table-cell office:value-type="float" office:value="0.34159524434831834" table:formula="of:=[.F360]-([.$J$3]*[.C360]/1000)" table:style-name="ce1">
            <text:p>0,341595244</text:p>
          </table:table-cell>
          <table:table-cell table:number-columns-repeated="16375"/>
        </table:table-row>
        <table:table-row table:style-name="ro1">
          <table:table-cell office:value-type="time" office:time-value="PT20H57M57S" table:style-name="ce4">
            <text:p>20:57:57</text:p>
          </table:table-cell>
          <table:table-cell office:value-type="time" office:time-value="PT20H57M58S" table:style-name="ce4">
            <text:p>20:57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5.34" table:style-name="ce1">
            <text:p>515,34</text:p>
          </table:table-cell>
          <table:table-cell office:value-type="float" office:value="2.8268305758000003" table:formula="of:=[.C361]/1000 * [.D361]*[.E361]/1000" table:style-name="ce1">
            <text:p>2,826830576</text:p>
          </table:table-cell>
          <table:table-cell table:number-columns-repeated="2" table:style-name="ce1"/>
          <table:table-cell office:value-type="float" office:value="0.12987945766501996" table:formula="of:=[.F361]-([.$J$3]*[.C361]/1000)" table:style-name="ce1">
            <text:p>0,129879458</text:p>
          </table:table-cell>
          <table:table-cell table:number-columns-repeated="16375"/>
        </table:table-row>
        <table:table-row table:style-name="ro1">
          <table:table-cell office:value-type="time" office:time-value="PT20H57M58S" table:style-name="ce4">
            <text:p>20:57:58</text:p>
          </table:table-cell>
          <table:table-cell office:value-type="time" office:time-value="PT20H58M0S" table:style-name="ce4">
            <text:p>20:58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99" table:style-name="ce1">
            <text:p>533,99</text:p>
          </table:table-cell>
          <table:table-cell office:value-type="float" office:value="2.9291327262999998" table:formula="of:=[.C362]/1000 * [.D362]*[.E362]/1000" table:style-name="ce1">
            <text:p>2,929132726</text:p>
          </table:table-cell>
          <table:table-cell table:number-columns-repeated="2" table:style-name="ce1"/>
          <table:table-cell office:value-type="float" office:value="0.23218160816501943" table:formula="of:=[.F362]-([.$J$3]*[.C362]/1000)" table:style-name="ce1">
            <text:p>0,232181608</text:p>
          </table:table-cell>
          <table:table-cell table:number-columns-repeated="16375"/>
        </table:table-row>
        <table:table-row table:style-name="ro1">
          <table:table-cell office:value-type="time" office:time-value="PT20H58M0S" table:style-name="ce4">
            <text:p>20:58:00</text:p>
          </table:table-cell>
          <table:table-cell office:value-type="time" office:time-value="PT20H58M1S" table:style-name="ce4">
            <text:p>20:58:0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1.67999999999995" table:style-name="ce1">
            <text:p>561,68</text:p>
          </table:table-cell>
          <table:table-cell office:value-type="float" office:value="3.1098424223999994" table:formula="of:=[.C363]/1000 * [.D363]*[.E363]/1000" table:style-name="ce1">
            <text:p>3,109842422</text:p>
          </table:table-cell>
          <table:table-cell table:number-columns-repeated="2" table:style-name="ce1"/>
          <table:table-cell office:value-type="float" office:value="0.38238855834831798" table:formula="of:=[.F363]-([.$J$3]*[.C363]/1000)" table:style-name="ce1">
            <text:p>0,382388558</text:p>
          </table:table-cell>
          <table:table-cell table:number-columns-repeated="16375"/>
        </table:table-row>
        <table:table-row table:style-name="ro1">
          <table:table-cell office:value-type="time" office:time-value="PT20H58M1S" table:style-name="ce4">
            <text:p>20:58:01</text:p>
          </table:table-cell>
          <table:table-cell office:value-type="time" office:time-value="PT20H58M2S" table:style-name="ce4">
            <text:p>20:58:0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69000000000005" table:style-name="ce1">
            <text:p>545,69</text:p>
          </table:table-cell>
          <table:table-cell office:value-type="float" office:value="2.9933115553" table:formula="of:=[.C364]/1000 * [.D364]*[.E364]/1000" table:style-name="ce1">
            <text:p>2,993311555</text:p>
          </table:table-cell>
          <table:table-cell table:number-columns-repeated="2" table:style-name="ce1"/>
          <table:table-cell office:value-type="float" office:value="0.2963604371650197" table:formula="of:=[.F364]-([.$J$3]*[.C364]/1000)" table:style-name="ce1">
            <text:p>0,296360437</text:p>
          </table:table-cell>
          <table:table-cell table:number-columns-repeated="16375"/>
        </table:table-row>
        <table:table-row table:style-name="ro1">
          <table:table-cell office:value-type="time" office:time-value="PT20H58M2S" table:style-name="ce4">
            <text:p>20:58:02</text:p>
          </table:table-cell>
          <table:table-cell office:value-type="time" office:time-value="PT20H58M3S" table:style-name="ce4">
            <text:p>20:58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32000000000005" table:style-name="ce1">
            <text:p>519,32</text:p>
          </table:table-cell>
          <table:table-cell office:value-type="float" office:value="2.8459774640000002" table:formula="of:=[.C365]/1000 * [.D365]*[.E365]/1000" table:style-name="ce1">
            <text:p>2,845977464</text:p>
          </table:table-cell>
          <table:table-cell table:number-columns-repeated="2" table:style-name="ce1"/>
          <table:table-cell office:value-type="float" office:value="0.15156824135807812" table:formula="of:=[.F365]-([.$J$3]*[.C365]/1000)" table:style-name="ce1">
            <text:p>0,151568241</text:p>
          </table:table-cell>
          <table:table-cell table:number-columns-repeated="16375"/>
        </table:table-row>
        <table:table-row table:style-name="ro1">
          <table:table-cell office:value-type="time" office:time-value="PT20H58M3S" table:style-name="ce4">
            <text:p>20:58:03</text:p>
          </table:table-cell>
          <table:table-cell office:value-type="time" office:time-value="PT20H58M4S" table:style-name="ce4">
            <text:p>20:58:0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0.16" table:style-name="ce1">
            <text:p>540,16</text:p>
          </table:table-cell>
          <table:table-cell office:value-type="float" office:value="2.9795441664000002" table:formula="of:=[.C366]/1000 * [.D366]*[.E366]/1000" table:style-name="ce1">
            <text:p>2,979544166</text:p>
          </table:table-cell>
          <table:table-cell table:number-columns-repeated="2" table:style-name="ce1"/>
          <table:table-cell office:value-type="float" office:value="0.26225788432055275" table:formula="of:=[.F366]-([.$J$3]*[.C366]/1000)" table:style-name="ce1">
            <text:p>0,262257884</text:p>
          </table:table-cell>
          <table:table-cell table:number-columns-repeated="16375"/>
        </table:table-row>
        <table:table-row table:style-name="ro1">
          <table:table-cell office:value-type="time" office:time-value="PT20H58M4S" table:style-name="ce4">
            <text:p>20:58:04</text:p>
          </table:table-cell>
          <table:table-cell office:value-type="time" office:time-value="PT20H58M5S" table:style-name="ce4">
            <text:p>20:58:0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62.11" table:style-name="ce1">
            <text:p>562,11</text:p>
          </table:table-cell>
          <table:table-cell office:value-type="float" office:value="3.0862874393999999" table:formula="of:=[.C367]/1000 * [.D367]*[.E367]/1000" table:style-name="ce1">
            <text:p>3,086287439</text:p>
          </table:table-cell>
          <table:table-cell table:number-columns-repeated="2" table:style-name="ce1"/>
          <table:table-cell office:value-type="float" office:value="0.38679442577196088" table:formula="of:=[.F367]-([.$J$3]*[.C367]/1000)" table:style-name="ce1">
            <text:p>0,386794426</text:p>
          </table:table-cell>
          <table:table-cell table:number-columns-repeated="16375"/>
        </table:table-row>
        <table:table-row table:style-name="ro1">
          <table:table-cell office:value-type="time" office:time-value="PT20H58M5S" table:style-name="ce4">
            <text:p>20:58:05</text:p>
          </table:table-cell>
          <table:table-cell office:value-type="time" office:time-value="PT20H58M6S" table:style-name="ce4">
            <text:p>20:58:0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4.79999999999995" table:style-name="ce1">
            <text:p>524,8</text:p>
          </table:table-cell>
          <table:table-cell office:value-type="float" office:value="2.873154048" table:formula="of:=[.C368]/1000 * [.D368]*[.E368]/1000" table:style-name="ce1">
            <text:p>2,873154048</text:p>
          </table:table-cell>
          <table:table-cell table:number-columns-repeated="2" table:style-name="ce1"/>
          <table:table-cell office:value-type="float" office:value="0.17620292986501962" table:formula="of:=[.F368]-([.$J$3]*[.C368]/1000)" table:style-name="ce1">
            <text:p>0,17620293</text:p>
          </table:table-cell>
          <table:table-cell table:number-columns-repeated="16375"/>
        </table:table-row>
        <table:table-row table:style-name="ro1">
          <table:table-cell office:value-type="time" office:time-value="PT20H58M6S" table:style-name="ce4">
            <text:p>20:58:06</text:p>
          </table:table-cell>
          <table:table-cell office:value-type="time" office:time-value="PT20H58M7S" table:style-name="ce4">
            <text:p>20:58:0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9.24" table:style-name="ce1">
            <text:p>529,24</text:p>
          </table:table-cell>
          <table:table-cell office:value-type="float" office:value="2.900341048" table:formula="of:=[.C369]/1000 * [.D369]*[.E369]/1000" table:style-name="ce1">
            <text:p>2,900341048</text:p>
          </table:table-cell>
          <table:table-cell table:number-columns-repeated="2" table:style-name="ce1"/>
          <table:table-cell office:value-type="float" office:value="0.20593182535807797" table:formula="of:=[.F369]-([.$J$3]*[.C369]/1000)" table:style-name="ce1">
            <text:p>0,205931825</text:p>
          </table:table-cell>
          <table:table-cell table:number-columns-repeated="16375"/>
        </table:table-row>
        <table:table-row table:style-name="ro1">
          <table:table-cell office:value-type="time" office:time-value="PT20H58M7S" table:style-name="ce4">
            <text:p>20:58:07</text:p>
          </table:table-cell>
          <table:table-cell office:value-type="time" office:time-value="PT20H58M8S" table:style-name="ce4">
            <text:p>20:58:0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8.91999999999996" table:style-name="ce1">
            <text:p>578,92</text:p>
          </table:table-cell>
          <table:table-cell office:value-type="float" office:value="3.1784097407999998" table:formula="of:=[.C370]/1000 * [.D370]*[.E370]/1000" table:style-name="ce1">
            <text:p>3,178409741</text:p>
          </table:table-cell>
          <table:table-cell table:number-columns-repeated="2" table:style-name="ce1"/>
          <table:table-cell office:value-type="float" office:value="0.47383293618584421" table:formula="of:=[.F370]-([.$J$3]*[.C370]/1000)" table:style-name="ce1">
            <text:p>0,473832936</text:p>
          </table:table-cell>
          <table:table-cell table:number-columns-repeated="16375"/>
        </table:table-row>
        <table:table-row table:style-name="ro1">
          <table:table-cell office:value-type="time" office:time-value="PT20H58M8S" table:style-name="ce4">
            <text:p>20:58:08</text:p>
          </table:table-cell>
          <table:table-cell office:value-type="time" office:time-value="PT20H58M9S" table:style-name="ce4">
            <text:p>20:58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21" table:style-name="ce1">
            <text:p>545,21</text:p>
          </table:table-cell>
          <table:table-cell office:value-type="float" office:value="2.9906785776999998" table:formula="of:=[.C371]/1000 * [.D371]*[.E371]/1000" table:style-name="ce1">
            <text:p>2,990678578</text:p>
          </table:table-cell>
          <table:table-cell table:number-columns-repeated="2" table:style-name="ce1"/>
          <table:table-cell office:value-type="float" office:value="0.29372745956501944" table:formula="of:=[.F371]-([.$J$3]*[.C371]/1000)" table:style-name="ce1">
            <text:p>0,29372746</text:p>
          </table:table-cell>
          <table:table-cell table:number-columns-repeated="16375"/>
        </table:table-row>
        <table:table-row table:style-name="ro1">
          <table:table-cell office:value-type="time" office:time-value="PT20H58M9S" table:style-name="ce4">
            <text:p>20:58:09</text:p>
          </table:table-cell>
          <table:table-cell office:value-type="time" office:time-value="PT20H58M10S" table:style-name="ce4">
            <text:p>20:58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69000000000005" table:style-name="ce1">
            <text:p>514,69</text:p>
          </table:table-cell>
          <table:table-cell office:value-type="float" office:value="2.8232650853000001" table:formula="of:=[.C372]/1000 * [.D372]*[.E372]/1000" table:style-name="ce1">
            <text:p>2,823265085</text:p>
          </table:table-cell>
          <table:table-cell table:number-columns-repeated="2" table:style-name="ce1"/>
          <table:table-cell office:value-type="float" office:value="0.12631396716501975" table:formula="of:=[.F372]-([.$J$3]*[.C372]/1000)" table:style-name="ce1">
            <text:p>0,126313967</text:p>
          </table:table-cell>
          <table:table-cell table:number-columns-repeated="16375"/>
        </table:table-row>
        <table:table-row table:style-name="ro1">
          <table:table-cell office:value-type="time" office:time-value="PT20H58M10S" table:style-name="ce4">
            <text:p>20:58:10</text:p>
          </table:table-cell>
          <table:table-cell office:value-type="time" office:time-value="PT20H58M12S" table:style-name="ce4">
            <text:p>20:58:1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02" table:style-name="ce1">
            <text:p>545,02</text:p>
          </table:table-cell>
          <table:table-cell office:value-type="float" office:value="3.0121783845999999" table:formula="of:=[.C373]/1000 * [.D373]*[.E373]/1000" table:style-name="ce1">
            <text:p>3,012178385</text:p>
          </table:table-cell>
          <table:table-cell table:number-columns-repeated="2" table:style-name="ce1"/>
          <table:table-cell office:value-type="float" office:value="0.29489210252055242" table:formula="of:=[.F373]-([.$J$3]*[.C373]/1000)" table:style-name="ce1">
            <text:p>0,294892103</text:p>
          </table:table-cell>
          <table:table-cell table:number-columns-repeated="16375"/>
        </table:table-row>
        <table:table-row table:style-name="ro1">
          <table:table-cell office:value-type="time" office:time-value="PT20H58M12S" table:style-name="ce4">
            <text:p>20:58:12</text:p>
          </table:table-cell>
          <table:table-cell office:value-type="time" office:time-value="PT20H58M13S" table:style-name="ce4">
            <text:p>20:58:1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94000000000005" table:style-name="ce1">
            <text:p>542,94</text:p>
          </table:table-cell>
          <table:table-cell office:value-type="float" office:value="2.9810337876000004" table:formula="of:=[.C374]/1000 * [.D374]*[.E374]/1000" table:style-name="ce1">
            <text:p>2,981033788</text:p>
          </table:table-cell>
          <table:table-cell table:number-columns-repeated="2" table:style-name="ce1"/>
          <table:table-cell office:value-type="float" office:value="0.28154077397196131" table:formula="of:=[.F374]-([.$J$3]*[.C374]/1000)" table:style-name="ce1">
            <text:p>0,281540774</text:p>
          </table:table-cell>
          <table:table-cell table:number-columns-repeated="16375"/>
        </table:table-row>
        <table:table-row table:style-name="ro1">
          <table:table-cell office:value-type="time" office:time-value="PT20H58M13S" table:style-name="ce4">
            <text:p>20:58:13</text:p>
          </table:table-cell>
          <table:table-cell office:value-type="time" office:time-value="PT20H58M14S" table:style-name="ce4">
            <text:p>20:58:1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96" table:style-name="ce1">
            <text:p>528,96</text:p>
          </table:table-cell>
          <table:table-cell office:value-type="float" office:value="2.9015413152000002" table:formula="of:=[.C375]/1000 * [.D375]*[.E375]/1000" table:style-name="ce1">
            <text:p>2,901541315</text:p>
          </table:table-cell>
          <table:table-cell table:number-columns-repeated="2" table:style-name="ce1"/>
          <table:table-cell office:value-type="float" office:value="0.20459019706501991" table:formula="of:=[.F375]-([.$J$3]*[.C375]/1000)" table:style-name="ce1">
            <text:p>0,204590197</text:p>
          </table:table-cell>
          <table:table-cell table:number-columns-repeated="16375"/>
        </table:table-row>
        <table:table-row table:style-name="ro1">
          <table:table-cell office:value-type="time" office:time-value="PT20H58M14S" table:style-name="ce4">
            <text:p>20:58:14</text:p>
          </table:table-cell>
          <table:table-cell office:value-type="time" office:time-value="PT20H58M15S" table:style-name="ce4">
            <text:p>20:58:1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3.6" table:style-name="ce1">
            <text:p>533,6</text:p>
          </table:table-cell>
          <table:table-cell office:value-type="float" office:value="2.9490631279999997" table:formula="of:=[.C376]/1000 * [.D376]*[.E376]/1000" table:style-name="ce1">
            <text:p>2,949063128</text:p>
          </table:table-cell>
          <table:table-cell table:number-columns-repeated="2" table:style-name="ce1"/>
          <table:table-cell office:value-type="float" office:value="0.23177684592055225" table:formula="of:=[.F376]-([.$J$3]*[.C376]/1000)" table:style-name="ce1">
            <text:p>0,231776846</text:p>
          </table:table-cell>
          <table:table-cell table:number-columns-repeated="16375"/>
        </table:table-row>
        <table:table-row table:style-name="ro1">
          <table:table-cell office:value-type="time" office:time-value="PT20H58M15S" table:style-name="ce4">
            <text:p>20:58:15</text:p>
          </table:table-cell>
          <table:table-cell office:value-type="time" office:time-value="PT20H58M16S" table:style-name="ce4">
            <text:p>20:58:1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7.36" table:style-name="ce1">
            <text:p>547,36</text:p>
          </table:table-cell>
          <table:table-cell office:value-type="float" office:value="3.0051377664000003" table:formula="of:=[.C377]/1000 * [.D377]*[.E377]/1000" table:style-name="ce1">
            <text:p>3,005137766</text:p>
          </table:table-cell>
          <table:table-cell table:number-columns-repeated="2" table:style-name="ce1"/>
          <table:table-cell office:value-type="float" office:value="0.30056096178584468" table:formula="of:=[.F377]-([.$J$3]*[.C377]/1000)" table:style-name="ce1">
            <text:p>0,300560962</text:p>
          </table:table-cell>
          <table:table-cell table:number-columns-repeated="16375"/>
        </table:table-row>
        <table:table-row table:style-name="ro1">
          <table:table-cell office:value-type="time" office:time-value="PT20H58M16S" table:style-name="ce4">
            <text:p>20:58:16</text:p>
          </table:table-cell>
          <table:table-cell office:value-type="time" office:time-value="PT20H58M17S" table:style-name="ce4">
            <text:p>20:58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54" table:style-name="ce1">
            <text:p>523,54</text:p>
          </table:table-cell>
          <table:table-cell office:value-type="float" office:value="2.8691039079999996" table:formula="of:=[.C378]/1000 * [.D378]*[.E378]/1000" table:style-name="ce1">
            <text:p>2,869103908</text:p>
          </table:table-cell>
          <table:table-cell table:number-columns-repeated="2" table:style-name="ce1"/>
          <table:table-cell office:value-type="float" office:value="0.17469468535807753" table:formula="of:=[.F378]-([.$J$3]*[.C378]/1000)" table:style-name="ce1">
            <text:p>0,174694685</text:p>
          </table:table-cell>
          <table:table-cell table:number-columns-repeated="16375"/>
        </table:table-row>
        <table:table-row table:style-name="ro1">
          <table:table-cell office:value-type="time" office:time-value="PT20H58M17S" table:style-name="ce4">
            <text:p>20:58:17</text:p>
          </table:table-cell>
          <table:table-cell office:value-type="time" office:time-value="PT20H58M18S" table:style-name="ce4">
            <text:p>20:58:1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4.51" table:style-name="ce1">
            <text:p>544,51</text:p>
          </table:table-cell>
          <table:table-cell office:value-type="float" office:value="2.9952841688000005" table:formula="of:=[.C379]/1000 * [.D379]*[.E379]/1000" table:style-name="ce1">
            <text:p>2,995284169</text:p>
          </table:table-cell>
          <table:table-cell table:number-columns-repeated="2" table:style-name="ce1"/>
          <table:table-cell office:value-type="float" office:value="0.29070736418584486" table:formula="of:=[.F379]-([.$J$3]*[.C379]/1000)" table:style-name="ce1">
            <text:p>0,290707364</text:p>
          </table:table-cell>
          <table:table-cell table:number-columns-repeated="16375"/>
        </table:table-row>
        <table:table-row table:style-name="ro1">
          <table:table-cell office:value-type="time" office:time-value="PT20H58M18S" table:style-name="ce4">
            <text:p>20:58:18</text:p>
          </table:table-cell>
          <table:table-cell office:value-type="time" office:time-value="PT20H58M19S" table:style-name="ce4">
            <text:p>20:58:1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5.72" table:style-name="ce1">
            <text:p>515,72</text:p>
          </table:table-cell>
          <table:table-cell office:value-type="float" office:value="2.8234432271999998" table:formula="of:=[.C380]/1000 * [.D380]*[.E380]/1000" table:style-name="ce1">
            <text:p>2,823443227</text:p>
          </table:table-cell>
          <table:table-cell table:number-columns-repeated="2" table:style-name="ce1"/>
          <table:table-cell office:value-type="float" office:value="0.12649210906501951" table:formula="of:=[.F380]-([.$J$3]*[.C380]/1000)" table:style-name="ce1">
            <text:p>0,126492109</text:p>
          </table:table-cell>
          <table:table-cell table:number-columns-repeated="16375"/>
        </table:table-row>
        <table:table-row table:style-name="ro1">
          <table:table-cell office:value-type="time" office:time-value="PT20H58M19S" table:style-name="ce4">
            <text:p>20:58:19</text:p>
          </table:table-cell>
          <table:table-cell office:value-type="time" office:time-value="PT20H58M20S" table:style-name="ce4">
            <text:p>20:58:2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8.39" table:style-name="ce1">
            <text:p>568,39</text:p>
          </table:table-cell>
          <table:table-cell office:value-type="float" office:value="3.1323290832000001" table:formula="of:=[.C381]/1000 * [.D381]*[.E381]/1000" table:style-name="ce1">
            <text:p>3,132329083</text:p>
          </table:table-cell>
          <table:table-cell table:number-columns-repeated="2" table:style-name="ce1"/>
          <table:table-cell office:value-type="float" office:value="0.41758469661361097" table:formula="of:=[.F381]-([.$J$3]*[.C381]/1000)" table:style-name="ce1">
            <text:p>0,417584697</text:p>
          </table:table-cell>
          <table:table-cell table:number-columns-repeated="16375"/>
        </table:table-row>
        <table:table-row table:style-name="ro1">
          <table:table-cell office:value-type="time" office:time-value="PT20H58M20S" table:style-name="ce4">
            <text:p>20:58:20</text:p>
          </table:table-cell>
          <table:table-cell office:value-type="time" office:time-value="PT20H58M21S" table:style-name="ce4">
            <text:p>20:58:2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83000000000004" table:style-name="ce1">
            <text:p>537,83</text:p>
          </table:table-cell>
          <table:table-cell office:value-type="float" office:value="2.9696606148" table:formula="of:=[.C382]/1000 * [.D382]*[.E382]/1000" table:style-name="ce1">
            <text:p>2,969660615</text:p>
          </table:table-cell>
          <table:table-cell table:number-columns-repeated="2" table:style-name="ce1"/>
          <table:table-cell office:value-type="float" office:value="0.25491622821361082" table:formula="of:=[.F382]-([.$J$3]*[.C382]/1000)" table:style-name="ce1">
            <text:p>0,254916228</text:p>
          </table:table-cell>
          <table:table-cell table:number-columns-repeated="16375"/>
        </table:table-row>
        <table:table-row table:style-name="ro1">
          <table:table-cell office:value-type="time" office:time-value="PT20H58M21S" table:style-name="ce4">
            <text:p>20:58:21</text:p>
          </table:table-cell>
          <table:table-cell office:value-type="time" office:time-value="PT20H58M22S" table:style-name="ce4">
            <text:p>20:58:2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0.88" table:style-name="ce1">
            <text:p>520,88</text:p>
          </table:table-cell>
          <table:table-cell office:value-type="float" office:value="2.8518336263999995" table:formula="of:=[.C383]/1000 * [.D383]*[.E383]/1000" table:style-name="ce1">
            <text:p>2,851833626</text:p>
          </table:table-cell>
          <table:table-cell table:number-columns-repeated="2" table:style-name="ce1"/>
          <table:table-cell office:value-type="float" office:value="0.1599662992511357" table:formula="of:=[.F383]-([.$J$3]*[.C383]/1000)" table:style-name="ce1">
            <text:p>0,159966299</text:p>
          </table:table-cell>
          <table:table-cell table:number-columns-repeated="16375"/>
        </table:table-row>
        <table:table-row table:style-name="ro1">
          <table:table-cell office:value-type="time" office:time-value="PT20H58M22S" table:style-name="ce4">
            <text:p>20:58:22</text:p>
          </table:table-cell>
          <table:table-cell office:value-type="time" office:time-value="PT20H58M23S" table:style-name="ce4">
            <text:p>20:58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16999999999996" table:style-name="ce1">
            <text:p>522,17</text:p>
          </table:table-cell>
          <table:table-cell office:value-type="float" office:value="2.8615960339999997" table:formula="of:=[.C384]/1000 * [.D384]*[.E384]/1000" table:style-name="ce1">
            <text:p>2,861596034</text:p>
          </table:table-cell>
          <table:table-cell table:number-columns-repeated="2" table:style-name="ce1"/>
          <table:table-cell office:value-type="float" office:value="0.16718681135807767" table:formula="of:=[.F384]-([.$J$3]*[.C384]/1000)" table:style-name="ce1">
            <text:p>0,167186811</text:p>
          </table:table-cell>
          <table:table-cell table:number-columns-repeated="16375"/>
        </table:table-row>
        <table:table-row table:style-name="ro1">
          <table:table-cell office:value-type="time" office:time-value="PT20H58M23S" table:style-name="ce4">
            <text:p>20:58:23</text:p>
          </table:table-cell>
          <table:table-cell office:value-type="time" office:time-value="PT20H58M25S" table:style-name="ce4">
            <text:p>20:58:2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2.11" table:style-name="ce1">
            <text:p>552,11</text:p>
          </table:table-cell>
          <table:table-cell office:value-type="float" office:value="3.0312164064" table:formula="of:=[.C385]/1000 * [.D385]*[.E385]/1000" table:style-name="ce1">
            <text:p>3,031216406</text:p>
          </table:table-cell>
          <table:table-cell table:number-columns-repeated="2" table:style-name="ce1"/>
          <table:table-cell office:value-type="float" office:value="0.32663960178584439" table:formula="of:=[.F385]-([.$J$3]*[.C385]/1000)" table:style-name="ce1">
            <text:p>0,326639602</text:p>
          </table:table-cell>
          <table:table-cell table:number-columns-repeated="16375"/>
        </table:table-row>
        <table:table-row table:style-name="ro1">
          <table:table-cell office:value-type="time" office:time-value="PT20H58M25S" table:style-name="ce4">
            <text:p>20:58:25</text:p>
          </table:table-cell>
          <table:table-cell office:value-type="time" office:time-value="PT20H58M26S" table:style-name="ce4">
            <text:p>20:58:26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45.27" table:style-name="ce1">
            <text:p>545,27</text:p>
          </table:table-cell>
          <table:table-cell office:value-type="float" office:value="2.9795951987999998" table:formula="of:=[.C386]/1000 * [.D386]*[.E386]/1000" table:style-name="ce1">
            <text:p>2,979595199</text:p>
          </table:table-cell>
          <table:table-cell table:number-columns-repeated="2" table:style-name="ce1"/>
          <table:table-cell office:value-type="float" office:value="0.287727871651136" table:formula="of:=[.F386]-([.$J$3]*[.C386]/1000)" table:style-name="ce1">
            <text:p>0,287727872</text:p>
          </table:table-cell>
          <table:table-cell table:number-columns-repeated="16375"/>
        </table:table-row>
        <table:table-row table:style-name="ro1">
          <table:table-cell office:value-type="time" office:time-value="PT20H58M26S" table:style-name="ce4">
            <text:p>20:58:26</text:p>
          </table:table-cell>
          <table:table-cell office:value-type="time" office:time-value="PT20H58M27S" table:style-name="ce4">
            <text:p>20:58:27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2.51" table:style-name="ce1">
            <text:p>532,51</text:p>
          </table:table-cell>
          <table:table-cell office:value-type="float" office:value="2.9126166960000006" table:formula="of:=[.C387]/1000 * [.D387]*[.E387]/1000" table:style-name="ce1">
            <text:p>2,912616696</text:p>
          </table:table-cell>
          <table:table-cell table:number-columns-repeated="2" table:style-name="ce1"/>
          <table:table-cell office:value-type="float" office:value="0.21820747335807855" table:formula="of:=[.F387]-([.$J$3]*[.C387]/1000)" table:style-name="ce1">
            <text:p>0,218207473</text:p>
          </table:table-cell>
          <table:table-cell table:number-columns-repeated="16375"/>
        </table:table-row>
        <table:table-row table:style-name="ro1">
          <table:table-cell office:value-type="time" office:time-value="PT20H58M27S" table:style-name="ce4">
            <text:p>20:58:27</text:p>
          </table:table-cell>
          <table:table-cell office:value-type="time" office:time-value="PT20H58M28S" table:style-name="ce4">
            <text:p>20:58:2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20000000000005" table:style-name="ce1">
            <text:p>527,2</text:p>
          </table:table-cell>
          <table:table-cell office:value-type="float" office:value="2.8891614400000005" table:formula="of:=[.C388]/1000 * [.D388]*[.E388]/1000" table:style-name="ce1">
            <text:p>2,88916144</text:p>
          </table:table-cell>
          <table:table-cell table:number-columns-repeated="2" table:style-name="ce1"/>
          <table:table-cell office:value-type="float" office:value="0.19475221735807846" table:formula="of:=[.F388]-([.$J$3]*[.C388]/1000)" table:style-name="ce1">
            <text:p>0,194752217</text:p>
          </table:table-cell>
          <table:table-cell table:number-columns-repeated="16375"/>
        </table:table-row>
        <table:table-row table:style-name="ro1">
          <table:table-cell office:value-type="time" office:time-value="PT20H58M28S" table:style-name="ce4">
            <text:p>20:58:28</text:p>
          </table:table-cell>
          <table:table-cell office:value-type="time" office:time-value="PT20H58M29S" table:style-name="ce4">
            <text:p>20:58:2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4.58000000000004" table:style-name="ce1">
            <text:p>554,58</text:p>
          </table:table-cell>
          <table:table-cell office:value-type="float" office:value="3.0419156664" table:formula="of:=[.C389]/1000 * [.D389]*[.E389]/1000" table:style-name="ce1">
            <text:p>3,041915666</text:p>
          </table:table-cell>
          <table:table-cell table:number-columns-repeated="2" table:style-name="ce1"/>
          <table:table-cell office:value-type="float" office:value="0.33988075727890266" table:formula="of:=[.F389]-([.$J$3]*[.C389]/1000)" table:style-name="ce1">
            <text:p>0,339880757</text:p>
          </table:table-cell>
          <table:table-cell table:number-columns-repeated="16375"/>
        </table:table-row>
        <table:table-row table:style-name="ro1">
          <table:table-cell office:value-type="time" office:time-value="PT20H58M29S" table:style-name="ce4">
            <text:p>20:58:29</text:p>
          </table:table-cell>
          <table:table-cell office:value-type="time" office:time-value="PT20H58M30S" table:style-name="ce4">
            <text:p>20:58:3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7.14" table:style-name="ce1">
            <text:p>537,14</text:p>
          </table:table-cell>
          <table:table-cell office:value-type="float" office:value="2.9408576141999996" table:formula="of:=[.C390]/1000 * [.D390]*[.E390]/1000" table:style-name="ce1">
            <text:p>2,940857614</text:p>
          </table:table-cell>
          <table:table-cell table:number-columns-repeated="2" table:style-name="ce1"/>
          <table:table-cell office:value-type="float" office:value="0.24899028705113579" table:formula="of:=[.F390]-([.$J$3]*[.C390]/1000)" table:style-name="ce1">
            <text:p>0,248990287</text:p>
          </table:table-cell>
          <table:table-cell table:number-columns-repeated="16375"/>
        </table:table-row>
        <table:table-row table:style-name="ro1">
          <table:table-cell office:value-type="time" office:time-value="PT20H58M30S" table:style-name="ce4">
            <text:p>20:58:30</text:p>
          </table:table-cell>
          <table:table-cell office:value-type="time" office:time-value="PT20H58M31S" table:style-name="ce4">
            <text:p>20:58:3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6.16" table:style-name="ce1">
            <text:p>536,16</text:p>
          </table:table-cell>
          <table:table-cell office:value-type="float" office:value="2.9354920847999999" table:formula="of:=[.C391]/1000 * [.D391]*[.E391]/1000" table:style-name="ce1">
            <text:p>2,935492085</text:p>
          </table:table-cell>
          <table:table-cell table:number-columns-repeated="2" table:style-name="ce1"/>
          <table:table-cell office:value-type="float" office:value="0.24362475765113611" table:formula="of:=[.F391]-([.$J$3]*[.C391]/1000)" table:style-name="ce1">
            <text:p>0,243624758</text:p>
          </table:table-cell>
          <table:table-cell table:number-columns-repeated="16375"/>
        </table:table-row>
        <table:table-row table:style-name="ro1">
          <table:table-cell office:value-type="time" office:time-value="PT20H58M31S" table:style-name="ce4">
            <text:p>20:58:31</text:p>
          </table:table-cell>
          <table:table-cell office:value-type="time" office:time-value="PT20H58M32S" table:style-name="ce4">
            <text:p>20:58:3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8.95000000000005" table:style-name="ce1">
            <text:p>538,95</text:p>
          </table:table-cell>
          <table:table-cell office:value-type="float" office:value="2.9756507400000003" table:formula="of:=[.C392]/1000 * [.D392]*[.E392]/1000" table:style-name="ce1">
            <text:p>2,97565074</text:p>
          </table:table-cell>
          <table:table-cell table:number-columns-repeated="2" table:style-name="ce1"/>
          <table:table-cell office:value-type="float" office:value="0.25582256242749413" table:formula="of:=[.F392]-([.$J$3]*[.C392]/1000)" table:style-name="ce1">
            <text:p>0,255822562</text:p>
          </table:table-cell>
          <table:table-cell table:number-columns-repeated="16375"/>
        </table:table-row>
        <table:table-row table:style-name="ro1">
          <table:table-cell office:value-type="time" office:time-value="PT20H58M32S" table:style-name="ce4">
            <text:p>20:58:32</text:p>
          </table:table-cell>
          <table:table-cell office:value-type="time" office:time-value="PT20H58M33S" table:style-name="ce4">
            <text:p>20:58:3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9.5" table:style-name="ce1">
            <text:p>559,5</text:p>
          </table:table-cell>
          <table:table-cell office:value-type="float" office:value="3.0689022599999998" table:formula="of:=[.C393]/1000 * [.D393]*[.E393]/1000" table:style-name="ce1">
            <text:p>3,06890226</text:p>
          </table:table-cell>
          <table:table-cell table:number-columns-repeated="2" table:style-name="ce1"/>
          <table:table-cell office:value-type="float" office:value="0.36686735087890243" table:formula="of:=[.F393]-([.$J$3]*[.C393]/1000)" table:style-name="ce1">
            <text:p>0,366867351</text:p>
          </table:table-cell>
          <table:table-cell table:number-columns-repeated="16375"/>
        </table:table-row>
        <table:table-row table:style-name="ro1">
          <table:table-cell office:value-type="time" office:time-value="PT20H58M33S" table:style-name="ce4">
            <text:p>20:58:33</text:p>
          </table:table-cell>
          <table:table-cell office:value-type="time" office:time-value="PT20H58M34S" table:style-name="ce4">
            <text:p>20:58:3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8.37" table:style-name="ce1">
            <text:p>538,37</text:p>
          </table:table-cell>
          <table:table-cell office:value-type="float" office:value="2.9559420198000002" table:formula="of:=[.C394]/1000 * [.D394]*[.E394]/1000" table:style-name="ce1">
            <text:p>2,95594202</text:p>
          </table:table-cell>
          <table:table-cell table:number-columns-repeated="2" table:style-name="ce1"/>
          <table:table-cell office:value-type="float" office:value="0.25644900617196109" table:formula="of:=[.F394]-([.$J$3]*[.C394]/1000)" table:style-name="ce1">
            <text:p>0,256449006</text:p>
          </table:table-cell>
          <table:table-cell table:number-columns-repeated="16375"/>
        </table:table-row>
        <table:table-row table:style-name="ro1">
          <table:table-cell office:value-type="time" office:time-value="PT20H58M34S" table:style-name="ce4">
            <text:p>20:58:34</text:p>
          </table:table-cell>
          <table:table-cell office:value-type="time" office:time-value="PT20H58M35S" table:style-name="ce4">
            <text:p>20:58:3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8.27" table:style-name="ce1">
            <text:p>538,27</text:p>
          </table:table-cell>
          <table:table-cell office:value-type="float" office:value="2.9748729571000001" table:formula="of:=[.C395]/1000 * [.D395]*[.E395]/1000" table:style-name="ce1">
            <text:p>2,974872957</text:p>
          </table:table-cell>
          <table:table-cell table:number-columns-repeated="2" table:style-name="ce1"/>
          <table:table-cell office:value-type="float" office:value="0.25758667502055266" table:formula="of:=[.F395]-([.$J$3]*[.C395]/1000)" table:style-name="ce1">
            <text:p>0,257586675</text:p>
          </table:table-cell>
          <table:table-cell table:number-columns-repeated="16375"/>
        </table:table-row>
        <table:table-row table:style-name="ro1">
          <table:table-cell office:value-type="time" office:time-value="PT20H58M35S" table:style-name="ce4">
            <text:p>20:58:35</text:p>
          </table:table-cell>
          <table:table-cell office:value-type="time" office:time-value="PT20H58M36S" table:style-name="ce4">
            <text:p>20:58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44000000000005" table:style-name="ce1">
            <text:p>540,44</text:p>
          </table:table-cell>
          <table:table-cell office:value-type="float" office:value="2.9617192880000003" table:formula="of:=[.C396]/1000 * [.D396]*[.E396]/1000" table:style-name="ce1">
            <text:p>2,961719288</text:p>
          </table:table-cell>
          <table:table-cell table:number-columns-repeated="2" table:style-name="ce1"/>
          <table:table-cell office:value-type="float" office:value="0.26731006535807822" table:formula="of:=[.F396]-([.$J$3]*[.C396]/1000)" table:style-name="ce1">
            <text:p>0,267310065</text:p>
          </table:table-cell>
          <table:table-cell table:number-columns-repeated="16375"/>
        </table:table-row>
        <table:table-row table:style-name="ro1">
          <table:table-cell office:value-type="time" office:time-value="PT20H58M36S" table:style-name="ce4">
            <text:p>20:58:36</text:p>
          </table:table-cell>
          <table:table-cell office:value-type="time" office:time-value="PT20H58M38S" table:style-name="ce4">
            <text:p>20:58:3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87" table:style-name="ce1">
            <text:p>545,87</text:p>
          </table:table-cell>
          <table:table-cell office:value-type="float" office:value="2.9971210697999999" table:formula="of:=[.C397]/1000 * [.D397]*[.E397]/1000" table:style-name="ce1">
            <text:p>2,99712107</text:p>
          </table:table-cell>
          <table:table-cell table:number-columns-repeated="2" table:style-name="ce1"/>
          <table:table-cell office:value-type="float" office:value="0.29762805617196086" table:formula="of:=[.F397]-([.$J$3]*[.C397]/1000)" table:style-name="ce1">
            <text:p>0,297628056</text:p>
          </table:table-cell>
          <table:table-cell table:number-columns-repeated="16375"/>
        </table:table-row>
        <table:table-row table:style-name="ro1">
          <table:table-cell office:value-type="time" office:time-value="PT20H58M38S" table:style-name="ce4">
            <text:p>20:58:38</text:p>
          </table:table-cell>
          <table:table-cell office:value-type="time" office:time-value="PT20H58M39S" table:style-name="ce4">
            <text:p>20:58:3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33.19000000000005" table:style-name="ce1">
            <text:p>533,19</text:p>
          </table:table-cell>
          <table:table-cell office:value-type="float" office:value="2.9355948468000004" table:formula="of:=[.C398]/1000 * [.D398]*[.E398]/1000" table:style-name="ce1">
            <text:p>2,935594847</text:p>
          </table:table-cell>
          <table:table-cell table:number-columns-repeated="2" table:style-name="ce1"/>
          <table:table-cell office:value-type="float" office:value="0.22339235570666949" table:formula="of:=[.F398]-([.$J$3]*[.C398]/1000)" table:style-name="ce1">
            <text:p>0,223392356</text:p>
          </table:table-cell>
          <table:table-cell table:number-columns-repeated="16375"/>
        </table:table-row>
        <table:table-row table:style-name="ro1">
          <table:table-cell office:value-type="time" office:time-value="PT20H58M39S" table:style-name="ce4">
            <text:p>20:58:39</text:p>
          </table:table-cell>
          <table:table-cell office:value-type="time" office:time-value="PT20H58M40S" table:style-name="ce4">
            <text:p>20:58:40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0.41" table:style-name="ce1">
            <text:p>530,41</text:p>
          </table:table-cell>
          <table:table-cell office:value-type="float" office:value="2.9011305360000001" table:formula="of:=[.C399]/1000 * [.D399]*[.E399]/1000" table:style-name="ce1">
            <text:p>2,901130536</text:p>
          </table:table-cell>
          <table:table-cell table:number-columns-repeated="2" table:style-name="ce1"/>
          <table:table-cell office:value-type="float" office:value="0.20672131335807808" table:formula="of:=[.F399]-([.$J$3]*[.C399]/1000)" table:style-name="ce1">
            <text:p>0,206721313</text:p>
          </table:table-cell>
          <table:table-cell table:number-columns-repeated="16375"/>
        </table:table-row>
        <table:table-row table:style-name="ro1">
          <table:table-cell office:value-type="time" office:time-value="PT20H58M40S" table:style-name="ce4">
            <text:p>20:58:40</text:p>
          </table:table-cell>
          <table:table-cell office:value-type="time" office:time-value="PT20H58M41S" table:style-name="ce4">
            <text:p>20:58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88" table:style-name="ce1">
            <text:p>533,88</text:p>
          </table:table-cell>
          <table:table-cell office:value-type="float" office:value="2.9285293355999999" table:formula="of:=[.C400]/1000 * [.D400]*[.E400]/1000" table:style-name="ce1">
            <text:p>2,928529336</text:p>
          </table:table-cell>
          <table:table-cell table:number-columns-repeated="2" table:style-name="ce1"/>
          <table:table-cell office:value-type="float" office:value="0.23157821746501961" table:formula="of:=[.F400]-([.$J$3]*[.C400]/1000)" table:style-name="ce1">
            <text:p>0,231578217</text:p>
          </table:table-cell>
          <table:table-cell table:number-columns-repeated="16375"/>
        </table:table-row>
        <table:table-row table:style-name="ro1">
          <table:table-cell office:value-type="time" office:time-value="PT20H58M41S" table:style-name="ce4">
            <text:p>20:58:41</text:p>
          </table:table-cell>
          <table:table-cell office:value-type="time" office:time-value="PT20H58M42S" table:style-name="ce4">
            <text:p>20:58:4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16" table:style-name="ce1">
            <text:p>551,16</text:p>
          </table:table-cell>
          <table:table-cell office:value-type="float" office:value="3.0430645920000003" table:formula="of:=[.C401]/1000 * [.D401]*[.E401]/1000" table:style-name="ce1">
            <text:p>3,043064592</text:p>
          </table:table-cell>
          <table:table-cell table:number-columns-repeated="2" table:style-name="ce1"/>
          <table:table-cell office:value-type="float" office:value="0.32323641442749418" table:formula="of:=[.F401]-([.$J$3]*[.C401]/1000)" table:style-name="ce1">
            <text:p>0,323236414</text:p>
          </table:table-cell>
          <table:table-cell table:number-columns-repeated="16375"/>
        </table:table-row>
        <table:table-row table:style-name="ro1">
          <table:table-cell office:value-type="time" office:time-value="PT20H58M42S" table:style-name="ce4">
            <text:p>20:58:42</text:p>
          </table:table-cell>
          <table:table-cell office:value-type="time" office:time-value="PT20H58M43S" table:style-name="ce4">
            <text:p>20:58:4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70000000000005" table:style-name="ce1">
            <text:p>545,7</text:p>
          </table:table-cell>
          <table:table-cell office:value-type="float" office:value="2.9933664090000001" table:formula="of:=[.C402]/1000 * [.D402]*[.E402]/1000" table:style-name="ce1">
            <text:p>2,993366409</text:p>
          </table:table-cell>
          <table:table-cell table:number-columns-repeated="2" table:style-name="ce1"/>
          <table:table-cell office:value-type="float" office:value="0.29641529086501972" table:formula="of:=[.F402]-([.$J$3]*[.C402]/1000)" table:style-name="ce1">
            <text:p>0,296415291</text:p>
          </table:table-cell>
          <table:table-cell table:number-columns-repeated="16375"/>
        </table:table-row>
        <table:table-row table:style-name="ro1">
          <table:table-cell office:value-type="time" office:time-value="PT20H58M43S" table:style-name="ce4">
            <text:p>20:58:43</text:p>
          </table:table-cell>
          <table:table-cell office:value-type="time" office:time-value="PT20H58M44S" table:style-name="ce4">
            <text:p>20:58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7.47" table:style-name="ce1">
            <text:p>547,47</text:p>
          </table:table-cell>
          <table:table-cell office:value-type="float" office:value="3.0030755138999998" table:formula="of:=[.C403]/1000 * [.D403]*[.E403]/1000" table:style-name="ce1">
            <text:p>3,003075514</text:p>
          </table:table-cell>
          <table:table-cell table:number-columns-repeated="2" table:style-name="ce1"/>
          <table:table-cell office:value-type="float" office:value="0.30612439576501949" table:formula="of:=[.F403]-([.$J$3]*[.C403]/1000)" table:style-name="ce1">
            <text:p>0,306124396</text:p>
          </table:table-cell>
          <table:table-cell table:number-columns-repeated="16375"/>
        </table:table-row>
        <table:table-row table:style-name="ro1">
          <table:table-cell office:value-type="time" office:time-value="PT20H58M44S" table:style-name="ce4">
            <text:p>20:58:44</text:p>
          </table:table-cell>
          <table:table-cell office:value-type="time" office:time-value="PT20H58M45S" table:style-name="ce4">
            <text:p>20:58:4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50.86" table:style-name="ce1">
            <text:p>550,86</text:p>
          </table:table-cell>
          <table:table-cell office:value-type="float" office:value="3.0188229719999997" table:formula="of:=[.C404]/1000 * [.D404]*[.E404]/1000" table:style-name="ce1">
            <text:p>3,018822972</text:p>
          </table:table-cell>
          <table:table-cell table:number-columns-repeated="2" table:style-name="ce1"/>
          <table:table-cell office:value-type="float" office:value="0.32441374935807765" table:formula="of:=[.F404]-([.$J$3]*[.C404]/1000)" table:style-name="ce1">
            <text:p>0,324413749</text:p>
          </table:table-cell>
          <table:table-cell table:number-columns-repeated="16375"/>
        </table:table-row>
        <table:table-row table:style-name="ro1">
          <table:table-cell office:value-type="time" office:time-value="PT20H58M45S" table:style-name="ce4">
            <text:p>20:58:45</text:p>
          </table:table-cell>
          <table:table-cell office:value-type="time" office:time-value="PT20H58M46S" table:style-name="ce4">
            <text:p>20:58:4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35" table:style-name="ce1">
            <text:p>540,35</text:p>
          </table:table-cell>
          <table:table-cell office:value-type="float" office:value="2.9612260700000004" table:formula="of:=[.C405]/1000 * [.D405]*[.E405]/1000" table:style-name="ce1">
            <text:p>2,96122607</text:p>
          </table:table-cell>
          <table:table-cell table:number-columns-repeated="2" table:style-name="ce1"/>
          <table:table-cell office:value-type="float" office:value="0.26681684735807831" table:formula="of:=[.F405]-([.$J$3]*[.C405]/1000)" table:style-name="ce1">
            <text:p>0,266816847</text:p>
          </table:table-cell>
          <table:table-cell table:number-columns-repeated="16375"/>
        </table:table-row>
        <table:table-row table:style-name="ro1">
          <table:table-cell office:value-type="time" office:time-value="PT20H58M46S" table:style-name="ce4">
            <text:p>20:58:46</text:p>
          </table:table-cell>
          <table:table-cell office:value-type="time" office:time-value="PT20H58M47S" table:style-name="ce4">
            <text:p>20:58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5.26" table:style-name="ce1">
            <text:p>545,26</text:p>
          </table:table-cell>
          <table:table-cell office:value-type="float" office:value="2.9881338519999998" table:formula="of:=[.C406]/1000 * [.D406]*[.E406]/1000" table:style-name="ce1">
            <text:p>2,988133852</text:p>
          </table:table-cell>
          <table:table-cell table:number-columns-repeated="2" table:style-name="ce1"/>
          <table:table-cell office:value-type="float" office:value="0.29372462935807775" table:formula="of:=[.F406]-([.$J$3]*[.C406]/1000)" table:style-name="ce1">
            <text:p>0,293724629</text:p>
          </table:table-cell>
          <table:table-cell table:number-columns-repeated="16375"/>
        </table:table-row>
        <table:table-row table:style-name="ro1">
          <table:table-cell office:value-type="time" office:time-value="PT20H58M47S" table:style-name="ce4">
            <text:p>20:58:47</text:p>
          </table:table-cell>
          <table:table-cell office:value-type="time" office:time-value="PT20H58M48S" table:style-name="ce4">
            <text:p>20:58:4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9.72" table:style-name="ce1">
            <text:p>549,72</text:p>
          </table:table-cell>
          <table:table-cell office:value-type="float" office:value="3.0095850672000002" table:formula="of:=[.C407]/1000 * [.D407]*[.E407]/1000" table:style-name="ce1">
            <text:p>3,009585067</text:p>
          </table:table-cell>
          <table:table-cell table:number-columns-repeated="2" table:style-name="ce1"/>
          <table:table-cell office:value-type="float" office:value="0.31263394906501984" table:formula="of:=[.F407]-([.$J$3]*[.C407]/1000)" table:style-name="ce1">
            <text:p>0,312633949</text:p>
          </table:table-cell>
          <table:table-cell table:number-columns-repeated="16375"/>
        </table:table-row>
        <table:table-row table:style-name="ro1">
          <table:table-cell office:value-type="time" office:time-value="PT20H58M48S" table:style-name="ce4">
            <text:p>20:58:48</text:p>
          </table:table-cell>
          <table:table-cell office:value-type="time" office:time-value="PT20H58M49S" table:style-name="ce4">
            <text:p>20:58:49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0.82000000000005" table:style-name="ce1">
            <text:p>560,82</text:p>
          </table:table-cell>
          <table:table-cell office:value-type="float" office:value="3.0963993840000001" table:formula="of:=[.C408]/1000 * [.D408]*[.E408]/1000" table:style-name="ce1">
            <text:p>3,096399384</text:p>
          </table:table-cell>
          <table:table-cell table:number-columns-repeated="2" table:style-name="ce1"/>
          <table:table-cell office:value-type="float" office:value="0.37657120642749398" table:formula="of:=[.F408]-([.$J$3]*[.C408]/1000)" table:style-name="ce1">
            <text:p>0,376571206</text:p>
          </table:table-cell>
          <table:table-cell table:number-columns-repeated="16375"/>
        </table:table-row>
        <table:table-row table:style-name="ro1">
          <table:table-cell office:value-type="time" office:time-value="PT20H58M49S" table:style-name="ce4">
            <text:p>20:58:49</text:p>
          </table:table-cell>
          <table:table-cell office:value-type="time" office:time-value="PT20H58M51S" table:style-name="ce4">
            <text:p>20:58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24" table:style-name="ce1">
            <text:p>533,24</text:p>
          </table:table-cell>
          <table:table-cell office:value-type="float" office:value="2.9250186988000002" table:formula="of:=[.C409]/1000 * [.D409]*[.E409]/1000" table:style-name="ce1">
            <text:p>2,925018699</text:p>
          </table:table-cell>
          <table:table-cell table:number-columns-repeated="2" table:style-name="ce1"/>
          <table:table-cell office:value-type="float" office:value="0.22806758066501986" table:formula="of:=[.F409]-([.$J$3]*[.C409]/1000)" table:style-name="ce1">
            <text:p>0,228067581</text:p>
          </table:table-cell>
          <table:table-cell table:number-columns-repeated="16375"/>
        </table:table-row>
        <table:table-row table:style-name="ro1">
          <table:table-cell office:value-type="time" office:time-value="PT20H58M51S" table:style-name="ce4">
            <text:p>20:58:51</text:p>
          </table:table-cell>
          <table:table-cell office:value-type="time" office:time-value="PT20H58M52S" table:style-name="ce4">
            <text:p>20:58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24" table:style-name="ce1">
            <text:p>538,24</text:p>
          </table:table-cell>
          <table:table-cell office:value-type="float" office:value="2.949662848" table:formula="of:=[.C410]/1000 * [.D410]*[.E410]/1000" table:style-name="ce1">
            <text:p>2,949662848</text:p>
          </table:table-cell>
          <table:table-cell table:number-columns-repeated="2" table:style-name="ce1"/>
          <table:table-cell office:value-type="float" office:value="0.25525362535807794" table:formula="of:=[.F410]-([.$J$3]*[.C410]/1000)" table:style-name="ce1">
            <text:p>0,255253625</text:p>
          </table:table-cell>
          <table:table-cell table:number-columns-repeated="16375"/>
        </table:table-row>
        <table:table-row table:style-name="ro1">
          <table:table-cell office:value-type="time" office:time-value="PT20H58M52S" table:style-name="ce4">
            <text:p>20:58:52</text:p>
          </table:table-cell>
          <table:table-cell office:value-type="time" office:time-value="PT20H58M53S" table:style-name="ce4">
            <text:p>20:58:53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7.9" table:style-name="ce1">
            <text:p>547,9</text:p>
          </table:table-cell>
          <table:table-cell office:value-type="float" office:value="3.0222383160000001" table:formula="of:=[.C411]/1000 * [.D411]*[.E411]/1000" table:style-name="ce1">
            <text:p>3,022238316</text:p>
          </table:table-cell>
          <table:table-cell table:number-columns-repeated="2" table:style-name="ce1"/>
          <table:table-cell office:value-type="float" office:value="0.3049520339205527" table:formula="of:=[.F411]-([.$J$3]*[.C411]/1000)" table:style-name="ce1">
            <text:p>0,304952034</text:p>
          </table:table-cell>
          <table:table-cell table:number-columns-repeated="16375"/>
        </table:table-row>
        <table:table-row table:style-name="ro1">
          <table:table-cell office:value-type="time" office:time-value="PT20H58M53S" table:style-name="ce4">
            <text:p>20:58:53</text:p>
          </table:table-cell>
          <table:table-cell office:value-type="time" office:time-value="PT20H58M54S" table:style-name="ce4">
            <text:p>20:58:5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7.64" table:style-name="ce1">
            <text:p>577,64</text:p>
          </table:table-cell>
          <table:table-cell office:value-type="float" office:value="3.1713822335999997" table:formula="of:=[.C412]/1000 * [.D412]*[.E412]/1000" table:style-name="ce1">
            <text:p>3,171382234</text:p>
          </table:table-cell>
          <table:table-cell table:number-columns-repeated="2" table:style-name="ce1"/>
          <table:table-cell office:value-type="float" office:value="0.4668054289858441" table:formula="of:=[.F412]-([.$J$3]*[.C412]/1000)" table:style-name="ce1">
            <text:p>0,466805429</text:p>
          </table:table-cell>
          <table:table-cell table:number-columns-repeated="16375"/>
        </table:table-row>
        <table:table-row table:style-name="ro1">
          <table:table-cell office:value-type="time" office:time-value="PT20H58M54S" table:style-name="ce4">
            <text:p>20:58:54</text:p>
          </table:table-cell>
          <table:table-cell office:value-type="time" office:time-value="PT20H58M55S" table:style-name="ce4">
            <text:p>20:58:5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6.24" table:style-name="ce1">
            <text:p>526,24</text:p>
          </table:table-cell>
          <table:table-cell office:value-type="float" office:value="2.8893417696000001" table:formula="of:=[.C413]/1000 * [.D413]*[.E413]/1000" table:style-name="ce1">
            <text:p>2,88934177</text:p>
          </table:table-cell>
          <table:table-cell table:number-columns-repeated="2" table:style-name="ce1"/>
          <table:table-cell office:value-type="float" office:value="0.18984875597196105" table:formula="of:=[.F413]-([.$J$3]*[.C413]/1000)" table:style-name="ce1">
            <text:p>0,189848756</text:p>
          </table:table-cell>
          <table:table-cell table:number-columns-repeated="16375"/>
        </table:table-row>
        <table:table-row table:style-name="ro1">
          <table:table-cell office:value-type="time" office:time-value="PT20H58M55S" table:style-name="ce4">
            <text:p>20:58:55</text:p>
          </table:table-cell>
          <table:table-cell office:value-type="time" office:time-value="PT20H58M56S" table:style-name="ce4">
            <text:p>20:58:5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9.32000000000005" table:style-name="ce1">
            <text:p>529,32</text:p>
          </table:table-cell>
          <table:table-cell office:value-type="float" office:value="2.9088251280000006" table:formula="of:=[.C414]/1000 * [.D414]*[.E414]/1000" table:style-name="ce1">
            <text:p>2,908825128</text:p>
          </table:table-cell>
          <table:table-cell table:number-columns-repeated="2" table:style-name="ce1"/>
          <table:table-cell office:value-type="float" office:value="0.2017064278927867" table:formula="of:=[.F414]-([.$J$3]*[.C414]/1000)" table:style-name="ce1">
            <text:p>0,201706428</text:p>
          </table:table-cell>
          <table:table-cell table:number-columns-repeated="16375"/>
        </table:table-row>
        <table:table-row table:style-name="ro1">
          <table:table-cell office:value-type="time" office:time-value="PT20H58M56S" table:style-name="ce4">
            <text:p>20:58:56</text:p>
          </table:table-cell>
          <table:table-cell office:value-type="time" office:time-value="PT20H58M57S" table:style-name="ce4">
            <text:p>20:58:5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4.6" table:style-name="ce1">
            <text:p>514,6</text:p>
          </table:table-cell>
          <table:table-cell office:value-type="float" office:value="2.8173114960000003" table:formula="of:=[.C415]/1000 * [.D415]*[.E415]/1000" table:style-name="ce1">
            <text:p>2,817311496</text:p>
          </table:table-cell>
          <table:table-cell table:number-columns-repeated="2" table:style-name="ce1"/>
          <table:table-cell office:value-type="float" office:value="0.12036037786501996" table:formula="of:=[.F415]-([.$J$3]*[.C415]/1000)" table:style-name="ce1">
            <text:p>0,120360378</text:p>
          </table:table-cell>
          <table:table-cell table:number-columns-repeated="16375"/>
        </table:table-row>
        <table:table-row table:style-name="ro1">
          <table:table-cell office:value-type="time" office:time-value="PT20H58M57S" table:style-name="ce4">
            <text:p>20:58:57</text:p>
          </table:table-cell>
          <table:table-cell office:value-type="time" office:time-value="PT20H58M58S" table:style-name="ce4">
            <text:p>20:58:5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9.62" table:style-name="ce1">
            <text:p>529,62</text:p>
          </table:table-cell>
          <table:table-cell office:value-type="float" office:value="2.9022752304000003" table:formula="of:=[.C416]/1000 * [.D416]*[.E416]/1000" table:style-name="ce1">
            <text:p>2,90227523</text:p>
          </table:table-cell>
          <table:table-cell table:number-columns-repeated="2" table:style-name="ce1"/>
          <table:table-cell office:value-type="float" office:value="0.20278221677196129" table:formula="of:=[.F416]-([.$J$3]*[.C416]/1000)" table:style-name="ce1">
            <text:p>0,202782217</text:p>
          </table:table-cell>
          <table:table-cell table:number-columns-repeated="16375"/>
        </table:table-row>
        <table:table-row table:style-name="ro1">
          <table:table-cell office:value-type="time" office:time-value="PT20H58M58S" table:style-name="ce4">
            <text:p>20:58:58</text:p>
          </table:table-cell>
          <table:table-cell office:value-type="time" office:time-value="PT20H58M59S" table:style-name="ce4">
            <text:p>20:58:5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5.78" table:style-name="ce1">
            <text:p>535,78</text:p>
          </table:table-cell>
          <table:table-cell office:value-type="float" office:value="2.9611113993999996" table:formula="of:=[.C417]/1000 * [.D417]*[.E417]/1000" table:style-name="ce1">
            <text:p>2,961111399</text:p>
          </table:table-cell>
          <table:table-cell table:number-columns-repeated="2" table:style-name="ce1"/>
          <table:table-cell office:value-type="float" office:value="0.24382511732055212" table:formula="of:=[.F417]-([.$J$3]*[.C417]/1000)" table:style-name="ce1">
            <text:p>0,243825117</text:p>
          </table:table-cell>
          <table:table-cell table:number-columns-repeated="16375"/>
        </table:table-row>
        <table:table-row table:style-name="ro1">
          <table:table-cell office:value-type="time" office:time-value="PT20H58M59S" table:style-name="ce4">
            <text:p>20:58:59</text:p>
          </table:table-cell>
          <table:table-cell office:value-type="time" office:time-value="PT20H59M0S" table:style-name="ce4">
            <text:p>20:59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6" table:style-name="ce1">
            <text:p>523,6</text:p>
          </table:table-cell>
          <table:table-cell office:value-type="float" office:value="2.8721397319999999" table:formula="of:=[.C418]/1000 * [.D418]*[.E418]/1000" table:style-name="ce1">
            <text:p>2,872139732</text:p>
          </table:table-cell>
          <table:table-cell table:number-columns-repeated="2" table:style-name="ce1"/>
          <table:table-cell office:value-type="float" office:value="0.1751886138650196" table:formula="of:=[.F418]-([.$J$3]*[.C418]/1000)" table:style-name="ce1">
            <text:p>0,175188614</text:p>
          </table:table-cell>
          <table:table-cell table:number-columns-repeated="16375"/>
        </table:table-row>
        <table:table-row table:style-name="ro1">
          <table:table-cell office:value-type="time" office:time-value="PT20H59M0S" table:style-name="ce4">
            <text:p>20:59:00</text:p>
          </table:table-cell>
          <table:table-cell office:value-type="time" office:time-value="PT20H59M1S" table:style-name="ce4">
            <text:p>20:59:0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9.22" table:style-name="ce1">
            <text:p>569,22</text:p>
          </table:table-cell>
          <table:table-cell office:value-type="float" office:value="3.1369031136000003" table:formula="of:=[.C419]/1000 * [.D419]*[.E419]/1000" table:style-name="ce1">
            <text:p>3,136903114</text:p>
          </table:table-cell>
          <table:table-cell table:number-columns-repeated="2" table:style-name="ce1"/>
          <table:table-cell office:value-type="float" office:value="0.42215872701361112" table:formula="of:=[.F419]-([.$J$3]*[.C419]/1000)" table:style-name="ce1">
            <text:p>0,422158727</text:p>
          </table:table-cell>
          <table:table-cell table:number-columns-repeated="16375"/>
        </table:table-row>
        <table:table-row table:style-name="ro1">
          <table:table-cell office:value-type="time" office:time-value="PT20H59M1S" table:style-name="ce4">
            <text:p>20:59:01</text:p>
          </table:table-cell>
          <table:table-cell office:value-type="time" office:time-value="PT20H59M3S" table:style-name="ce4">
            <text:p>20:59:0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3.20000000000005" table:style-name="ce1">
            <text:p>543,2</text:p>
          </table:table-cell>
          <table:table-cell office:value-type="float" office:value="2.979495456" table:formula="of:=[.C420]/1000 * [.D420]*[.E420]/1000" table:style-name="ce1">
            <text:p>2,979495456</text:p>
          </table:table-cell>
          <table:table-cell table:number-columns-repeated="2" table:style-name="ce1"/>
          <table:table-cell office:value-type="float" office:value="0.27746054687890265" table:formula="of:=[.F420]-([.$J$3]*[.C420]/1000)" table:style-name="ce1">
            <text:p>0,277460547</text:p>
          </table:table-cell>
          <table:table-cell table:number-columns-repeated="16375"/>
        </table:table-row>
        <table:table-row table:style-name="ro1">
          <table:table-cell office:value-type="time" office:time-value="PT20H59M3S" table:style-name="ce4">
            <text:p>20:59:03</text:p>
          </table:table-cell>
          <table:table-cell office:value-type="time" office:time-value="PT20H59M4S" table:style-name="ce4">
            <text:p>20:59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9" table:style-name="ce1">
            <text:p>518,9</text:p>
          </table:table-cell>
          <table:table-cell office:value-type="float" office:value="2.8436757799999999" table:formula="of:=[.C421]/1000 * [.D421]*[.E421]/1000" table:style-name="ce1">
            <text:p>2,84367578</text:p>
          </table:table-cell>
          <table:table-cell table:number-columns-repeated="2" table:style-name="ce1"/>
          <table:table-cell office:value-type="float" office:value="0.14926655735807781" table:formula="of:=[.F421]-([.$J$3]*[.C421]/1000)" table:style-name="ce1">
            <text:p>0,149266557</text:p>
          </table:table-cell>
          <table:table-cell table:number-columns-repeated="16375"/>
        </table:table-row>
        <table:table-row table:style-name="ro1">
          <table:table-cell office:value-type="time" office:time-value="PT20H59M4S" table:style-name="ce4">
            <text:p>20:59:04</text:p>
          </table:table-cell>
          <table:table-cell office:value-type="time" office:time-value="PT20H59M5S" table:style-name="ce4">
            <text:p>20:59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7.45000000000005" table:style-name="ce1">
            <text:p>527,45</text:p>
          </table:table-cell>
          <table:table-cell office:value-type="float" office:value="2.8878045735" table:formula="of:=[.C422]/1000 * [.D422]*[.E422]/1000" table:style-name="ce1">
            <text:p>2,887804574</text:p>
          </table:table-cell>
          <table:table-cell table:number-columns-repeated="2" table:style-name="ce1"/>
          <table:table-cell office:value-type="float" office:value="0.19593724635113619" table:formula="of:=[.F422]-([.$J$3]*[.C422]/1000)" table:style-name="ce1">
            <text:p>0,195937246</text:p>
          </table:table-cell>
          <table:table-cell table:number-columns-repeated="16375"/>
        </table:table-row>
        <table:table-row table:style-name="ro1">
          <table:table-cell office:value-type="time" office:time-value="PT20H59M5S" table:style-name="ce4">
            <text:p>20:59:05</text:p>
          </table:table-cell>
          <table:table-cell office:value-type="time" office:time-value="PT20H59M6S" table:style-name="ce4">
            <text:p>20:59:0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7.61" table:style-name="ce1">
            <text:p>557,61</text:p>
          </table:table-cell>
          <table:table-cell office:value-type="float" office:value="3.0642899940000001" table:formula="of:=[.C423]/1000 * [.D423]*[.E423]/1000" table:style-name="ce1">
            <text:p>3,064289994</text:p>
          </table:table-cell>
          <table:table-cell table:number-columns-repeated="2" table:style-name="ce1"/>
          <table:table-cell office:value-type="float" office:value="0.35717129389278623" table:formula="of:=[.F423]-([.$J$3]*[.C423]/1000)" table:style-name="ce1">
            <text:p>0,357171294</text:p>
          </table:table-cell>
          <table:table-cell table:number-columns-repeated="16375"/>
        </table:table-row>
        <table:table-row table:style-name="ro1">
          <table:table-cell office:value-type="time" office:time-value="PT20H59M6S" table:style-name="ce4">
            <text:p>20:59:06</text:p>
          </table:table-cell>
          <table:table-cell office:value-type="time" office:time-value="PT20H59M7S" table:style-name="ce4">
            <text:p>20:59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04" table:style-name="ce1">
            <text:p>545,04</text:p>
          </table:table-cell>
          <table:table-cell office:value-type="float" office:value="2.9897460647999998" table:formula="of:=[.C424]/1000 * [.D424]*[.E424]/1000" table:style-name="ce1">
            <text:p>2,989746065</text:p>
          </table:table-cell>
          <table:table-cell table:number-columns-repeated="2" table:style-name="ce1"/>
          <table:table-cell office:value-type="float" office:value="0.29279494666501948" table:formula="of:=[.F424]-([.$J$3]*[.C424]/1000)" table:style-name="ce1">
            <text:p>0,292794947</text:p>
          </table:table-cell>
          <table:table-cell table:number-columns-repeated="16375"/>
        </table:table-row>
        <table:table-row table:style-name="ro1">
          <table:table-cell office:value-type="time" office:time-value="PT20H59M7S" table:style-name="ce4">
            <text:p>20:59:07</text:p>
          </table:table-cell>
          <table:table-cell office:value-type="time" office:time-value="PT20H59M8S" table:style-name="ce4">
            <text:p>20:59:0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34" table:style-name="ce1">
            <text:p>514,34</text:p>
          </table:table-cell>
          <table:table-cell office:value-type="float" office:value="2.8213452057999997" table:formula="of:=[.C425]/1000 * [.D425]*[.E425]/1000" table:style-name="ce1">
            <text:p>2,821345206</text:p>
          </table:table-cell>
          <table:table-cell table:number-columns-repeated="2" table:style-name="ce1"/>
          <table:table-cell office:value-type="float" office:value="0.12439408766501936" table:formula="of:=[.F425]-([.$J$3]*[.C425]/1000)" table:style-name="ce1">
            <text:p>0,124394088</text:p>
          </table:table-cell>
          <table:table-cell table:number-columns-repeated="16375"/>
        </table:table-row>
        <table:table-row table:style-name="ro1">
          <table:table-cell office:value-type="time" office:time-value="PT20H59M8S" table:style-name="ce4">
            <text:p>20:59:08</text:p>
          </table:table-cell>
          <table:table-cell office:value-type="time" office:time-value="PT20H59M9S" table:style-name="ce4">
            <text:p>20:59:0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4.55999999999995" table:style-name="ce1">
            <text:p>534,56</text:p>
          </table:table-cell>
          <table:table-cell office:value-type="float" office:value="2.9350230623999995" table:formula="of:=[.C426]/1000 * [.D426]*[.E426]/1000" table:style-name="ce1">
            <text:p>2,935023062</text:p>
          </table:table-cell>
          <table:table-cell table:number-columns-repeated="2" table:style-name="ce1"/>
          <table:table-cell office:value-type="float" office:value="0.23553004877196049" table:formula="of:=[.F426]-([.$J$3]*[.C426]/1000)" table:style-name="ce1">
            <text:p>0,235530049</text:p>
          </table:table-cell>
          <table:table-cell table:number-columns-repeated="16375"/>
        </table:table-row>
        <table:table-row table:style-name="ro1">
          <table:table-cell office:value-type="time" office:time-value="PT20H59M9S" table:style-name="ce4">
            <text:p>20:59:09</text:p>
          </table:table-cell>
          <table:table-cell office:value-type="time" office:time-value="PT20H59M10S" table:style-name="ce4">
            <text:p>20:59:1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0.45000000000005" table:style-name="ce1">
            <text:p>550,45</text:p>
          </table:table-cell>
          <table:table-cell office:value-type="float" office:value="3.0363042180000002" table:formula="of:=[.C427]/1000 * [.D427]*[.E427]/1000" table:style-name="ce1">
            <text:p>3,036304218</text:p>
          </table:table-cell>
          <table:table-cell table:number-columns-repeated="2" table:style-name="ce1"/>
          <table:table-cell office:value-type="float" office:value="0.31901793592055272" table:formula="of:=[.F427]-([.$J$3]*[.C427]/1000)" table:style-name="ce1">
            <text:p>0,319017936</text:p>
          </table:table-cell>
          <table:table-cell table:number-columns-repeated="16375"/>
        </table:table-row>
        <table:table-row table:style-name="ro1">
          <table:table-cell office:value-type="time" office:time-value="PT20H59M10S" table:style-name="ce4">
            <text:p>20:59:10</text:p>
          </table:table-cell>
          <table:table-cell office:value-type="time" office:time-value="PT20H59M11S" table:style-name="ce4">
            <text:p>20:59:1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21" table:style-name="ce1">
            <text:p>531,21</text:p>
          </table:table-cell>
          <table:table-cell office:value-type="float" office:value="2.9083906862999998" table:formula="of:=[.C428]/1000 * [.D428]*[.E428]/1000" table:style-name="ce1">
            <text:p>2,908390686</text:p>
          </table:table-cell>
          <table:table-cell table:number-columns-repeated="2" table:style-name="ce1"/>
          <table:table-cell office:value-type="float" office:value="0.21652335915113596" table:formula="of:=[.F428]-([.$J$3]*[.C428]/1000)" table:style-name="ce1">
            <text:p>0,216523359</text:p>
          </table:table-cell>
          <table:table-cell table:number-columns-repeated="16375"/>
        </table:table-row>
        <table:table-row table:style-name="ro1">
          <table:table-cell office:value-type="time" office:time-value="PT20H59M11S" table:style-name="ce4">
            <text:p>20:59:11</text:p>
          </table:table-cell>
          <table:table-cell office:value-type="time" office:time-value="PT20H59M12S" table:style-name="ce4">
            <text:p>20:59:1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3.59" table:style-name="ce1">
            <text:p>523,59</text:p>
          </table:table-cell>
          <table:table-cell office:value-type="float" office:value="2.8666709576999998" table:formula="of:=[.C429]/1000 * [.D429]*[.E429]/1000" table:style-name="ce1">
            <text:p>2,866670958</text:p>
          </table:table-cell>
          <table:table-cell table:number-columns-repeated="2" table:style-name="ce1"/>
          <table:table-cell office:value-type="float" office:value="0.17480363055113601" table:formula="of:=[.F429]-([.$J$3]*[.C429]/1000)" table:style-name="ce1">
            <text:p>0,174803631</text:p>
          </table:table-cell>
          <table:table-cell table:number-columns-repeated="16375"/>
        </table:table-row>
        <table:table-row table:style-name="ro1">
          <table:table-cell office:value-type="time" office:time-value="PT20H59M12S" table:style-name="ce4">
            <text:p>20:59:12</text:p>
          </table:table-cell>
          <table:table-cell office:value-type="time" office:time-value="PT20H59M13S" table:style-name="ce4">
            <text:p>20:59:1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74" table:style-name="ce1">
            <text:p>537,74</text:p>
          </table:table-cell>
          <table:table-cell office:value-type="float" office:value="2.9691636744000003" table:formula="of:=[.C430]/1000 * [.D430]*[.E430]/1000" table:style-name="ce1">
            <text:p>2,969163674</text:p>
          </table:table-cell>
          <table:table-cell table:number-columns-repeated="2" table:style-name="ce1"/>
          <table:table-cell office:value-type="float" office:value="0.25441928781361112" table:formula="of:=[.F430]-([.$J$3]*[.C430]/1000)" table:style-name="ce1">
            <text:p>0,254419288</text:p>
          </table:table-cell>
          <table:table-cell table:number-columns-repeated="16375"/>
        </table:table-row>
        <table:table-row table:style-name="ro1">
          <table:table-cell office:value-type="time" office:time-value="PT20H59M13S" table:style-name="ce4">
            <text:p>20:59:13</text:p>
          </table:table-cell>
          <table:table-cell office:value-type="time" office:time-value="PT20H59M14S" table:style-name="ce4">
            <text:p>20:59:1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33000000000004" table:style-name="ce1">
            <text:p>528,33</text:p>
          </table:table-cell>
          <table:table-cell office:value-type="float" office:value="2.8953540660000003" table:formula="of:=[.C431]/1000 * [.D431]*[.E431]/1000" table:style-name="ce1">
            <text:p>2,895354066</text:p>
          </table:table-cell>
          <table:table-cell table:number-columns-repeated="2" table:style-name="ce1"/>
          <table:table-cell office:value-type="float" office:value="0.20094484335807827" table:formula="of:=[.F431]-([.$J$3]*[.C431]/1000)" table:style-name="ce1">
            <text:p>0,200944843</text:p>
          </table:table-cell>
          <table:table-cell table:number-columns-repeated="16375"/>
        </table:table-row>
        <table:table-row table:style-name="ro1">
          <table:table-cell office:value-type="time" office:time-value="PT20H59M14S" table:style-name="ce4">
            <text:p>20:59:14</text:p>
          </table:table-cell>
          <table:table-cell office:value-type="time" office:time-value="PT20H59M16S" table:style-name="ce4">
            <text:p>20:59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19000000000005" table:style-name="ce1">
            <text:p>521,19</text:p>
          </table:table-cell>
          <table:table-cell office:value-type="float" office:value="2.8589199903000004" table:formula="of:=[.C432]/1000 * [.D432]*[.E432]/1000" table:style-name="ce1">
            <text:p>2,85891999</text:p>
          </table:table-cell>
          <table:table-cell table:number-columns-repeated="2" table:style-name="ce1"/>
          <table:table-cell office:value-type="float" office:value="0.16196887216502009" table:formula="of:=[.F432]-([.$J$3]*[.C432]/1000)" table:style-name="ce1">
            <text:p>0,161968872</text:p>
          </table:table-cell>
          <table:table-cell table:number-columns-repeated="16375"/>
        </table:table-row>
        <table:table-row table:style-name="ro1">
          <table:table-cell office:value-type="time" office:time-value="PT20H59M16S" table:style-name="ce4">
            <text:p>20:59:16</text:p>
          </table:table-cell>
          <table:table-cell office:value-type="time" office:time-value="PT20H59M17S" table:style-name="ce4">
            <text:p>20:59:1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1.17999999999995" table:style-name="ce1">
            <text:p>531,18</text:p>
          </table:table-cell>
          <table:table-cell office:value-type="float" office:value="2.9301960401999994" table:formula="of:=[.C433]/1000 * [.D433]*[.E433]/1000" table:style-name="ce1">
            <text:p>2,93019604</text:p>
          </table:table-cell>
          <table:table-cell table:number-columns-repeated="2" table:style-name="ce1"/>
          <table:table-cell office:value-type="float" office:value="0.21799354910666846" table:formula="of:=[.F433]-([.$J$3]*[.C433]/1000)" table:style-name="ce1">
            <text:p>0,217993549</text:p>
          </table:table-cell>
          <table:table-cell table:number-columns-repeated="16375"/>
        </table:table-row>
        <table:table-row table:style-name="ro1">
          <table:table-cell office:value-type="time" office:time-value="PT20H59M17S" table:style-name="ce4">
            <text:p>20:59:17</text:p>
          </table:table-cell>
          <table:table-cell office:value-type="time" office:time-value="PT20H59M18S" table:style-name="ce4">
            <text:p>20:59:1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38" table:style-name="ce1">
            <text:p>536,38</text:p>
          </table:table-cell>
          <table:table-cell office:value-type="float" office:value="2.9422427605999997" table:formula="of:=[.C434]/1000 * [.D434]*[.E434]/1000" table:style-name="ce1">
            <text:p>2,942242761</text:p>
          </table:table-cell>
          <table:table-cell table:number-columns-repeated="2" table:style-name="ce1"/>
          <table:table-cell office:value-type="float" office:value="0.24529164246501933" table:formula="of:=[.F434]-([.$J$3]*[.C434]/1000)" table:style-name="ce1">
            <text:p>0,245291642</text:p>
          </table:table-cell>
          <table:table-cell table:number-columns-repeated="16375"/>
        </table:table-row>
        <table:table-row table:style-name="ro1">
          <table:table-cell office:value-type="time" office:time-value="PT20H59M18S" table:style-name="ce4">
            <text:p>20:59:18</text:p>
          </table:table-cell>
          <table:table-cell office:value-type="time" office:time-value="PT20H59M19S" table:style-name="ce4">
            <text:p>20:59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80999999999995" table:style-name="ce1">
            <text:p>534,81</text:p>
          </table:table-cell>
          <table:table-cell office:value-type="float" office:value="2.9308657619999998" table:formula="of:=[.C435]/1000 * [.D435]*[.E435]/1000" table:style-name="ce1">
            <text:p>2,930865762</text:p>
          </table:table-cell>
          <table:table-cell table:number-columns-repeated="2" table:style-name="ce1"/>
          <table:table-cell office:value-type="float" office:value="0.23645653935807776" table:formula="of:=[.F435]-([.$J$3]*[.C435]/1000)" table:style-name="ce1">
            <text:p>0,236456539</text:p>
          </table:table-cell>
          <table:table-cell table:number-columns-repeated="16375"/>
        </table:table-row>
        <table:table-row table:style-name="ro1">
          <table:table-cell office:value-type="time" office:time-value="PT20H59M19S" table:style-name="ce4">
            <text:p>20:59:19</text:p>
          </table:table-cell>
          <table:table-cell office:value-type="time" office:time-value="PT20H59M20S" table:style-name="ce4">
            <text:p>20:59:20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24.04999999999995" table:style-name="ce1">
            <text:p>524,05</text:p>
          </table:table-cell>
          <table:table-cell office:value-type="float" office:value="2.9071202104999991" table:formula="of:=[.C436]/1000 * [.D436]*[.E436]/1000" table:style-name="ce1">
            <text:p>2,907120211</text:p>
          </table:table-cell>
          <table:table-cell table:number-columns-repeated="2" table:style-name="ce1"/>
          <table:table-cell office:value-type="float" office:value="0.17966634644831769" table:formula="of:=[.F436]-([.$J$3]*[.C436]/1000)" table:style-name="ce1">
            <text:p>0,179666346</text:p>
          </table:table-cell>
          <table:table-cell table:number-columns-repeated="16375"/>
        </table:table-row>
        <table:table-row table:style-name="ro1">
          <table:table-cell office:value-type="time" office:time-value="PT20H59M20S" table:style-name="ce4">
            <text:p>20:59:20</text:p>
          </table:table-cell>
          <table:table-cell office:value-type="time" office:time-value="PT20H59M21S" table:style-name="ce4">
            <text:p>20:59:2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6.91" table:style-name="ce1">
            <text:p>526,91</text:p>
          </table:table-cell>
          <table:table-cell office:value-type="float" office:value="2.8848480572999997" table:formula="of:=[.C437]/1000 * [.D437]*[.E437]/1000" table:style-name="ce1">
            <text:p>2,884848057</text:p>
          </table:table-cell>
          <table:table-cell table:number-columns-repeated="2" table:style-name="ce1"/>
          <table:table-cell office:value-type="float" office:value="0.19298073015113593" table:formula="of:=[.F437]-([.$J$3]*[.C437]/1000)" table:style-name="ce1">
            <text:p>0,19298073</text:p>
          </table:table-cell>
          <table:table-cell table:number-columns-repeated="16375"/>
        </table:table-row>
        <table:table-row table:style-name="ro1">
          <table:table-cell office:value-type="time" office:time-value="PT20H59M21S" table:style-name="ce4">
            <text:p>20:59:21</text:p>
          </table:table-cell>
          <table:table-cell office:value-type="time" office:time-value="PT20H59M22S" table:style-name="ce4">
            <text:p>20:59:2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3.73" table:style-name="ce1">
            <text:p>563,73</text:p>
          </table:table-cell>
          <table:table-cell office:value-type="float" office:value="3.1008306888000003" table:formula="of:=[.C438]/1000 * [.D438]*[.E438]/1000" table:style-name="ce1">
            <text:p>3,100830689</text:p>
          </table:table-cell>
          <table:table-cell table:number-columns-repeated="2" table:style-name="ce1"/>
          <table:table-cell office:value-type="float" office:value="0.39117009319972773" table:formula="of:=[.F438]-([.$J$3]*[.C438]/1000)" table:style-name="ce1">
            <text:p>0,391170093</text:p>
          </table:table-cell>
          <table:table-cell table:number-columns-repeated="16375"/>
        </table:table-row>
        <table:table-row table:style-name="ro1">
          <table:table-cell office:value-type="time" office:time-value="PT20H59M22S" table:style-name="ce4">
            <text:p>20:59:22</text:p>
          </table:table-cell>
          <table:table-cell office:value-type="time" office:time-value="PT20H59M23S" table:style-name="ce4">
            <text:p>20:59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9" table:style-name="ce1">
            <text:p>542,9</text:p>
          </table:table-cell>
          <table:table-cell office:value-type="float" office:value="2.9752005799999997" table:formula="of:=[.C439]/1000 * [.D439]*[.E439]/1000" table:style-name="ce1">
            <text:p>2,97520058</text:p>
          </table:table-cell>
          <table:table-cell table:number-columns-repeated="2" table:style-name="ce1"/>
          <table:table-cell office:value-type="float" office:value="0.28079135735807759" table:formula="of:=[.F439]-([.$J$3]*[.C439]/1000)" table:style-name="ce1">
            <text:p>0,280791357</text:p>
          </table:table-cell>
          <table:table-cell table:number-columns-repeated="16375"/>
        </table:table-row>
        <table:table-row table:style-name="ro1">
          <table:table-cell office:value-type="time" office:time-value="PT20H59M23S" table:style-name="ce4">
            <text:p>20:59:23</text:p>
          </table:table-cell>
          <table:table-cell office:value-type="time" office:time-value="PT20H59M24S" table:style-name="ce4">
            <text:p>20:59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5.15" table:style-name="ce1">
            <text:p>545,15</text:p>
          </table:table-cell>
          <table:table-cell office:value-type="float" office:value="2.9875310299999995" table:formula="of:=[.C440]/1000 * [.D440]*[.E440]/1000" table:style-name="ce1">
            <text:p>2,98753103</text:p>
          </table:table-cell>
          <table:table-cell table:number-columns-repeated="2" table:style-name="ce1"/>
          <table:table-cell office:value-type="float" office:value="0.29312180735807747" table:formula="of:=[.F440]-([.$J$3]*[.C440]/1000)" table:style-name="ce1">
            <text:p>0,293121807</text:p>
          </table:table-cell>
          <table:table-cell table:number-columns-repeated="16375"/>
        </table:table-row>
        <table:table-row table:style-name="ro1">
          <table:table-cell office:value-type="time" office:time-value="PT20H59M24S" table:style-name="ce4">
            <text:p>20:59:24</text:p>
          </table:table-cell>
          <table:table-cell office:value-type="time" office:time-value="PT20H59M25S" table:style-name="ce4">
            <text:p>20:59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2.70000000000005" table:style-name="ce1">
            <text:p>542,7</text:p>
          </table:table-cell>
          <table:table-cell office:value-type="float" office:value="2.976910299" table:formula="of:=[.C441]/1000 * [.D441]*[.E441]/1000" table:style-name="ce1">
            <text:p>2,976910299</text:p>
          </table:table-cell>
          <table:table-cell table:number-columns-repeated="2" table:style-name="ce1"/>
          <table:table-cell office:value-type="float" office:value="0.2799591808650197" table:formula="of:=[.F441]-([.$J$3]*[.C441]/1000)" table:style-name="ce1">
            <text:p>0,279959181</text:p>
          </table:table-cell>
          <table:table-cell table:number-columns-repeated="16375"/>
        </table:table-row>
        <table:table-row table:style-name="ro1">
          <table:table-cell office:value-type="time" office:time-value="PT20H59M25S" table:style-name="ce4">
            <text:p>20:59:25</text:p>
          </table:table-cell>
          <table:table-cell office:value-type="time" office:time-value="PT20H59M26S" table:style-name="ce4">
            <text:p>20:59:2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7.66" table:style-name="ce1">
            <text:p>557,66</text:p>
          </table:table-cell>
          <table:table-cell office:value-type="float" office:value="3.0674422896000002" table:formula="of:=[.C442]/1000 * [.D442]*[.E442]/1000" table:style-name="ce1">
            <text:p>3,06744229</text:p>
          </table:table-cell>
          <table:table-cell table:number-columns-repeated="2" table:style-name="ce1"/>
          <table:table-cell office:value-type="float" office:value="0.35778169399972759" table:formula="of:=[.F442]-([.$J$3]*[.C442]/1000)" table:style-name="ce1">
            <text:p>0,357781694</text:p>
          </table:table-cell>
          <table:table-cell table:number-columns-repeated="16375"/>
        </table:table-row>
        <table:table-row table:style-name="ro1">
          <table:table-cell office:value-type="time" office:time-value="PT20H59M26S" table:style-name="ce4">
            <text:p>20:59:26</text:p>
          </table:table-cell>
          <table:table-cell office:value-type="time" office:time-value="PT20H59M28S" table:style-name="ce4">
            <text:p>20:59:28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9.4" table:style-name="ce1">
            <text:p>519,4</text:p>
          </table:table-cell>
          <table:table-cell office:value-type="float" office:value="2.8596709680000001" table:formula="of:=[.C443]/1000 * [.D443]*[.E443]/1000" table:style-name="ce1">
            <text:p>2,859670968</text:p>
          </table:table-cell>
          <table:table-cell table:number-columns-repeated="2" table:style-name="ce1"/>
          <table:table-cell office:value-type="float" office:value="0.1474684769066692" table:formula="of:=[.F443]-([.$J$3]*[.C443]/1000)" table:style-name="ce1">
            <text:p>0,147468477</text:p>
          </table:table-cell>
          <table:table-cell table:number-columns-repeated="16375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564.37576272579997" table:formula="of:=SUM([.F253:.F443])" table:style-name="ce3">
            <text:p>564,3757627</text:p>
          </table:table-cell>
          <table:table-cell table:style-name="ce3"/>
          <table:table-cell office:value-type="string" table:style-name="ce3">
            <text:p>Total energy without SO</text:p>
          </table:table-cell>
          <table:table-cell office:value-type="float" office:value="48.29217887465655" table:formula="of:=SUM([.I253:.I443])" table:style-name="ce3">
            <text:p>48,29217887</text:p>
          </table:table-cell>
          <table:table-cell table:number-columns-repeated="16375" table:style-name="ce3"/>
        </table:table-row>
        <table:table-row table:number-rows-repeated="10481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1:49:17Z</meta:creation-date>
    <dc:date>2024-04-30T11:05:10Z</dc:date>
    <meta:editing-cycles>3</meta:editing-cycles>
    <meta:editing-duration>PT488S</meta:editing-duration>
  </office:meta>
</office:document-meta>
</file>